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automatic-styles>
    <style:style style:name="ce1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0">
      <style:table-cell-properties fo:border="thin solid #FFFFFF" style:vertical-align="middle" fo:background-color="#424242" style:repeat-content="false"/>
      <style:paragraph-properties fo:text-align="center"/>
      <style:text-properties fo:color="#FFFFFF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36">
      <style:table-cell-properties fo:border="thin solid #000000" style:vertical-align="automatic" fo:background-color="#FFFFFF" style:repeat-content="false"/>
      <style:paragraph-properties fo:text-align="end" fo:margin-right="0cm"/>
      <style:text-properties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7">
      <style:table-cell-properties fo:border="thin solid #000000" style:vertical-align="automatic" fo:background-color="#C0C0C0" style:repeat-content="false"/>
      <style:paragraph-properties fo:text-align="center"/>
      <style:text-properties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9pt" style:font-size-asian="9pt" style:font-size-complex="9pt"/>
    </style:style>
    <style:style style:name="ce8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Univers" style:font-name-asian="Univers" style:font-name-complex="Univers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transparent"/>
      <style:text-properties fo:color="#0000FF" style:font-name="Univers" style:font-name-asian="Univers" style:font-name-complex="Univers" fo:font-size="11pt" style:font-size-asian="11pt" style:font-size-complex="11pt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666699" style:repeat-content="false"/>
      <style:paragraph-properties fo:text-align="center"/>
      <style:text-properties fo:color="#FFFFFF" style:font-name="Univers" style:font-name-asian="Univers" style:font-name-complex="Univers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font-name="Univers" style:font-name-asian="Univers" style:font-name-complex="Univers" fo:font-size="7pt" style:font-size-asian="7pt" style:font-size-complex="7pt"/>
    </style:style>
    <style:style style:name="ce17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thin solid #FFFFFF" fo:border-left="2pt solid #000000" fo:border-right="none" style:vertical-align="middle" fo:background-color="#666699" style:repeat-content="false"/>
      <style:paragraph-properties fo:text-align="center"/>
      <style:text-properties fo:color="#FFFFFF" style:font-name="Univers" style:font-name-asian="Univers" style:font-name-complex="Univers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2.4631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8166666666667cm"/>
    </style:style>
    <style:style style:name="co4" style:family="table-column">
      <style:table-column-properties fo:break-before="auto" style:column-width="4.65666666666667cm"/>
    </style:style>
    <style:style style:name="co5" style:family="table-column">
      <style:table-column-properties fo:break-before="auto" style:column-width="3.59833333333333cm"/>
    </style:style>
    <style:style style:name="co6" style:family="table-column">
      <style:table-column-properties fo:break-before="auto" style:column-width="6.69395833333333cm"/>
    </style:style>
    <style:style style:name="co7" style:family="table-column">
      <style:table-column-properties fo:break-before="auto" style:column-width="4.445cm"/>
    </style:style>
    <style:style style:name="co8" style:family="table-column">
      <style:table-column-properties fo:break-before="auto" style:column-width="4.84187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3.04270833333333cm"/>
    </style:style>
    <style:style style:name="co11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4pt" style:use-optimal-row-height="false" fo:break-before="auto"/>
    </style:style>
    <style:style style:name="ro4" style:family="table-row">
      <style:table-row-properties style:row-height="23.1pt" style:use-optimal-row-height="false" fo:break-before="auto"/>
    </style:style>
    <style:style style:name="ro5" style:family="table-row">
      <style:table-row-properties style:row-height="18.95pt" style:use-optimal-row-height="false" fo:break-before="auto"/>
    </style:style>
    <style:style style:name="ro6" style:family="table-row">
      <style:table-row-properties style:row-height="9pt" style:use-optimal-row-height="false" fo:break-before="auto"/>
    </style:style>
    <style:style style:name="ro7" style:family="table-row">
      <style:table-row-properties style:row-height="18.75pt" style:use-optimal-row-height="false" fo:break-before="auto"/>
    </style:style>
    <style:style style:name="ro8" style:family="table-row">
      <style:table-row-properties style:row-height="23.25pt" style:use-optimal-row-height="false" fo:break-before="auto"/>
    </style:style>
    <style:style style:name="ro9" style:family="table-row">
      <style:table-row-properties style:row-height="24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umário" table:style-name="ta1">
        <table:table-column table:style-name="co1" table:default-cell-style-name="ce8"/>
        <table:table-column table:style-name="co2" table:number-columns-repeated="16383" table:default-cell-style-name="ce1"/>
        <table:table-row table:style-name="ro1">
          <table:table-cell office:value-type="string" table:style-name="ce10">
            <text:p>Sumário</text:p>
          </table:table-cell>
          <table:table-cell table:number-columns-repeated="5" table:style-name="ce11"/>
          <table:table-cell table:number-columns-repeated="16378" table:style-name="ce8"/>
        </table:table-row>
        <table:table-row table:style-name="ro1">
          <table:table-cell office:value-type="string" table:style-name="ce9">
            <text:p>Tabela 31 - Conta de produção por atividade econômica - Goiás - 2002-2018</text:p>
          </table:table-cell>
          <table:table-cell table:number-columns-repeated="16383" table:style-name="ce8"/>
        </table:table-row>
        <table:table-row table:style-name="ro2">
          <table:table-cell table:style-name="ce8"/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1.1'.A1">Tabela 31.1 Total das Atividades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1.2'.A1">Tabela 31.2 Agropecuária</text:a></text:p>
          </table:table-cell>
          <table:table-cell table:number-columns-repeated="16383" table:style-name="ce7"/>
        </table:table-row>
        <table:table-row table:style-name="ro1">
          <table:table-cell office:value-type="string" table:style-name="ce12">
            <text:p><text:a xlink:href="#'Tabela31.3'.A1">Tabela 31.3 Indústrias extrativ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4'.A1">Tabela 31.4 Indústrias de Transform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5'.A1">Tabela 31.5 Eletricidade e gás, água, esgoto, atividades de gestão de resíduos e descontamin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6'.A1">Tabela 31.6 Constru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7'.A1">Tabela 31.7 Comércio e reparação de veículos automotores e motociclet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8'.A1">Tabela 31.8 Transporte, armazenagem e correi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9'.A1">Tabela 31.9 Alojamento e aliment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10'.A1">Tabela 31.10 Informação e comunicação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11'.A1">Tabela 31.11 Atividades financeiras, de seguros e serviços relacionado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12'.A1">Tabela 31.12 Atividades Imobiliária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13'.A1">Tabela 31.13 Atividades profissionais, científicas e técnicas, administrativas e serviços complementares</text:a>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2">
            <text:p><text:a xlink:href="#'Tabela31.14'.A1">Tabela 31.14 Administração, defesa, educação e saúde públicas e seguridade social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31.15'.A1">Tabela 31.15 Educação e saúde privadas</text:a></text:p>
          </table:table-cell>
          <table:table-cell table:number-columns-repeated="16383"/>
        </table:table-row>
        <table:table-row table:style-name="ro1">
          <table:table-cell office:value-type="string" table:style-name="ce12">
            <text:p><text:a xlink:href="#'Tabela31.16'.A1">Tabela 31.16 Outras atividades de serviços</text:a></text:p>
          </table:table-cell>
          <table:table-cell table:number-columns-repeated="16383"/>
        </table:table-row>
        <table:table-row table:number-rows-repeated="3" table:style-name="ro1">
          <table:table-cell table:style-name="ce12"/>
          <table:table-cell table:number-columns-repeated="16383"/>
        </table:table-row>
        <table:table-row table:number-rows-repeated="1048554" table:style-name="ro1">
          <table:table-cell table:number-columns-repeated="16384"/>
        </table:table-row>
      </table:table>
      <table:table table:name="Tabela31_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2" table:number-columns-repeated="16378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4409.456786471201" table:style-name="ce5">
            <text:p><text:s/>64,40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64409.456786471201" table:style-name="ce5">
            <text:p><text:s/>64,409<text:s/></text:p>
          </table:table-cell>
          <table:table-cell office:value-type="float" office:value="1.0416530417604455" table:style-name="ce6">
            <text:p>1.042</text:p>
          </table:table-cell>
          <table:table-cell office:value-type="float" office:value="67092.306579765689" table:style-name="ce5">
            <text:p><text:s/>67,092<text:s/></text:p>
          </table:table-cell>
          <table:table-cell office:value-type="float" office:value="1.2046515570909317" table:style-name="ce6">
            <text:p>1.205</text:p>
          </table:table-cell>
          <table:table-cell office:value-type="float" office:value="80822.851590136896" table:style-name="ce5">
            <text:p><text:s/>80,8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0822.851590136896" table:style-name="ce5">
            <text:p><text:s/>80,823<text:s/></text:p>
          </table:table-cell>
          <table:table-cell office:value-type="float" office:value="1.0658896948309675" table:style-name="ce6">
            <text:p>1.066</text:p>
          </table:table-cell>
          <table:table-cell office:value-type="float" office:value="86148.244616779601" table:style-name="ce5">
            <text:p><text:s/>86,148<text:s/></text:p>
          </table:table-cell>
          <table:table-cell office:value-type="float" office:value="1.0698870101166498" table:style-name="ce6">
            <text:p>1.070</text:p>
          </table:table-cell>
          <table:table-cell office:value-type="float" office:value="92168.887859844108" table:style-name="ce5">
            <text:p><text:s/>92,16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2168.887859844108" table:style-name="ce5">
            <text:p><text:s/>92,169<text:s/></text:p>
          </table:table-cell>
          <table:table-cell office:value-type="float" office:value="1.0294716258672691" table:style-name="ce6">
            <text:p>1.029</text:p>
          </table:table-cell>
          <table:table-cell office:value-type="float" office:value="94885.254839451707" table:style-name="ce5">
            <text:p><text:s/>94,885<text:s/></text:p>
          </table:table-cell>
          <table:table-cell office:value-type="float" office:value="1.0362498406554828" table:style-name="ce6">
            <text:p>1.036</text:p>
          </table:table-cell>
          <table:table-cell office:value-type="float" office:value="98324.830207936713" table:style-name="ce5">
            <text:p><text:s/>98,325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8324.830207936713" table:style-name="ce5">
            <text:p><text:s/>98,325<text:s/></text:p>
          </table:table-cell>
          <table:table-cell office:value-type="float" office:value="1.0292605079732522" table:style-name="ce6">
            <text:p>1.029</text:p>
          </table:table-cell>
          <table:table-cell office:value-type="float" office:value="101201.8646862047" table:style-name="ce5">
            <text:p><text:s/>101,202<text:s/></text:p>
          </table:table-cell>
          <table:table-cell office:value-type="float" office:value="1.0867418907681179" table:style-name="ce6">
            <text:p>1.087</text:p>
          </table:table-cell>
          <table:table-cell office:value-type="float" office:value="109980.30577834531" table:style-name="ce5">
            <text:p><text:s/>109,9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9980.30577834531" table:style-name="ce5">
            <text:p><text:s/>109,980<text:s/></text:p>
          </table:table-cell>
          <table:table-cell office:value-type="float" office:value="1.0541441474164119" table:style-name="ce6">
            <text:p>1.054</text:p>
          </table:table-cell>
          <table:table-cell office:value-type="float" office:value="115935.0956673101" table:style-name="ce5">
            <text:p><text:s/>115,935<text:s/></text:p>
          </table:table-cell>
          <table:table-cell office:value-type="float" office:value="1.100913393228498" table:style-name="ce6">
            <text:p>1.101</text:p>
          </table:table-cell>
          <table:table-cell office:value-type="float" office:value="127634.4995653689" table:style-name="ce5">
            <text:p><text:s/>127,63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7634.4995653689" table:style-name="ce5">
            <text:p><text:s/>127,634<text:s/></text:p>
          </table:table-cell>
          <table:table-cell office:value-type="float" office:value="1.0689438061470364" table:style-name="ce6">
            <text:p>1.069</text:p>
          </table:table-cell>
          <table:table-cell office:value-type="float" office:value="136434.1077610777" table:style-name="ce5">
            <text:p><text:s/>136,434<text:s/></text:p>
          </table:table-cell>
          <table:table-cell office:value-type="float" office:value="1.1161768099193556" table:style-name="ce6">
            <text:p>1.116</text:p>
          </table:table-cell>
          <table:table-cell office:value-type="float" office:value="152284.58716495332" table:style-name="ce5">
            <text:p><text:s/>152,28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2284.58716495332" table:style-name="ce5">
            <text:p><text:s/>152,285<text:s/></text:p>
          </table:table-cell>
          <table:table-cell office:value-type="float" office:value="0.99339488754069394" table:style-name="ce6">
            <text:p>0.993</text:p>
          </table:table-cell>
          <table:table-cell office:value-type="float" office:value="151278.73034090979" table:style-name="ce5">
            <text:p><text:s/>151,279<text:s/></text:p>
          </table:table-cell>
          <table:table-cell office:value-type="float" office:value="1.0604876801737908" table:style-name="ce6">
            <text:p>1.060</text:p>
          </table:table-cell>
          <table:table-cell office:value-type="float" office:value="160429.22979886789" table:style-name="ce5">
            <text:p><text:s/>160,4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0429.22979886789" table:style-name="ce5">
            <text:p><text:s/>160,429<text:s/></text:p>
          </table:table-cell>
          <table:table-cell office:value-type="float" office:value="1.0934268184054716" table:style-name="ce6">
            <text:p>1.093</text:p>
          </table:table-cell>
          <table:table-cell office:value-type="float" office:value="175417.6223182164" table:style-name="ce5">
            <text:p><text:s/>175,418<text:s/></text:p>
          </table:table-cell>
          <table:table-cell office:value-type="float" office:value="1.0241390136030284" table:style-name="ce6">
            <text:p>1.024</text:p>
          </table:table-cell>
          <table:table-cell office:value-type="float" office:value="179652.03068956675" table:style-name="ce5">
            <text:p><text:s/>179,65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9652.03068956675" table:style-name="ce5">
            <text:p><text:s/>179,652<text:s/></text:p>
          </table:table-cell>
          <table:table-cell office:value-type="float" office:value="1.0586693004526788" table:style-name="ce6">
            <text:p>1.059</text:p>
          </table:table-cell>
          <table:table-cell office:value-type="float" office:value="190192.08965502682" table:style-name="ce5">
            <text:p><text:s/>190,192<text:s/></text:p>
          </table:table-cell>
          <table:table-cell office:value-type="float" office:value="1.0831807956118007" table:style-name="ce6">
            <text:p>1.083</text:p>
          </table:table-cell>
          <table:table-cell office:value-type="float" office:value="206012.41899160287" table:style-name="ce5">
            <text:p><text:s/>206,01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06012.41899160287" table:style-name="ce5">
            <text:p><text:s/>206,012<text:s/></text:p>
          </table:table-cell>
          <table:table-cell office:value-type="float" office:value="1.038346072522172" table:style-name="ce6">
            <text:p>1.038</text:p>
          </table:table-cell>
          <table:table-cell office:value-type="float" office:value="213912.18615072299" table:style-name="ce5">
            <text:p><text:s/>213,912<text:s/></text:p>
          </table:table-cell>
          <table:table-cell office:value-type="float" office:value="1.1116024674476168" table:style-name="ce6">
            <text:p>1.112</text:p>
          </table:table-cell>
          <table:table-cell office:value-type="float" office:value="237785.31394225761" table:style-name="ce5">
            <text:p><text:s/>237,78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37785.31394225761" table:style-name="ce5">
            <text:p><text:s/>237,785<text:s/></text:p>
          </table:table-cell>
          <table:table-cell office:value-type="float" office:value="1.0351801507130789" table:style-name="ce6">
            <text:p>1.035</text:p>
          </table:table-cell>
          <table:table-cell office:value-type="float" office:value="246150.637124103" table:style-name="ce5">
            <text:p><text:s/>246,151<text:s/></text:p>
          </table:table-cell>
          <table:table-cell office:value-type="float" office:value="1.0683123940154668" table:style-name="ce6">
            <text:p>1.068</text:p>
          </table:table-cell>
          <table:table-cell office:value-type="float" office:value="262965.77643448289" table:style-name="ce5">
            <text:p><text:s/>262,96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62965.77643448289" table:style-name="ce5">
            <text:p><text:s/>262,966<text:s/></text:p>
          </table:table-cell>
          <table:table-cell office:value-type="float" office:value="1.0351068751750365" table:style-name="ce6">
            <text:p>1.035</text:p>
          </table:table-cell>
          <table:table-cell office:value-type="float" office:value="272197.68312307488" table:style-name="ce5">
            <text:p><text:s/>272,198<text:s/></text:p>
          </table:table-cell>
          <table:table-cell office:value-type="float" office:value="1.0850078856026297" table:style-name="ce6">
            <text:p>1.085</text:p>
          </table:table-cell>
          <table:table-cell office:value-type="float" office:value="295336.63263130205" table:style-name="ce5">
            <text:p><text:s/>295,33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95336.63263130205" table:style-name="ce5">
            <text:p><text:s/>295,337<text:s/></text:p>
          </table:table-cell>
          <table:table-cell office:value-type="float" office:value="0.96771192716490173" table:style-name="ce6">
            <text:p>0.968</text:p>
          </table:table-cell>
          <table:table-cell office:value-type="float" office:value="285800.78192602989" table:style-name="ce5">
            <text:p><text:s/>285,801<text:s/></text:p>
          </table:table-cell>
          <table:table-cell office:value-type="float" office:value="1.1010961572592373" table:style-name="ce6">
            <text:p>1.101</text:p>
          </table:table-cell>
          <table:table-cell office:value-type="float" office:value="314694.14272043685" table:style-name="ce5">
            <text:p><text:s/>314,6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14694.14272043685" table:style-name="ce5">
            <text:p><text:s/>314,694<text:s/></text:p>
          </table:table-cell>
          <table:table-cell office:value-type="float" office:value="0.96424687430554412" table:style-name="ce6">
            <text:p>0.964</text:p>
          </table:table-cell>
          <table:table-cell office:value-type="float" office:value="303442.84348044405" table:style-name="ce5">
            <text:p><text:s/>303,443<text:s/></text:p>
          </table:table-cell>
          <table:table-cell office:value-type="float" office:value="1.0818965171974808" table:style-name="ce6">
            <text:p>1.082</text:p>
          </table:table-cell>
          <table:table-cell office:value-type="float" office:value="328293.75552999269" table:style-name="ce5">
            <text:p><text:s/>328,2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28293.75552999269" table:style-name="ce5">
            <text:p><text:s/>328,294<text:s/></text:p>
          </table:table-cell>
          <table:table-cell office:value-type="float" office:value="1.0230724760781962" table:style-name="ce6">
            <text:p>1.023</text:p>
          </table:table-cell>
          <table:table-cell office:value-type="float" office:value="335868.30535107962" table:style-name="ce5">
            <text:p><text:s/>335,868<text:s/></text:p>
          </table:table-cell>
          <table:table-cell office:value-type="float" office:value="1.0248117380631434" table:style-name="ce6">
            <text:p>1.025</text:p>
          </table:table-cell>
          <table:table-cell office:value-type="float" office:value="344201.78176716249" table:style-name="ce5">
            <text:p><text:s/>344,20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44201.78176716249" table:style-name="ce5">
            <text:p><text:s/>344,202<text:s/></text:p>
          </table:table-cell>
          <table:table-cell office:value-type="float" office:value="1.008988501040075" table:style-name="ce6">
            <text:p>1.009</text:p>
          </table:table-cell>
          <table:table-cell office:value-type="float" office:value="347295.63984057226" table:style-name="ce5">
            <text:p><text:s/>347,296<text:s/></text:p>
          </table:table-cell>
          <table:table-cell office:value-type="float" office:value="1.0404343141194698" table:style-name="ce6">
            <text:p>1.040</text:p>
          </table:table-cell>
          <table:table-cell office:value-type="float" office:value="361338.30083420826" table:style-name="ce5">
            <text:p><text:s/>361,33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264.33691707889" table:style-name="ce5">
            <text:p><text:s/>30,26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0264.33691707889" table:style-name="ce5">
            <text:p><text:s/>30,264<text:s/></text:p>
          </table:table-cell>
          <table:table-cell office:value-type="float" office:value="1.035775793570042" table:style-name="ce6">
            <text:p>1.036</text:p>
          </table:table-cell>
          <table:table-cell office:value-type="float" office:value="31347.067587158508" table:style-name="ce5">
            <text:p><text:s/>31,347<text:s/></text:p>
          </table:table-cell>
          <table:table-cell office:value-type="float" office:value="1.300472826979346" table:style-name="ce6">
            <text:p>1.300</text:p>
          </table:table-cell>
          <table:table-cell office:value-type="float" office:value="40766.009602584651" table:style-name="ce5">
            <text:p><text:s/>40,76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0766.009602584651" table:style-name="ce5">
            <text:p><text:s/>40,766<text:s/></text:p>
          </table:table-cell>
          <table:table-cell office:value-type="float" office:value="1.0658699486356911" table:style-name="ce6">
            <text:p>1.066</text:p>
          </table:table-cell>
          <table:table-cell office:value-type="float" office:value="43451.264561188989" table:style-name="ce5">
            <text:p><text:s/>43,451<text:s/></text:p>
          </table:table-cell>
          <table:table-cell office:value-type="float" office:value="1.0732530101775828" table:style-name="ce6">
            <text:p>1.073</text:p>
          </table:table-cell>
          <table:table-cell office:value-type="float" office:value="46634.200486318601" table:style-name="ce5">
            <text:p><text:s/>46,6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6634.200486318601" table:style-name="ce5">
            <text:p><text:s/>46,634<text:s/></text:p>
          </table:table-cell>
          <table:table-cell office:value-type="float" office:value="1.0262705421862122" table:style-name="ce6">
            <text:p>1.026</text:p>
          </table:table-cell>
          <table:table-cell office:value-type="float" office:value="47859.306217514721" table:style-name="ce5">
            <text:p><text:s/>47,859<text:s/></text:p>
          </table:table-cell>
          <table:table-cell office:value-type="float" office:value="1.0556468166472524" table:style-name="ce6">
            <text:p>1.056</text:p>
          </table:table-cell>
          <table:table-cell office:value-type="float" office:value="50522.524255465461" table:style-name="ce5">
            <text:p><text:s/>50,523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0522.524255465461" table:style-name="ce5">
            <text:p><text:s/>50,523<text:s/></text:p>
          </table:table-cell>
          <table:table-cell office:value-type="float" office:value="1.0317635283361435" table:style-name="ce6">
            <text:p>1.032</text:p>
          </table:table-cell>
          <table:table-cell office:value-type="float" office:value="52127.297886267435" table:style-name="ce5">
            <text:p><text:s/>52,127<text:s/></text:p>
          </table:table-cell>
          <table:table-cell office:value-type="float" office:value="1.0688426355084844" table:style-name="ce6">
            <text:p>1.069</text:p>
          </table:table-cell>
          <table:table-cell office:value-type="float" office:value="55715.878454693935" table:style-name="ce5">
            <text:p><text:s/>55,71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5715.878454693935" table:style-name="ce5">
            <text:p><text:s/>55,716<text:s/></text:p>
          </table:table-cell>
          <table:table-cell office:value-type="float" office:value="1.0535768090769511" table:style-name="ce6">
            <text:p>1.054</text:p>
          </table:table-cell>
          <table:table-cell office:value-type="float" office:value="58700.957437215686" table:style-name="ce5">
            <text:p><text:s/>58,701<text:s/></text:p>
          </table:table-cell>
          <table:table-cell office:value-type="float" office:value="1.0961726678953874" table:style-name="ce6">
            <text:p>1.096</text:p>
          </table:table-cell>
          <table:table-cell office:value-type="float" office:value="64346.385121966297" table:style-name="ce5">
            <text:p><text:s/>64,34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4346.385121966297" table:style-name="ce5">
            <text:p><text:s/>64,346<text:s/></text:p>
          </table:table-cell>
          <table:table-cell office:value-type="float" office:value="1.0776688467716014" table:style-name="ce6">
            <text:p>1.078</text:p>
          </table:table-cell>
          <table:table-cell office:value-type="float" office:value="69344.09464831074" table:style-name="ce5">
            <text:p><text:s/>69,344<text:s/></text:p>
          </table:table-cell>
          <table:table-cell office:value-type="float" office:value="1.1509427955988039" table:style-name="ce6">
            <text:p>1.151</text:p>
          </table:table-cell>
          <table:table-cell office:value-type="float" office:value="79811.086152794815" table:style-name="ce5">
            <text:p><text:s/>79,81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9811.086152794815" table:style-name="ce5">
            <text:p><text:s/>79,811<text:s/></text:p>
          </table:table-cell>
          <table:table-cell office:value-type="float" office:value="0.98578017660935169" table:style-name="ce6">
            <text:p>0.986</text:p>
          </table:table-cell>
          <table:table-cell office:value-type="float" office:value="78676.186603086258" table:style-name="ce5">
            <text:p><text:s/>78,676<text:s/></text:p>
          </table:table-cell>
          <table:table-cell office:value-type="float" office:value="0.99556018669210322" table:style-name="ce6">
            <text:p>0.996</text:p>
          </table:table-cell>
          <table:table-cell office:value-type="float" office:value="78326.879022791312" table:style-name="ce5">
            <text:p><text:s/>78,3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8326.879022791312" table:style-name="ce5">
            <text:p><text:s/>78,327<text:s/></text:p>
          </table:table-cell>
          <table:table-cell office:value-type="float" office:value="1.1009470015001512" table:style-name="ce6">
            <text:p>1.101</text:p>
          </table:table-cell>
          <table:table-cell office:value-type="float" office:value="86233.742597007193" table:style-name="ce5">
            <text:p><text:s/>86,234<text:s/></text:p>
          </table:table-cell>
          <table:table-cell office:value-type="float" office:value="1.0019979228756795" table:style-name="ce6">
            <text:p>1.002</text:p>
          </table:table-cell>
          <table:table-cell office:value-type="float" office:value="86406.030963997197" table:style-name="ce5">
            <text:p><text:s/>86,4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6406.030963997197" table:style-name="ce5">
            <text:p><text:s/>86,406<text:s/></text:p>
          </table:table-cell>
          <table:table-cell office:value-type="float" office:value="1.0596269807300465" table:style-name="ce6">
            <text:p>1.060</text:p>
          </table:table-cell>
          <table:table-cell office:value-type="float" office:value="91558.161707247258" table:style-name="ce5">
            <text:p><text:s/>91,558<text:s/></text:p>
          </table:table-cell>
          <table:table-cell office:value-type="float" office:value="1.1018742329753797" table:style-name="ce6">
            <text:p>1.102</text:p>
          </table:table-cell>
          <table:table-cell office:value-type="float" office:value="100885.57920380884" table:style-name="ce5">
            <text:p><text:s/>100,88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0885.57920380884" table:style-name="ce5">
            <text:p><text:s/>100,886<text:s/></text:p>
          </table:table-cell>
          <table:table-cell office:value-type="float" office:value="1.0327336874997004" table:style-name="ce6">
            <text:p>1.033</text:p>
          </table:table-cell>
          <table:table-cell office:value-type="float" office:value="104187.9362266926" table:style-name="ce5">
            <text:p><text:s/>104,188<text:s/></text:p>
          </table:table-cell>
          <table:table-cell office:value-type="float" office:value="1.1067387946306573" table:style-name="ce6">
            <text:p>1.107</text:p>
          </table:table-cell>
          <table:table-cell office:value-type="float" office:value="115308.83095458556" table:style-name="ce5">
            <text:p><text:s/>115,30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5308.83095458556" table:style-name="ce5">
            <text:p><text:s/>115,309<text:s/></text:p>
          </table:table-cell>
          <table:table-cell office:value-type="float" office:value="1.0370980505667224" table:style-name="ce6">
            <text:p>1.037</text:p>
          </table:table-cell>
          <table:table-cell office:value-type="float" office:value="119586.56379612842" table:style-name="ce5">
            <text:p><text:s/>119,587<text:s/></text:p>
          </table:table-cell>
          <table:table-cell office:value-type="float" office:value="1.0800334658098465" table:style-name="ce6">
            <text:p>1.080</text:p>
          </table:table-cell>
          <table:table-cell office:value-type="float" office:value="129157.49096102289" table:style-name="ce5">
            <text:p><text:s/>129,1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9157.49096102289" table:style-name="ce5">
            <text:p><text:s/>129,157<text:s/></text:p>
          </table:table-cell>
          <table:table-cell office:value-type="float" office:value="1.0556845768812511" table:style-name="ce6">
            <text:p>1.056</text:p>
          </table:table-cell>
          <table:table-cell office:value-type="float" office:value="136349.57119623144" table:style-name="ce5">
            <text:p><text:s/>136,350<text:s/></text:p>
          </table:table-cell>
          <table:table-cell office:value-type="float" office:value="1.0911386788372135" table:style-name="ce6">
            <text:p>1.091</text:p>
          </table:table-cell>
          <table:table-cell office:value-type="float" office:value="148776.29097507658" table:style-name="ce5">
            <text:p><text:s/>148,7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8776.29097507658" table:style-name="ce5">
            <text:p><text:s/>148,776<text:s/></text:p>
          </table:table-cell>
          <table:table-cell office:value-type="float" office:value="0.9762396738078184" table:style-name="ce6">
            <text:p>0.976</text:p>
          </table:table-cell>
          <table:table-cell office:value-type="float" office:value="145241.31777184582" table:style-name="ce5">
            <text:p><text:s/>145,241<text:s/></text:p>
          </table:table-cell>
          <table:table-cell office:value-type="float" office:value="1.1024458690373982" table:style-name="ce6">
            <text:p>1.102</text:p>
          </table:table-cell>
          <table:table-cell office:value-type="float" office:value="160120.69079111947" table:style-name="ce5">
            <text:p><text:s/>160,12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0120.69079111947" table:style-name="ce5">
            <text:p><text:s/>160,121<text:s/></text:p>
          </table:table-cell>
          <table:table-cell office:value-type="float" office:value="0.95907707714307433" table:style-name="ce6">
            <text:p>0.959</text:p>
          </table:table-cell>
          <table:table-cell office:value-type="float" office:value="153568.08411407683" table:style-name="ce5">
            <text:p><text:s/>153,568<text:s/></text:p>
          </table:table-cell>
          <table:table-cell office:value-type="float" office:value="1.0821679617455591" table:style-name="ce6">
            <text:p>1.082</text:p>
          </table:table-cell>
          <table:table-cell office:value-type="float" office:value="166186.46057490111" table:style-name="ce5">
            <text:p><text:s/>166,18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6186.46057490111" table:style-name="ce5">
            <text:p><text:s/>166,186<text:s/></text:p>
          </table:table-cell>
          <table:table-cell office:value-type="float" office:value="1.0185478336569085" table:style-name="ce6">
            <text:p>1.019</text:p>
          </table:table-cell>
          <table:table-cell office:value-type="float" office:value="169268.85940167477" table:style-name="ce5">
            <text:p><text:s/>169,269<text:s/></text:p>
          </table:table-cell>
          <table:table-cell office:value-type="float" office:value="1.021455465620986" table:style-name="ce6">
            <text:p>1.021</text:p>
          </table:table-cell>
          <table:table-cell office:value-type="float" office:value="172900.60159527094" table:style-name="ce5">
            <text:p><text:s/>172,9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2900.60159527094" table:style-name="ce5">
            <text:p><text:s/>172,901<text:s/></text:p>
          </table:table-cell>
          <table:table-cell office:value-type="float" office:value="1.0031610081319591" table:style-name="ce6">
            <text:p>1.003</text:p>
          </table:table-cell>
          <table:table-cell office:value-type="float" office:value="173447.1418029342" table:style-name="ce5">
            <text:p><text:s/>173,447<text:s/></text:p>
          </table:table-cell>
          <table:table-cell office:value-type="float" office:value="1.0807219496293836" table:style-name="ce6">
            <text:p>1.081</text:p>
          </table:table-cell>
          <table:table-cell office:value-type="float" office:value="187448.13324691122" table:style-name="ce5">
            <text:p><text:s/>187,4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otal das Atividad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4145.119869392307" table:style-name="ce5">
            <text:p><text:s/>34,14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4145.119869392307" table:style-name="ce5">
            <text:p><text:s/>34,145<text:s/></text:p>
          </table:table-cell>
          <table:table-cell office:value-type="float" office:value="1.0468623079765265" table:style-name="ce6">
            <text:p>1.047</text:p>
          </table:table-cell>
          <table:table-cell office:value-type="float" office:value="35745.238992607185" table:style-name="ce5">
            <text:p><text:s/>35,745<text:s/></text:p>
          </table:table-cell>
          <table:table-cell office:value-type="float" office:value="1.1206203431969441" table:style-name="ce6">
            <text:p>1.121</text:p>
          </table:table-cell>
          <table:table-cell office:value-type="float" office:value="40056.841987552252" table:style-name="ce5">
            <text:p><text:s/>40,05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0056.841987552252" table:style-name="ce5">
            <text:p><text:s/>40,057<text:s/></text:p>
          </table:table-cell>
          <table:table-cell office:value-type="float" office:value="1.0659097906135184" table:style-name="ce6">
            <text:p>1.066</text:p>
          </table:table-cell>
          <table:table-cell office:value-type="float" office:value="42696.980055590611" table:style-name="ce5">
            <text:p><text:s/>42,697<text:s/></text:p>
          </table:table-cell>
          <table:table-cell office:value-type="float" office:value="1.0664615463257645" table:style-name="ce6">
            <text:p>1.066</text:p>
          </table:table-cell>
          <table:table-cell office:value-type="float" office:value="45534.687373525499" table:style-name="ce5">
            <text:p><text:s/>45,53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5534.687373525499" table:style-name="ce5">
            <text:p><text:s/>45,535<text:s/></text:p>
          </table:table-cell>
          <table:table-cell office:value-type="float" office:value="1.0327500052032537" table:style-name="ce6">
            <text:p>1.033</text:p>
          </table:table-cell>
          <table:table-cell office:value-type="float" office:value="47025.948621936986" table:style-name="ce5">
            <text:p><text:s/>47,026<text:s/></text:p>
          </table:table-cell>
          <table:table-cell office:value-type="float" office:value="1.0165091264139241" table:style-name="ce6">
            <text:p>1.017</text:p>
          </table:table-cell>
          <table:table-cell office:value-type="float" office:value="47802.305952471244" table:style-name="ce5">
            <text:p><text:s/>47,80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7802.305952471244" table:style-name="ce5">
            <text:p><text:s/>47,802<text:s/></text:p>
          </table:table-cell>
          <table:table-cell office:value-type="float" office:value="1.0266150517661428" table:style-name="ce6">
            <text:p>1.027</text:p>
          </table:table-cell>
          <table:table-cell office:value-type="float" office:value="49074.56679993726" table:style-name="ce5">
            <text:p><text:s/>49,075<text:s/></text:p>
          </table:table-cell>
          <table:table-cell office:value-type="float" office:value="1.1057545865839562" table:style-name="ce6">
            <text:p>1.106</text:p>
          </table:table-cell>
          <table:table-cell office:value-type="float" office:value="54264.427323651376" table:style-name="ce5">
            <text:p><text:s/>54,26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264.427323651376" table:style-name="ce5">
            <text:p><text:s/>54,264<text:s/></text:p>
          </table:table-cell>
          <table:table-cell office:value-type="float" office:value="1.0547266607777999" table:style-name="ce6">
            <text:p>1.055</text:p>
          </table:table-cell>
          <table:table-cell office:value-type="float" office:value="57234.138230094424" table:style-name="ce5">
            <text:p><text:s/>57,234<text:s/></text:p>
          </table:table-cell>
          <table:table-cell office:value-type="float" office:value="1.1057756157517353" table:style-name="ce6">
            <text:p>1.106</text:p>
          </table:table-cell>
          <table:table-cell office:value-type="float" office:value="63288.114443402599" table:style-name="ce5">
            <text:p><text:s/>63,2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3288.114443402599" table:style-name="ce5">
            <text:p><text:s/>63,288<text:s/></text:p>
          </table:table-cell>
          <table:table-cell office:value-type="float" office:value="1.0600728699661977" table:style-name="ce6">
            <text:p>1.060</text:p>
          </table:table-cell>
          <table:table-cell office:value-type="float" office:value="67090.013112766959" table:style-name="ce5">
            <text:p><text:s/>67,090<text:s/></text:p>
          </table:table-cell>
          <table:table-cell office:value-type="float" office:value="1.0802427611743466" table:style-name="ce6">
            <text:p>1.080</text:p>
          </table:table-cell>
          <table:table-cell office:value-type="float" office:value="72473.501012158493" table:style-name="ce5">
            <text:p><text:s/>72,4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473.501012158493" table:style-name="ce5">
            <text:p><text:s/>72,474<text:s/></text:p>
          </table:table-cell>
          <table:table-cell office:value-type="float" office:value="1.0017805504613801" table:style-name="ce6">
            <text:p>1.002</text:p>
          </table:table-cell>
          <table:table-cell office:value-type="float" office:value="72602.543737823537" table:style-name="ce5">
            <text:p><text:s/>72,603<text:s/></text:p>
          </table:table-cell>
          <table:table-cell office:value-type="float" office:value="1.1308467520443635" table:style-name="ce6">
            <text:p>1.131</text:p>
          </table:table-cell>
          <table:table-cell office:value-type="float" office:value="82102.350776076579" table:style-name="ce5">
            <text:p><text:s/>82,1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102.350776076579" table:style-name="ce5">
            <text:p><text:s/>82,102<text:s/></text:p>
          </table:table-cell>
          <table:table-cell office:value-type="float" office:value="1.0862524504864248" table:style-name="ce6">
            <text:p>1.086</text:p>
          </table:table-cell>
          <table:table-cell office:value-type="float" office:value="89183.879721209218" table:style-name="ce5">
            <text:p><text:s/>89,184<text:s/></text:p>
          </table:table-cell>
          <table:table-cell office:value-type="float" office:value="1.0455476933394086" table:style-name="ce6">
            <text:p>1.046</text:p>
          </table:table-cell>
          <table:table-cell office:value-type="float" office:value="93245.999725569549" table:style-name="ce5">
            <text:p><text:s/>93,24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3245.999725569549" table:style-name="ce5">
            <text:p><text:s/>93,246<text:s/></text:p>
          </table:table-cell>
          <table:table-cell office:value-type="float" office:value="1.0577818698718136" table:style-name="ce6">
            <text:p>1.058</text:p>
          </table:table-cell>
          <table:table-cell office:value-type="float" office:value="98633.927947779564" table:style-name="ce5">
            <text:p><text:s/>98,634<text:s/></text:p>
          </table:table-cell>
          <table:table-cell office:value-type="float" office:value="1.0658283815225533" table:style-name="ce6">
            <text:p>1.066</text:p>
          </table:table-cell>
          <table:table-cell office:value-type="float" office:value="105126.83978779403" table:style-name="ce5">
            <text:p><text:s/>105,1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05126.83978779403" table:style-name="ce5">
            <text:p><text:s/>105,127<text:s/></text:p>
          </table:table-cell>
          <table:table-cell office:value-type="float" office:value="1.0437320302362039" table:style-name="ce6">
            <text:p>1.044</text:p>
          </table:table-cell>
          <table:table-cell office:value-type="float" office:value="109724.2499240304" table:style-name="ce5">
            <text:p><text:s/>109,724<text:s/></text:p>
          </table:table-cell>
          <table:table-cell office:value-type="float" office:value="1.116220735821579" table:style-name="ce6">
            <text:p>1.116</text:p>
          </table:table-cell>
          <table:table-cell office:value-type="float" office:value="122476.48298767205" table:style-name="ce5">
            <text:p><text:s/>122,4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22476.48298767205" table:style-name="ce5">
            <text:p><text:s/>122,476<text:s/></text:p>
          </table:table-cell>
          <table:table-cell office:value-type="float" office:value="1.033374491499025" table:style-name="ce6">
            <text:p>1.033</text:p>
          </table:table-cell>
          <table:table-cell office:value-type="float" office:value="126564.07332797458" table:style-name="ce5">
            <text:p><text:s/>126,564<text:s/></text:p>
          </table:table-cell>
          <table:table-cell office:value-type="float" office:value="1.057237507888301" table:style-name="ce6">
            <text:p>1.057</text:p>
          </table:table-cell>
          <table:table-cell office:value-type="float" office:value="133808.28547346001" table:style-name="ce5">
            <text:p><text:s/>133,8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3808.28547346001" table:style-name="ce5">
            <text:p><text:s/>133,808<text:s/></text:p>
          </table:table-cell>
          <table:table-cell office:value-type="float" office:value="1.0152443957126107" table:style-name="ce6">
            <text:p>1.015</text:p>
          </table:table-cell>
          <table:table-cell office:value-type="float" office:value="135848.11192684341" table:style-name="ce5">
            <text:p><text:s/>135,848<text:s/></text:p>
          </table:table-cell>
          <table:table-cell office:value-type="float" office:value="1.0788544616295499" table:style-name="ce6">
            <text:p>1.079</text:p>
          </table:table-cell>
          <table:table-cell office:value-type="float" office:value="146560.3416562255" table:style-name="ce5">
            <text:p><text:s/>146,5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46560.3416562255" table:style-name="ce5">
            <text:p><text:s/>146,560<text:s/></text:p>
          </table:table-cell>
          <table:table-cell office:value-type="float" office:value="0.9590552434974724" table:style-name="ce6">
            <text:p>0.959</text:p>
          </table:table-cell>
          <table:table-cell office:value-type="float" office:value="140559.46415418407" table:style-name="ce5">
            <text:p><text:s/>140,559<text:s/></text:p>
          </table:table-cell>
          <table:table-cell office:value-type="float" office:value="1.0997014883306675" table:style-name="ce6">
            <text:p>1.100</text:p>
          </table:table-cell>
          <table:table-cell office:value-type="float" office:value="154573.45192931735" table:style-name="ce5">
            <text:p><text:s/>154,57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4573.45192931735" table:style-name="ce5">
            <text:p><text:s/>154,573<text:s/></text:p>
          </table:table-cell>
          <table:table-cell office:value-type="float" office:value="0.96960220203208791" table:style-name="ce6">
            <text:p>0.970</text:p>
          </table:table-cell>
          <table:table-cell office:value-type="float" office:value="149874.75936636719" table:style-name="ce5">
            <text:p><text:s/>149,875<text:s/></text:p>
          </table:table-cell>
          <table:table-cell office:value-type="float" office:value="1.0816183835119433" table:style-name="ce6">
            <text:p>1.082</text:p>
          </table:table-cell>
          <table:table-cell office:value-type="float" office:value="162107.29495509155" table:style-name="ce5">
            <text:p><text:s/>162,10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2107.29495509155" table:style-name="ce5">
            <text:p><text:s/>162,107<text:s/></text:p>
          </table:table-cell>
          <table:table-cell office:value-type="float" office:value="1.0277109737446284" table:style-name="ce6">
            <text:p>1.028</text:p>
          </table:table-cell>
          <table:table-cell office:value-type="float" office:value="166599.44594940482" table:style-name="ce5">
            <text:p><text:s/>166,599<text:s/></text:p>
          </table:table-cell>
          <table:table-cell office:value-type="float" office:value="1.0282217878678577" table:style-name="ce6">
            <text:p>1.028</text:p>
          </table:table-cell>
          <table:table-cell office:value-type="float" office:value="171301.18017189155" table:style-name="ce5">
            <text:p><text:s/>171,3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71301.18017189155" table:style-name="ce5">
            <text:p><text:s/>171,301<text:s/></text:p>
          </table:table-cell>
          <table:table-cell office:value-type="float" office:value="1.0148704046474777" table:style-name="ce6">
            <text:p>1.015</text:p>
          </table:table-cell>
          <table:table-cell office:value-type="float" office:value="173848.49803763806" table:style-name="ce5">
            <text:p><text:s/>173,848<text:s/></text:p>
          </table:table-cell>
          <table:table-cell office:value-type="float" office:value="1.0002396888677747" table:style-name="ce6">
            <text:p>1.000</text:p>
          </table:table-cell>
          <table:table-cell office:value-type="float" office:value="173890.16758729704" table:style-name="ce5">
            <text:p><text:s/>173,89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06.6757937334005" table:style-name="ce5">
            <text:p><text:s/>8,20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206.6757937334005" table:style-name="ce5">
            <text:p><text:s/>8,207<text:s/></text:p>
          </table:table-cell>
          <table:table-cell office:value-type="float" office:value="1.1014576777584772" table:style-name="ce6">
            <text:p>1.101</text:p>
          </table:table-cell>
          <table:table-cell office:value-type="float" office:value="9039.3060618823001" table:style-name="ce5">
            <text:p><text:s/>9,039<text:s/></text:p>
          </table:table-cell>
          <table:table-cell office:value-type="float" office:value="1.1519973807077395" table:style-name="ce6">
            <text:p>1.152</text:p>
          </table:table-cell>
          <table:table-cell office:value-type="float" office:value="10413.256906704" table:style-name="ce5">
            <text:p><text:s/>10,41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413.256906704" table:style-name="ce5">
            <text:p><text:s/>10,413<text:s/></text:p>
          </table:table-cell>
          <table:table-cell office:value-type="float" office:value="1.0048486095011728" table:style-name="ce6">
            <text:p>1.005</text:p>
          </table:table-cell>
          <table:table-cell office:value-type="float" office:value="10463.746723079999" table:style-name="ce5">
            <text:p><text:s/>10,464<text:s/></text:p>
          </table:table-cell>
          <table:table-cell office:value-type="float" office:value="1.1500681554855898" table:style-name="ce6">
            <text:p>1.150</text:p>
          </table:table-cell>
          <table:table-cell office:value-type="float" office:value="12034.021893281" table:style-name="ce5">
            <text:p><text:s/>12,03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2034.021893281" table:style-name="ce5">
            <text:p><text:s/>12,034<text:s/></text:p>
          </table:table-cell>
          <table:table-cell office:value-type="float" office:value="1.0618190919150947" table:style-name="ce6">
            <text:p>1.062</text:p>
          </table:table-cell>
          <table:table-cell office:value-type="float" office:value="12777.954198809999" table:style-name="ce5">
            <text:p><text:s/>12,778<text:s/></text:p>
          </table:table-cell>
          <table:table-cell office:value-type="float" office:value="0.82950573701736319" table:style-name="ce6">
            <text:p>0.830</text:p>
          </table:table-cell>
          <table:table-cell office:value-type="float" office:value="10599.386315258" table:style-name="ce5">
            <text:p><text:s/>10,59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599.386315258" table:style-name="ce5">
            <text:p><text:s/>10,599<text:s/></text:p>
          </table:table-cell>
          <table:table-cell office:value-type="float" office:value="0.94355259462486762" table:style-name="ce6">
            <text:p>0.944</text:p>
          </table:table-cell>
          <table:table-cell office:value-type="float" office:value="10001.078459193001" table:style-name="ce5">
            <text:p><text:s/>10,001<text:s/></text:p>
          </table:table-cell>
          <table:table-cell office:value-type="float" office:value="0.97074772702224077" table:style-name="ce6">
            <text:p>0.971</text:p>
          </table:table-cell>
          <table:table-cell office:value-type="float" office:value="9708.5241820326992" table:style-name="ce5">
            <text:p><text:s/>9,70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708.5241820326992" table:style-name="ce5">
            <text:p><text:s/>9,709<text:s/></text:p>
          </table:table-cell>
          <table:table-cell office:value-type="float" office:value="1.038320497192335" table:style-name="ce6">
            <text:p>1.038</text:p>
          </table:table-cell>
          <table:table-cell office:value-type="float" office:value="10080.559655691999" table:style-name="ce5">
            <text:p><text:s/>10,081<text:s/></text:p>
          </table:table-cell>
          <table:table-cell office:value-type="float" office:value="1.1755567129264231" table:style-name="ce6">
            <text:p>1.176</text:p>
          </table:table-cell>
          <table:table-cell office:value-type="float" office:value="11850.269573304" table:style-name="ce5">
            <text:p><text:s/>11,85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850.269573304" table:style-name="ce5">
            <text:p><text:s/>11,850<text:s/></text:p>
          </table:table-cell>
          <table:table-cell office:value-type="float" office:value="1.0997070746872104" table:style-name="ce6">
            <text:p>1.100</text:p>
          </table:table-cell>
          <table:table-cell office:value-type="float" office:value="13031.825286713" table:style-name="ce5">
            <text:p><text:s/>13,032<text:s/></text:p>
          </table:table-cell>
          <table:table-cell office:value-type="float" office:value="1.2031067483287763" table:style-name="ce6">
            <text:p>1.203</text:p>
          </table:table-cell>
          <table:table-cell office:value-type="float" office:value="15678.676945486" table:style-name="ce5">
            <text:p><text:s/>15,67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678.676945486" table:style-name="ce5">
            <text:p><text:s/>15,679<text:s/></text:p>
          </table:table-cell>
          <table:table-cell office:value-type="float" office:value="1.0376682376209705" table:style-name="ce6">
            <text:p>1.038</text:p>
          </table:table-cell>
          <table:table-cell office:value-type="float" office:value="16269.265074251" table:style-name="ce5">
            <text:p><text:s/>16,269<text:s/></text:p>
          </table:table-cell>
          <table:table-cell office:value-type="float" office:value="1.0182349532634718" table:style-name="ce6">
            <text:p>1.018</text:p>
          </table:table-cell>
          <table:table-cell office:value-type="float" office:value="16565.934362511001" table:style-name="ce5">
            <text:p><text:s/>16,56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565.934362511001" table:style-name="ce5">
            <text:p><text:s/>16,566<text:s/></text:p>
          </table:table-cell>
          <table:table-cell office:value-type="float" office:value="1.0440499246848032" table:style-name="ce6">
            <text:p>1.044</text:p>
          </table:table-cell>
          <table:table-cell office:value-type="float" office:value="17295.662523513001" table:style-name="ce5">
            <text:p><text:s/>17,296<text:s/></text:p>
          </table:table-cell>
          <table:table-cell office:value-type="float" office:value="1.0215923957664899" table:style-name="ce6">
            <text:p>1.022</text:p>
          </table:table-cell>
          <table:table-cell office:value-type="float" office:value="17669.117313764338" table:style-name="ce5">
            <text:p><text:s/>17,66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669.117313764338" table:style-name="ce5">
            <text:p><text:s/>17,669<text:s/></text:p>
          </table:table-cell>
          <table:table-cell office:value-type="float" office:value="1.1122482834762666" table:style-name="ce6">
            <text:p>1.112</text:p>
          </table:table-cell>
          <table:table-cell office:value-type="float" office:value="19652.445402775171" table:style-name="ce5">
            <text:p><text:s/>19,652<text:s/></text:p>
          </table:table-cell>
          <table:table-cell office:value-type="float" office:value="1.0708041188785096" table:style-name="ce6">
            <text:p>1.071</text:p>
          </table:table-cell>
          <table:table-cell office:value-type="float" office:value="21043.919483326677" table:style-name="ce5">
            <text:p><text:s/>21,04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043.919483326677" table:style-name="ce5">
            <text:p><text:s/>21,044<text:s/></text:p>
          </table:table-cell>
          <table:table-cell office:value-type="float" office:value="1.0719194324189574" table:style-name="ce6">
            <text:p>1.072</text:p>
          </table:table-cell>
          <table:table-cell office:value-type="float" office:value="22557.386228437772" table:style-name="ce5">
            <text:p><text:s/>22,557<text:s/></text:p>
          </table:table-cell>
          <table:table-cell office:value-type="float" office:value="1.1262471511888368" table:style-name="ce6">
            <text:p>1.126</text:p>
          </table:table-cell>
          <table:table-cell office:value-type="float" office:value="25405.191978044339" table:style-name="ce5">
            <text:p><text:s/>25,40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5405.191978044339" table:style-name="ce5">
            <text:p><text:s/>25,405<text:s/></text:p>
          </table:table-cell>
          <table:table-cell office:value-type="float" office:value="1.0384137146716892" table:style-name="ce6">
            <text:p>1.038</text:p>
          </table:table-cell>
          <table:table-cell office:value-type="float" office:value="26381.09977386842" table:style-name="ce5">
            <text:p><text:s/>26,381<text:s/></text:p>
          </table:table-cell>
          <table:table-cell office:value-type="float" office:value="1.094433671351656" table:style-name="ce6">
            <text:p>1.094</text:p>
          </table:table-cell>
          <table:table-cell office:value-type="float" office:value="28872.36387980916" table:style-name="ce5">
            <text:p><text:s/>28,87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872.36387980916" table:style-name="ce5">
            <text:p><text:s/>28,872<text:s/></text:p>
          </table:table-cell>
          <table:table-cell office:value-type="float" office:value="1.0124763525861993" table:style-name="ce6">
            <text:p>1.012</text:p>
          </table:table-cell>
          <table:table-cell office:value-type="float" office:value="29232.585671570701" table:style-name="ce5">
            <text:p><text:s/>29,233<text:s/></text:p>
          </table:table-cell>
          <table:table-cell office:value-type="float" office:value="1.0052310582509094" table:style-name="ce6">
            <text:p>1.005</text:p>
          </table:table-cell>
          <table:table-cell office:value-type="float" office:value="29385.50303004339" table:style-name="ce5">
            <text:p><text:s/>29,386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9385.50303004339" table:style-name="ce5">
            <text:p><text:s/>29,386<text:s/></text:p>
          </table:table-cell>
          <table:table-cell office:value-type="float" office:value="0.97404754221733014" table:style-name="ce6">
            <text:p>0.974</text:p>
          </table:table-cell>
          <table:table-cell office:value-type="float" office:value="28622.877003233669" table:style-name="ce5">
            <text:p><text:s/>28,623<text:s/></text:p>
          </table:table-cell>
          <table:table-cell office:value-type="float" office:value="1.1261650220227077" table:style-name="ce6">
            <text:p>1.126</text:p>
          </table:table-cell>
          <table:table-cell office:value-type="float" office:value="32234.082910699901" table:style-name="ce5">
            <text:p><text:s/>32,23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234.082910699901" table:style-name="ce5">
            <text:p><text:s/>32,234<text:s/></text:p>
          </table:table-cell>
          <table:table-cell office:value-type="float" office:value="1.0113265118430963" table:style-name="ce6">
            <text:p>1.011</text:p>
          </table:table-cell>
          <table:table-cell office:value-type="float" office:value="32599.18263253929" table:style-name="ce5">
            <text:p><text:s/>32,599<text:s/></text:p>
          </table:table-cell>
          <table:table-cell office:value-type="float" office:value="1.1333759030887562" table:style-name="ce6">
            <text:p>1.133</text:p>
          </table:table-cell>
          <table:table-cell office:value-type="float" office:value="36947.128056109519" table:style-name="ce5">
            <text:p><text:s/>36,94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947.128056109519" table:style-name="ce5">
            <text:p><text:s/>36,947<text:s/></text:p>
          </table:table-cell>
          <table:table-cell office:value-type="float" office:value="1.129737114791181" table:style-name="ce6">
            <text:p>1.130</text:p>
          </table:table-cell>
          <table:table-cell office:value-type="float" office:value="41740.541849929468" table:style-name="ce5">
            <text:p><text:s/>41,741<text:s/></text:p>
          </table:table-cell>
          <table:table-cell office:value-type="float" office:value="0.89696493756242146" table:style-name="ce6">
            <text:p>0.897</text:p>
          </table:table-cell>
          <table:table-cell office:value-type="float" office:value="37439.802514243624" table:style-name="ce5">
            <text:p><text:s/>37,44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439.802514243624" table:style-name="ce5">
            <text:p><text:s/>37,440<text:s/></text:p>
          </table:table-cell>
          <table:table-cell office:value-type="float" office:value="1.0090170007147605" table:style-name="ce6">
            <text:p>1.009</text:p>
          </table:table-cell>
          <table:table-cell office:value-type="float" office:value="37777.397240275044" table:style-name="ce5">
            <text:p><text:s/>37,777<text:s/></text:p>
          </table:table-cell>
          <table:table-cell office:value-type="float" office:value="1.0721801409952123" table:style-name="ce6">
            <text:p>1.072</text:p>
          </table:table-cell>
          <table:table-cell office:value-type="float" office:value="40504.175099510248" table:style-name="ce5">
            <text:p><text:s/>40,50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155.2697499481001" table:style-name="ce5">
            <text:p><text:s/>3,155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3155.2697499481001" table:style-name="ce5">
            <text:p><text:s/>3,155<text:s/></text:p>
          </table:table-cell>
          <table:table-cell office:value-type="float" office:value="1.0867708379716514" table:style-name="ce6">
            <text:p>1.087</text:p>
          </table:table-cell>
          <table:table-cell office:value-type="float" office:value="3429.0551501776999" table:style-name="ce5">
            <text:p><text:s/>3,429<text:s/></text:p>
          </table:table-cell>
          <table:table-cell office:value-type="float" office:value="1.293332646840712" table:style-name="ce6">
            <text:p>1.293</text:p>
          </table:table-cell>
          <table:table-cell office:value-type="float" office:value="4434.9089735421003" table:style-name="ce5">
            <text:p><text:s/>4,43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4434.9089735421003" table:style-name="ce5">
            <text:p><text:s/>4,435<text:s/></text:p>
          </table:table-cell>
          <table:table-cell office:value-type="float" office:value="1.0490365036298159" table:style-name="ce6">
            <text:p>1.049</text:p>
          </table:table-cell>
          <table:table-cell office:value-type="float" office:value="4652.3814035210999" table:style-name="ce5">
            <text:p><text:s/>4,652<text:s/></text:p>
          </table:table-cell>
          <table:table-cell office:value-type="float" office:value="1.168634378554394" table:style-name="ce6">
            <text:p>1.169</text:p>
          </table:table-cell>
          <table:table-cell office:value-type="float" office:value="5436.9328503018996" table:style-name="ce5">
            <text:p><text:s/>5,43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436.9328503018996" table:style-name="ce5">
            <text:p><text:s/>5,437<text:s/></text:p>
          </table:table-cell>
          <table:table-cell office:value-type="float" office:value="1.0215388867516908" table:style-name="ce6">
            <text:p>1.022</text:p>
          </table:table-cell>
          <table:table-cell office:value-type="float" office:value="5554.0383312411004" table:style-name="ce5">
            <text:p><text:s/>5,554<text:s/></text:p>
          </table:table-cell>
          <table:table-cell office:value-type="float" office:value="1.0173036196945051" table:style-name="ce6">
            <text:p>1.017</text:p>
          </table:table-cell>
          <table:table-cell office:value-type="float" office:value="5650.1432982936003" table:style-name="ce5">
            <text:p><text:s/>5,65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5650.1432982936003" table:style-name="ce5">
            <text:p><text:s/>5,650<text:s/></text:p>
          </table:table-cell>
          <table:table-cell office:value-type="float" office:value="0.95412761348262143" table:style-name="ce6">
            <text:p>0.954</text:p>
          </table:table-cell>
          <table:table-cell office:value-type="float" office:value="5390.9577410356997" table:style-name="ce5">
            <text:p><text:s/>5,391<text:s/></text:p>
          </table:table-cell>
          <table:table-cell office:value-type="float" office:value="1.0167530945674876" table:style-name="ce6">
            <text:p>1.017</text:p>
          </table:table-cell>
          <table:table-cell office:value-type="float" office:value="5481.2729658806002" table:style-name="ce5">
            <text:p><text:s/>5,48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481.2729658806002" table:style-name="ce5">
            <text:p><text:s/>5,481<text:s/></text:p>
          </table:table-cell>
          <table:table-cell office:value-type="float" office:value="1.0369250958905281" table:style-name="ce6">
            <text:p>1.037</text:p>
          </table:table-cell>
          <table:table-cell office:value-type="float" office:value="5683.6694957479003" table:style-name="ce5">
            <text:p><text:s/>5,684<text:s/></text:p>
          </table:table-cell>
          <table:table-cell office:value-type="float" office:value="1.0699960198726421" table:style-name="ce6">
            <text:p>1.070</text:p>
          </table:table-cell>
          <table:table-cell office:value-type="float" office:value="6081.5037387217999" table:style-name="ce5">
            <text:p><text:s/>6,08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81.5037387217999" table:style-name="ce5">
            <text:p><text:s/>6,082<text:s/></text:p>
          </table:table-cell>
          <table:table-cell office:value-type="float" office:value="1.0756553933905173" table:style-name="ce6">
            <text:p>1.076</text:p>
          </table:table-cell>
          <table:table-cell office:value-type="float" office:value="6541.6022964806998" table:style-name="ce5">
            <text:p><text:s/>6,542<text:s/></text:p>
          </table:table-cell>
          <table:table-cell office:value-type="float" office:value="1.2327200020678133" table:style-name="ce6">
            <text:p>1.233</text:p>
          </table:table-cell>
          <table:table-cell office:value-type="float" office:value="8063.9639964444996" table:style-name="ce5">
            <text:p><text:s/>8,06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8063.9639964444996" table:style-name="ce5">
            <text:p><text:s/>8,064<text:s/></text:p>
          </table:table-cell>
          <table:table-cell office:value-type="float" office:value="1.0518383137678704" table:style-name="ce6">
            <text:p>1.052</text:p>
          </table:table-cell>
          <table:table-cell office:value-type="float" office:value="8481.9862923050005" table:style-name="ce5">
            <text:p><text:s/>8,482<text:s/></text:p>
          </table:table-cell>
          <table:table-cell office:value-type="float" office:value="0.87700440534125235" table:style-name="ce6">
            <text:p>0.877</text:p>
          </table:table-cell>
          <table:table-cell office:value-type="float" office:value="7438.7393443956007" table:style-name="ce5">
            <text:p><text:s/>7,4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438.7393443956007" table:style-name="ce5">
            <text:p><text:s/>7,439<text:s/></text:p>
          </table:table-cell>
          <table:table-cell office:value-type="float" office:value="1.0220690587388552" table:style-name="ce6">
            <text:p>1.022</text:p>
          </table:table-cell>
          <table:table-cell office:value-type="float" office:value="7602.9053199301006" table:style-name="ce5">
            <text:p><text:s/>7,603<text:s/></text:p>
          </table:table-cell>
          <table:table-cell office:value-type="float" office:value="0.95918174812114021" table:style-name="ce6">
            <text:p>0.959</text:p>
          </table:table-cell>
          <table:table-cell office:value-type="float" office:value="7292.5680155700702" table:style-name="ce5">
            <text:p><text:s/>7,29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292.5680155700702" table:style-name="ce5">
            <text:p><text:s/>7,293<text:s/></text:p>
          </table:table-cell>
          <table:table-cell office:value-type="float" office:value="1.1183091252249946" table:style-name="ce6">
            <text:p>1.118</text:p>
          </table:table-cell>
          <table:table-cell office:value-type="float" office:value="8155.3453581359399" table:style-name="ce5">
            <text:p><text:s/>8,155<text:s/></text:p>
          </table:table-cell>
          <table:table-cell office:value-type="float" office:value="1.1560426373955859" table:style-name="ce6">
            <text:p>1.156</text:p>
          </table:table-cell>
          <table:table-cell office:value-type="float" office:value="9427.9269566913208" table:style-name="ce5">
            <text:p><text:s/>9,42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427.9269566913208" table:style-name="ce5">
            <text:p><text:s/>9,428<text:s/></text:p>
          </table:table-cell>
          <table:table-cell office:value-type="float" office:value="1.0526582617710172" table:style-name="ce6">
            <text:p>1.053</text:p>
          </table:table-cell>
          <table:table-cell office:value-type="float" office:value="9924.3852023348009" table:style-name="ce5">
            <text:p><text:s/>9,924<text:s/></text:p>
          </table:table-cell>
          <table:table-cell office:value-type="float" office:value="1.1415322909255183" table:style-name="ce6">
            <text:p>1.142</text:p>
          </table:table-cell>
          <table:table-cell office:value-type="float" office:value="11329.006176048559" table:style-name="ce5">
            <text:p><text:s/>11,32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329.006176048559" table:style-name="ce5">
            <text:p><text:s/>11,329<text:s/></text:p>
          </table:table-cell>
          <table:table-cell office:value-type="float" office:value="1.071128185825577" table:style-name="ce6">
            <text:p>1.071</text:p>
          </table:table-cell>
          <table:table-cell office:value-type="float" office:value="12134.81783255765" table:style-name="ce5">
            <text:p><text:s/>12,135<text:s/></text:p>
          </table:table-cell>
          <table:table-cell office:value-type="float" office:value="1.024267479740359" table:style-name="ce6">
            <text:p>1.024</text:p>
          </table:table-cell>
          <table:table-cell office:value-type="float" office:value="12429.299278462191" table:style-name="ce5">
            <text:p><text:s/>12,42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429.299278462191" table:style-name="ce5">
            <text:p><text:s/>12,429<text:s/></text:p>
          </table:table-cell>
          <table:table-cell office:value-type="float" office:value="1.0418380537866403" table:style-name="ce6">
            <text:p>1.042</text:p>
          </table:table-cell>
          <table:table-cell office:value-type="float" office:value="12949.31697020474" table:style-name="ce5">
            <text:p><text:s/>12,949<text:s/></text:p>
          </table:table-cell>
          <table:table-cell office:value-type="float" office:value="1.0610797598983535" table:style-name="ce6">
            <text:p>1.061</text:p>
          </table:table-cell>
          <table:table-cell office:value-type="float" office:value="13740.25814159252" table:style-name="ce5">
            <text:p><text:s/>13,74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740.25814159252" table:style-name="ce5">
            <text:p><text:s/>13,740<text:s/></text:p>
          </table:table-cell>
          <table:table-cell office:value-type="float" office:value="1.0003575709530368" table:style-name="ce6">
            <text:p>1.000</text:p>
          </table:table-cell>
          <table:table-cell office:value-type="float" office:value="13745.171258791179" table:style-name="ce5">
            <text:p><text:s/>13,745<text:s/></text:p>
          </table:table-cell>
          <table:table-cell office:value-type="float" office:value="1.1732651396801961" table:style-name="ce6">
            <text:p>1.173</text:p>
          </table:table-cell>
          <table:table-cell office:value-type="float" office:value="16126.73027687385" table:style-name="ce5">
            <text:p><text:s/>16,1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126.73027687385" table:style-name="ce5">
            <text:p><text:s/>16,127<text:s/></text:p>
          </table:table-cell>
          <table:table-cell office:value-type="float" office:value="1.0189583738887178" table:style-name="ce6">
            <text:p>1.019</text:p>
          </table:table-cell>
          <table:table-cell office:value-type="float" office:value="16432.466859065331" table:style-name="ce5">
            <text:p><text:s/>16,432<text:s/></text:p>
          </table:table-cell>
          <table:table-cell office:value-type="float" office:value="1.0478899740546892" table:style-name="ce6">
            <text:p>1.048</text:p>
          </table:table-cell>
          <table:table-cell office:value-type="float" office:value="17219.417270600508" table:style-name="ce5">
            <text:p><text:s/>17,21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7219.417270600508" table:style-name="ce5">
            <text:p><text:s/>17,219<text:s/></text:p>
          </table:table-cell>
          <table:table-cell office:value-type="float" office:value="1.0587280285279448" table:style-name="ce6">
            <text:p>1.059</text:p>
          </table:table-cell>
          <table:table-cell office:value-type="float" office:value="18230.67969930292" table:style-name="ce5">
            <text:p><text:s/>18,231<text:s/></text:p>
          </table:table-cell>
          <table:table-cell office:value-type="float" office:value="0.98826748434582845" table:style-name="ce6">
            <text:p>0.988</text:p>
          </table:table-cell>
          <table:table-cell office:value-type="float" office:value="18016.787964344661" table:style-name="ce5">
            <text:p><text:s/>18,0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016.787964344661" table:style-name="ce5">
            <text:p><text:s/>18,017<text:s/></text:p>
          </table:table-cell>
          <table:table-cell office:value-type="float" office:value="0.99927711601080527" table:style-name="ce6">
            <text:p>0.999</text:p>
          </table:table-cell>
          <table:table-cell office:value-type="float" office:value="18003.763916788521" table:style-name="ce5">
            <text:p><text:s/>18,004<text:s/></text:p>
          </table:table-cell>
          <table:table-cell office:value-type="float" office:value="1.14413772136013" table:style-name="ce6">
            <text:p>1.144</text:p>
          </table:table-cell>
          <table:table-cell office:value-type="float" office:value="20598.785423660149" table:style-name="ce5">
            <text:p><text:s/>20,59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gropecuária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051.4060437853004" table:style-name="ce5">
            <text:p><text:s/>5,05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051.4060437853004" table:style-name="ce5">
            <text:p><text:s/>5,051<text:s/></text:p>
          </table:table-cell>
          <table:table-cell office:value-type="float" office:value="1.1106315475483981" table:style-name="ce6">
            <text:p>1.111</text:p>
          </table:table-cell>
          <table:table-cell office:value-type="float" office:value="5610.2509117045993" table:style-name="ce5">
            <text:p><text:s/>5,610<text:s/></text:p>
          </table:table-cell>
          <table:table-cell office:value-type="float" office:value="1.0656115078007198" table:style-name="ce6">
            <text:p>1.066</text:p>
          </table:table-cell>
          <table:table-cell office:value-type="float" office:value="5978.3479331619001" table:style-name="ce5">
            <text:p><text:s/>5,97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978.3479331619001" table:style-name="ce5">
            <text:p><text:s/>5,978<text:s/></text:p>
          </table:table-cell>
          <table:table-cell office:value-type="float" office:value="0.97206876958820887" table:style-name="ce6">
            <text:p>0.972</text:p>
          </table:table-cell>
          <table:table-cell office:value-type="float" office:value="5811.3653195588995" table:style-name="ce5">
            <text:p><text:s/>5,811<text:s/></text:p>
          </table:table-cell>
          <table:table-cell office:value-type="float" office:value="1.1352046688195192" table:style-name="ce6">
            <text:p>1.135</text:p>
          </table:table-cell>
          <table:table-cell office:value-type="float" office:value="6597.0890429791007" table:style-name="ce5">
            <text:p><text:s/>6,59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597.0890429791007" table:style-name="ce5">
            <text:p><text:s/>6,597<text:s/></text:p>
          </table:table-cell>
          <table:table-cell office:value-type="float" office:value="1.0950156683510122" table:style-name="ce6">
            <text:p>1.095</text:p>
          </table:table-cell>
          <table:table-cell office:value-type="float" office:value="7223.9158675688996" table:style-name="ce5">
            <text:p><text:s/>7,224<text:s/></text:p>
          </table:table-cell>
          <table:table-cell office:value-type="float" office:value="0.68511913866322383" table:style-name="ce6">
            <text:p>0.685</text:p>
          </table:table-cell>
          <table:table-cell office:value-type="float" office:value="4949.2430169643994" table:style-name="ce5">
            <text:p><text:s/>4,9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949.2430169643994" table:style-name="ce5">
            <text:p><text:s/>4,949<text:s/></text:p>
          </table:table-cell>
          <table:table-cell office:value-type="float" office:value="0.93147996619994267" table:style-name="ce6">
            <text:p>0.931</text:p>
          </table:table-cell>
          <table:table-cell office:value-type="float" office:value="4610.1207181573009" table:style-name="ce5">
            <text:p><text:s/>4,610<text:s/></text:p>
          </table:table-cell>
          <table:table-cell office:value-type="float" office:value="0.91695022204142262" table:style-name="ce6">
            <text:p>0.917</text:p>
          </table:table-cell>
          <table:table-cell office:value-type="float" office:value="4227.2512161520999" table:style-name="ce5">
            <text:p><text:s/>4,22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27.2512161520999" table:style-name="ce5">
            <text:p><text:s/>4,227<text:s/></text:p>
          </table:table-cell>
          <table:table-cell office:value-type="float" office:value="1.0401298468242952" table:style-name="ce6">
            <text:p>1.040</text:p>
          </table:table-cell>
          <table:table-cell office:value-type="float" office:value="4396.8901599440997" table:style-name="ce5">
            <text:p><text:s/>4,397<text:s/></text:p>
          </table:table-cell>
          <table:table-cell office:value-type="float" office:value="1.312010449370776" table:style-name="ce6">
            <text:p>1.312</text:p>
          </table:table-cell>
          <table:table-cell office:value-type="float" office:value="5768.765834582201" table:style-name="ce5">
            <text:p><text:s/>5,7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768.765834582201" table:style-name="ce5">
            <text:p><text:s/>5,769<text:s/></text:p>
          </table:table-cell>
          <table:table-cell office:value-type="float" office:value="1.1250626522791334" table:style-name="ce6">
            <text:p>1.125</text:p>
          </table:table-cell>
          <table:table-cell office:value-type="float" office:value="6490.2229902322997" table:style-name="ce5">
            <text:p><text:s/>6,490<text:s/></text:p>
          </table:table-cell>
          <table:table-cell office:value-type="float" office:value="1.1732590637488947" table:style-name="ce6">
            <text:p>1.173</text:p>
          </table:table-cell>
          <table:table-cell office:value-type="float" office:value="7614.7129490415" table:style-name="ce5">
            <text:p><text:s/>7,61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614.7129490415" table:style-name="ce5">
            <text:p><text:s/>7,615<text:s/></text:p>
          </table:table-cell>
          <table:table-cell office:value-type="float" office:value="1.0226621586472568" table:style-name="ce6">
            <text:p>1.023</text:p>
          </table:table-cell>
          <table:table-cell office:value-type="float" office:value="7787.2787819459991" table:style-name="ce5">
            <text:p><text:s/>7,787<text:s/></text:p>
          </table:table-cell>
          <table:table-cell office:value-type="float" office:value="1.1720647576244292" table:style-name="ce6">
            <text:p>1.172</text:p>
          </table:table-cell>
          <table:table-cell office:value-type="float" office:value="9127.1950181153989" table:style-name="ce5">
            <text:p><text:s/>9,12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9127.1950181153989" table:style-name="ce5">
            <text:p><text:s/>9,127<text:s/></text:p>
          </table:table-cell>
          <table:table-cell office:value-type="float" office:value="1.0619645120264212" table:style-name="ce6">
            <text:p>1.062</text:p>
          </table:table-cell>
          <table:table-cell office:value-type="float" office:value="9692.7572035829016" table:style-name="ce5">
            <text:p><text:s/>9,693<text:s/></text:p>
          </table:table-cell>
          <table:table-cell office:value-type="float" office:value="1.0705467061899174" table:style-name="ce6">
            <text:p>1.071</text:p>
          </table:table-cell>
          <table:table-cell office:value-type="float" office:value="10376.54929819427" table:style-name="ce5">
            <text:p><text:s/>10,3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0376.54929819427" table:style-name="ce5">
            <text:p><text:s/>10,377<text:s/></text:p>
          </table:table-cell>
          <table:table-cell office:value-type="float" office:value="1.1079887652670777" table:style-name="ce6">
            <text:p>1.108</text:p>
          </table:table-cell>
          <table:table-cell office:value-type="float" office:value="11497.100044639228" table:style-name="ce5">
            <text:p><text:s/>11,497<text:s/></text:p>
          </table:table-cell>
          <table:table-cell office:value-type="float" office:value="1.010341084406895" table:style-name="ce6">
            <text:p>1.010</text:p>
          </table:table-cell>
          <table:table-cell office:value-type="float" office:value="11615.992526635358" table:style-name="ce5">
            <text:p><text:s/>11,61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1615.992526635358" table:style-name="ce5">
            <text:p><text:s/>11,616<text:s/></text:p>
          </table:table-cell>
          <table:table-cell office:value-type="float" office:value="1.0875524409244945" table:style-name="ce6">
            <text:p>1.088</text:p>
          </table:table-cell>
          <table:table-cell office:value-type="float" office:value="12633.001026102969" table:style-name="ce5">
            <text:p><text:s/>12,633<text:s/></text:p>
          </table:table-cell>
          <table:table-cell office:value-type="float" office:value="1.1142392668939727" table:style-name="ce6">
            <text:p>1.114</text:p>
          </table:table-cell>
          <table:table-cell office:value-type="float" office:value="14076.18580199578" table:style-name="ce5">
            <text:p><text:s/>14,0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4076.18580199578" table:style-name="ce5">
            <text:p><text:s/>14,076<text:s/></text:p>
          </table:table-cell>
          <table:table-cell office:value-type="float" office:value="1.0120839651953779" table:style-name="ce6">
            <text:p>1.012</text:p>
          </table:table-cell>
          <table:table-cell office:value-type="float" office:value="14246.28194131077" table:style-name="ce5">
            <text:p><text:s/>14,246<text:s/></text:p>
          </table:table-cell>
          <table:table-cell office:value-type="float" office:value="1.1542004200875779" table:style-name="ce6">
            <text:p>1.154</text:p>
          </table:table-cell>
          <table:table-cell office:value-type="float" office:value="16443.064601346967" table:style-name="ce5">
            <text:p><text:s/>16,4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6443.064601346967" table:style-name="ce5">
            <text:p><text:s/>16,443<text:s/></text:p>
          </table:table-cell>
          <table:table-cell office:value-type="float" office:value="0.9902818663153633" table:style-name="ce6">
            <text:p>0.990</text:p>
          </table:table-cell>
          <table:table-cell office:value-type="float" office:value="16283.268701365962" table:style-name="ce5">
            <text:p><text:s/>16,283<text:s/></text:p>
          </table:table-cell>
          <table:table-cell office:value-type="float" office:value="0.96081721522770358" table:style-name="ce6">
            <text:p>0.961</text:p>
          </table:table-cell>
          <table:table-cell office:value-type="float" office:value="15645.244888450869" table:style-name="ce5">
            <text:p><text:s/>15,64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645.244888450869" table:style-name="ce5">
            <text:p><text:s/>15,645<text:s/></text:p>
          </table:table-cell>
          <table:table-cell office:value-type="float" office:value="0.95094105912174198" table:style-name="ce6">
            <text:p>0.951</text:p>
          </table:table-cell>
          <table:table-cell office:value-type="float" office:value="14877.70574444249" table:style-name="ce5">
            <text:p><text:s/>14,878<text:s/></text:p>
          </table:table-cell>
          <table:table-cell office:value-type="float" office:value="1.0826503031116133" table:style-name="ce6">
            <text:p>1.083</text:p>
          </table:table-cell>
          <table:table-cell office:value-type="float" office:value="16107.352633826051" table:style-name="ce5">
            <text:p><text:s/>16,10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107.352633826051" table:style-name="ce5">
            <text:p><text:s/>16,107<text:s/></text:p>
          </table:table-cell>
          <table:table-cell office:value-type="float" office:value="1.0036854684315561" table:style-name="ce6">
            <text:p>1.004</text:p>
          </table:table-cell>
          <table:table-cell office:value-type="float" office:value="16166.715773473961" table:style-name="ce5">
            <text:p><text:s/>16,167<text:s/></text:p>
          </table:table-cell>
          <table:table-cell office:value-type="float" office:value="1.2202670636344002" table:style-name="ce6">
            <text:p>1.220</text:p>
          </table:table-cell>
          <table:table-cell office:value-type="float" office:value="19727.710785509011" table:style-name="ce5">
            <text:p><text:s/>19,72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727.710785509011" table:style-name="ce5">
            <text:p><text:s/>19,728<text:s/></text:p>
          </table:table-cell>
          <table:table-cell office:value-type="float" office:value="1.1917177013713987" table:style-name="ce6">
            <text:p>1.192</text:p>
          </table:table-cell>
          <table:table-cell office:value-type="float" office:value="23509.862150626544" table:style-name="ce5">
            <text:p><text:s/>23,510<text:s/></text:p>
          </table:table-cell>
          <table:table-cell office:value-type="float" office:value="0.82616454428599573" table:style-name="ce6">
            <text:p>0.826</text:p>
          </table:table-cell>
          <table:table-cell office:value-type="float" office:value="19423.014549898959" table:style-name="ce5">
            <text:p><text:s/>19,42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423.014549898959" table:style-name="ce5">
            <text:p><text:s/>19,423<text:s/></text:p>
          </table:table-cell>
          <table:table-cell office:value-type="float" office:value="1.0180517175995931" table:style-name="ce6">
            <text:p>1.018</text:p>
          </table:table-cell>
          <table:table-cell office:value-type="float" office:value="19773.633323486527" table:style-name="ce5">
            <text:p><text:s/>19,774<text:s/></text:p>
          </table:table-cell>
          <table:table-cell office:value-type="float" office:value="1.0066632343286692" table:style-name="ce6">
            <text:p>1.007</text:p>
          </table:table-cell>
          <table:table-cell office:value-type="float" office:value="19905.389675850096" table:style-name="ce5">
            <text:p><text:s/>19,90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60.76843615589996" table:style-name="ce5">
            <text:p><text:s/>8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860.76843615589996" table:style-name="ce5">
            <text:p><text:s/>861<text:s/></text:p>
          </table:table-cell>
          <table:table-cell office:value-type="float" office:value="1.1561009092794543" table:style-name="ce6">
            <text:p>1.156</text:p>
          </table:table-cell>
          <table:table-cell office:value-type="float" office:value="995.13517171888998" table:style-name="ce5">
            <text:p><text:s/>995<text:s/></text:p>
          </table:table-cell>
          <table:table-cell office:value-type="float" office:value="1.0195398556855579" table:style-name="ce6">
            <text:p>1.020</text:p>
          </table:table-cell>
          <table:table-cell office:value-type="float" office:value="1014.5799693619" table:style-name="ce5">
            <text:p><text:s/>1,01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14.5799693619" table:style-name="ce5">
            <text:p><text:s/>1,015<text:s/></text:p>
          </table:table-cell>
          <table:table-cell office:value-type="float" office:value="1.1119610287169797" table:style-name="ce6">
            <text:p>1.112</text:p>
          </table:table-cell>
          <table:table-cell office:value-type="float" office:value="1128.1733864472999" table:style-name="ce5">
            <text:p><text:s/>1,128<text:s/></text:p>
          </table:table-cell>
          <table:table-cell office:value-type="float" office:value="1.3795905066225427" table:style-name="ce6">
            <text:p>1.380</text:p>
          </table:table-cell>
          <table:table-cell office:value-type="float" office:value="1556.4172937669" table:style-name="ce5">
            <text:p><text:s/>1,55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56.4172937669" table:style-name="ce5">
            <text:p><text:s/>1,556<text:s/></text:p>
          </table:table-cell>
          <table:table-cell office:value-type="float" office:value="0.91317967099584429" table:style-name="ce6">
            <text:p>0.913</text:p>
          </table:table-cell>
          <table:table-cell office:value-type="float" office:value="1421.2886322543002" table:style-name="ce5">
            <text:p><text:s/>1,421<text:s/></text:p>
          </table:table-cell>
          <table:table-cell office:value-type="float" office:value="0.80639062392587602" table:style-name="ce6">
            <text:p>0.806</text:p>
          </table:table-cell>
          <table:table-cell office:value-type="float" office:value="1146.1138269423002" table:style-name="ce5">
            <text:p><text:s/>1,14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146.1138269423002" table:style-name="ce5">
            <text:p><text:s/>1,146<text:s/></text:p>
          </table:table-cell>
          <table:table-cell office:value-type="float" office:value="0.91584690814959024" table:style-name="ce6">
            <text:p>0.916</text:p>
          </table:table-cell>
          <table:table-cell office:value-type="float" office:value="1049.6648047926001" table:style-name="ce5">
            <text:p><text:s/>1,050<text:s/></text:p>
          </table:table-cell>
          <table:table-cell office:value-type="float" office:value="1.149919812440404" table:style-name="ce6">
            <text:p>1.150</text:p>
          </table:table-cell>
          <table:table-cell office:value-type="float" office:value="1207.0303554524" table:style-name="ce5">
            <text:p><text:s/>1,20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07.0303554524" table:style-name="ce5">
            <text:p><text:s/>1,207<text:s/></text:p>
          </table:table-cell>
          <table:table-cell office:value-type="float" office:value="1.1073299085096697" table:style-name="ce6">
            <text:p>1.107</text:p>
          </table:table-cell>
          <table:table-cell office:value-type="float" office:value="1336.5808130715" table:style-name="ce5">
            <text:p><text:s/>1,337<text:s/></text:p>
          </table:table-cell>
          <table:table-cell office:value-type="float" office:value="1.5800315816532882" table:style-name="ce6">
            <text:p>1.580</text:p>
          </table:table-cell>
          <table:table-cell office:value-type="float" office:value="2111.8398960847999" table:style-name="ce5">
            <text:p><text:s/>2,1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11.8398960847999" table:style-name="ce5">
            <text:p><text:s/>2,112<text:s/></text:p>
          </table:table-cell>
          <table:table-cell office:value-type="float" office:value="1.1509326349417073" table:style-name="ce6">
            <text:p>1.151</text:p>
          </table:table-cell>
          <table:table-cell office:value-type="float" office:value="2430.5854561759002" table:style-name="ce5">
            <text:p><text:s/>2,431<text:s/></text:p>
          </table:table-cell>
          <table:table-cell office:value-type="float" office:value="0.958414180953165" table:style-name="ce6">
            <text:p>0.958</text:p>
          </table:table-cell>
          <table:table-cell office:value-type="float" office:value="2329.5075692175001" table:style-name="ce5">
            <text:p><text:s/>2,33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29.5075692175001" table:style-name="ce5">
            <text:p><text:s/>2,330<text:s/></text:p>
          </table:table-cell>
          <table:table-cell office:value-type="float" office:value="1.0399976331694418" table:style-name="ce6">
            <text:p>1.040</text:p>
          </table:table-cell>
          <table:table-cell office:value-type="float" office:value="2422.6823584365002" table:style-name="ce5">
            <text:p><text:s/>2,423<text:s/></text:p>
          </table:table-cell>
          <table:table-cell office:value-type="float" office:value="1.0298058315933754" table:style-name="ce6">
            <text:p>1.030</text:p>
          </table:table-cell>
          <table:table-cell office:value-type="float" office:value="2494.8924208162998" table:style-name="ce5">
            <text:p><text:s/>2,4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494.8924208162998" table:style-name="ce5">
            <text:p><text:s/>2,495<text:s/></text:p>
          </table:table-cell>
          <table:table-cell office:value-type="float" office:value="1.043026682830227" table:style-name="ce6">
            <text:p>1.043</text:p>
          </table:table-cell>
          <table:table-cell office:value-type="float" office:value="2602.2393657022999" table:style-name="ce5">
            <text:p><text:s/>2,602<text:s/></text:p>
          </table:table-cell>
          <table:table-cell office:value-type="float" office:value="1.0305388615914866" table:style-name="ce6">
            <text:p>1.031</text:p>
          </table:table-cell>
          <table:table-cell office:value-type="float" office:value="2681.7087935193999" table:style-name="ce5">
            <text:p><text:s/>2,68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681.7087935193999" table:style-name="ce5">
            <text:p><text:s/>2,682<text:s/></text:p>
          </table:table-cell>
          <table:table-cell office:value-type="float" office:value="0.95387620462691936" table:style-name="ce6">
            <text:p>0.954</text:p>
          </table:table-cell>
          <table:table-cell office:value-type="float" office:value="2558.0182058769201" table:style-name="ce5">
            <text:p><text:s/>2,558<text:s/></text:p>
          </table:table-cell>
          <table:table-cell office:value-type="float" office:value="1.180233348120679" table:style-name="ce6">
            <text:p>1.180</text:p>
          </table:table-cell>
          <table:table-cell office:value-type="float" office:value="3019.0583916757696" table:style-name="ce5">
            <text:p><text:s/>3,01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019.0583916757696" table:style-name="ce5">
            <text:p><text:s/>3,019<text:s/></text:p>
          </table:table-cell>
          <table:table-cell office:value-type="float" office:value="0.9535815694879014" table:style-name="ce6">
            <text:p>0.954</text:p>
          </table:table-cell>
          <table:table-cell office:value-type="float" office:value="2878.9184395098" table:style-name="ce5">
            <text:p><text:s/>2,879<text:s/></text:p>
          </table:table-cell>
          <table:table-cell office:value-type="float" office:value="1.0853155400777181" table:style-name="ce6">
            <text:p>1.085</text:p>
          </table:table-cell>
          <table:table-cell office:value-type="float" office:value="3124.5349210162804" table:style-name="ce5">
            <text:p><text:s/>3,12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124.5349210162804" table:style-name="ce5">
            <text:p><text:s/>3,125<text:s/></text:p>
          </table:table-cell>
          <table:table-cell office:value-type="float" office:value="1.1157882208256826" table:style-name="ce6">
            <text:p>1.116</text:p>
          </table:table-cell>
          <table:table-cell office:value-type="float" office:value="3486.31926042847" table:style-name="ce5">
            <text:p><text:s/>3,486<text:s/></text:p>
          </table:table-cell>
          <table:table-cell office:value-type="float" office:value="0.79075396305407375" table:style-name="ce6">
            <text:p>0.791</text:p>
          </table:table-cell>
          <table:table-cell office:value-type="float" office:value="2756.8207716555598" table:style-name="ce5">
            <text:p><text:s/>2,75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56.8207716555598" table:style-name="ce5">
            <text:p><text:s/>2,757<text:s/></text:p>
          </table:table-cell>
          <table:table-cell office:value-type="float" office:value="1.0403394776363193" table:style-name="ce6">
            <text:p>1.040</text:p>
          </table:table-cell>
          <table:table-cell office:value-type="float" office:value="2868.0294815211" table:style-name="ce5">
            <text:p><text:s/>2,868<text:s/></text:p>
          </table:table-cell>
          <table:table-cell office:value-type="float" office:value="0.88501056795336719" table:style-name="ce6">
            <text:p>0.885</text:p>
          </table:table-cell>
          <table:table-cell office:value-type="float" office:value="2538.2364003479902" table:style-name="ce5">
            <text:p><text:s/>2,53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538.2364003479902" table:style-name="ce5">
            <text:p><text:s/>2,538<text:s/></text:p>
          </table:table-cell>
          <table:table-cell office:value-type="float" office:value="0.99417013983223501" table:style-name="ce6">
            <text:p>0.994</text:p>
          </table:table-cell>
          <table:table-cell office:value-type="float" office:value="2523.4388370612301" table:style-name="ce5">
            <text:p><text:s/>2,523<text:s/></text:p>
          </table:table-cell>
          <table:table-cell office:value-type="float" office:value="1.2115804820767584" table:style-name="ce6">
            <text:p>1.212</text:p>
          </table:table-cell>
          <table:table-cell office:value-type="float" office:value="3057.3492426978596" table:style-name="ce5">
            <text:p><text:s/>3,05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057.3492426978596" table:style-name="ce5">
            <text:p><text:s/>3,057<text:s/></text:p>
          </table:table-cell>
          <table:table-cell office:value-type="float" office:value="0.87555422998521015" table:style-name="ce6">
            <text:p>0.876</text:p>
          </table:table-cell>
          <table:table-cell office:value-type="float" office:value="2676.8750619861898" table:style-name="ce5">
            <text:p><text:s/>2,677<text:s/></text:p>
          </table:table-cell>
          <table:table-cell office:value-type="float" office:value="0.81502097671094664" table:style-name="ce6">
            <text:p>0.815</text:p>
          </table:table-cell>
          <table:table-cell office:value-type="float" office:value="2181.7093275531602" table:style-name="ce5">
            <text:p><text:s/>2,18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81.7093275531602" table:style-name="ce5">
            <text:p><text:s/>2,182<text:s/></text:p>
          </table:table-cell>
          <table:table-cell office:value-type="float" office:value="1.0458471843505985" table:style-name="ce6">
            <text:p>1.046</text:p>
          </table:table-cell>
          <table:table-cell office:value-type="float" office:value="2281.7345572929103" table:style-name="ce5">
            <text:p><text:s/>2,282<text:s/></text:p>
          </table:table-cell>
          <table:table-cell office:value-type="float" office:value="1.1487581799026314" table:style-name="ce6">
            <text:p>1.149</text:p>
          </table:table-cell>
          <table:table-cell office:value-type="float" office:value="2621.16123705674" table:style-name="ce5">
            <text:p><text:s/>2,6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621.16123705674" table:style-name="ce5">
            <text:p><text:s/>2,621<text:s/></text:p>
          </table:table-cell>
          <table:table-cell office:value-type="float" office:value="0.99126646915032401" table:style-name="ce6">
            <text:p>0.991</text:p>
          </table:table-cell>
          <table:table-cell office:value-type="float" office:value="2598.2692445309299" table:style-name="ce5">
            <text:p><text:s/>2,598<text:s/></text:p>
          </table:table-cell>
          <table:table-cell office:value-type="float" office:value="1.0814803003421687" table:style-name="ce6">
            <text:p>1.081</text:p>
          </table:table-cell>
          <table:table-cell office:value-type="float" office:value="2809.9770029451297" table:style-name="ce5">
            <text:p><text:s/>2,81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99.96067927858002" table:style-name="ce5">
            <text:p><text:s/>500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99.96067927858002" table:style-name="ce5">
            <text:p><text:s/>500<text:s/></text:p>
          </table:table-cell>
          <table:table-cell office:value-type="float" office:value="1.1386186345647067" table:style-name="ce6">
            <text:p>1.139</text:p>
          </table:table-cell>
          <table:table-cell office:value-type="float" office:value="569.26454597622001" table:style-name="ce5">
            <text:p><text:s/>569<text:s/></text:p>
          </table:table-cell>
          <table:table-cell office:value-type="float" office:value="1.1583039043223402" table:style-name="ce6">
            <text:p>1.158</text:p>
          </table:table-cell>
          <table:table-cell office:value-type="float" office:value="659.38134619653999" table:style-name="ce5">
            <text:p><text:s/>65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59.38134619653999" table:style-name="ce5">
            <text:p><text:s/>659<text:s/></text:p>
          </table:table-cell>
          <table:table-cell office:value-type="float" office:value="1.1179654379726343" table:style-name="ce6">
            <text:p>1.118</text:p>
          </table:table-cell>
          <table:table-cell office:value-type="float" office:value="737.1655554916" table:style-name="ce5">
            <text:p><text:s/>737<text:s/></text:p>
          </table:table-cell>
          <table:table-cell office:value-type="float" office:value="1.4631787721368794" table:style-name="ce6">
            <text:p>1.463</text:p>
          </table:table-cell>
          <table:table-cell office:value-type="float" office:value="1078.6049923457999" table:style-name="ce5">
            <text:p><text:s/>1,079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78.6049923457999" table:style-name="ce5">
            <text:p><text:s/>1,079<text:s/></text:p>
          </table:table-cell>
          <table:table-cell office:value-type="float" office:value="0.91948170537664575" table:style-name="ce6">
            <text:p>0.919</text:p>
          </table:table-cell>
          <table:table-cell office:value-type="float" office:value="991.75755778988002" table:style-name="ce5">
            <text:p><text:s/>992<text:s/></text:p>
          </table:table-cell>
          <table:table-cell office:value-type="float" office:value="0.72646503217590286" table:style-name="ce6">
            <text:p>0.726</text:p>
          </table:table-cell>
          <table:table-cell office:value-type="float" office:value="720.47718613051995" table:style-name="ce5">
            <text:p><text:s/>72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20.47718613051995" table:style-name="ce5">
            <text:p><text:s/>720<text:s/></text:p>
          </table:table-cell>
          <table:table-cell office:value-type="float" office:value="0.91187838164513602" table:style-name="ce6">
            <text:p>0.912</text:p>
          </table:table-cell>
          <table:table-cell office:value-type="float" office:value="656.98757050093991" table:style-name="ce5">
            <text:p><text:s/>657<text:s/></text:p>
          </table:table-cell>
          <table:table-cell office:value-type="float" office:value="1.2233773042479044" table:style-name="ce6">
            <text:p>1.223</text:p>
          </table:table-cell>
          <table:table-cell office:value-type="float" office:value="803.74368292382007" table:style-name="ce5">
            <text:p><text:s/>80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03.74368292382007" table:style-name="ce5">
            <text:p><text:s/>804<text:s/></text:p>
          </table:table-cell>
          <table:table-cell office:value-type="float" office:value="1.0994574447228305" table:style-name="ce6">
            <text:p>1.099</text:p>
          </table:table-cell>
          <table:table-cell office:value-type="float" office:value="883.68197583953997" table:style-name="ce5">
            <text:p><text:s/>884<text:s/></text:p>
          </table:table-cell>
          <table:table-cell office:value-type="float" office:value="1.1005347720955461" table:style-name="ce6">
            <text:p>1.101</text:p>
          </table:table-cell>
          <table:table-cell office:value-type="float" office:value="972.52274188550996" table:style-name="ce5">
            <text:p><text:s/>97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72.52274188550996" table:style-name="ce5">
            <text:p><text:s/>973<text:s/></text:p>
          </table:table-cell>
          <table:table-cell office:value-type="float" office:value="1.1266205664612485" table:style-name="ce6">
            <text:p>1.127</text:p>
          </table:table-cell>
          <table:table-cell office:value-type="float" office:value="1095.6641223595" table:style-name="ce5">
            <text:p><text:s/>1,096<text:s/></text:p>
          </table:table-cell>
          <table:table-cell office:value-type="float" office:value="1.4108830722931052" table:style-name="ce6">
            <text:p>1.411</text:p>
          </table:table-cell>
          <table:table-cell office:value-type="float" office:value="1545.8539631558999" table:style-name="ce5">
            <text:p><text:s/>1,54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45.8539631558999" table:style-name="ce5">
            <text:p><text:s/>1,546<text:s/></text:p>
          </table:table-cell>
          <table:table-cell office:value-type="float" office:value="1.0320149254741788" table:style-name="ce6">
            <text:p>1.032</text:p>
          </table:table-cell>
          <table:table-cell office:value-type="float" office:value="1595.3443625803002" table:style-name="ce5">
            <text:p><text:s/>1,595<text:s/></text:p>
          </table:table-cell>
          <table:table-cell office:value-type="float" office:value="0.90827355300606183" table:style-name="ce6">
            <text:p>0.908</text:p>
          </table:table-cell>
          <table:table-cell office:value-type="float" office:value="1449.0090924690001" table:style-name="ce5">
            <text:p><text:s/>1,4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49.0090924690001" table:style-name="ce5">
            <text:p><text:s/>1,449<text:s/></text:p>
          </table:table-cell>
          <table:table-cell office:value-type="float" office:value="1.0201841154822331" table:style-name="ce6">
            <text:p>1.020</text:p>
          </table:table-cell>
          <table:table-cell office:value-type="float" office:value="1478.2560593262001" table:style-name="ce5">
            <text:p><text:s/>1,478<text:s/></text:p>
          </table:table-cell>
          <table:table-cell office:value-type="float" office:value="1.1448527745484984" table:style-name="ce6">
            <text:p>1.145</text:p>
          </table:table-cell>
          <table:table-cell office:value-type="float" office:value="1692.3855510127298" table:style-name="ce5">
            <text:p><text:s/>1,6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92.3855510127298" table:style-name="ce5">
            <text:p><text:s/>1,692<text:s/></text:p>
          </table:table-cell>
          <table:table-cell office:value-type="float" office:value="0.95983354100104312" table:style-name="ce6">
            <text:p>0.960</text:p>
          </table:table-cell>
          <table:table-cell office:value-type="float" office:value="1624.4084161675501" table:style-name="ce5">
            <text:p><text:s/>1,624<text:s/></text:p>
          </table:table-cell>
          <table:table-cell office:value-type="float" office:value="0.9397408918722423" table:style-name="ce6">
            <text:p>0.940</text:p>
          </table:table-cell>
          <table:table-cell office:value-type="float" office:value="1526.52301377407" table:style-name="ce5">
            <text:p><text:s/>1,5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26.52301377407" table:style-name="ce5">
            <text:p><text:s/>1,527<text:s/></text:p>
          </table:table-cell>
          <table:table-cell office:value-type="float" office:value="0.97288704119566216" table:style-name="ce6">
            <text:p>0.973</text:p>
          </table:table-cell>
          <table:table-cell office:value-type="float" office:value="1485.1344581877402" table:style-name="ce5">
            <text:p><text:s/>1,485<text:s/></text:p>
          </table:table-cell>
          <table:table-cell office:value-type="float" office:value="1.0529669629842269" table:style-name="ce6">
            <text:p>1.053</text:p>
          </table:table-cell>
          <table:table-cell office:value-type="float" office:value="1563.7975200611702" table:style-name="ce5">
            <text:p><text:s/>1,56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63.7975200611702" table:style-name="ce5">
            <text:p><text:s/>1,564<text:s/></text:p>
          </table:table-cell>
          <table:table-cell office:value-type="float" office:value="1.1397995549343551" table:style-name="ce6">
            <text:p>1.140</text:p>
          </table:table-cell>
          <table:table-cell office:value-type="float" office:value="1782.4157173731699" table:style-name="ce5">
            <text:p><text:s/>1,782<text:s/></text:p>
          </table:table-cell>
          <table:table-cell office:value-type="float" office:value="0.88067014809531685" table:style-name="ce6">
            <text:p>0.881</text:p>
          </table:table-cell>
          <table:table-cell office:value-type="float" office:value="1569.7203137864499" table:style-name="ce5">
            <text:p><text:s/>1,57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569.7203137864499" table:style-name="ce5">
            <text:p><text:s/>1,570<text:s/></text:p>
          </table:table-cell>
          <table:table-cell office:value-type="float" office:value="1.0470414215244754" table:style-name="ce6">
            <text:p>1.047</text:p>
          </table:table-cell>
          <table:table-cell office:value-type="float" office:value="1643.5621887428101" table:style-name="ce5">
            <text:p><text:s/>1,644<text:s/></text:p>
          </table:table-cell>
          <table:table-cell office:value-type="float" office:value="0.96145566142879724" table:style-name="ce6">
            <text:p>0.961</text:p>
          </table:table-cell>
          <table:table-cell office:value-type="float" office:value="1580.21217127708" table:style-name="ce5">
            <text:p><text:s/>1,58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580.21217127708" table:style-name="ce5">
            <text:p><text:s/>1,580<text:s/></text:p>
          </table:table-cell>
          <table:table-cell office:value-type="float" office:value="1.0177028171143576" table:style-name="ce6">
            <text:p>1.018</text:p>
          </table:table-cell>
          <table:table-cell office:value-type="float" office:value="1608.1863783470799" table:style-name="ce5">
            <text:p><text:s/>1,608<text:s/></text:p>
          </table:table-cell>
          <table:table-cell office:value-type="float" office:value="1.2501364531957642" table:style-name="ce6">
            <text:p>1.250</text:p>
          </table:table-cell>
          <table:table-cell office:value-type="float" office:value="2010.4524151045598" table:style-name="ce5">
            <text:p><text:s/>2,01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010.4524151045598" table:style-name="ce5">
            <text:p><text:s/>2,010<text:s/></text:p>
          </table:table-cell>
          <table:table-cell office:value-type="float" office:value="0.89865529449803794" table:style-name="ce6">
            <text:p>0.899</text:p>
          </table:table-cell>
          <table:table-cell office:value-type="float" office:value="1806.70370717008" table:style-name="ce5">
            <text:p><text:s/>1,807<text:s/></text:p>
          </table:table-cell>
          <table:table-cell office:value-type="float" office:value="0.82815254973423702" table:style-name="ce6">
            <text:p>0.828</text:p>
          </table:table-cell>
          <table:table-cell office:value-type="float" office:value="1496.2262817072001" table:style-name="ce5">
            <text:p><text:s/>1,49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96.2262817072001" table:style-name="ce5">
            <text:p><text:s/>1,496<text:s/></text:p>
          </table:table-cell>
          <table:table-cell office:value-type="float" office:value="1.0556085001027553" table:style-name="ce6">
            <text:p>1.056</text:p>
          </table:table-cell>
          <table:table-cell office:value-type="float" office:value="1579.42918104726" table:style-name="ce5">
            <text:p><text:s/>1,579<text:s/></text:p>
          </table:table-cell>
          <table:table-cell office:value-type="float" office:value="1.0218725535797013" table:style-name="ce6">
            <text:p>1.022</text:p>
          </table:table-cell>
          <table:table-cell office:value-type="float" office:value="1613.97533043506" table:style-name="ce5">
            <text:p><text:s/>1,61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13.97533043506" table:style-name="ce5">
            <text:p><text:s/>1,614<text:s/></text:p>
          </table:table-cell>
          <table:table-cell office:value-type="float" office:value="1.0018807942327606" table:style-name="ce6">
            <text:p>1.002</text:p>
          </table:table-cell>
          <table:table-cell office:value-type="float" office:value="1617.01088592836" table:style-name="ce5">
            <text:p><text:s/>1,617<text:s/></text:p>
          </table:table-cell>
          <table:table-cell office:value-type="float" office:value="0.91668172005318893" table:style-name="ce6">
            <text:p>0.917</text:p>
          </table:table-cell>
          <table:table-cell office:value-type="float" office:value="1482.28432025754" table:style-name="ce5">
            <text:p><text:s/>1,48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extrativ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60.80775687732" table:style-name="ce5">
            <text:p><text:s/>36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60.80775687732" table:style-name="ce5">
            <text:p><text:s/>361<text:s/></text:p>
          </table:table-cell>
          <table:table-cell office:value-type="float" office:value="1.180325582322423" table:style-name="ce6">
            <text:p>1.180</text:p>
          </table:table-cell>
          <table:table-cell office:value-type="float" office:value="425.87062574266992" table:style-name="ce5">
            <text:p><text:s/>426<text:s/></text:p>
          </table:table-cell>
          <table:table-cell office:value-type="float" office:value="0.83405288295226743" table:style-name="ce6">
            <text:p>0.834</text:p>
          </table:table-cell>
          <table:table-cell office:value-type="float" office:value="355.19862316535995" table:style-name="ce5">
            <text:p><text:s/>35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55.19862316535995" table:style-name="ce5">
            <text:p><text:s/>355<text:s/></text:p>
          </table:table-cell>
          <table:table-cell office:value-type="float" office:value="1.1008146019013967" table:style-name="ce6">
            <text:p>1.101</text:p>
          </table:table-cell>
          <table:table-cell office:value-type="float" office:value="391.00783095569994" table:style-name="ce5">
            <text:p><text:s/>391<text:s/></text:p>
          </table:table-cell>
          <table:table-cell office:value-type="float" office:value="1.2220018720679662" table:style-name="ce6">
            <text:p>1.222</text:p>
          </table:table-cell>
          <table:table-cell office:value-type="float" office:value="477.81230142110013" table:style-name="ce5">
            <text:p><text:s/>47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7.81230142110013" table:style-name="ce5">
            <text:p><text:s/>478<text:s/></text:p>
          </table:table-cell>
          <table:table-cell office:value-type="float" office:value="0.89895357065298875" table:style-name="ce6">
            <text:p>0.899</text:p>
          </table:table-cell>
          <table:table-cell office:value-type="float" office:value="429.5310744644201" table:style-name="ce5">
            <text:p><text:s/>430<text:s/></text:p>
          </table:table-cell>
          <table:table-cell office:value-type="float" office:value="0.9909332900826886" table:style-name="ce6">
            <text:p>0.991</text:p>
          </table:table-cell>
          <table:table-cell office:value-type="float" office:value="425.63664081178007" table:style-name="ce5">
            <text:p><text:s/>42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25.63664081178007" table:style-name="ce5">
            <text:p><text:s/>426<text:s/></text:p>
          </table:table-cell>
          <table:table-cell office:value-type="float" office:value="0.92256445202353965" table:style-name="ce6">
            <text:p>0.923</text:p>
          </table:table-cell>
          <table:table-cell office:value-type="float" office:value="392.67723429166006" table:style-name="ce5">
            <text:p><text:s/>393<text:s/></text:p>
          </table:table-cell>
          <table:table-cell office:value-type="float" office:value="1.0270182157518195" table:style-name="ce6">
            <text:p>1.027</text:p>
          </table:table-cell>
          <table:table-cell office:value-type="float" office:value="403.28667252857997" table:style-name="ce5">
            <text:p><text:s/>4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03.28667252857997" table:style-name="ce5">
            <text:p><text:s/>403<text:s/></text:p>
          </table:table-cell>
          <table:table-cell office:value-type="float" office:value="1.1230195989178497" table:style-name="ce6">
            <text:p>1.123</text:p>
          </table:table-cell>
          <table:table-cell office:value-type="float" office:value="452.89883723196004" table:style-name="ce5">
            <text:p><text:s/>453<text:s/></text:p>
          </table:table-cell>
          <table:table-cell office:value-type="float" office:value="2.5156106850761661" table:style-name="ce6">
            <text:p>2.516</text:p>
          </table:table-cell>
          <table:table-cell office:value-type="float" office:value="1139.3171541992901" table:style-name="ce5">
            <text:p><text:s/>1,13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39.3171541992901" table:style-name="ce5">
            <text:p><text:s/>1,139<text:s/></text:p>
          </table:table-cell>
          <table:table-cell office:value-type="float" office:value="1.1716854511460246" table:style-name="ce6">
            <text:p>1.172</text:p>
          </table:table-cell>
          <table:table-cell office:value-type="float" office:value="1334.9213338164" table:style-name="ce5">
            <text:p><text:s/>1,335<text:s/></text:p>
          </table:table-cell>
          <table:table-cell office:value-type="float" office:value="0.58704103845671318" table:style-name="ce6">
            <text:p>0.587</text:p>
          </table:table-cell>
          <table:table-cell office:value-type="float" office:value="783.65360606160016" table:style-name="ce5">
            <text:p><text:s/>78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83.65360606160016" table:style-name="ce5">
            <text:p><text:s/>784<text:s/></text:p>
          </table:table-cell>
          <table:table-cell office:value-type="float" office:value="1.0557445144853528" table:style-name="ce6">
            <text:p>1.056</text:p>
          </table:table-cell>
          <table:table-cell office:value-type="float" office:value="827.3379958562" table:style-name="ce5">
            <text:p><text:s/>827<text:s/></text:p>
          </table:table-cell>
          <table:table-cell office:value-type="float" office:value="1.264154835853913" table:style-name="ce6">
            <text:p>1.264</text:p>
          </table:table-cell>
          <table:table-cell office:value-type="float" office:value="1045.8833283472998" table:style-name="ce5">
            <text:p><text:s/>1,04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045.8833283472998" table:style-name="ce5">
            <text:p><text:s/>1,046<text:s/></text:p>
          </table:table-cell>
          <table:table-cell office:value-type="float" office:value="1.0746737001269668" table:style-name="ce6">
            <text:p>1.075</text:p>
          </table:table-cell>
          <table:table-cell office:value-type="float" office:value="1123.9833063761" table:style-name="ce5">
            <text:p><text:s/>1,124<text:s/></text:p>
          </table:table-cell>
          <table:table-cell office:value-type="float" office:value="0.88019389335630338" table:style-name="ce6">
            <text:p>0.880</text:p>
          </table:table-cell>
          <table:table-cell office:value-type="float" office:value="989.32324250667023" table:style-name="ce5">
            <text:p><text:s/>9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989.32324250667023" table:style-name="ce5">
            <text:p><text:s/>989<text:s/></text:p>
          </table:table-cell>
          <table:table-cell office:value-type="float" office:value="0.94368528868670098" table:style-name="ce6">
            <text:p>0.944</text:p>
          </table:table-cell>
          <table:table-cell office:value-type="float" office:value="933.60978970937015" table:style-name="ce5">
            <text:p><text:s/>934<text:s/></text:p>
          </table:table-cell>
          <table:table-cell office:value-type="float" office:value="1.5986715160370388" table:style-name="ce6">
            <text:p>1.599</text:p>
          </table:table-cell>
          <table:table-cell office:value-type="float" office:value="1492.5353779016998" table:style-name="ce5">
            <text:p><text:s/>1,49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492.5353779016998" table:style-name="ce5">
            <text:p><text:s/>1,493<text:s/></text:p>
          </table:table-cell>
          <table:table-cell office:value-type="float" office:value="0.93383647849039875" table:style-name="ce6">
            <text:p>0.934</text:p>
          </table:table-cell>
          <table:table-cell office:value-type="float" office:value="1393.7839813220598" table:style-name="ce5">
            <text:p><text:s/>1,394<text:s/></text:p>
          </table:table-cell>
          <table:table-cell office:value-type="float" office:value="1.1197842864248506" table:style-name="ce6">
            <text:p>1.120</text:p>
          </table:table-cell>
          <table:table-cell office:value-type="float" office:value="1560.7374009551102" table:style-name="ce5">
            <text:p><text:s/>1,56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560.7374009551102" table:style-name="ce5">
            <text:p><text:s/>1,561<text:s/></text:p>
          </table:table-cell>
          <table:table-cell office:value-type="float" office:value="1.0917298079821616" table:style-name="ce6">
            <text:p>1.092</text:p>
          </table:table-cell>
          <table:table-cell office:value-type="float" office:value="1703.9035430553001" table:style-name="ce5">
            <text:p><text:s/>1,704<text:s/></text:p>
          </table:table-cell>
          <table:table-cell office:value-type="float" office:value="0.69669463550765254" table:style-name="ce6">
            <text:p>0.697</text:p>
          </table:table-cell>
          <table:table-cell office:value-type="float" office:value="1187.1004578691102" table:style-name="ce5">
            <text:p><text:s/>1,1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87.1004578691102" table:style-name="ce5">
            <text:p><text:s/>1,187<text:s/></text:p>
          </table:table-cell>
          <table:table-cell office:value-type="float" office:value="1.0314773991210944" table:style-name="ce6">
            <text:p>1.031</text:p>
          </table:table-cell>
          <table:table-cell office:value-type="float" office:value="1224.4672927782901" table:style-name="ce5">
            <text:p><text:s/>1,224<text:s/></text:p>
          </table:table-cell>
          <table:table-cell office:value-type="float" office:value="0.78240083236292379" table:style-name="ce6">
            <text:p>0.782</text:p>
          </table:table-cell>
          <table:table-cell office:value-type="float" office:value="958.02422907091" table:style-name="ce5">
            <text:p><text:s/>95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958.02422907091" table:style-name="ce5">
            <text:p><text:s/>958<text:s/></text:p>
          </table:table-cell>
          <table:table-cell office:value-type="float" office:value="0.95535418723361543" table:style-name="ce6">
            <text:p>0.955</text:p>
          </table:table-cell>
          <table:table-cell office:value-type="float" office:value="915.25245871415018" table:style-name="ce5">
            <text:p><text:s/>915<text:s/></text:p>
          </table:table-cell>
          <table:table-cell office:value-type="float" office:value="1.1438339418001657" table:style-name="ce6">
            <text:p>1.144</text:p>
          </table:table-cell>
          <table:table-cell office:value-type="float" office:value="1046.8968275932998" table:style-name="ce5">
            <text:p><text:s/>1,04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046.8968275932998" table:style-name="ce5">
            <text:p><text:s/>1,047<text:s/></text:p>
          </table:table-cell>
          <table:table-cell office:value-type="float" office:value="0.83119112779865589" table:style-name="ce6">
            <text:p>0.831</text:p>
          </table:table-cell>
          <table:table-cell office:value-type="float" office:value="870.1713548161099" table:style-name="ce5">
            <text:p><text:s/>870<text:s/></text:p>
          </table:table-cell>
          <table:table-cell office:value-type="float" office:value="0.78775639079824766" table:style-name="ce6">
            <text:p>0.788</text:p>
          </table:table-cell>
          <table:table-cell office:value-type="float" office:value="685.48304584596019" table:style-name="ce5">
            <text:p><text:s/>68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5.48304584596019" table:style-name="ce5">
            <text:p><text:s/>685<text:s/></text:p>
          </table:table-cell>
          <table:table-cell office:value-type="float" office:value="1.0245408409465901" table:style-name="ce6">
            <text:p>1.025</text:p>
          </table:table-cell>
          <table:table-cell office:value-type="float" office:value="702.30537624565011" table:style-name="ce5">
            <text:p><text:s/>702<text:s/></text:p>
          </table:table-cell>
          <table:table-cell office:value-type="float" office:value="1.4341139064118307" table:style-name="ce6">
            <text:p>1.434</text:p>
          </table:table-cell>
          <table:table-cell office:value-type="float" office:value="1007.1859066216798" table:style-name="ce5">
            <text:p><text:s/>1,0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007.1859066216798" table:style-name="ce5">
            <text:p><text:s/>1,007<text:s/></text:p>
          </table:table-cell>
          <table:table-cell office:value-type="float" office:value="0.97425743564455114" table:style-name="ce6">
            <text:p>0.974</text:p>
          </table:table-cell>
          <table:table-cell office:value-type="float" office:value="981.25835860257007" table:style-name="ce5">
            <text:p><text:s/>981<text:s/></text:p>
          </table:table-cell>
          <table:table-cell office:value-type="float" office:value="1.3530510808370428" table:style-name="ce6">
            <text:p>1.353</text:p>
          </table:table-cell>
          <table:table-cell office:value-type="float" office:value="1327.6926826875899" table:style-name="ce5">
            <text:p><text:s/>1,328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420.846792507" table:style-name="ce5">
            <text:p><text:s/>16,4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420.846792507" table:style-name="ce5">
            <text:p><text:s/>16,421<text:s/></text:p>
          </table:table-cell>
          <table:table-cell office:value-type="float" office:value="1.0762388388620894" table:style-name="ce6">
            <text:p>1.076</text:p>
          </table:table-cell>
          <table:table-cell office:value-type="float" office:value="17672.753085099997" table:style-name="ce5">
            <text:p><text:s/>17,673<text:s/></text:p>
          </table:table-cell>
          <table:table-cell office:value-type="float" office:value="1.2971617828239062" table:style-name="ce6">
            <text:p>1.297</text:p>
          </table:table-cell>
          <table:table-cell office:value-type="float" office:value="22924.419899275003" table:style-name="ce5">
            <text:p><text:s/>22,92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2924.419899275003" table:style-name="ce5">
            <text:p><text:s/>22,924<text:s/></text:p>
          </table:table-cell>
          <table:table-cell office:value-type="float" office:value="1.0759850628575376" table:style-name="ce6">
            <text:p>1.076</text:p>
          </table:table-cell>
          <table:table-cell office:value-type="float" office:value="24666.333386293998" table:style-name="ce5">
            <text:p><text:s/>24,666<text:s/></text:p>
          </table:table-cell>
          <table:table-cell office:value-type="float" office:value="1.0128490709456279" table:style-name="ce6">
            <text:p>1.013</text:p>
          </table:table-cell>
          <table:table-cell office:value-type="float" office:value="24983.272853942999" table:style-name="ce5">
            <text:p><text:s/>24,98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983.272853942999" table:style-name="ce5">
            <text:p><text:s/>24,983<text:s/></text:p>
          </table:table-cell>
          <table:table-cell office:value-type="float" office:value="1.0234229642183026" table:style-name="ce6">
            <text:p>1.023</text:p>
          </table:table-cell>
          <table:table-cell office:value-type="float" office:value="25568.455160056998" table:style-name="ce5">
            <text:p><text:s/>25,568<text:s/></text:p>
          </table:table-cell>
          <table:table-cell office:value-type="float" office:value="1.1309274253432267" table:style-name="ce6">
            <text:p>1.131</text:p>
          </table:table-cell>
          <table:table-cell office:value-type="float" office:value="28916.067164167001" table:style-name="ce5">
            <text:p><text:s/>28,91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8916.067164167001" table:style-name="ce5">
            <text:p><text:s/>28,916<text:s/></text:p>
          </table:table-cell>
          <table:table-cell office:value-type="float" office:value="1.0219536057759149" table:style-name="ce6">
            <text:p>1.022</text:p>
          </table:table-cell>
          <table:table-cell office:value-type="float" office:value="29550.879103279" table:style-name="ce5">
            <text:p><text:s/>29,551<text:s/></text:p>
          </table:table-cell>
          <table:table-cell office:value-type="float" office:value="1.0794276279027366" table:style-name="ce6">
            <text:p>1.079</text:p>
          </table:table-cell>
          <table:table-cell office:value-type="float" office:value="31898.035332893003" table:style-name="ce5">
            <text:p><text:s/>31,8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898.035332893003" table:style-name="ce5">
            <text:p><text:s/>31,898<text:s/></text:p>
          </table:table-cell>
          <table:table-cell office:value-type="float" office:value="1.0481095936880014" table:style-name="ce6">
            <text:p>1.048</text:p>
          </table:table-cell>
          <table:table-cell office:value-type="float" office:value="33432.636852203999" table:style-name="ce5">
            <text:p><text:s/>33,433<text:s/></text:p>
          </table:table-cell>
          <table:table-cell office:value-type="float" office:value="1.1526175549248259" table:style-name="ce6">
            <text:p>1.153</text:p>
          </table:table-cell>
          <table:table-cell office:value-type="float" office:value="38535.044143277002" table:style-name="ce5">
            <text:p><text:s/>38,53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535.044143277002" table:style-name="ce5">
            <text:p><text:s/>38,535<text:s/></text:p>
          </table:table-cell>
          <table:table-cell office:value-type="float" office:value="1.0769660425565761" table:style-name="ce6">
            <text:p>1.077</text:p>
          </table:table-cell>
          <table:table-cell office:value-type="float" office:value="41500.933990727994" table:style-name="ce5">
            <text:p><text:s/>41,501<text:s/></text:p>
          </table:table-cell>
          <table:table-cell office:value-type="float" office:value="1.1941922210109428" table:style-name="ce6">
            <text:p>1.194</text:p>
          </table:table-cell>
          <table:table-cell office:value-type="float" office:value="49560.092536415999" table:style-name="ce5">
            <text:p><text:s/>49,5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9560.092536415999" table:style-name="ce5">
            <text:p><text:s/>49,560<text:s/></text:p>
          </table:table-cell>
          <table:table-cell office:value-type="float" office:value="0.95216483446385747" table:style-name="ce6">
            <text:p>0.952</text:p>
          </table:table-cell>
          <table:table-cell office:value-type="float" office:value="47189.377305949994" table:style-name="ce5">
            <text:p><text:s/>47,189<text:s/></text:p>
          </table:table-cell>
          <table:table-cell office:value-type="float" office:value="1.0461427631287996" table:style-name="ce6">
            <text:p>1.046</text:p>
          </table:table-cell>
          <table:table-cell office:value-type="float" office:value="49366.825565174004" table:style-name="ce5">
            <text:p><text:s/>49,36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9366.825565174004" table:style-name="ce5">
            <text:p><text:s/>49,367<text:s/></text:p>
          </table:table-cell>
          <table:table-cell office:value-type="float" office:value="1.130200444567705" table:style-name="ce6">
            <text:p>1.130</text:p>
          </table:table-cell>
          <table:table-cell office:value-type="float" office:value="55794.408200655998" table:style-name="ce5">
            <text:p><text:s/>55,794<text:s/></text:p>
          </table:table-cell>
          <table:table-cell office:value-type="float" office:value="0.95173915738471593" table:style-name="ce6">
            <text:p>0.952</text:p>
          </table:table-cell>
          <table:table-cell office:value-type="float" office:value="53101.723047671228" table:style-name="ce5">
            <text:p><text:s/>53,10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3101.723047671228" table:style-name="ce5">
            <text:p><text:s/>53,102<text:s/></text:p>
          </table:table-cell>
          <table:table-cell office:value-type="float" office:value="1.0502551287917048" table:style-name="ce6">
            <text:p>1.050</text:p>
          </table:table-cell>
          <table:table-cell office:value-type="float" office:value="55770.356978493379" table:style-name="ce5">
            <text:p><text:s/>55,770<text:s/></text:p>
          </table:table-cell>
          <table:table-cell office:value-type="float" office:value="1.0847511645929544" table:style-name="ce6">
            <text:p>1.085</text:p>
          </table:table-cell>
          <table:table-cell office:value-type="float" office:value="60496.959682185494" table:style-name="ce5">
            <text:p><text:s/>60,49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60496.959682185494" table:style-name="ce5">
            <text:p><text:s/>60,497<text:s/></text:p>
          </table:table-cell>
          <table:table-cell office:value-type="float" office:value="0.99129913286906746" table:style-name="ce6">
            <text:p>0.991</text:p>
          </table:table-cell>
          <table:table-cell office:value-type="float" office:value="59970.583674165413" table:style-name="ce5">
            <text:p><text:s/>59,971<text:s/></text:p>
          </table:table-cell>
          <table:table-cell office:value-type="float" office:value="1.1574610994962293" table:style-name="ce6">
            <text:p>1.157</text:p>
          </table:table-cell>
          <table:table-cell office:value-type="float" office:value="69413.617716930108" table:style-name="ce5">
            <text:p><text:s/>69,41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9413.617716930108" table:style-name="ce5">
            <text:p><text:s/>69,414<text:s/></text:p>
          </table:table-cell>
          <table:table-cell office:value-type="float" office:value="1.0472447881571774" table:style-name="ce6">
            <text:p>1.047</text:p>
          </table:table-cell>
          <table:table-cell office:value-type="float" office:value="72693.049381189776" table:style-name="ce5">
            <text:p><text:s/>72,693<text:s/></text:p>
          </table:table-cell>
          <table:table-cell office:value-type="float" office:value="1.0771966379679143" table:style-name="ce6">
            <text:p>1.077</text:p>
          </table:table-cell>
          <table:table-cell office:value-type="float" office:value="78304.708397053197" table:style-name="ce5">
            <text:p><text:s/>78,30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8304.708397053197" table:style-name="ce5">
            <text:p><text:s/>78,305<text:s/></text:p>
          </table:table-cell>
          <table:table-cell office:value-type="float" office:value="1.069567668008214" table:style-name="ce6">
            <text:p>1.070</text:p>
          </table:table-cell>
          <table:table-cell office:value-type="float" office:value="83752.184354299388" table:style-name="ce5">
            <text:p><text:s/>83,752<text:s/></text:p>
          </table:table-cell>
          <table:table-cell office:value-type="float" office:value="1.013809782155582" table:style-name="ce6">
            <text:p>1.014</text:p>
          </table:table-cell>
          <table:table-cell office:value-type="float" office:value="84908.783775286429" table:style-name="ce5">
            <text:p><text:s/>84,909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4908.783775286429" table:style-name="ce5">
            <text:p><text:s/>84,909<text:s/></text:p>
          </table:table-cell>
          <table:table-cell office:value-type="float" office:value="1.0166269340868623" table:style-name="ce6">
            <text:p>1.017</text:p>
          </table:table-cell>
          <table:table-cell office:value-type="float" office:value="86320.556526513741" table:style-name="ce5">
            <text:p><text:s/>86,321<text:s/></text:p>
          </table:table-cell>
          <table:table-cell office:value-type="float" office:value="1.0490319874660106" table:style-name="ce6">
            <text:p>1.049</text:p>
          </table:table-cell>
          <table:table-cell office:value-type="float" office:value="90553.024972180836" table:style-name="ce5">
            <text:p><text:s/>90,55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90553.024972180836" table:style-name="ce5">
            <text:p><text:s/>90,553<text:s/></text:p>
          </table:table-cell>
          <table:table-cell office:value-type="float" office:value="0.96316519166410919" table:style-name="ce6">
            <text:p>0.963</text:p>
          </table:table-cell>
          <table:table-cell office:value-type="float" office:value="87217.52165309542" table:style-name="ce5">
            <text:p><text:s/>87,218<text:s/></text:p>
          </table:table-cell>
          <table:table-cell office:value-type="float" office:value="1.078633677170926" table:style-name="ce6">
            <text:p>1.079</text:p>
          </table:table-cell>
          <table:table-cell office:value-type="float" office:value="94075.756094413169" table:style-name="ce5">
            <text:p><text:s/>94,07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94075.756094413169" table:style-name="ce5">
            <text:p><text:s/>94,076<text:s/></text:p>
          </table:table-cell>
          <table:table-cell office:value-type="float" office:value="1.0302595931339447" table:style-name="ce6">
            <text:p>1.030</text:p>
          </table:table-cell>
          <table:table-cell office:value-type="float" office:value="96922.450197598315" table:style-name="ce5">
            <text:p><text:s/>96,922<text:s/></text:p>
          </table:table-cell>
          <table:table-cell office:value-type="float" office:value="1.0233096122346368" table:style-name="ce6">
            <text:p>1.023</text:p>
          </table:table-cell>
          <table:table-cell office:value-type="float" office:value="99181.674928535213" table:style-name="ce5">
            <text:p><text:s/>99,1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9181.674928535213" table:style-name="ce5">
            <text:p><text:s/>99,182<text:s/></text:p>
          </table:table-cell>
          <table:table-cell office:value-type="float" office:value="0.97387059359484263" table:style-name="ce6">
            <text:p>0.974</text:p>
          </table:table-cell>
          <table:table-cell office:value-type="float" office:value="96590.116636383318" table:style-name="ce5">
            <text:p><text:s/>96,590<text:s/></text:p>
          </table:table-cell>
          <table:table-cell office:value-type="float" office:value="1.0840557411284468" table:style-name="ce6">
            <text:p>1.084</text:p>
          </table:table-cell>
          <table:table-cell office:value-type="float" office:value="104709.07047593764" table:style-name="ce5">
            <text:p><text:s/>104,70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273.751923705" table:style-name="ce5">
            <text:p><text:s/>12,27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273.751923705" table:style-name="ce5">
            <text:p><text:s/>12,274<text:s/></text:p>
          </table:table-cell>
          <table:table-cell office:value-type="float" office:value="1.054499674769545" table:style-name="ce6">
            <text:p>1.054</text:p>
          </table:table-cell>
          <table:table-cell office:value-type="float" office:value="12942.667411749" table:style-name="ce5">
            <text:p><text:s/>12,943<text:s/></text:p>
          </table:table-cell>
          <table:table-cell office:value-type="float" office:value="1.3600098343327007" table:style-name="ce6">
            <text:p>1.360</text:p>
          </table:table-cell>
          <table:table-cell office:value-type="float" office:value="17602.154962476001" table:style-name="ce5">
            <text:p><text:s/>17,60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7602.154962476001" table:style-name="ce5">
            <text:p><text:s/>17,602<text:s/></text:p>
          </table:table-cell>
          <table:table-cell office:value-type="float" office:value="1.0733567730170901" table:style-name="ce6">
            <text:p>1.073</text:p>
          </table:table-cell>
          <table:table-cell office:value-type="float" office:value="18893.392248669999" table:style-name="ce5">
            <text:p><text:s/>18,893<text:s/></text:p>
          </table:table-cell>
          <table:table-cell office:value-type="float" office:value="1.005519007320739" table:style-name="ce6">
            <text:p>1.006</text:p>
          </table:table-cell>
          <table:table-cell office:value-type="float" office:value="18997.665018804" table:style-name="ce5">
            <text:p><text:s/>18,99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997.665018804" table:style-name="ce5">
            <text:p><text:s/>18,998<text:s/></text:p>
          </table:table-cell>
          <table:table-cell office:value-type="float" office:value="1.0192822930365082" table:style-name="ce6">
            <text:p>1.019</text:p>
          </table:table-cell>
          <table:table-cell office:value-type="float" office:value="19363.983562706002" table:style-name="ce5">
            <text:p><text:s/>19,364<text:s/></text:p>
          </table:table-cell>
          <table:table-cell office:value-type="float" office:value="1.1125662565391268" table:style-name="ce6">
            <text:p>1.113</text:p>
          </table:table-cell>
          <table:table-cell office:value-type="float" office:value="21543.714704045" table:style-name="ce5">
            <text:p><text:s/>21,544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1543.714704045" table:style-name="ce5">
            <text:p><text:s/>21,544<text:s/></text:p>
          </table:table-cell>
          <table:table-cell office:value-type="float" office:value="1.0252357989310878" table:style-name="ce6">
            <text:p>1.025</text:p>
          </table:table-cell>
          <table:table-cell office:value-type="float" office:value="22087.387556545" table:style-name="ce5">
            <text:p><text:s/>22,087<text:s/></text:p>
          </table:table-cell>
          <table:table-cell office:value-type="float" office:value="1.0547928551943837" table:style-name="ce6">
            <text:p>1.055</text:p>
          </table:table-cell>
          <table:table-cell office:value-type="float" office:value="23297.618584553002" table:style-name="ce5">
            <text:p><text:s/>23,2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297.618584553002" table:style-name="ce5">
            <text:p><text:s/>23,298<text:s/></text:p>
          </table:table-cell>
          <table:table-cell office:value-type="float" office:value="1.0478112097557704" table:style-name="ce6">
            <text:p>1.048</text:p>
          </table:table-cell>
          <table:table-cell office:value-type="float" office:value="24411.505913508998" table:style-name="ce5">
            <text:p><text:s/>24,412<text:s/></text:p>
          </table:table-cell>
          <table:table-cell office:value-type="float" office:value="1.186454325069892" table:style-name="ce6">
            <text:p>1.186</text:p>
          </table:table-cell>
          <table:table-cell office:value-type="float" office:value="28963.136772551999" table:style-name="ce5">
            <text:p><text:s/>28,96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963.136772551999" table:style-name="ce5">
            <text:p><text:s/>28,963<text:s/></text:p>
          </table:table-cell>
          <table:table-cell office:value-type="float" office:value="1.0774086136007448" table:style-name="ce6">
            <text:p>1.077</text:p>
          </table:table-cell>
          <table:table-cell office:value-type="float" office:value="31205.133035644001" table:style-name="ce5">
            <text:p><text:s/>31,205<text:s/></text:p>
          </table:table-cell>
          <table:table-cell office:value-type="float" office:value="1.2151828737705113" table:style-name="ce6">
            <text:p>1.215</text:p>
          </table:table-cell>
          <table:table-cell office:value-type="float" office:value="37919.943238644999" table:style-name="ce5">
            <text:p><text:s/>37,92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7919.943238644999" table:style-name="ce5">
            <text:p><text:s/>37,920<text:s/></text:p>
          </table:table-cell>
          <table:table-cell office:value-type="float" office:value="0.94383613899127494" table:style-name="ce6">
            <text:p>0.944</text:p>
          </table:table-cell>
          <table:table-cell office:value-type="float" office:value="35790.212817130996" table:style-name="ce5">
            <text:p><text:s/>35,790<text:s/></text:p>
          </table:table-cell>
          <table:table-cell office:value-type="float" office:value="1.0140437285159261" table:style-name="ce6">
            <text:p>1.014</text:p>
          </table:table-cell>
          <table:table-cell office:value-type="float" office:value="36292.840849461994" table:style-name="ce5">
            <text:p><text:s/>36,2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292.840849461994" table:style-name="ce5">
            <text:p><text:s/>36,293<text:s/></text:p>
          </table:table-cell>
          <table:table-cell office:value-type="float" office:value="1.1327408959639604" table:style-name="ce6">
            <text:p>1.133</text:p>
          </table:table-cell>
          <table:table-cell office:value-type="float" office:value="41110.385060897002" table:style-name="ce5">
            <text:p><text:s/>41,110<text:s/></text:p>
          </table:table-cell>
          <table:table-cell office:value-type="float" office:value="0.96123202100584115" table:style-name="ce6">
            <text:p>0.961</text:p>
          </table:table-cell>
          <table:table-cell office:value-type="float" office:value="39516.618516414368" table:style-name="ce5">
            <text:p><text:s/>39,51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516.618516414368" table:style-name="ce5">
            <text:p><text:s/>39,517<text:s/></text:p>
          </table:table-cell>
          <table:table-cell office:value-type="float" office:value="1.0452124622368477" table:style-name="ce6">
            <text:p>1.045</text:p>
          </table:table-cell>
          <table:table-cell office:value-type="float" office:value="41303.262138815669" table:style-name="ce5">
            <text:p><text:s/>41,303<text:s/></text:p>
          </table:table-cell>
          <table:table-cell office:value-type="float" office:value="1.1352411529860427" table:style-name="ce6">
            <text:p>1.135</text:p>
          </table:table-cell>
          <table:table-cell office:value-type="float" office:value="46889.162932553867" table:style-name="ce5">
            <text:p><text:s/>46,88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6889.162932553867" table:style-name="ce5">
            <text:p><text:s/>46,889<text:s/></text:p>
          </table:table-cell>
          <table:table-cell office:value-type="float" office:value="0.98979515708209853" table:style-name="ce6">
            <text:p>0.990</text:p>
          </table:table-cell>
          <table:table-cell office:value-type="float" office:value="46410.666390275263" table:style-name="ce5">
            <text:p><text:s/>46,411<text:s/></text:p>
          </table:table-cell>
          <table:table-cell office:value-type="float" office:value="1.145526879044876" table:style-name="ce6">
            <text:p>1.146</text:p>
          </table:table-cell>
          <table:table-cell office:value-type="float" office:value="53164.665824444943" table:style-name="ce5">
            <text:p><text:s/>53,1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3164.665824444943" table:style-name="ce5">
            <text:p><text:s/>53,165<text:s/></text:p>
          </table:table-cell>
          <table:table-cell office:value-type="float" office:value="1.042368966627409" table:style-name="ce6">
            <text:p>1.042</text:p>
          </table:table-cell>
          <table:table-cell office:value-type="float" office:value="55417.197776518202" table:style-name="ce5">
            <text:p><text:s/>55,417<text:s/></text:p>
          </table:table-cell>
          <table:table-cell office:value-type="float" office:value="1.0877810282564662" table:style-name="ce6">
            <text:p>1.088</text:p>
          </table:table-cell>
          <table:table-cell office:value-type="float" office:value="60281.776380432922" table:style-name="ce5">
            <text:p><text:s/>60,28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0281.776380432922" table:style-name="ce5">
            <text:p><text:s/>60,282<text:s/></text:p>
          </table:table-cell>
          <table:table-cell office:value-type="float" office:value="1.0751572173326647" table:style-name="ce6">
            <text:p>1.075</text:p>
          </table:table-cell>
          <table:table-cell office:value-type="float" office:value="64812.386949056214" table:style-name="ce5">
            <text:p><text:s/>64,812<text:s/></text:p>
          </table:table-cell>
          <table:table-cell office:value-type="float" office:value="1.0545669665722186" table:style-name="ce6">
            <text:p>1.055</text:p>
          </table:table-cell>
          <table:table-cell office:value-type="float" office:value="68349.002301171058" table:style-name="ce5">
            <text:p><text:s/>68,34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8349.002301171058" table:style-name="ce5">
            <text:p><text:s/>68,349<text:s/></text:p>
          </table:table-cell>
          <table:table-cell office:value-type="float" office:value="1.0172918378367501" table:style-name="ce6">
            <text:p>1.017</text:p>
          </table:table-cell>
          <table:table-cell office:value-type="float" office:value="69530.882165266565" table:style-name="ce5">
            <text:p><text:s/>69,531<text:s/></text:p>
          </table:table-cell>
          <table:table-cell office:value-type="float" office:value="1.0405516782231903" table:style-name="ce6">
            <text:p>1.041</text:p>
          </table:table-cell>
          <table:table-cell office:value-type="float" office:value="72350.476125407033" table:style-name="ce5">
            <text:p><text:s/>72,35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2350.476125407033" table:style-name="ce5">
            <text:p><text:s/>72,350<text:s/></text:p>
          </table:table-cell>
          <table:table-cell office:value-type="float" office:value="0.96164186093978421" table:style-name="ce6">
            <text:p>0.962</text:p>
          </table:table-cell>
          <table:table-cell office:value-type="float" office:value="69575.246501115849" table:style-name="ce5">
            <text:p><text:s/>69,575<text:s/></text:p>
          </table:table-cell>
          <table:table-cell office:value-type="float" office:value="1.0745697569053589" table:style-name="ce6">
            <text:p>1.075</text:p>
          </table:table-cell>
          <table:table-cell office:value-type="float" office:value="74763.455719334466" table:style-name="ce5">
            <text:p><text:s/>74,76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4763.455719334466" table:style-name="ce5">
            <text:p><text:s/>74,763<text:s/></text:p>
          </table:table-cell>
          <table:table-cell office:value-type="float" office:value="1.0267236135436273" table:style-name="ce6">
            <text:p>1.027</text:p>
          </table:table-cell>
          <table:table-cell office:value-type="float" office:value="76761.40541716406" table:style-name="ce5">
            <text:p><text:s/>76,761<text:s/></text:p>
          </table:table-cell>
          <table:table-cell office:value-type="float" office:value="1.0287024576615851" table:style-name="ce6">
            <text:p>1.029</text:p>
          </table:table-cell>
          <table:table-cell office:value-type="float" office:value="78964.646406193991" table:style-name="ce5">
            <text:p><text:s/>78,96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8964.646406193991" table:style-name="ce5">
            <text:p><text:s/>78,965<text:s/></text:p>
          </table:table-cell>
          <table:table-cell office:value-type="float" office:value="0.97722998238021697" table:style-name="ce6">
            <text:p>0.977</text:p>
          </table:table-cell>
          <table:table-cell office:value-type="float" office:value="77166.620016185014" table:style-name="ce5">
            <text:p><text:s/>77,167<text:s/></text:p>
          </table:table-cell>
          <table:table-cell office:value-type="float" office:value="1.1025952556114913" table:style-name="ce6">
            <text:p>1.103</text:p>
          </table:table-cell>
          <table:table-cell office:value-type="float" office:value="85083.549121420336" table:style-name="ce5">
            <text:p><text:s/>85,08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dústrias de Transform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147.0948688019998" table:style-name="ce5">
            <text:p><text:s/>4,14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147.0948688019998" table:style-name="ce5">
            <text:p><text:s/>4,147<text:s/></text:p>
          </table:table-cell>
          <table:table-cell office:value-type="float" office:value="1.1405781210684989" table:style-name="ce6">
            <text:p>1.141</text:p>
          </table:table-cell>
          <table:table-cell office:value-type="float" office:value="4730.0856733509981" table:style-name="ce5">
            <text:p><text:s/>4,730<text:s/></text:p>
          </table:table-cell>
          <table:table-cell office:value-type="float" office:value="1.1251941940046248" table:style-name="ce6">
            <text:p>1.125</text:p>
          </table:table-cell>
          <table:table-cell office:value-type="float" office:value="5322.2649367989998" table:style-name="ce5">
            <text:p><text:s/>5,32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5322.2649367989998" table:style-name="ce5">
            <text:p><text:s/>5,322<text:s/></text:p>
          </table:table-cell>
          <table:table-cell office:value-type="float" office:value="1.0846775209758823" table:style-name="ce6">
            <text:p>1.085</text:p>
          </table:table-cell>
          <table:table-cell office:value-type="float" office:value="5772.9411376240005" table:style-name="ce5">
            <text:p><text:s/>5,773<text:s/></text:p>
          </table:table-cell>
          <table:table-cell office:value-type="float" office:value="1.0368385355826661" table:style-name="ce6">
            <text:p>1.037</text:p>
          </table:table-cell>
          <table:table-cell office:value-type="float" office:value="5985.6078351389997" table:style-name="ce5">
            <text:p><text:s/>5,9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985.6078351389997" table:style-name="ce5">
            <text:p><text:s/>5,986<text:s/></text:p>
          </table:table-cell>
          <table:table-cell office:value-type="float" office:value="1.0365650019580535" table:style-name="ce6">
            <text:p>1.037</text:p>
          </table:table-cell>
          <table:table-cell office:value-type="float" office:value="6204.4715973509983" table:style-name="ce5">
            <text:p><text:s/>6,204<text:s/></text:p>
          </table:table-cell>
          <table:table-cell office:value-type="float" office:value="1.1882321233075885" table:style-name="ce6">
            <text:p>1.188</text:p>
          </table:table-cell>
          <table:table-cell office:value-type="float" office:value="7372.3524601220015" table:style-name="ce5">
            <text:p><text:s/>7,37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7372.3524601220015" table:style-name="ce5">
            <text:p><text:s/>7,372<text:s/></text:p>
          </table:table-cell>
          <table:table-cell office:value-type="float" office:value="1.01236228016837" table:style-name="ce6">
            <text:p>1.012</text:p>
          </table:table-cell>
          <table:table-cell office:value-type="float" office:value="7463.4915467340015" table:style-name="ce5">
            <text:p><text:s/>7,463<text:s/></text:p>
          </table:table-cell>
          <table:table-cell office:value-type="float" office:value="1.152331545428428" table:style-name="ce6">
            <text:p>1.152</text:p>
          </table:table-cell>
          <table:table-cell office:value-type="float" office:value="8600.4167483399997" table:style-name="ce5">
            <text:p><text:s/>8,6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8600.4167483399997" table:style-name="ce5">
            <text:p><text:s/>8,600<text:s/></text:p>
          </table:table-cell>
          <table:table-cell office:value-type="float" office:value="1.0489178841753457" table:style-name="ce6">
            <text:p>1.049</text:p>
          </table:table-cell>
          <table:table-cell office:value-type="float" office:value="9021.1309386949997" table:style-name="ce5">
            <text:p><text:s/>9,021<text:s/></text:p>
          </table:table-cell>
          <table:table-cell office:value-type="float" office:value="1.0610540336652821" table:style-name="ce6">
            <text:p>1.061</text:p>
          </table:table-cell>
          <table:table-cell office:value-type="float" office:value="9571.9073707250027" table:style-name="ce5">
            <text:p><text:s/>9,57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571.9073707250027" table:style-name="ce5">
            <text:p><text:s/>9,572<text:s/></text:p>
          </table:table-cell>
          <table:table-cell office:value-type="float" office:value="1.0756268898477821" table:style-name="ce6">
            <text:p>1.076</text:p>
          </table:table-cell>
          <table:table-cell office:value-type="float" office:value="10295.800955083996" table:style-name="ce5">
            <text:p><text:s/>10,296<text:s/></text:p>
          </table:table-cell>
          <table:table-cell office:value-type="float" office:value="1.1305724876143004" table:style-name="ce6">
            <text:p>1.131</text:p>
          </table:table-cell>
          <table:table-cell office:value-type="float" office:value="11640.149297771004" table:style-name="ce5">
            <text:p><text:s/>11,6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640.149297771004" table:style-name="ce5">
            <text:p><text:s/>11,640<text:s/></text:p>
          </table:table-cell>
          <table:table-cell office:value-type="float" office:value="0.97929710325982244" table:style-name="ce6">
            <text:p>0.979</text:p>
          </table:table-cell>
          <table:table-cell office:value-type="float" office:value="11399.164488819" table:style-name="ce5">
            <text:p><text:s/>11,399<text:s/></text:p>
          </table:table-cell>
          <table:table-cell office:value-type="float" office:value="1.1469248231776787" table:style-name="ce6">
            <text:p>1.147</text:p>
          </table:table-cell>
          <table:table-cell office:value-type="float" office:value="13073.984715712006" table:style-name="ce5">
            <text:p><text:s/>13,07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3073.984715712006" table:style-name="ce5">
            <text:p><text:s/>13,074<text:s/></text:p>
          </table:table-cell>
          <table:table-cell office:value-type="float" office:value="1.123148256561145" table:style-name="ce6">
            <text:p>1.123</text:p>
          </table:table-cell>
          <table:table-cell office:value-type="float" office:value="14684.023139758994" table:style-name="ce5">
            <text:p><text:s/>14,684<text:s/></text:p>
          </table:table-cell>
          <table:table-cell office:value-type="float" office:value="0.9251622938725379" table:style-name="ce6">
            <text:p>0.925</text:p>
          </table:table-cell>
          <table:table-cell office:value-type="float" office:value="13585.104531256859" table:style-name="ce5">
            <text:p><text:s/>13,5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585.104531256859" table:style-name="ce5">
            <text:p><text:s/>13,585<text:s/></text:p>
          </table:table-cell>
          <table:table-cell office:value-type="float" office:value="1.0649233361724639" table:style-name="ce6">
            <text:p>1.065</text:p>
          </table:table-cell>
          <table:table-cell office:value-type="float" office:value="14467.094839677711" table:style-name="ce5">
            <text:p><text:s/>14,467<text:s/></text:p>
          </table:table-cell>
          <table:table-cell office:value-type="float" office:value="0.94060327249052411" table:style-name="ce6">
            <text:p>0.941</text:p>
          </table:table-cell>
          <table:table-cell office:value-type="float" office:value="13607.796749631631" table:style-name="ce5">
            <text:p><text:s/>13,60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3607.796749631631" table:style-name="ce5">
            <text:p><text:s/>13,608<text:s/></text:p>
          </table:table-cell>
          <table:table-cell office:value-type="float" office:value="0.99648146818897965" table:style-name="ce6">
            <text:p>0.996</text:p>
          </table:table-cell>
          <table:table-cell office:value-type="float" office:value="13559.917283890152" table:style-name="ce5">
            <text:p><text:s/>13,560<text:s/></text:p>
          </table:table-cell>
          <table:table-cell office:value-type="float" office:value="1.1983075967424759" table:style-name="ce6">
            <text:p>1.198</text:p>
          </table:table-cell>
          <table:table-cell office:value-type="float" office:value="16248.951892485169" table:style-name="ce5">
            <text:p><text:s/>16,24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6248.951892485169" table:style-name="ce5">
            <text:p><text:s/>16,249<text:s/></text:p>
          </table:table-cell>
          <table:table-cell office:value-type="float" office:value="1.0631979046390878" table:style-name="ce6">
            <text:p>1.063</text:p>
          </table:table-cell>
          <table:table-cell office:value-type="float" office:value="17275.85160467157" table:style-name="ce5">
            <text:p><text:s/>17,276<text:s/></text:p>
          </table:table-cell>
          <table:table-cell office:value-type="float" office:value="1.0432442017357153" table:style-name="ce6">
            <text:p>1.043</text:p>
          </table:table-cell>
          <table:table-cell office:value-type="float" office:value="18022.932016620271" table:style-name="ce5">
            <text:p><text:s/>18,02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022.932016620271" table:style-name="ce5">
            <text:p><text:s/>18,023<text:s/></text:p>
          </table:table-cell>
          <table:table-cell office:value-type="float" office:value="1.0508721548623388" table:style-name="ce6">
            <text:p>1.051</text:p>
          </table:table-cell>
          <table:table-cell office:value-type="float" office:value="18939.797405243178" table:style-name="ce5">
            <text:p><text:s/>18,940<text:s/></text:p>
          </table:table-cell>
          <table:table-cell office:value-type="float" office:value="0.87433783581713787" table:style-name="ce6">
            <text:p>0.874</text:p>
          </table:table-cell>
          <table:table-cell office:value-type="float" office:value="16559.781474115363" table:style-name="ce5">
            <text:p><text:s/>16,56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6559.781474115363" table:style-name="ce5">
            <text:p><text:s/>16,560<text:s/></text:p>
          </table:table-cell>
          <table:table-cell office:value-type="float" office:value="1.0138826039154658" table:style-name="ce6">
            <text:p>1.014</text:p>
          </table:table-cell>
          <table:table-cell office:value-type="float" office:value="16789.674361247176" table:style-name="ce5">
            <text:p><text:s/>16,790<text:s/></text:p>
          </table:table-cell>
          <table:table-cell office:value-type="float" office:value="1.0841513930006725" table:style-name="ce6">
            <text:p>1.084</text:p>
          </table:table-cell>
          <table:table-cell office:value-type="float" office:value="18202.548846773803" table:style-name="ce5">
            <text:p><text:s/>18,20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8202.548846773803" table:style-name="ce5">
            <text:p><text:s/>18,203<text:s/></text:p>
          </table:table-cell>
          <table:table-cell office:value-type="float" office:value="0.96922004168149578" table:style-name="ce6">
            <text:p>0.969</text:p>
          </table:table-cell>
          <table:table-cell office:value-type="float" office:value="17642.275151979567" table:style-name="ce5">
            <text:p><text:s/>17,642<text:s/></text:p>
          </table:table-cell>
          <table:table-cell office:value-type="float" office:value="1.094660422689969" table:style-name="ce6">
            <text:p>1.095</text:p>
          </table:table-cell>
          <table:table-cell office:value-type="float" office:value="19312.300375078688" table:style-name="ce5">
            <text:p><text:s/>19,31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9312.300375078688" table:style-name="ce5">
            <text:p><text:s/>19,312<text:s/></text:p>
          </table:table-cell>
          <table:table-cell office:value-type="float" office:value="1.0439483846497548" table:style-name="ce6">
            <text:p>1.044</text:p>
          </table:table-cell>
          <table:table-cell office:value-type="float" office:value="20161.044780434251" table:style-name="ce5">
            <text:p><text:s/>20,161<text:s/></text:p>
          </table:table-cell>
          <table:table-cell office:value-type="float" office:value="1.0027768274172633" table:style-name="ce6">
            <text:p>1.003</text:p>
          </table:table-cell>
          <table:table-cell office:value-type="float" office:value="20217.028522341232" table:style-name="ce5">
            <text:p><text:s/>20,21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217.028522341232" table:style-name="ce5">
            <text:p><text:s/>20,217<text:s/></text:p>
          </table:table-cell>
          <table:table-cell office:value-type="float" office:value="0.96074933063155044" table:style-name="ce6">
            <text:p>0.961</text:p>
          </table:table-cell>
          <table:table-cell office:value-type="float" office:value="19423.496620198304" table:style-name="ce5">
            <text:p><text:s/>19,423<text:s/></text:p>
          </table:table-cell>
          <table:table-cell office:value-type="float" office:value="1.0104010487024728" table:style-name="ce6">
            <text:p>1.010</text:p>
          </table:table-cell>
          <table:table-cell office:value-type="float" office:value="19625.521354517303" table:style-name="ce5">
            <text:p><text:s/>19,62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368.4644782166001" table:style-name="ce5">
            <text:p><text:s/>3,36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368.4644782166001" table:style-name="ce5">
            <text:p><text:s/>3,368<text:s/></text:p>
          </table:table-cell>
          <table:table-cell office:value-type="float" office:value="1.0837462538585096" table:style-name="ce6">
            <text:p>1.084</text:p>
          </table:table-cell>
          <table:table-cell office:value-type="float" office:value="3650.5607595226998" table:style-name="ce5">
            <text:p><text:s/>3,651<text:s/></text:p>
          </table:table-cell>
          <table:table-cell office:value-type="float" office:value="1.0628951494530445" table:style-name="ce6">
            <text:p>1.063</text:p>
          </table:table-cell>
          <table:table-cell office:value-type="float" office:value="3880.1633240802998" table:style-name="ce5">
            <text:p><text:s/>3,88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880.1633240802998" table:style-name="ce5">
            <text:p><text:s/>3,880<text:s/></text:p>
          </table:table-cell>
          <table:table-cell office:value-type="float" office:value="1.0958567011226414" table:style-name="ce6">
            <text:p>1.096</text:p>
          </table:table-cell>
          <table:table-cell office:value-type="float" office:value="4252.1029801436998" table:style-name="ce5">
            <text:p><text:s/>4,252<text:s/></text:p>
          </table:table-cell>
          <table:table-cell office:value-type="float" office:value="1.136521813905641" table:style-name="ce6">
            <text:p>1.137</text:p>
          </table:table-cell>
          <table:table-cell office:value-type="float" office:value="4832.6077919065001" table:style-name="ce5">
            <text:p><text:s/>4,83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832.6077919065001" table:style-name="ce5">
            <text:p><text:s/>4,833<text:s/></text:p>
          </table:table-cell>
          <table:table-cell office:value-type="float" office:value="1.0321835271498501" table:style-name="ce6">
            <text:p>1.032</text:p>
          </table:table-cell>
          <table:table-cell office:value-type="float" office:value="4988.1381559819001" table:style-name="ce5">
            <text:p><text:s/>4,988<text:s/></text:p>
          </table:table-cell>
          <table:table-cell office:value-type="float" office:value="0.96399314927588542" table:style-name="ce6">
            <text:p>0.964</text:p>
          </table:table-cell>
          <table:table-cell office:value-type="float" office:value="4808.5310100081997" table:style-name="ce5">
            <text:p><text:s/>4,80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4808.5310100081997" table:style-name="ce5">
            <text:p><text:s/>4,809<text:s/></text:p>
          </table:table-cell>
          <table:table-cell office:value-type="float" office:value="1.0341293189737422" table:style-name="ce6">
            <text:p>1.034</text:p>
          </table:table-cell>
          <table:table-cell office:value-type="float" office:value="4972.6428986438996" table:style-name="ce5">
            <text:p><text:s/>4,973<text:s/></text:p>
          </table:table-cell>
          <table:table-cell office:value-type="float" office:value="1.0461481728035169" table:style-name="ce6">
            <text:p>1.046</text:p>
          </table:table-cell>
          <table:table-cell office:value-type="float" office:value="5202.1212824207005" table:style-name="ce5">
            <text:p><text:s/>5,20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202.1212824207005" table:style-name="ce5">
            <text:p><text:s/>5,202<text:s/></text:p>
          </table:table-cell>
          <table:table-cell office:value-type="float" office:value="1.0380851406997198" table:style-name="ce6">
            <text:p>1.038</text:p>
          </table:table-cell>
          <table:table-cell office:value-type="float" office:value="5400.2448033986993" table:style-name="ce5">
            <text:p><text:s/>5,400<text:s/></text:p>
          </table:table-cell>
          <table:table-cell office:value-type="float" office:value="1.1355770039676563" table:style-name="ce6">
            <text:p>1.136</text:p>
          </table:table-cell>
          <table:table-cell office:value-type="float" office:value="6132.3938145354005" table:style-name="ce5">
            <text:p><text:s/>6,13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132.3938145354005" table:style-name="ce5">
            <text:p><text:s/>6,132<text:s/></text:p>
          </table:table-cell>
          <table:table-cell office:value-type="float" office:value="1.0080147266342063" table:style-name="ce6">
            <text:p>1.008</text:p>
          </table:table-cell>
          <table:table-cell office:value-type="float" office:value="6181.5432745722001" table:style-name="ce5">
            <text:p><text:s/>6,182<text:s/></text:p>
          </table:table-cell>
          <table:table-cell office:value-type="float" office:value="1.127720133273586" table:style-name="ce6">
            <text:p>1.128</text:p>
          </table:table-cell>
          <table:table-cell office:value-type="float" office:value="6971.0508054370002" table:style-name="ce5">
            <text:p><text:s/>6,97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971.0508054370002" table:style-name="ce5">
            <text:p><text:s/>6,971<text:s/></text:p>
          </table:table-cell>
          <table:table-cell office:value-type="float" office:value="0.89742286647665959" table:style-name="ce6">
            <text:p>0.897</text:p>
          </table:table-cell>
          <table:table-cell office:value-type="float" office:value="6255.9803961696998" table:style-name="ce5">
            <text:p><text:s/>6,256<text:s/></text:p>
          </table:table-cell>
          <table:table-cell office:value-type="float" office:value="0.94250014773057134" table:style-name="ce6">
            <text:p>0.943</text:p>
          </table:table-cell>
          <table:table-cell office:value-type="float" office:value="5896.2624475895009" table:style-name="ce5">
            <text:p><text:s/>5,89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896.2624475895009" table:style-name="ce5">
            <text:p><text:s/>5,896<text:s/></text:p>
          </table:table-cell>
          <table:table-cell office:value-type="float" office:value="1.1612719526802349" table:style-name="ce6">
            <text:p>1.161</text:p>
          </table:table-cell>
          <table:table-cell office:value-type="float" office:value="6847.1642060273998" table:style-name="ce5">
            <text:p><text:s/>6,847<text:s/></text:p>
          </table:table-cell>
          <table:table-cell office:value-type="float" office:value="1.0977490251310751" table:style-name="ce6">
            <text:p>1.098</text:p>
          </table:table-cell>
          <table:table-cell office:value-type="float" office:value="7516.4678320789699" table:style-name="ce5">
            <text:p><text:s/>7,51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16.4678320789699" table:style-name="ce5">
            <text:p><text:s/>7,516<text:s/></text:p>
          </table:table-cell>
          <table:table-cell office:value-type="float" office:value="1.086538778858545" table:style-name="ce6">
            <text:p>1.087</text:p>
          </table:table-cell>
          <table:table-cell office:value-type="float" office:value="8166.9337795966194" table:style-name="ce5">
            <text:p><text:s/>8,167<text:s/></text:p>
          </table:table-cell>
          <table:table-cell office:value-type="float" office:value="0.97634927677398042" table:style-name="ce6">
            <text:p>0.976</text:p>
          </table:table-cell>
          <table:table-cell office:value-type="float" office:value="7973.7798891701495" table:style-name="ce5">
            <text:p><text:s/>7,97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973.7798891701495" table:style-name="ce5">
            <text:p><text:s/>7,974<text:s/></text:p>
          </table:table-cell>
          <table:table-cell office:value-type="float" office:value="1.1080990703963269" table:style-name="ce6">
            <text:p>1.108</text:p>
          </table:table-cell>
          <table:table-cell office:value-type="float" office:value="8835.7380827343695" table:style-name="ce5">
            <text:p><text:s/>8,836<text:s/></text:p>
          </table:table-cell>
          <table:table-cell office:value-type="float" office:value="1.0372255533160126" table:style-name="ce6">
            <text:p>1.037</text:p>
          </table:table-cell>
          <table:table-cell office:value-type="float" office:value="9164.6533218195218" table:style-name="ce5">
            <text:p><text:s/>9,16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164.6533218195218" table:style-name="ce5">
            <text:p><text:s/>9,165<text:s/></text:p>
          </table:table-cell>
          <table:table-cell office:value-type="float" office:value="0.91001793856790902" table:style-name="ce6">
            <text:p>0.910</text:p>
          </table:table-cell>
          <table:table-cell office:value-type="float" office:value="8339.9989236117399" table:style-name="ce5">
            <text:p><text:s/>8,340<text:s/></text:p>
          </table:table-cell>
          <table:table-cell office:value-type="float" office:value="1.109109734387586" table:style-name="ce6">
            <text:p>1.109</text:p>
          </table:table-cell>
          <table:table-cell office:value-type="float" office:value="9249.9739909597702" table:style-name="ce5">
            <text:p><text:s/>9,25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9249.9739909597702" table:style-name="ce5">
            <text:p><text:s/>9,250<text:s/></text:p>
          </table:table-cell>
          <table:table-cell office:value-type="float" office:value="1.0043513647556661" table:style-name="ce6">
            <text:p>1.004</text:p>
          </table:table-cell>
          <table:table-cell office:value-type="float" office:value="9290.2240017748609" table:style-name="ce5">
            <text:p><text:s/>9,290<text:s/></text:p>
          </table:table-cell>
          <table:table-cell office:value-type="float" office:value="1.2090320313836025" table:style-name="ce6">
            <text:p>1.209</text:p>
          </table:table-cell>
          <table:table-cell office:value-type="float" office:value="11232.178396874559" table:style-name="ce5">
            <text:p><text:s/>11,232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232.178396874559" table:style-name="ce5">
            <text:p><text:s/>11,232<text:s/></text:p>
          </table:table-cell>
          <table:table-cell office:value-type="float" office:value="0.94152252767571454" table:style-name="ce6">
            <text:p>0.942</text:p>
          </table:table-cell>
          <table:table-cell office:value-type="float" office:value="10575.34899552989" table:style-name="ce5">
            <text:p><text:s/>10,575<text:s/></text:p>
          </table:table-cell>
          <table:table-cell office:value-type="float" office:value="1.4178664743863005" table:style-name="ce6">
            <text:p>1.418</text:p>
          </table:table-cell>
          <table:table-cell office:value-type="float" office:value="14994.43279569667" table:style-name="ce5">
            <text:p><text:s/>14,99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4994.43279569667" table:style-name="ce5">
            <text:p><text:s/>14,994<text:s/></text:p>
          </table:table-cell>
          <table:table-cell office:value-type="float" office:value="0.94942944566287013" table:style-name="ce6">
            <text:p>0.949</text:p>
          </table:table-cell>
          <table:table-cell office:value-type="float" office:value="14236.156017247449" table:style-name="ce5">
            <text:p><text:s/>14,236<text:s/></text:p>
          </table:table-cell>
          <table:table-cell office:value-type="float" office:value="1.026643441775543" table:style-name="ce6">
            <text:p>1.027</text:p>
          </table:table-cell>
          <table:table-cell office:value-type="float" office:value="14615.45621120053" table:style-name="ce5">
            <text:p><text:s/>14,6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615.45621120053" table:style-name="ce5">
            <text:p><text:s/>14,615<text:s/></text:p>
          </table:table-cell>
          <table:table-cell office:value-type="float" office:value="0.95202090815426432" table:style-name="ce6">
            <text:p>0.952</text:p>
          </table:table-cell>
          <table:table-cell office:value-type="float" office:value="13914.21989527601" table:style-name="ce5">
            <text:p><text:s/>13,914<text:s/></text:p>
          </table:table-cell>
          <table:table-cell office:value-type="float" office:value="0.90661624761581394" table:style-name="ce6">
            <text:p>0.907</text:p>
          </table:table-cell>
          <table:table-cell office:value-type="float" office:value="12614.85782995644" table:style-name="ce5">
            <text:p><text:s/>12,61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614.85782995644" table:style-name="ce5">
            <text:p><text:s/>12,615<text:s/></text:p>
          </table:table-cell>
          <table:table-cell office:value-type="float" office:value="1.0784573584256596" table:style-name="ce6">
            <text:p>1.078</text:p>
          </table:table-cell>
          <table:table-cell office:value-type="float" office:value="13604.586252210069" table:style-name="ce5">
            <text:p><text:s/>13,605<text:s/></text:p>
          </table:table-cell>
          <table:table-cell office:value-type="float" office:value="0.93383869683896792" table:style-name="ce6">
            <text:p>0.934</text:p>
          </table:table-cell>
          <table:table-cell office:value-type="float" office:value="12704.48909679719" table:style-name="ce5">
            <text:p><text:s/>12,704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95.5689122025999" table:style-name="ce5">
            <text:p><text:s/>1,29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295.5689122025999" table:style-name="ce5">
            <text:p><text:s/>1,296<text:s/></text:p>
          </table:table-cell>
          <table:table-cell office:value-type="float" office:value="1.1059217734373519" table:style-name="ce6">
            <text:p>1.106</text:p>
          </table:table-cell>
          <table:table-cell office:value-type="float" office:value="1432.7978689934" table:style-name="ce5">
            <text:p><text:s/>1,433<text:s/></text:p>
          </table:table-cell>
          <table:table-cell office:value-type="float" office:value="0.99239089430733218" table:style-name="ce6">
            <text:p>0.992</text:p>
          </table:table-cell>
          <table:table-cell office:value-type="float" office:value="1421.895558572" table:style-name="ce5">
            <text:p><text:s/>1,42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421.895558572" table:style-name="ce5">
            <text:p><text:s/>1,422<text:s/></text:p>
          </table:table-cell>
          <table:table-cell office:value-type="float" office:value="1.061257175920695" table:style-name="ce6">
            <text:p>1.061</text:p>
          </table:table-cell>
          <table:table-cell office:value-type="float" office:value="1508.9968649442999" table:style-name="ce5">
            <text:p><text:s/>1,509<text:s/></text:p>
          </table:table-cell>
          <table:table-cell office:value-type="float" office:value="1.227001116928327" table:style-name="ce6">
            <text:p>1.227</text:p>
          </table:table-cell>
          <table:table-cell office:value-type="float" office:value="1851.5408387279999" table:style-name="ce5">
            <text:p><text:s/>1,85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51.5408387279999" table:style-name="ce5">
            <text:p><text:s/>1,852<text:s/></text:p>
          </table:table-cell>
          <table:table-cell office:value-type="float" office:value="1.0558630279317835" table:style-name="ce6">
            <text:p>1.056</text:p>
          </table:table-cell>
          <table:table-cell office:value-type="float" office:value="1954.9735163187001" table:style-name="ce5">
            <text:p><text:s/>1,955<text:s/></text:p>
          </table:table-cell>
          <table:table-cell office:value-type="float" office:value="1.0937130580597254" table:style-name="ce6">
            <text:p>1.094</text:p>
          </table:table-cell>
          <table:table-cell office:value-type="float" office:value="2138.1800629587001" table:style-name="ce5">
            <text:p><text:s/>2,13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138.1800629587001" table:style-name="ce5">
            <text:p><text:s/>2,138<text:s/></text:p>
          </table:table-cell>
          <table:table-cell office:value-type="float" office:value="1.0889653307583826" table:style-name="ce6">
            <text:p>1.089</text:p>
          </table:table-cell>
          <table:table-cell office:value-type="float" office:value="2328.4039594808" table:style-name="ce5">
            <text:p><text:s/>2,328<text:s/></text:p>
          </table:table-cell>
          <table:table-cell office:value-type="float" office:value="1.0221758507940406" table:style-name="ce6">
            <text:p>1.022</text:p>
          </table:table-cell>
          <table:table-cell office:value-type="float" office:value="2380.0382982745" table:style-name="ce5">
            <text:p><text:s/>2,38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380.0382982745" table:style-name="ce5">
            <text:p><text:s/>2,380<text:s/></text:p>
          </table:table-cell>
          <table:table-cell office:value-type="float" office:value="1.0398367957792269" table:style-name="ce6">
            <text:p>1.040</text:p>
          </table:table-cell>
          <table:table-cell office:value-type="float" office:value="2474.8513979095997" table:style-name="ce5">
            <text:p><text:s/>2,475<text:s/></text:p>
          </table:table-cell>
          <table:table-cell office:value-type="float" office:value="1.1511136456979549" table:style-name="ce6">
            <text:p>1.151</text:p>
          </table:table-cell>
          <table:table-cell office:value-type="float" office:value="2848.8352152083999" table:style-name="ce5">
            <text:p><text:s/>2,84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848.8352152083999" table:style-name="ce5">
            <text:p><text:s/>2,849<text:s/></text:p>
          </table:table-cell>
          <table:table-cell office:value-type="float" office:value="1.0712876464630279" table:style-name="ce6">
            <text:p>1.071</text:p>
          </table:table-cell>
          <table:table-cell office:value-type="float" office:value="3051.9219728615999" table:style-name="ce5">
            <text:p><text:s/>3,052<text:s/></text:p>
          </table:table-cell>
          <table:table-cell office:value-type="float" office:value="1.0378467475521655" table:style-name="ce6">
            <text:p>1.038</text:p>
          </table:table-cell>
          <table:table-cell office:value-type="float" office:value="3167.4272933174002" table:style-name="ce5">
            <text:p><text:s/>3,167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167.4272933174002" table:style-name="ce5">
            <text:p><text:s/>3,167<text:s/></text:p>
          </table:table-cell>
          <table:table-cell office:value-type="float" office:value="0.9611163142224467" table:style-name="ce6">
            <text:p>0.961</text:p>
          </table:table-cell>
          <table:table-cell office:value-type="float" office:value="3044.2660457207999" table:style-name="ce5">
            <text:p><text:s/>3,044<text:s/></text:p>
          </table:table-cell>
          <table:table-cell office:value-type="float" office:value="0.77596893981826132" table:style-name="ce6">
            <text:p>0.776</text:p>
          </table:table-cell>
          <table:table-cell office:value-type="float" office:value="2362.2558960226997" table:style-name="ce5">
            <text:p><text:s/>2,36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62.2558960226997" table:style-name="ce5">
            <text:p><text:s/>2,362<text:s/></text:p>
          </table:table-cell>
          <table:table-cell office:value-type="float" office:value="1.1452483248299206" table:style-name="ce6">
            <text:p>1.145</text:p>
          </table:table-cell>
          <table:table-cell office:value-type="float" office:value="2705.3696077396003" table:style-name="ce5">
            <text:p><text:s/>2,705<text:s/></text:p>
          </table:table-cell>
          <table:table-cell office:value-type="float" office:value="1.2217340852741181" table:style-name="ce6">
            <text:p>1.222</text:p>
          </table:table-cell>
          <table:table-cell office:value-type="float" office:value="3305.2422630401402" table:style-name="ce5">
            <text:p><text:s/>3,3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305.2422630401402" table:style-name="ce5">
            <text:p><text:s/>3,305<text:s/></text:p>
          </table:table-cell>
          <table:table-cell office:value-type="float" office:value="1.0761964693394461" table:style-name="ce6">
            <text:p>1.076</text:p>
          </table:table-cell>
          <table:table-cell office:value-type="float" office:value="3557.0900537953198" table:style-name="ce5">
            <text:p><text:s/>3,557<text:s/></text:p>
          </table:table-cell>
          <table:table-cell office:value-type="float" office:value="0.97545271887704521" table:style-name="ce6">
            <text:p>0.975</text:p>
          </table:table-cell>
          <table:table-cell office:value-type="float" office:value="3469.7731642651402" table:style-name="ce5">
            <text:p><text:s/>3,47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469.7731642651402" table:style-name="ce5">
            <text:p><text:s/>3,470<text:s/></text:p>
          </table:table-cell>
          <table:table-cell office:value-type="float" office:value="1.1328316558466676" table:style-name="ce6">
            <text:p>1.133</text:p>
          </table:table-cell>
          <table:table-cell office:value-type="float" office:value="3930.6688790868102" table:style-name="ce5">
            <text:p><text:s/>3,931<text:s/></text:p>
          </table:table-cell>
          <table:table-cell office:value-type="float" office:value="1.0455266602398989" table:style-name="ce6">
            <text:p>1.046</text:p>
          </table:table-cell>
          <table:table-cell office:value-type="float" office:value="4109.6191056605403" table:style-name="ce5">
            <text:p><text:s/>4,11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09.6191056605403" table:style-name="ce5">
            <text:p><text:s/>4,110<text:s/></text:p>
          </table:table-cell>
          <table:table-cell office:value-type="float" office:value="0.91673599292121966" table:style-name="ce6">
            <text:p>0.917</text:p>
          </table:table-cell>
          <table:table-cell office:value-type="float" office:value="3767.4357513557302" table:style-name="ce5">
            <text:p><text:s/>3,767<text:s/></text:p>
          </table:table-cell>
          <table:table-cell office:value-type="float" office:value="1.2035396226320318" table:style-name="ce6">
            <text:p>1.204</text:p>
          </table:table-cell>
          <table:table-cell office:value-type="float" office:value="4534.2582024771" table:style-name="ce5">
            <text:p><text:s/>4,53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534.2582024771" table:style-name="ce5">
            <text:p><text:s/>4,534<text:s/></text:p>
          </table:table-cell>
          <table:table-cell office:value-type="float" office:value="1.0205953363358073" table:style-name="ce6">
            <text:p>1.021</text:p>
          </table:table-cell>
          <table:table-cell office:value-type="float" office:value="4627.6427751905094" table:style-name="ce5">
            <text:p><text:s/>4,628<text:s/></text:p>
          </table:table-cell>
          <table:table-cell office:value-type="float" office:value="1.3949584130452435" table:style-name="ce6">
            <text:p>1.395</text:p>
          </table:table-cell>
          <table:table-cell office:value-type="float" office:value="6455.3692218200395" table:style-name="ce5">
            <text:p><text:s/>6,45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455.3692218200395" table:style-name="ce5">
            <text:p><text:s/>6,455<text:s/></text:p>
          </table:table-cell>
          <table:table-cell office:value-type="float" office:value="0.9249883421703684" table:style-name="ce6">
            <text:p>0.925</text:p>
          </table:table-cell>
          <table:table-cell office:value-type="float" office:value="5971.1412745889393" table:style-name="ce5">
            <text:p><text:s/>5,971<text:s/></text:p>
          </table:table-cell>
          <table:table-cell office:value-type="float" office:value="1.3442810971655232" table:style-name="ce6">
            <text:p>1.344</text:p>
          </table:table-cell>
          <table:table-cell office:value-type="float" office:value="8026.89234393476" table:style-name="ce5">
            <text:p><text:s/>8,0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026.89234393476" table:style-name="ce5">
            <text:p><text:s/>8,027<text:s/></text:p>
          </table:table-cell>
          <table:table-cell office:value-type="float" office:value="0.90454870257786191" table:style-name="ce6">
            <text:p>0.905</text:p>
          </table:table-cell>
          <table:table-cell office:value-type="float" office:value="7260.7150554383607" table:style-name="ce5">
            <text:p><text:s/>7,261<text:s/></text:p>
          </table:table-cell>
          <table:table-cell office:value-type="float" office:value="1.0654907441236863" table:style-name="ce6">
            <text:p>1.065</text:p>
          </table:table-cell>
          <table:table-cell office:value-type="float" office:value="7736.2246872890701" table:style-name="ce5">
            <text:p><text:s/>7,73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736.2246872890701" table:style-name="ce5">
            <text:p><text:s/>7,736<text:s/></text:p>
          </table:table-cell>
          <table:table-cell office:value-type="float" office:value="0.95014173828373616" table:style-name="ce6">
            <text:p>0.950</text:p>
          </table:table-cell>
          <table:table-cell office:value-type="float" office:value="7350.5099721343895" table:style-name="ce5">
            <text:p><text:s/>7,351<text:s/></text:p>
          </table:table-cell>
          <table:table-cell office:value-type="float" office:value="0.84881414097684982" table:style-name="ce6">
            <text:p>0.849</text:p>
          </table:table-cell>
          <table:table-cell office:value-type="float" office:value="6239.2168077390206" table:style-name="ce5">
            <text:p><text:s/>6,239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239.2168077390206" table:style-name="ce5">
            <text:p><text:s/>6,239<text:s/></text:p>
          </table:table-cell>
          <table:table-cell office:value-type="float" office:value="1.0721823628303153" table:style-name="ce6">
            <text:p>1.072</text:p>
          </table:table-cell>
          <table:table-cell office:value-type="float" office:value="6689.5782191322405" table:style-name="ce5">
            <text:p><text:s/>6,690<text:s/></text:p>
          </table:table-cell>
          <table:table-cell office:value-type="float" office:value="0.98954935795487575" table:style-name="ce6">
            <text:p>0.990</text:p>
          </table:table-cell>
          <table:table-cell office:value-type="float" office:value="6619.6678317312299" table:style-name="ce5">
            <text:p><text:s/>6,62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letricidade e gás, água, esgoto, atividades de gestão de resíduos e descontamin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72.895566014" table:style-name="ce5">
            <text:p><text:s/>2,07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72.895566014" table:style-name="ce5">
            <text:p><text:s/>2,073<text:s/></text:p>
          </table:table-cell>
          <table:table-cell office:value-type="float" office:value="1.0698864558786563" table:style-name="ce6">
            <text:p>1.070</text:p>
          </table:table-cell>
          <table:table-cell office:value-type="float" office:value="2217.7628905292995" table:style-name="ce5">
            <text:p><text:s/>2,218<text:s/></text:p>
          </table:table-cell>
          <table:table-cell office:value-type="float" office:value="1.1084448098604447" table:style-name="ce6">
            <text:p>1.108</text:p>
          </table:table-cell>
          <table:table-cell office:value-type="float" office:value="2458.2677655082998" table:style-name="ce5">
            <text:p><text:s/>2,45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458.2677655082998" table:style-name="ce5">
            <text:p><text:s/>2,458<text:s/></text:p>
          </table:table-cell>
          <table:table-cell office:value-type="float" office:value="1.1158695377646153" table:style-name="ce6">
            <text:p>1.116</text:p>
          </table:table-cell>
          <table:table-cell office:value-type="float" office:value="2743.1061151993999" table:style-name="ce5">
            <text:p><text:s/>2,743<text:s/></text:p>
          </table:table-cell>
          <table:table-cell office:value-type="float" office:value="1.0867486812342302" table:style-name="ce6">
            <text:p>1.087</text:p>
          </table:table-cell>
          <table:table-cell office:value-type="float" office:value="2981.0669531785002" table:style-name="ce5">
            <text:p><text:s/>2,9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81.0669531785002" table:style-name="ce5">
            <text:p><text:s/>2,981<text:s/></text:p>
          </table:table-cell>
          <table:table-cell office:value-type="float" office:value="1.0174761879900591" table:style-name="ce6">
            <text:p>1.017</text:p>
          </table:table-cell>
          <table:table-cell office:value-type="float" office:value="3033.1646396632004" table:style-name="ce5">
            <text:p><text:s/>3,033<text:s/></text:p>
          </table:table-cell>
          <table:table-cell office:value-type="float" office:value="0.88038443813126233" table:style-name="ce6">
            <text:p>0.880</text:p>
          </table:table-cell>
          <table:table-cell office:value-type="float" office:value="2670.3509470494996" table:style-name="ce5">
            <text:p><text:s/>2,67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70.3509470494996" table:style-name="ce5">
            <text:p><text:s/>2,670<text:s/></text:p>
          </table:table-cell>
          <table:table-cell office:value-type="float" office:value="0.99022150705874401" table:style-name="ce6">
            <text:p>0.990</text:p>
          </table:table-cell>
          <table:table-cell office:value-type="float" office:value="2644.2389391631" table:style-name="ce5">
            <text:p><text:s/>2,644<text:s/></text:p>
          </table:table-cell>
          <table:table-cell office:value-type="float" office:value="1.0672571764786838" table:style-name="ce6">
            <text:p>1.067</text:p>
          </table:table-cell>
          <table:table-cell office:value-type="float" office:value="2822.0829841462" table:style-name="ce5">
            <text:p><text:s/>2,8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22.0829841462" table:style-name="ce5">
            <text:p><text:s/>2,822<text:s/></text:p>
          </table:table-cell>
          <table:table-cell office:value-type="float" office:value="1.0366078609039044" table:style-name="ce6">
            <text:p>1.037</text:p>
          </table:table-cell>
          <table:table-cell office:value-type="float" office:value="2925.3934054891001" table:style-name="ce5">
            <text:p><text:s/>2,925<text:s/></text:p>
          </table:table-cell>
          <table:table-cell office:value-type="float" office:value="1.1224331719507716" table:style-name="ce6">
            <text:p>1.122</text:p>
          </table:table-cell>
          <table:table-cell office:value-type="float" office:value="3283.5585993270006" table:style-name="ce5">
            <text:p><text:s/>3,2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83.5585993270006" table:style-name="ce5">
            <text:p><text:s/>3,284<text:s/></text:p>
          </table:table-cell>
          <table:table-cell office:value-type="float" office:value="0.95311876034496479" table:style-name="ce6">
            <text:p>0.953</text:p>
          </table:table-cell>
          <table:table-cell office:value-type="float" office:value="3129.6213017105997" table:style-name="ce5">
            <text:p><text:s/>3,130<text:s/></text:p>
          </table:table-cell>
          <table:table-cell office:value-type="float" office:value="1.2153622261072297" table:style-name="ce6">
            <text:p>1.215</text:p>
          </table:table-cell>
          <table:table-cell office:value-type="float" office:value="3803.6235121196005" table:style-name="ce5">
            <text:p><text:s/>3,80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03.6235121196005" table:style-name="ce5">
            <text:p><text:s/>3,804<text:s/></text:p>
          </table:table-cell>
          <table:table-cell office:value-type="float" office:value="0.84438282080634885" table:style-name="ce6">
            <text:p>0.844</text:p>
          </table:table-cell>
          <table:table-cell office:value-type="float" office:value="3211.7143504488999" table:style-name="ce5">
            <text:p><text:s/>3,212<text:s/></text:p>
          </table:table-cell>
          <table:table-cell office:value-type="float" office:value="1.1003489619407947" table:style-name="ce6">
            <text:p>1.100</text:p>
          </table:table-cell>
          <table:table-cell office:value-type="float" office:value="3534.0065515668007" table:style-name="ce5">
            <text:p><text:s/>3,53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534.0065515668007" table:style-name="ce5">
            <text:p><text:s/>3,534<text:s/></text:p>
          </table:table-cell>
          <table:table-cell office:value-type="float" office:value="1.1719827164586145" table:style-name="ce6">
            <text:p>1.172</text:p>
          </table:table-cell>
          <table:table-cell office:value-type="float" office:value="4141.7945982878" table:style-name="ce5">
            <text:p><text:s/>4,142<text:s/></text:p>
          </table:table-cell>
          <table:table-cell office:value-type="float" office:value="1.0167634992763119" table:style-name="ce6">
            <text:p>1.017</text:p>
          </table:table-cell>
          <table:table-cell office:value-type="float" office:value="4211.2255690388301" table:style-name="ce5">
            <text:p><text:s/>4,2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211.2255690388301" table:style-name="ce5">
            <text:p><text:s/>4,211<text:s/></text:p>
          </table:table-cell>
          <table:table-cell office:value-type="float" office:value="1.0946560924432862" table:style-name="ce6">
            <text:p>1.095</text:p>
          </table:table-cell>
          <table:table-cell office:value-type="float" office:value="4609.8437258013" table:style-name="ce5">
            <text:p><text:s/>4,610<text:s/></text:p>
          </table:table-cell>
          <table:table-cell office:value-type="float" office:value="0.97704108703210046" table:style-name="ce6">
            <text:p>0.977</text:p>
          </table:table-cell>
          <table:table-cell office:value-type="float" office:value="4504.0067249050098" table:style-name="ce5">
            <text:p><text:s/>4,50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504.0067249050098" table:style-name="ce5">
            <text:p><text:s/>4,504<text:s/></text:p>
          </table:table-cell>
          <table:table-cell office:value-type="float" office:value="1.0890457104615019" table:style-name="ce6">
            <text:p>1.089</text:p>
          </table:table-cell>
          <table:table-cell office:value-type="float" office:value="4905.0692036475593" table:style-name="ce5">
            <text:p><text:s/>4,905<text:s/></text:p>
          </table:table-cell>
          <table:table-cell office:value-type="float" office:value="1.0305734753752105" table:style-name="ce6">
            <text:p>1.031</text:p>
          </table:table-cell>
          <table:table-cell office:value-type="float" office:value="5055.0342161589815" table:style-name="ce5">
            <text:p><text:s/>5,05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055.0342161589815" table:style-name="ce5">
            <text:p><text:s/>5,055<text:s/></text:p>
          </table:table-cell>
          <table:table-cell office:value-type="float" office:value="0.90455632478990966" table:style-name="ce6">
            <text:p>0.905</text:p>
          </table:table-cell>
          <table:table-cell office:value-type="float" office:value="4572.5631722560101" table:style-name="ce5">
            <text:p><text:s/>4,573<text:s/></text:p>
          </table:table-cell>
          <table:table-cell office:value-type="float" office:value="1.031306864625783" table:style-name="ce6">
            <text:p>1.031</text:p>
          </table:table-cell>
          <table:table-cell office:value-type="float" office:value="4715.7157884826702" table:style-name="ce5">
            <text:p><text:s/>4,71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715.7157884826702" table:style-name="ce5">
            <text:p><text:s/>4,716<text:s/></text:p>
          </table:table-cell>
          <table:table-cell office:value-type="float" office:value="0.98873245032533741" table:style-name="ce6">
            <text:p>0.989</text:p>
          </table:table-cell>
          <table:table-cell office:value-type="float" office:value="4662.5812265843506" table:style-name="ce5">
            <text:p><text:s/>4,663<text:s/></text:p>
          </table:table-cell>
          <table:table-cell office:value-type="float" office:value="1.024498865096201" table:style-name="ce6">
            <text:p>1.024</text:p>
          </table:table-cell>
          <table:table-cell office:value-type="float" office:value="4776.80917505452" table:style-name="ce5">
            <text:p><text:s/>4,77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776.80917505452" table:style-name="ce5">
            <text:p><text:s/>4,777<text:s/></text:p>
          </table:table-cell>
          <table:table-cell office:value-type="float" office:value="0.96386678894042288" table:style-name="ce6">
            <text:p>0.964</text:p>
          </table:table-cell>
          <table:table-cell office:value-type="float" office:value="4604.2077209409508" table:style-name="ce5">
            <text:p><text:s/>4,604<text:s/></text:p>
          </table:table-cell>
          <table:table-cell office:value-type="float" office:value="1.5132984595964258" table:style-name="ce6">
            <text:p>1.513</text:p>
          </table:table-cell>
          <table:table-cell office:value-type="float" office:value="6967.5404517619108" table:style-name="ce5">
            <text:p><text:s/>6,96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967.5404517619108" table:style-name="ce5">
            <text:p><text:s/>6,968<text:s/></text:p>
          </table:table-cell>
          <table:table-cell office:value-type="float" office:value="1.0011339022861621" table:style-name="ce6">
            <text:p>1.001</text:p>
          </table:table-cell>
          <table:table-cell office:value-type="float" office:value="6975.4409618090895" table:style-name="ce5">
            <text:p><text:s/>6,975<text:s/></text:p>
          </table:table-cell>
          <table:table-cell office:value-type="float" office:value="0.9862074041735307" table:style-name="ce6">
            <text:p>0.986</text:p>
          </table:table-cell>
          <table:table-cell office:value-type="float" office:value="6879.2315239114587" table:style-name="ce5">
            <text:p><text:s/>6,87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6879.2315239114587" table:style-name="ce5">
            <text:p><text:s/>6,879<text:s/></text:p>
          </table:table-cell>
          <table:table-cell office:value-type="float" office:value="0.95413417913423615" table:style-name="ce6">
            <text:p>0.954</text:p>
          </table:table-cell>
          <table:table-cell office:value-type="float" office:value="6563.7099231416205" table:style-name="ce5">
            <text:p><text:s/>6,564<text:s/></text:p>
          </table:table-cell>
          <table:table-cell office:value-type="float" office:value="0.97134716446546066" table:style-name="ce6">
            <text:p>0.971</text:p>
          </table:table-cell>
          <table:table-cell office:value-type="float" office:value="6375.64102221742" table:style-name="ce5">
            <text:p><text:s/>6,3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375.64102221742" table:style-name="ce5">
            <text:p><text:s/>6,376<text:s/></text:p>
          </table:table-cell>
          <table:table-cell office:value-type="float" office:value="1.0845980833897106" table:style-name="ce6">
            <text:p>1.085</text:p>
          </table:table-cell>
          <table:table-cell office:value-type="float" office:value="6915.0080330778292" table:style-name="ce5">
            <text:p><text:s/>6,915<text:s/></text:p>
          </table:table-cell>
          <table:table-cell office:value-type="float" office:value="0.8799442077231604" table:style-name="ce6">
            <text:p>0.880</text:p>
          </table:table-cell>
          <table:table-cell office:value-type="float" office:value="6084.8212650659598" table:style-name="ce5">
            <text:p><text:s/>6,08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322.6596954770002" table:style-name="ce5">
            <text:p><text:s/>4,323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322.6596954770002" table:style-name="ce5">
            <text:p><text:s/>4,323<text:s/></text:p>
          </table:table-cell>
          <table:table-cell office:value-type="float" office:value="0.96078710883790819" table:style-name="ce6">
            <text:p>0.961</text:p>
          </table:table-cell>
          <table:table-cell office:value-type="float" office:value="4153.1557113074996" table:style-name="ce5">
            <text:p><text:s/>4,153<text:s/></text:p>
          </table:table-cell>
          <table:table-cell office:value-type="float" office:value="1.1309278034464574" table:style-name="ce6">
            <text:p>1.131</text:p>
          </table:table-cell>
          <table:table-cell office:value-type="float" office:value="4696.9192659601003" table:style-name="ce5">
            <text:p><text:s/>4,697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696.9192659601003" table:style-name="ce5">
            <text:p><text:s/>4,697<text:s/></text:p>
          </table:table-cell>
          <table:table-cell office:value-type="float" office:value="1.1481573308647353" table:style-name="ce6">
            <text:p>1.148</text:p>
          </table:table-cell>
          <table:table-cell office:value-type="float" office:value="5392.8022876919003" table:style-name="ce5">
            <text:p><text:s/>5,393<text:s/></text:p>
          </table:table-cell>
          <table:table-cell office:value-type="float" office:value="1.1436552595742333" table:style-name="ce6">
            <text:p>1.144</text:p>
          </table:table-cell>
          <table:table-cell office:value-type="float" office:value="6167.5067001627995" table:style-name="ce5">
            <text:p><text:s/>6,16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167.5067001627995" table:style-name="ce5">
            <text:p><text:s/>6,168<text:s/></text:p>
          </table:table-cell>
          <table:table-cell office:value-type="float" office:value="0.9699179546820107" table:style-name="ce6">
            <text:p>0.970</text:p>
          </table:table-cell>
          <table:table-cell office:value-type="float" office:value="5981.9754841095" table:style-name="ce5">
            <text:p><text:s/>5,982<text:s/></text:p>
          </table:table-cell>
          <table:table-cell office:value-type="float" office:value="1.0645447456941186" table:style-name="ce6">
            <text:p>1.065</text:p>
          </table:table-cell>
          <table:table-cell office:value-type="float" office:value="6368.0805704798004" table:style-name="ce5">
            <text:p><text:s/>6,36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368.0805704798004" table:style-name="ce5">
            <text:p><text:s/>6,368<text:s/></text:p>
          </table:table-cell>
          <table:table-cell office:value-type="float" office:value="1.0913539855129326" table:style-name="ce6">
            <text:p>1.091</text:p>
          </table:table-cell>
          <table:table-cell office:value-type="float" office:value="6949.8301106605995" table:style-name="ce5">
            <text:p><text:s/>6,950<text:s/></text:p>
          </table:table-cell>
          <table:table-cell office:value-type="float" office:value="1.0281757477533342" table:style-name="ce6">
            <text:p>1.028</text:p>
          </table:table-cell>
          <table:table-cell office:value-type="float" office:value="7145.6467707870997" table:style-name="ce5">
            <text:p><text:s/>7,14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145.6467707870997" table:style-name="ce5">
            <text:p><text:s/>7,146<text:s/></text:p>
          </table:table-cell>
          <table:table-cell office:value-type="float" office:value="1.1186027301868782" table:style-name="ce6">
            <text:p>1.119</text:p>
          </table:table-cell>
          <table:table-cell office:value-type="float" office:value="7993.1399867535001" table:style-name="ce5">
            <text:p><text:s/>7,993<text:s/></text:p>
          </table:table-cell>
          <table:table-cell office:value-type="float" office:value="1.1820357636115264" table:style-name="ce6">
            <text:p>1.182</text:p>
          </table:table-cell>
          <table:table-cell office:value-type="float" office:value="9448.177327895999" table:style-name="ce5">
            <text:p><text:s/>9,44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9448.177327895999" table:style-name="ce5">
            <text:p><text:s/>9,448<text:s/></text:p>
          </table:table-cell>
          <table:table-cell office:value-type="float" office:value="1.0253515452376929" table:style-name="ce6">
            <text:p>1.025</text:p>
          </table:table-cell>
          <table:table-cell office:value-type="float" office:value="9687.7032228378994" table:style-name="ce5">
            <text:p><text:s/>9,688<text:s/></text:p>
          </table:table-cell>
          <table:table-cell office:value-type="float" office:value="1.0319931427305022" table:style-name="ce6">
            <text:p>1.032</text:p>
          </table:table-cell>
          <table:table-cell office:value-type="float" office:value="9997.643294776899" table:style-name="ce5">
            <text:p><text:s/>9,99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9997.643294776899" table:style-name="ce5">
            <text:p><text:s/>9,998<text:s/></text:p>
          </table:table-cell>
          <table:table-cell office:value-type="float" office:value="1.0472097912734777" table:style-name="ce6">
            <text:p>1.047</text:p>
          </table:table-cell>
          <table:table-cell office:value-type="float" office:value="10469.629947950001" table:style-name="ce5">
            <text:p><text:s/>10,470<text:s/></text:p>
          </table:table-cell>
          <table:table-cell office:value-type="float" office:value="1.1011515709176865" table:style-name="ce6">
            <text:p>1.101</text:p>
          </table:table-cell>
          <table:table-cell office:value-type="float" office:value="11528.649464111999" table:style-name="ce5">
            <text:p><text:s/>11,52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1528.649464111999" table:style-name="ce5">
            <text:p><text:s/>11,529<text:s/></text:p>
          </table:table-cell>
          <table:table-cell office:value-type="float" office:value="1.164147216788568" table:style-name="ce6">
            <text:p>1.164</text:p>
          </table:table-cell>
          <table:table-cell office:value-type="float" office:value="13421.045186976999" table:style-name="ce5">
            <text:p><text:s/>13,421<text:s/></text:p>
          </table:table-cell>
          <table:table-cell office:value-type="float" office:value="1.181928274921177" table:style-name="ce6">
            <text:p>1.182</text:p>
          </table:table-cell>
          <table:table-cell office:value-type="float" office:value="15862.712785482889" table:style-name="ce5">
            <text:p><text:s/>15,8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5862.712785482889" table:style-name="ce5">
            <text:p><text:s/>15,863<text:s/></text:p>
          </table:table-cell>
          <table:table-cell office:value-type="float" office:value="1.0910244722551583" table:style-name="ce6">
            <text:p>1.091</text:p>
          </table:table-cell>
          <table:table-cell office:value-type="float" office:value="17306.607845316619" table:style-name="ce5">
            <text:p><text:s/>17,307<text:s/></text:p>
          </table:table-cell>
          <table:table-cell office:value-type="float" office:value="1.008751379053775" table:style-name="ce6">
            <text:p>1.009</text:p>
          </table:table-cell>
          <table:table-cell office:value-type="float" office:value="17458.064530706019" table:style-name="ce5">
            <text:p><text:s/>17,45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7458.064530706019" table:style-name="ce5">
            <text:p><text:s/>17,458<text:s/></text:p>
          </table:table-cell>
          <table:table-cell office:value-type="float" office:value="1.0168271341700912" table:style-name="ce6">
            <text:p>1.017</text:p>
          </table:table-cell>
          <table:table-cell office:value-type="float" office:value="17751.833724914322" table:style-name="ce5">
            <text:p><text:s/>17,752<text:s/></text:p>
          </table:table-cell>
          <table:table-cell office:value-type="float" office:value="1.0337609094346032" table:style-name="ce6">
            <text:p>1.034</text:p>
          </table:table-cell>
          <table:table-cell office:value-type="float" office:value="18351.15177559929" table:style-name="ce5">
            <text:p><text:s/>18,351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8351.15177559929" table:style-name="ce5">
            <text:p><text:s/>18,351<text:s/></text:p>
          </table:table-cell>
          <table:table-cell office:value-type="float" office:value="1.0528040856280922" table:style-name="ce6">
            <text:p>1.053</text:p>
          </table:table-cell>
          <table:table-cell office:value-type="float" office:value="19320.167565332151" table:style-name="ce5">
            <text:p><text:s/>19,320<text:s/></text:p>
          </table:table-cell>
          <table:table-cell office:value-type="float" office:value="1.1366449660316398" table:style-name="ce6">
            <text:p>1.137</text:p>
          </table:table-cell>
          <table:table-cell office:value-type="float" office:value="21960.171206022547" table:style-name="ce5">
            <text:p><text:s/>21,96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1960.171206022547" table:style-name="ce5">
            <text:p><text:s/>21,960<text:s/></text:p>
          </table:table-cell>
          <table:table-cell office:value-type="float" office:value="0.98123194048173179" table:style-name="ce6">
            <text:p>0.981</text:p>
          </table:table-cell>
          <table:table-cell office:value-type="float" office:value="21548.021405796557" table:style-name="ce5">
            <text:p><text:s/>21,548<text:s/></text:p>
          </table:table-cell>
          <table:table-cell office:value-type="float" office:value="1.1747235989426248" table:style-name="ce6">
            <text:p>1.175</text:p>
          </table:table-cell>
          <table:table-cell office:value-type="float" office:value="25312.969255910048" table:style-name="ce5">
            <text:p><text:s/>25,313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25312.969255910048" table:style-name="ce5">
            <text:p><text:s/>25,313<text:s/></text:p>
          </table:table-cell>
          <table:table-cell office:value-type="float" office:value="0.86038116678786292" table:style-name="ce6">
            <text:p>0.860</text:p>
          </table:table-cell>
          <table:table-cell office:value-type="float" office:value="21778.802023265191" table:style-name="ce5">
            <text:p><text:s/>21,779<text:s/></text:p>
          </table:table-cell>
          <table:table-cell office:value-type="float" office:value="1.0892352560239362" table:style-name="ce6">
            <text:p>1.089</text:p>
          </table:table-cell>
          <table:table-cell office:value-type="float" office:value="23722.238997705877" table:style-name="ce5">
            <text:p><text:s/>23,7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3722.238997705877" table:style-name="ce5">
            <text:p><text:s/>23,722<text:s/></text:p>
          </table:table-cell>
          <table:table-cell office:value-type="float" office:value="0.91634193102215689" table:style-name="ce6">
            <text:p>0.916</text:p>
          </table:table-cell>
          <table:table-cell office:value-type="float" office:value="21737.682291326921" table:style-name="ce5">
            <text:p><text:s/>21,738<text:s/></text:p>
          </table:table-cell>
          <table:table-cell office:value-type="float" office:value="1.0108666924154204" table:style-name="ce6">
            <text:p>1.011</text:p>
          </table:table-cell>
          <table:table-cell office:value-type="float" office:value="21973.898998610901" table:style-name="ce5">
            <text:p><text:s/>21,97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1973.898998610901" table:style-name="ce5">
            <text:p><text:s/>21,974<text:s/></text:p>
          </table:table-cell>
          <table:table-cell office:value-type="float" office:value="0.94171039477213403" table:style-name="ce6">
            <text:p>0.942</text:p>
          </table:table-cell>
          <table:table-cell office:value-type="float" office:value="20693.04910066487" table:style-name="ce5">
            <text:p><text:s/>20,693<text:s/></text:p>
          </table:table-cell>
          <table:table-cell office:value-type="float" office:value="1.0438533923989428" table:style-name="ce6">
            <text:p>1.044</text:p>
          </table:table-cell>
          <table:table-cell office:value-type="float" office:value="21600.509502806919" table:style-name="ce5">
            <text:p><text:s/>21,60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1600.509502806919" table:style-name="ce5">
            <text:p><text:s/>21,601<text:s/></text:p>
          </table:table-cell>
          <table:table-cell office:value-type="float" office:value="1.0046288907773071" table:style-name="ce6">
            <text:p>1.005</text:p>
          </table:table-cell>
          <table:table-cell office:value-type="float" office:value="21700.495902029597" table:style-name="ce5">
            <text:p><text:s/>21,700<text:s/></text:p>
          </table:table-cell>
          <table:table-cell office:value-type="float" office:value="0.92014749081862968" table:style-name="ce6">
            <text:p>0.920</text:p>
          </table:table-cell>
          <table:table-cell office:value-type="float" office:value="19967.656853772492" table:style-name="ce5">
            <text:p><text:s/>19,96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66.2665784285" table:style-name="ce5">
            <text:p><text:s/>2,16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166.2665784285" table:style-name="ce5">
            <text:p><text:s/>2,166<text:s/></text:p>
          </table:table-cell>
          <table:table-cell office:value-type="float" office:value="0.97872155024598162" table:style-name="ce6">
            <text:p>0.979</text:p>
          </table:table-cell>
          <table:table-cell office:value-type="float" office:value="2120.1717838856002" table:style-name="ce5">
            <text:p><text:s/>2,120<text:s/></text:p>
          </table:table-cell>
          <table:table-cell office:value-type="float" office:value="1.293501446414248" table:style-name="ce6">
            <text:p>1.294</text:p>
          </table:table-cell>
          <table:table-cell office:value-type="float" office:value="2742.4452691027004" table:style-name="ce5">
            <text:p><text:s/>2,742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742.4452691027004" table:style-name="ce5">
            <text:p><text:s/>2,742<text:s/></text:p>
          </table:table-cell>
          <table:table-cell office:value-type="float" office:value="1.129107989321533" table:style-name="ce6">
            <text:p>1.129</text:p>
          </table:table-cell>
          <table:table-cell office:value-type="float" office:value="3096.5168636209" table:style-name="ce5">
            <text:p><text:s/>3,097<text:s/></text:p>
          </table:table-cell>
          <table:table-cell office:value-type="float" office:value="1.1360810140012492" table:style-name="ce6">
            <text:p>1.136</text:p>
          </table:table-cell>
          <table:table-cell office:value-type="float" office:value="3517.8940182944002" table:style-name="ce5">
            <text:p><text:s/>3,51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517.8940182944002" table:style-name="ce5">
            <text:p><text:s/>3,518<text:s/></text:p>
          </table:table-cell>
          <table:table-cell office:value-type="float" office:value="0.98359904540277376" table:style-name="ce6">
            <text:p>0.984</text:p>
          </table:table-cell>
          <table:table-cell office:value-type="float" office:value="3460.1971982225" table:style-name="ce5">
            <text:p><text:s/>3,460<text:s/></text:p>
          </table:table-cell>
          <table:table-cell office:value-type="float" office:value="1.0747671938335477" table:style-name="ce6">
            <text:p>1.075</text:p>
          </table:table-cell>
          <table:table-cell office:value-type="float" office:value="3718.9064328442996" table:style-name="ce5">
            <text:p><text:s/>3,71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3718.9064328442996" table:style-name="ce5">
            <text:p><text:s/>3,719<text:s/></text:p>
          </table:table-cell>
          <table:table-cell office:value-type="float" office:value="1.1043098860110367" table:style-name="ce6">
            <text:p>1.104</text:p>
          </table:table-cell>
          <table:table-cell office:value-type="float" office:value="4106.8251389400002" table:style-name="ce5">
            <text:p><text:s/>4,107<text:s/></text:p>
          </table:table-cell>
          <table:table-cell office:value-type="float" office:value="1.0309799605288135" table:style-name="ce6">
            <text:p>1.031</text:p>
          </table:table-cell>
          <table:table-cell office:value-type="float" office:value="4234.0544196431001" table:style-name="ce5">
            <text:p><text:s/>4,23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234.0544196431001" table:style-name="ce5">
            <text:p><text:s/>4,234<text:s/></text:p>
          </table:table-cell>
          <table:table-cell office:value-type="float" office:value="1.1033249138752868" table:style-name="ce6">
            <text:p>1.103</text:p>
          </table:table-cell>
          <table:table-cell office:value-type="float" office:value="4671.5377278959995" table:style-name="ce5">
            <text:p><text:s/>4,672<text:s/></text:p>
          </table:table-cell>
          <table:table-cell office:value-type="float" office:value="1.1644298545132721" table:style-name="ce6">
            <text:p>1.164</text:p>
          </table:table-cell>
          <table:table-cell office:value-type="float" office:value="5439.6779968472001" table:style-name="ce5">
            <text:p><text:s/>5,44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439.6779968472001" table:style-name="ce5">
            <text:p><text:s/>5,440<text:s/></text:p>
          </table:table-cell>
          <table:table-cell office:value-type="float" office:value="1.0393497019063742" table:style-name="ce6">
            <text:p>1.039</text:p>
          </table:table-cell>
          <table:table-cell office:value-type="float" office:value="5653.7277044898001" table:style-name="ce5">
            <text:p><text:s/>5,654<text:s/></text:p>
          </table:table-cell>
          <table:table-cell office:value-type="float" office:value="1.0743045624052052" table:style-name="ce6">
            <text:p>1.074</text:p>
          </table:table-cell>
          <table:table-cell office:value-type="float" office:value="6073.8254675300996" table:style-name="ce5">
            <text:p><text:s/>6,07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073.8254675300996" table:style-name="ce5">
            <text:p><text:s/>6,074<text:s/></text:p>
          </table:table-cell>
          <table:table-cell office:value-type="float" office:value="1.0279781260199436" table:style-name="ce6">
            <text:p>1.028</text:p>
          </table:table-cell>
          <table:table-cell office:value-type="float" office:value="6243.7597218837991" table:style-name="ce5">
            <text:p><text:s/>6,244<text:s/></text:p>
          </table:table-cell>
          <table:table-cell office:value-type="float" office:value="1.0236614710823189" table:style-name="ce6">
            <text:p>1.024</text:p>
          </table:table-cell>
          <table:table-cell office:value-type="float" office:value="6391.4962619880998" table:style-name="ce5">
            <text:p><text:s/>6,39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391.4962619880998" table:style-name="ce5">
            <text:p><text:s/>6,391<text:s/></text:p>
          </table:table-cell>
          <table:table-cell office:value-type="float" office:value="1.1563324144674529" table:style-name="ce6">
            <text:p>1.156</text:p>
          </table:table-cell>
          <table:table-cell office:value-type="float" office:value="7390.6943046843999" table:style-name="ce5">
            <text:p><text:s/>7,391<text:s/></text:p>
          </table:table-cell>
          <table:table-cell office:value-type="float" office:value="1.1125172574172502" table:style-name="ce6">
            <text:p>1.113</text:p>
          </table:table-cell>
          <table:table-cell office:value-type="float" office:value="8222.2749582567794" table:style-name="ce5">
            <text:p><text:s/>8,22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222.2749582567794" table:style-name="ce5">
            <text:p><text:s/>8,222<text:s/></text:p>
          </table:table-cell>
          <table:table-cell office:value-type="float" office:value="1.0817742718243031" table:style-name="ce6">
            <text:p>1.082</text:p>
          </table:table-cell>
          <table:table-cell office:value-type="float" office:value="8894.645505707429" table:style-name="ce5">
            <text:p><text:s/>8,895<text:s/></text:p>
          </table:table-cell>
          <table:table-cell office:value-type="float" office:value="0.98305416957662417" table:style-name="ce6">
            <text:p>0.983</text:p>
          </table:table-cell>
          <table:table-cell office:value-type="float" office:value="8743.9183512916698" table:style-name="ce5">
            <text:p><text:s/>8,74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743.9183512916698" table:style-name="ce5">
            <text:p><text:s/>8,744<text:s/></text:p>
          </table:table-cell>
          <table:table-cell office:value-type="float" office:value="1.0209425176295019" table:style-name="ce6">
            <text:p>1.021</text:p>
          </table:table-cell>
          <table:table-cell office:value-type="float" office:value="8927.0380155145212" table:style-name="ce5">
            <text:p><text:s/>8,927<text:s/></text:p>
          </table:table-cell>
          <table:table-cell office:value-type="float" office:value="1.0599285905553975" table:style-name="ce6">
            <text:p>1.060</text:p>
          </table:table-cell>
          <table:table-cell office:value-type="float" office:value="9462.0228216187588" table:style-name="ce5">
            <text:p><text:s/>9,462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9462.0228216187588" table:style-name="ce5">
            <text:p><text:s/>9,462<text:s/></text:p>
          </table:table-cell>
          <table:table-cell office:value-type="float" office:value="1.0474669939525112" table:style-name="ce6">
            <text:p>1.047</text:p>
          </table:table-cell>
          <table:table-cell office:value-type="float" office:value="9911.1566016710603" table:style-name="ce5">
            <text:p><text:s/>9,911<text:s/></text:p>
          </table:table-cell>
          <table:table-cell office:value-type="float" office:value="1.1514063529980467" table:style-name="ce6">
            <text:p>1.151</text:p>
          </table:table-cell>
          <table:table-cell office:value-type="float" office:value="11411.76867672259" table:style-name="ce5">
            <text:p><text:s/>11,41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1411.76867672259" table:style-name="ce5">
            <text:p><text:s/>11,412<text:s/></text:p>
          </table:table-cell>
          <table:table-cell office:value-type="float" office:value="0.97552828883959786" table:style-name="ce6">
            <text:p>0.976</text:p>
          </table:table-cell>
          <table:table-cell office:value-type="float" office:value="11132.503169836509" table:style-name="ce5">
            <text:p><text:s/>11,133<text:s/></text:p>
          </table:table-cell>
          <table:table-cell office:value-type="float" office:value="1.148373112051384" table:style-name="ce6">
            <text:p>1.148</text:p>
          </table:table-cell>
          <table:table-cell office:value-type="float" office:value="12784.267310067051" table:style-name="ce5">
            <text:p><text:s/>12,78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784.267310067051" table:style-name="ce5">
            <text:p><text:s/>12,784<text:s/></text:p>
          </table:table-cell>
          <table:table-cell office:value-type="float" office:value="0.85427761980798178" table:style-name="ce6">
            <text:p>0.854</text:p>
          </table:table-cell>
          <table:table-cell office:value-type="float" office:value="10921.313448633069" table:style-name="ce5">
            <text:p><text:s/>10,921<text:s/></text:p>
          </table:table-cell>
          <table:table-cell office:value-type="float" office:value="1.1108851558138324" table:style-name="ce6">
            <text:p>1.111</text:p>
          </table:table-cell>
          <table:table-cell office:value-type="float" office:value="12132.32499207645" table:style-name="ce5">
            <text:p><text:s/>12,13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32.32499207645" table:style-name="ce5">
            <text:p><text:s/>12,132<text:s/></text:p>
          </table:table-cell>
          <table:table-cell office:value-type="float" office:value="0.91610622512624929" table:style-name="ce6">
            <text:p>0.916</text:p>
          </table:table-cell>
          <table:table-cell office:value-type="float" office:value="11114.49845049601" table:style-name="ce5">
            <text:p><text:s/>11,114<text:s/></text:p>
          </table:table-cell>
          <table:table-cell office:value-type="float" office:value="1.0489455639727201" table:style-name="ce6">
            <text:p>1.049</text:p>
          </table:table-cell>
          <table:table-cell office:value-type="float" office:value="11658.503845429461" table:style-name="ce5">
            <text:p><text:s/>11,65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1658.503845429461" table:style-name="ce5">
            <text:p><text:s/>11,659<text:s/></text:p>
          </table:table-cell>
          <table:table-cell office:value-type="float" office:value="0.95715509236908081" table:style-name="ce6">
            <text:p>0.957</text:p>
          </table:table-cell>
          <table:table-cell office:value-type="float" office:value="11158.99632505732" table:style-name="ce5">
            <text:p><text:s/>11,159<text:s/></text:p>
          </table:table-cell>
          <table:table-cell office:value-type="float" office:value="1.0845964088926467" table:style-name="ce6">
            <text:p>1.085</text:p>
          </table:table-cell>
          <table:table-cell office:value-type="float" office:value="12103.007341003411" table:style-name="ce5">
            <text:p><text:s/>12,10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103.007341003411" table:style-name="ce5">
            <text:p><text:s/>12,103<text:s/></text:p>
          </table:table-cell>
          <table:table-cell office:value-type="float" office:value="1.020882538980058" table:style-name="ce6">
            <text:p>1.021</text:p>
          </table:table-cell>
          <table:table-cell office:value-type="float" office:value="12355.748863577841" table:style-name="ce5">
            <text:p><text:s/>12,356<text:s/></text:p>
          </table:table-cell>
          <table:table-cell office:value-type="float" office:value="0.88325865339503684" table:style-name="ce6">
            <text:p>0.883</text:p>
          </table:table-cell>
          <table:table-cell office:value-type="float" office:value="10913.322102931021" table:style-name="ce5">
            <text:p><text:s/>10,9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nstru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156.3931170485002" table:style-name="ce5">
            <text:p><text:s/>2,15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156.3931170485002" table:style-name="ce5">
            <text:p><text:s/>2,156<text:s/></text:p>
          </table:table-cell>
          <table:table-cell office:value-type="float" office:value="0.94277055113424169" table:style-name="ce6">
            <text:p>0.943</text:p>
          </table:table-cell>
          <table:table-cell office:value-type="float" office:value="2032.9839274218998" table:style-name="ce5">
            <text:p><text:s/>2,033<text:s/></text:p>
          </table:table-cell>
          <table:table-cell office:value-type="float" office:value="0.96138192264802547" table:style-name="ce6">
            <text:p>0.961</text:p>
          </table:table-cell>
          <table:table-cell office:value-type="float" office:value="1954.4739968573999" table:style-name="ce5">
            <text:p><text:s/>1,95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954.4739968573999" table:style-name="ce5">
            <text:p><text:s/>1,954<text:s/></text:p>
          </table:table-cell>
          <table:table-cell office:value-type="float" office:value="1.1748866588980968" table:style-name="ce6">
            <text:p>1.175</text:p>
          </table:table-cell>
          <table:table-cell office:value-type="float" office:value="2296.2854240710003" table:style-name="ce5">
            <text:p><text:s/>2,296<text:s/></text:p>
          </table:table-cell>
          <table:table-cell office:value-type="float" office:value="1.1538690504645537" table:style-name="ce6">
            <text:p>1.154</text:p>
          </table:table-cell>
          <table:table-cell office:value-type="float" office:value="2649.6126818683997" table:style-name="ce5">
            <text:p><text:s/>2,6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649.6126818683997" table:style-name="ce5">
            <text:p><text:s/>2,650<text:s/></text:p>
          </table:table-cell>
          <table:table-cell office:value-type="float" office:value="0.95175355369628745" table:style-name="ce6">
            <text:p>0.952</text:p>
          </table:table-cell>
          <table:table-cell office:value-type="float" office:value="2521.778285887" table:style-name="ce5">
            <text:p><text:s/>2,522<text:s/></text:p>
          </table:table-cell>
          <table:table-cell office:value-type="float" office:value="1.0505182602536729" table:style-name="ce6">
            <text:p>1.051</text:p>
          </table:table-cell>
          <table:table-cell office:value-type="float" office:value="2649.1741376355003" table:style-name="ce5">
            <text:p><text:s/>2,64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49.1741376355003" table:style-name="ce5">
            <text:p><text:s/>2,649<text:s/></text:p>
          </table:table-cell>
          <table:table-cell office:value-type="float" office:value="1.0731665130394568" table:style-name="ce6">
            <text:p>1.073</text:p>
          </table:table-cell>
          <table:table-cell office:value-type="float" office:value="2843.0049717205998" table:style-name="ce5">
            <text:p><text:s/>2,843<text:s/></text:p>
          </table:table-cell>
          <table:table-cell office:value-type="float" office:value="1.0241249593671624" table:style-name="ce6">
            <text:p>1.024</text:p>
          </table:table-cell>
          <table:table-cell office:value-type="float" office:value="2911.5923511440001" table:style-name="ce5">
            <text:p><text:s/>2,91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11.5923511440001" table:style-name="ce5">
            <text:p><text:s/>2,912<text:s/></text:p>
          </table:table-cell>
          <table:table-cell office:value-type="float" office:value="1.1408198189394205" table:style-name="ce6">
            <text:p>1.141</text:p>
          </table:table-cell>
          <table:table-cell office:value-type="float" office:value="3321.6022588575001" table:style-name="ce5">
            <text:p><text:s/>3,322<text:s/></text:p>
          </table:table-cell>
          <table:table-cell office:value-type="float" office:value="1.2067969066313089" table:style-name="ce6">
            <text:p>1.207</text:p>
          </table:table-cell>
          <table:table-cell office:value-type="float" office:value="4008.4993310487994" table:style-name="ce5">
            <text:p><text:s/>4,00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008.4993310487994" table:style-name="ce5">
            <text:p><text:s/>4,008<text:s/></text:p>
          </table:table-cell>
          <table:table-cell office:value-type="float" office:value="1.0063555423601966" table:style-name="ce6">
            <text:p>1.006</text:p>
          </table:table-cell>
          <table:table-cell office:value-type="float" office:value="4033.9755183480997" table:style-name="ce5">
            <text:p><text:s/>4,034<text:s/></text:p>
          </table:table-cell>
          <table:table-cell office:value-type="float" office:value="0.97269252364069636" table:style-name="ce6">
            <text:p>0.973</text:p>
          </table:table-cell>
          <table:table-cell office:value-type="float" office:value="3923.8178272467994" table:style-name="ce5">
            <text:p><text:s/>3,92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923.8178272467994" table:style-name="ce5">
            <text:p><text:s/>3,924<text:s/></text:p>
          </table:table-cell>
          <table:table-cell office:value-type="float" office:value="1.0769792105846414" table:style-name="ce6">
            <text:p>1.077</text:p>
          </table:table-cell>
          <table:table-cell office:value-type="float" office:value="4225.8702260662012" table:style-name="ce5">
            <text:p><text:s/>4,226<text:s/></text:p>
          </table:table-cell>
          <table:table-cell office:value-type="float" office:value="1.215643862046847" table:style-name="ce6">
            <text:p>1.216</text:p>
          </table:table-cell>
          <table:table-cell office:value-type="float" office:value="5137.1532021238991" table:style-name="ce5">
            <text:p><text:s/>5,13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137.1532021238991" table:style-name="ce5">
            <text:p><text:s/>5,137<text:s/></text:p>
          </table:table-cell>
          <table:table-cell office:value-type="float" office:value="1.1738701660288071" table:style-name="ce6">
            <text:p>1.174</text:p>
          </table:table-cell>
          <table:table-cell office:value-type="float" office:value="6030.3508822925996" table:style-name="ce5">
            <text:p><text:s/>6,030<text:s/></text:p>
          </table:table-cell>
          <table:table-cell office:value-type="float" office:value="1.2669972239362284" table:style-name="ce6">
            <text:p>1.267</text:p>
          </table:table-cell>
          <table:table-cell office:value-type="float" office:value="7640.4378272261092" table:style-name="ce5">
            <text:p><text:s/>7,640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640.4378272261092" table:style-name="ce5">
            <text:p><text:s/>7,640<text:s/></text:p>
          </table:table-cell>
          <table:table-cell office:value-type="float" office:value="1.1009790969875852" table:style-name="ce6">
            <text:p>1.101</text:p>
          </table:table-cell>
          <table:table-cell office:value-type="float" office:value="8411.9623396091902" table:style-name="ce5">
            <text:p><text:s/>8,412<text:s/></text:p>
          </table:table-cell>
          <table:table-cell office:value-type="float" office:value="1.0359231089733101" table:style-name="ce6">
            <text:p>1.036</text:p>
          </table:table-cell>
          <table:table-cell office:value-type="float" office:value="8714.1461794143506" table:style-name="ce5">
            <text:p><text:s/>8,71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8714.1461794143506" table:style-name="ce5">
            <text:p><text:s/>8,714<text:s/></text:p>
          </table:table-cell>
          <table:table-cell office:value-type="float" office:value="1.0126976903654474" table:style-name="ce6">
            <text:p>1.013</text:p>
          </table:table-cell>
          <table:table-cell office:value-type="float" office:value="8824.7957093998011" table:style-name="ce5">
            <text:p><text:s/>8,825<text:s/></text:p>
          </table:table-cell>
          <table:table-cell office:value-type="float" office:value="1.0072900548295076" table:style-name="ce6">
            <text:p>1.007</text:p>
          </table:table-cell>
          <table:table-cell office:value-type="float" office:value="8889.1289539805293" table:style-name="ce5">
            <text:p><text:s/>8,88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889.1289539805293" table:style-name="ce5">
            <text:p><text:s/>8,889<text:s/></text:p>
          </table:table-cell>
          <table:table-cell office:value-type="float" office:value="1.0584851465618301" table:style-name="ce6">
            <text:p>1.058</text:p>
          </table:table-cell>
          <table:table-cell office:value-type="float" office:value="9409.0109636610887" table:style-name="ce5">
            <text:p><text:s/>9,409<text:s/></text:p>
          </table:table-cell>
          <table:table-cell office:value-type="float" office:value="1.1210957846727312" table:style-name="ce6">
            <text:p>1.121</text:p>
          </table:table-cell>
          <table:table-cell office:value-type="float" office:value="10548.402529299959" table:style-name="ce5">
            <text:p><text:s/>10,5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548.402529299959" table:style-name="ce5">
            <text:p><text:s/>10,548<text:s/></text:p>
          </table:table-cell>
          <table:table-cell office:value-type="float" office:value="0.98740242487231578" table:style-name="ce6">
            <text:p>0.987</text:p>
          </table:table-cell>
          <table:table-cell office:value-type="float" office:value="10415.518235960049" table:style-name="ce5">
            <text:p><text:s/>10,416<text:s/></text:p>
          </table:table-cell>
          <table:table-cell office:value-type="float" office:value="1.2028880044189341" table:style-name="ce6">
            <text:p>1.203</text:p>
          </table:table-cell>
          <table:table-cell office:value-type="float" office:value="12528.701945842999" table:style-name="ce5">
            <text:p><text:s/>12,52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2528.701945842999" table:style-name="ce5">
            <text:p><text:s/>12,529<text:s/></text:p>
          </table:table-cell>
          <table:table-cell office:value-type="float" office:value="0.86660921630709042" table:style-name="ce6">
            <text:p>0.867</text:p>
          </table:table-cell>
          <table:table-cell office:value-type="float" office:value="10857.48857463212" table:style-name="ce5">
            <text:p><text:s/>10,857<text:s/></text:p>
          </table:table-cell>
          <table:table-cell office:value-type="float" office:value="1.0674580890380652" table:style-name="ce6">
            <text:p>1.067</text:p>
          </table:table-cell>
          <table:table-cell office:value-type="float" office:value="11589.914005629429" table:style-name="ce5">
            <text:p><text:s/>11,59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589.914005629429" table:style-name="ce5">
            <text:p><text:s/>11,590<text:s/></text:p>
          </table:table-cell>
          <table:table-cell office:value-type="float" office:value="0.91658866801522765" table:style-name="ce6">
            <text:p>0.917</text:p>
          </table:table-cell>
          <table:table-cell office:value-type="float" office:value="10623.18384083091" table:style-name="ce5">
            <text:p><text:s/>10,623<text:s/></text:p>
          </table:table-cell>
          <table:table-cell office:value-type="float" office:value="0.97102670044488326" table:style-name="ce6">
            <text:p>0.971</text:p>
          </table:table-cell>
          <table:table-cell office:value-type="float" office:value="10315.39515318144" table:style-name="ce5">
            <text:p><text:s/>10,3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0315.39515318144" table:style-name="ce5">
            <text:p><text:s/>10,315<text:s/></text:p>
          </table:table-cell>
          <table:table-cell office:value-type="float" office:value="0.92425473130489721" table:style-name="ce6">
            <text:p>0.924</text:p>
          </table:table-cell>
          <table:table-cell office:value-type="float" office:value="9534.0527756075517" table:style-name="ce5">
            <text:p><text:s/>9,534<text:s/></text:p>
          </table:table-cell>
          <table:table-cell office:value-type="float" office:value="0.99616630884427704" table:style-name="ce6">
            <text:p>0.996</text:p>
          </table:table-cell>
          <table:table-cell office:value-type="float" office:value="9497.502161803508" table:style-name="ce5">
            <text:p><text:s/>9,4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497.502161803508" table:style-name="ce5">
            <text:p><text:s/>9,498<text:s/></text:p>
          </table:table-cell>
          <table:table-cell office:value-type="float" office:value="0.98391628443464929" table:style-name="ce6">
            <text:p>0.984</text:p>
          </table:table-cell>
          <table:table-cell office:value-type="float" office:value="9344.7470384517583" table:style-name="ce5">
            <text:p><text:s/>9,345<text:s/></text:p>
          </table:table-cell>
          <table:table-cell office:value-type="float" office:value="0.96892240245612871" table:style-name="ce6">
            <text:p>0.969</text:p>
          </table:table-cell>
          <table:table-cell office:value-type="float" office:value="9054.3347508414699" table:style-name="ce5">
            <text:p><text:s/>9,05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7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656.7135980986995" table:style-name="ce5">
            <text:p><text:s/>5,657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656.7135980986995" table:style-name="ce5">
            <text:p><text:s/>5,657<text:s/></text:p>
          </table:table-cell>
          <table:table-cell office:value-type="float" office:value="1.0174296525575979" table:style-name="ce6">
            <text:p>1.017</text:p>
          </table:table-cell>
          <table:table-cell office:value-type="float" office:value="5755.3081507313991" table:style-name="ce5">
            <text:p><text:s/>5,755<text:s/></text:p>
          </table:table-cell>
          <table:table-cell office:value-type="float" office:value="1.4579784237490108" table:style-name="ce6">
            <text:p>1.458</text:p>
          </table:table-cell>
          <table:table-cell office:value-type="float" office:value="8391.1151057932002" table:style-name="ce5">
            <text:p><text:s/>8,39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391.1151057932002" table:style-name="ce5">
            <text:p><text:s/>8,391<text:s/></text:p>
          </table:table-cell>
          <table:table-cell office:value-type="float" office:value="1.0564493627380918" table:style-name="ce6">
            <text:p>1.056</text:p>
          </table:table-cell>
          <table:table-cell office:value-type="float" office:value="8864.7882061771998" table:style-name="ce5">
            <text:p><text:s/>8,865<text:s/></text:p>
          </table:table-cell>
          <table:table-cell office:value-type="float" office:value="1.0434871584423158" table:style-name="ce6">
            <text:p>1.043</text:p>
          </table:table-cell>
          <table:table-cell office:value-type="float" office:value="9250.2926554568003" table:style-name="ce5">
            <text:p><text:s/>9,2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250.2926554568003" table:style-name="ce5">
            <text:p><text:s/>9,250<text:s/></text:p>
          </table:table-cell>
          <table:table-cell office:value-type="float" office:value="1.0712228777153392" table:style-name="ce6">
            <text:p>1.071</text:p>
          </table:table-cell>
          <table:table-cell office:value-type="float" office:value="9909.1251180874988" table:style-name="ce5">
            <text:p><text:s/>9,909<text:s/></text:p>
          </table:table-cell>
          <table:table-cell office:value-type="float" office:value="1.0275214097999135" table:style-name="ce6">
            <text:p>1.028</text:p>
          </table:table-cell>
          <table:table-cell office:value-type="float" office:value="10181.838211221" table:style-name="ce5">
            <text:p><text:s/>10,182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181.838211221" table:style-name="ce5">
            <text:p><text:s/>10,182<text:s/></text:p>
          </table:table-cell>
          <table:table-cell office:value-type="float" office:value="1.0814173730237056" table:style-name="ce6">
            <text:p>1.081</text:p>
          </table:table-cell>
          <table:table-cell office:value-type="float" office:value="11010.816730930999" table:style-name="ce5">
            <text:p><text:s/>11,011<text:s/></text:p>
          </table:table-cell>
          <table:table-cell office:value-type="float" office:value="1.1554269350424742" table:style-name="ce6">
            <text:p>1.155</text:p>
          </table:table-cell>
          <table:table-cell office:value-type="float" office:value="12722.194227733999" table:style-name="ce5">
            <text:p><text:s/>12,72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722.194227733999" table:style-name="ce5">
            <text:p><text:s/>12,722<text:s/></text:p>
          </table:table-cell>
          <table:table-cell office:value-type="float" office:value="1.0641876430450825" table:style-name="ce6">
            <text:p>1.064</text:p>
          </table:table-cell>
          <table:table-cell office:value-type="float" office:value="13538.801889573999" table:style-name="ce5">
            <text:p><text:s/>13,539<text:s/></text:p>
          </table:table-cell>
          <table:table-cell office:value-type="float" office:value="1.0087818198918739" table:style-name="ce6">
            <text:p>1.009</text:p>
          </table:table-cell>
          <table:table-cell office:value-type="float" office:value="13657.69720932" table:style-name="ce5">
            <text:p><text:s/>13,65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657.69720932" table:style-name="ce5">
            <text:p><text:s/>13,658<text:s/></text:p>
          </table:table-cell>
          <table:table-cell office:value-type="float" office:value="1.0795613208711705" table:style-name="ce6">
            <text:p>1.080</text:p>
          </table:table-cell>
          <table:table-cell office:value-type="float" office:value="14744.321639352" table:style-name="ce5">
            <text:p><text:s/>14,744<text:s/></text:p>
          </table:table-cell>
          <table:table-cell office:value-type="float" office:value="1.1092562150044631" table:style-name="ce6">
            <text:p>1.109</text:p>
          </table:table-cell>
          <table:table-cell office:value-type="float" office:value="16355.230414476" table:style-name="ce5">
            <text:p><text:s/>16,3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6355.230414476" table:style-name="ce5">
            <text:p><text:s/>16,355<text:s/></text:p>
          </table:table-cell>
          <table:table-cell office:value-type="float" office:value="0.98002411568639058" table:style-name="ce6">
            <text:p>0.980</text:p>
          </table:table-cell>
          <table:table-cell office:value-type="float" office:value="16028.520223794001" table:style-name="ce5">
            <text:p><text:s/>16,029<text:s/></text:p>
          </table:table-cell>
          <table:table-cell office:value-type="float" office:value="1.186706222743102" table:style-name="ce6">
            <text:p>1.187</text:p>
          </table:table-cell>
          <table:table-cell office:value-type="float" office:value="19021.14469094" table:style-name="ce5">
            <text:p><text:s/>19,0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9021.14469094" table:style-name="ce5">
            <text:p><text:s/>19,021<text:s/></text:p>
          </table:table-cell>
          <table:table-cell office:value-type="float" office:value="1.1198124783586503" table:style-name="ce6">
            <text:p>1.120</text:p>
          </table:table-cell>
          <table:table-cell office:value-type="float" office:value="21300.115177580003" table:style-name="ce5">
            <text:p><text:s/>21,300<text:s/></text:p>
          </table:table-cell>
          <table:table-cell office:value-type="float" office:value="0.91611459386309924" table:style-name="ce6">
            <text:p>0.916</text:p>
          </table:table-cell>
          <table:table-cell office:value-type="float" office:value="19513.346365145939" table:style-name="ce5">
            <text:p><text:s/>19,5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513.346365145939" table:style-name="ce5">
            <text:p><text:s/>19,513<text:s/></text:p>
          </table:table-cell>
          <table:table-cell office:value-type="float" office:value="1.0431536875653027" table:style-name="ce6">
            <text:p>1.043</text:p>
          </table:table-cell>
          <table:table-cell office:value-type="float" office:value="20355.419217540981" table:style-name="ce5">
            <text:p><text:s/>20,355<text:s/></text:p>
          </table:table-cell>
          <table:table-cell office:value-type="float" office:value="1.1357264466901396" table:style-name="ce6">
            <text:p>1.136</text:p>
          </table:table-cell>
          <table:table-cell office:value-type="float" office:value="23118.187938825999" table:style-name="ce5">
            <text:p><text:s/>23,118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3118.187938825999" table:style-name="ce5">
            <text:p><text:s/>23,118<text:s/></text:p>
          </table:table-cell>
          <table:table-cell office:value-type="float" office:value="1.0444728655459641" table:style-name="ce6">
            <text:p>1.044</text:p>
          </table:table-cell>
          <table:table-cell office:value-type="float" office:value="24146.320002695738" table:style-name="ce5">
            <text:p><text:s/>24,146<text:s/></text:p>
          </table:table-cell>
          <table:table-cell office:value-type="float" office:value="1.0909527555845728" table:style-name="ce6">
            <text:p>1.091</text:p>
          </table:table-cell>
          <table:table-cell office:value-type="float" office:value="26342.494344167808" table:style-name="ce5">
            <text:p><text:s/>26,34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6342.494344167808" table:style-name="ce5">
            <text:p><text:s/>26,342<text:s/></text:p>
          </table:table-cell>
          <table:table-cell office:value-type="float" office:value="1.0414209140466091" table:style-name="ce6">
            <text:p>1.041</text:p>
          </table:table-cell>
          <table:table-cell office:value-type="float" office:value="27433.624538170872" table:style-name="ce5">
            <text:p><text:s/>27,434<text:s/></text:p>
          </table:table-cell>
          <table:table-cell office:value-type="float" office:value="1.108177273385992" table:style-name="ce6">
            <text:p>1.108</text:p>
          </table:table-cell>
          <table:table-cell office:value-type="float" office:value="30401.319239805242" table:style-name="ce5">
            <text:p><text:s/>30,40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401.319239805242" table:style-name="ce5">
            <text:p><text:s/>30,401<text:s/></text:p>
          </table:table-cell>
          <table:table-cell office:value-type="float" office:value="1.0028715488295781" table:style-name="ce6">
            <text:p>1.003</text:p>
          </table:table-cell>
          <table:table-cell office:value-type="float" office:value="30488.618112485932" table:style-name="ce5">
            <text:p><text:s/>30,489<text:s/></text:p>
          </table:table-cell>
          <table:table-cell office:value-type="float" office:value="1.1876963802731051" table:style-name="ce6">
            <text:p>1.188</text:p>
          </table:table-cell>
          <table:table-cell office:value-type="float" office:value="36211.22137172857" table:style-name="ce5">
            <text:p><text:s/>36,211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6211.22137172857" table:style-name="ce5">
            <text:p><text:s/>36,211<text:s/></text:p>
          </table:table-cell>
          <table:table-cell office:value-type="float" office:value="0.88089935442227763" table:style-name="ce6">
            <text:p>0.881</text:p>
          </table:table-cell>
          <table:table-cell office:value-type="float" office:value="31898.44152919788" table:style-name="ce5">
            <text:p><text:s/>31,898<text:s/></text:p>
          </table:table-cell>
          <table:table-cell office:value-type="float" office:value="1.0909998856680208" table:style-name="ce6">
            <text:p>1.091</text:p>
          </table:table-cell>
          <table:table-cell office:value-type="float" office:value="34801.196061342933" table:style-name="ce5">
            <text:p><text:s/>34,80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4801.196061342933" table:style-name="ce5">
            <text:p><text:s/>34,801<text:s/></text:p>
          </table:table-cell>
          <table:table-cell office:value-type="float" office:value="0.89951875955594895" table:style-name="ce6">
            <text:p>0.900</text:p>
          </table:table-cell>
          <table:table-cell office:value-type="float" office:value="31304.328712162573" table:style-name="ce5">
            <text:p><text:s/>31,304<text:s/></text:p>
          </table:table-cell>
          <table:table-cell office:value-type="float" office:value="1.1516741017016829" table:style-name="ce6">
            <text:p>1.152</text:p>
          </table:table-cell>
          <table:table-cell office:value-type="float" office:value="36052.38464895403" table:style-name="ce5">
            <text:p><text:s/>36,05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6052.38464895403" table:style-name="ce5">
            <text:p><text:s/>36,052<text:s/></text:p>
          </table:table-cell>
          <table:table-cell office:value-type="float" office:value="0.93657572015473256" table:style-name="ce6">
            <text:p>0.937</text:p>
          </table:table-cell>
          <table:table-cell office:value-type="float" office:value="33765.788115889547" table:style-name="ce5">
            <text:p><text:s/>33,766<text:s/></text:p>
          </table:table-cell>
          <table:table-cell office:value-type="float" office:value="1.1424603949410386" table:style-name="ce6">
            <text:p>1.142</text:p>
          </table:table-cell>
          <table:table-cell office:value-type="float" office:value="38576.075626374601" table:style-name="ce5">
            <text:p><text:s/>38,5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576.075626374601" table:style-name="ce5">
            <text:p><text:s/>38,576<text:s/></text:p>
          </table:table-cell>
          <table:table-cell office:value-type="float" office:value="1.0247951467383849" table:style-name="ce6">
            <text:p>1.025</text:p>
          </table:table-cell>
          <table:table-cell office:value-type="float" office:value="39532.575082121599" table:style-name="ce5">
            <text:p><text:s/>39,533<text:s/></text:p>
          </table:table-cell>
          <table:table-cell office:value-type="float" office:value="0.98599351762624254" table:style-name="ce6">
            <text:p>0.986</text:p>
          </table:table-cell>
          <table:table-cell office:value-type="float" office:value="38978.862766044615" table:style-name="ce5">
            <text:p><text:s/>38,97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607.0991467322001" table:style-name="ce5">
            <text:p><text:s/>2,607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2607.0991467322001" table:style-name="ce5">
            <text:p><text:s/>2,607<text:s/></text:p>
          </table:table-cell>
          <table:table-cell office:value-type="float" office:value="1.0220592712032779" table:style-name="ce6">
            <text:p>1.022</text:p>
          </table:table-cell>
          <table:table-cell office:value-type="float" office:value="2664.6098538638003" table:style-name="ce5">
            <text:p><text:s/>2,665<text:s/></text:p>
          </table:table-cell>
          <table:table-cell office:value-type="float" office:value="1.292788722772275" table:style-name="ce6">
            <text:p>1.293</text:p>
          </table:table-cell>
          <table:table-cell office:value-type="float" office:value="3444.7775696630001" table:style-name="ce5">
            <text:p><text:s/>3,445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3444.7775696630001" table:style-name="ce5">
            <text:p><text:s/>3,445<text:s/></text:p>
          </table:table-cell>
          <table:table-cell office:value-type="float" office:value="1.0377423277080904" table:style-name="ce6">
            <text:p>1.038</text:p>
          </table:table-cell>
          <table:table-cell office:value-type="float" office:value="3574.7914935787003" table:style-name="ce5">
            <text:p><text:s/>3,575<text:s/></text:p>
          </table:table-cell>
          <table:table-cell office:value-type="float" office:value="1.0789656825192917" table:style-name="ce6">
            <text:p>1.079</text:p>
          </table:table-cell>
          <table:table-cell office:value-type="float" office:value="3857.0773437333" table:style-name="ce5">
            <text:p><text:s/>3,85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857.0773437333" table:style-name="ce5">
            <text:p><text:s/>3,857<text:s/></text:p>
          </table:table-cell>
          <table:table-cell office:value-type="float" office:value="1.0956705875179917" table:style-name="ce6">
            <text:p>1.096</text:p>
          </table:table-cell>
          <table:table-cell office:value-type="float" office:value="4226.0861993106" table:style-name="ce5">
            <text:p><text:s/>4,226<text:s/></text:p>
          </table:table-cell>
          <table:table-cell office:value-type="float" office:value="0.98181499127208138" table:style-name="ce6">
            <text:p>0.982</text:p>
          </table:table-cell>
          <table:table-cell office:value-type="float" office:value="4149.2347848912004" table:style-name="ce5">
            <text:p><text:s/>4,149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4149.2347848912004" table:style-name="ce5">
            <text:p><text:s/>4,149<text:s/></text:p>
          </table:table-cell>
          <table:table-cell office:value-type="float" office:value="1.099755619004277" table:style-name="ce6">
            <text:p>1.100</text:p>
          </table:table-cell>
          <table:table-cell office:value-type="float" office:value="4563.1442692520995" table:style-name="ce5">
            <text:p><text:s/>4,563<text:s/></text:p>
          </table:table-cell>
          <table:table-cell office:value-type="float" office:value="1.117571068274734" table:style-name="ce6">
            <text:p>1.118</text:p>
          </table:table-cell>
          <table:table-cell office:value-type="float" office:value="5099.6380156798004" table:style-name="ce5">
            <text:p><text:s/>5,10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099.6380156798004" table:style-name="ce5">
            <text:p><text:s/>5,100<text:s/></text:p>
          </table:table-cell>
          <table:table-cell office:value-type="float" office:value="1.0606628170917072" table:style-name="ce6">
            <text:p>1.061</text:p>
          </table:table-cell>
          <table:table-cell office:value-type="float" office:value="5408.9964238589" table:style-name="ce5">
            <text:p><text:s/>5,409<text:s/></text:p>
          </table:table-cell>
          <table:table-cell office:value-type="float" office:value="0.89943616358236855" table:style-name="ce6">
            <text:p>0.899</text:p>
          </table:table-cell>
          <table:table-cell office:value-type="float" office:value="4865.0469923064002" table:style-name="ce5">
            <text:p><text:s/>4,8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865.0469923064002" table:style-name="ce5">
            <text:p><text:s/>4,865<text:s/></text:p>
          </table:table-cell>
          <table:table-cell office:value-type="float" office:value="1.0728328200503194" table:style-name="ce6">
            <text:p>1.073</text:p>
          </table:table-cell>
          <table:table-cell office:value-type="float" office:value="5219.3820844334005" table:style-name="ce5">
            <text:p><text:s/>5,219<text:s/></text:p>
          </table:table-cell>
          <table:table-cell office:value-type="float" office:value="1.0968018963027015" table:style-name="ce6">
            <text:p>1.097</text:p>
          </table:table-cell>
          <table:table-cell office:value-type="float" office:value="5724.6281677349007" table:style-name="ce5">
            <text:p><text:s/>5,72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5724.6281677349007" table:style-name="ce5">
            <text:p><text:s/>5,725<text:s/></text:p>
          </table:table-cell>
          <table:table-cell office:value-type="float" office:value="1.0178116502459487" table:style-name="ce6">
            <text:p>1.018</text:p>
          </table:table-cell>
          <table:table-cell office:value-type="float" office:value="5826.5932424467001" table:style-name="ce5">
            <text:p><text:s/>5,827<text:s/></text:p>
          </table:table-cell>
          <table:table-cell office:value-type="float" office:value="1.0516807274122764" table:style-name="ce6">
            <text:p>1.052</text:p>
          </table:table-cell>
          <table:table-cell office:value-type="float" office:value="6127.7158195517995" table:style-name="ce5">
            <text:p><text:s/>6,1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127.7158195517995" table:style-name="ce5">
            <text:p><text:s/>6,128<text:s/></text:p>
          </table:table-cell>
          <table:table-cell office:value-type="float" office:value="1.1047736220432396" table:style-name="ce6">
            <text:p>1.105</text:p>
          </table:table-cell>
          <table:table-cell office:value-type="float" office:value="6769.7388008178996" table:style-name="ce5">
            <text:p><text:s/>6,770<text:s/></text:p>
          </table:table-cell>
          <table:table-cell office:value-type="float" office:value="0.91711304295742746" table:style-name="ce6">
            <text:p>0.917</text:p>
          </table:table-cell>
          <table:table-cell office:value-type="float" office:value="6208.6157516450703" table:style-name="ce5">
            <text:p><text:s/>6,20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208.6157516450703" table:style-name="ce5">
            <text:p><text:s/>6,209<text:s/></text:p>
          </table:table-cell>
          <table:table-cell office:value-type="float" office:value="1.0677168462469369" table:style-name="ce6">
            <text:p>1.068</text:p>
          </table:table-cell>
          <table:table-cell office:value-type="float" office:value="6629.04362990553" table:style-name="ce5">
            <text:p><text:s/>6,629<text:s/></text:p>
          </table:table-cell>
          <table:table-cell office:value-type="float" office:value="1.1087675981231284" table:style-name="ce6">
            <text:p>1.109</text:p>
          </table:table-cell>
          <table:table-cell office:value-type="float" office:value="7350.0687833837792" table:style-name="ce5">
            <text:p><text:s/>7,35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7350.0687833837792" table:style-name="ce5">
            <text:p><text:s/>7,350<text:s/></text:p>
          </table:table-cell>
          <table:table-cell office:value-type="float" office:value="1.0639894085406891" table:style-name="ce6">
            <text:p>1.064</text:p>
          </table:table-cell>
          <table:table-cell office:value-type="float" office:value="7820.3953375658903" table:style-name="ce5">
            <text:p><text:s/>7,820<text:s/></text:p>
          </table:table-cell>
          <table:table-cell office:value-type="float" office:value="1.065913492825616" table:style-name="ce6">
            <text:p>1.066</text:p>
          </table:table-cell>
          <table:table-cell office:value-type="float" office:value="8335.8649095420205" table:style-name="ce5">
            <text:p><text:s/>8,33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8335.8649095420205" table:style-name="ce5">
            <text:p><text:s/>8,336<text:s/></text:p>
          </table:table-cell>
          <table:table-cell office:value-type="float" office:value="1.0465664937707486" table:style-name="ce6">
            <text:p>1.047</text:p>
          </table:table-cell>
          <table:table-cell office:value-type="float" office:value="8724.03691092601" table:style-name="ce5">
            <text:p><text:s/>8,724<text:s/></text:p>
          </table:table-cell>
          <table:table-cell office:value-type="float" office:value="1.1570145157996625" table:style-name="ce6">
            <text:p>1.157</text:p>
          </table:table-cell>
          <table:table-cell office:value-type="float" office:value="10093.83734231344" table:style-name="ce5">
            <text:p><text:s/>10,09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093.83734231344" table:style-name="ce5">
            <text:p><text:s/>10,094<text:s/></text:p>
          </table:table-cell>
          <table:table-cell office:value-type="float" office:value="1.0157994147475253" table:style-name="ce6">
            <text:p>1.016</text:p>
          </table:table-cell>
          <table:table-cell office:value-type="float" office:value="10253.31406487871" table:style-name="ce5">
            <text:p><text:s/>10,253<text:s/></text:p>
          </table:table-cell>
          <table:table-cell office:value-type="float" office:value="1.1224775135367411" table:style-name="ce6">
            <text:p>1.122</text:p>
          </table:table-cell>
          <table:table-cell office:value-type="float" office:value="11509.114477056351" table:style-name="ce5">
            <text:p><text:s/>11,50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1509.114477056351" table:style-name="ce5">
            <text:p><text:s/>11,509<text:s/></text:p>
          </table:table-cell>
          <table:table-cell office:value-type="float" office:value="0.88258687592090812" table:style-name="ce6">
            <text:p>0.883</text:p>
          </table:table-cell>
          <table:table-cell office:value-type="float" office:value="10157.793390921261" table:style-name="ce5">
            <text:p><text:s/>10,158<text:s/></text:p>
          </table:table-cell>
          <table:table-cell office:value-type="float" office:value="1.1949933301746984" table:style-name="ce6">
            <text:p>1.195</text:p>
          </table:table-cell>
          <table:table-cell office:value-type="float" office:value="12138.49535144354" table:style-name="ce5">
            <text:p><text:s/>12,13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2138.49535144354" table:style-name="ce5">
            <text:p><text:s/>12,138<text:s/></text:p>
          </table:table-cell>
          <table:table-cell office:value-type="float" office:value="0.90941916751761209" table:style-name="ce6">
            <text:p>0.909</text:p>
          </table:table-cell>
          <table:table-cell office:value-type="float" office:value="11038.98033742619" table:style-name="ce5">
            <text:p><text:s/>11,039<text:s/></text:p>
          </table:table-cell>
          <table:table-cell office:value-type="float" office:value="1.1952090729862648" table:style-name="ce6">
            <text:p>1.195</text:p>
          </table:table-cell>
          <table:table-cell office:value-type="float" office:value="13193.88945580876" table:style-name="ce5">
            <text:p><text:s/>13,19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3193.88945580876" table:style-name="ce5">
            <text:p><text:s/>13,194<text:s/></text:p>
          </table:table-cell>
          <table:table-cell office:value-type="float" office:value="0.94253676307070544" table:style-name="ce6">
            <text:p>0.943</text:p>
          </table:table-cell>
          <table:table-cell office:value-type="float" office:value="12435.7258599907" table:style-name="ce5">
            <text:p><text:s/>12,436<text:s/></text:p>
          </table:table-cell>
          <table:table-cell office:value-type="float" office:value="1.1382471903606128" table:style-name="ce6">
            <text:p>1.138</text:p>
          </table:table-cell>
          <table:table-cell office:value-type="float" office:value="14154.930020229231" table:style-name="ce5">
            <text:p><text:s/>14,15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4154.930020229231" table:style-name="ce5">
            <text:p><text:s/>14,155<text:s/></text:p>
          </table:table-cell>
          <table:table-cell office:value-type="float" office:value="1.0256848403961125" table:style-name="ce6">
            <text:p>1.026</text:p>
          </table:table-cell>
          <table:table-cell office:value-type="float" office:value="14518.49713861696" table:style-name="ce5">
            <text:p><text:s/>14,518<text:s/></text:p>
          </table:table-cell>
          <table:table-cell office:value-type="float" office:value="1.0799098344098939" table:style-name="ce6">
            <text:p>1.080</text:p>
          </table:table-cell>
          <table:table-cell office:value-type="float" office:value="15678.66784084436" table:style-name="ce5">
            <text:p><text:s/>15,67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Comércio e reparação de veículos automotores e motociclet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049.6144513664995" table:style-name="ce5">
            <text:p><text:s/>3,05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049.6144513664995" table:style-name="ce5">
            <text:p><text:s/>3,050<text:s/></text:p>
          </table:table-cell>
          <table:table-cell office:value-type="float" office:value="1.0134718162430962" table:style-name="ce6">
            <text:p>1.013</text:p>
          </table:table-cell>
          <table:table-cell office:value-type="float" office:value="3090.6982968675993" table:style-name="ce5">
            <text:p><text:s/>3,091<text:s/></text:p>
          </table:table-cell>
          <table:table-cell office:value-type="float" office:value="1.600394817295262" table:style-name="ce6">
            <text:p>1.600</text:p>
          </table:table-cell>
          <table:table-cell office:value-type="float" office:value="4946.3375361301996" table:style-name="ce5">
            <text:p><text:s/>4,94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946.3375361301996" table:style-name="ce5">
            <text:p><text:s/>4,946<text:s/></text:p>
          </table:table-cell>
          <table:table-cell office:value-type="float" office:value="1.0694775020827156" table:style-name="ce6">
            <text:p>1.069</text:p>
          </table:table-cell>
          <table:table-cell office:value-type="float" office:value="5289.9967125985004" table:style-name="ce5">
            <text:p><text:s/>5,290<text:s/></text:p>
          </table:table-cell>
          <table:table-cell office:value-type="float" office:value="1.0195120346444031" table:style-name="ce6">
            <text:p>1.020</text:p>
          </table:table-cell>
          <table:table-cell office:value-type="float" office:value="5393.2153117235002" table:style-name="ce5">
            <text:p><text:s/>5,39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93.2153117235002" table:style-name="ce5">
            <text:p><text:s/>5,393<text:s/></text:p>
          </table:table-cell>
          <table:table-cell office:value-type="float" office:value="1.0537385567424677" table:style-name="ce6">
            <text:p>1.054</text:p>
          </table:table-cell>
          <table:table-cell office:value-type="float" office:value="5683.0389187768997" table:style-name="ce5">
            <text:p><text:s/>5,683<text:s/></text:p>
          </table:table-cell>
          <table:table-cell office:value-type="float" office:value="1.0615101378943459" table:style-name="ce6">
            <text:p>1.062</text:p>
          </table:table-cell>
          <table:table-cell office:value-type="float" office:value="6032.6034263298006" table:style-name="ce5">
            <text:p><text:s/>6,03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6032.6034263298006" table:style-name="ce5">
            <text:p><text:s/>6,033<text:s/></text:p>
          </table:table-cell>
          <table:table-cell office:value-type="float" office:value="1.0688042965890143" table:style-name="ce6">
            <text:p>1.069</text:p>
          </table:table-cell>
          <table:table-cell office:value-type="float" office:value="6447.6724616788997" table:style-name="ce5">
            <text:p><text:s/>6,448<text:s/></text:p>
          </table:table-cell>
          <table:table-cell office:value-type="float" office:value="1.1822182744793728" table:style-name="ce6">
            <text:p>1.182</text:p>
          </table:table-cell>
          <table:table-cell office:value-type="float" office:value="7622.556212054199" table:style-name="ce5">
            <text:p><text:s/>7,62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22.556212054199" table:style-name="ce5">
            <text:p><text:s/>7,623<text:s/></text:p>
          </table:table-cell>
          <table:table-cell office:value-type="float" office:value="1.0665458200044158" table:style-name="ce6">
            <text:p>1.067</text:p>
          </table:table-cell>
          <table:table-cell office:value-type="float" office:value="8129.8054657150997" table:style-name="ce5">
            <text:p><text:s/>8,130<text:s/></text:p>
          </table:table-cell>
          <table:table-cell office:value-type="float" office:value="1.0815326706270942" table:style-name="ce6">
            <text:p>1.082</text:p>
          </table:table-cell>
          <table:table-cell office:value-type="float" office:value="8792.6502170135991" table:style-name="ce5">
            <text:p><text:s/>8,79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8792.6502170135991" table:style-name="ce5">
            <text:p><text:s/>8,793<text:s/></text:p>
          </table:table-cell>
          <table:table-cell office:value-type="float" office:value="1.0832842567179612" table:style-name="ce6">
            <text:p>1.083</text:p>
          </table:table-cell>
          <table:table-cell office:value-type="float" office:value="9524.9395549185974" table:style-name="ce5">
            <text:p><text:s/>9,525<text:s/></text:p>
          </table:table-cell>
          <table:table-cell office:value-type="float" office:value="1.1160808092741699" table:style-name="ce6">
            <text:p>1.116</text:p>
          </table:table-cell>
          <table:table-cell office:value-type="float" office:value="10630.6022467411" table:style-name="ce5">
            <text:p><text:s/>10,63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0630.6022467411" table:style-name="ce5">
            <text:p><text:s/>10,631<text:s/></text:p>
          </table:table-cell>
          <table:table-cell office:value-type="float" office:value="0.95967535465592146" table:style-name="ce6">
            <text:p>0.960</text:p>
          </table:table-cell>
          <table:table-cell office:value-type="float" office:value="10201.926981347302" table:style-name="ce5">
            <text:p><text:s/>10,202<text:s/></text:p>
          </table:table-cell>
          <table:table-cell office:value-type="float" office:value="1.2638228929654081" table:style-name="ce6">
            <text:p>1.264</text:p>
          </table:table-cell>
          <table:table-cell office:value-type="float" office:value="12893.4288713882" table:style-name="ce5">
            <text:p><text:s/>12,893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893.4288713882" table:style-name="ce5">
            <text:p><text:s/>12,893<text:s/></text:p>
          </table:table-cell>
          <table:table-cell office:value-type="float" office:value="1.1269598274983665" table:style-name="ce6">
            <text:p>1.127</text:p>
          </table:table-cell>
          <table:table-cell office:value-type="float" office:value="14530.376376762102" table:style-name="ce5">
            <text:p><text:s/>14,530<text:s/></text:p>
          </table:table-cell>
          <table:table-cell office:value-type="float" office:value="0.91564941392561838" table:style-name="ce6">
            <text:p>0.916</text:p>
          </table:table-cell>
          <table:table-cell office:value-type="float" office:value="13304.730613500869" table:style-name="ce5">
            <text:p><text:s/>13,30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3304.730613500869" table:style-name="ce5">
            <text:p><text:s/>13,305<text:s/></text:p>
          </table:table-cell>
          <table:table-cell office:value-type="float" office:value="1.0316913574865409" table:style-name="ce6">
            <text:p>1.032</text:p>
          </table:table-cell>
          <table:table-cell office:value-type="float" office:value="13726.375587635452" table:style-name="ce5">
            <text:p><text:s/>13,726<text:s/></text:p>
          </table:table-cell>
          <table:table-cell office:value-type="float" office:value="1.1487460076238876" table:style-name="ce6">
            <text:p>1.149</text:p>
          </table:table-cell>
          <table:table-cell office:value-type="float" office:value="15768.11915544222" table:style-name="ce5">
            <text:p><text:s/>15,76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768.11915544222" table:style-name="ce5">
            <text:p><text:s/>15,768<text:s/></text:p>
          </table:table-cell>
          <table:table-cell office:value-type="float" office:value="1.035375526033814" table:style-name="ce6">
            <text:p>1.035</text:p>
          </table:table-cell>
          <table:table-cell office:value-type="float" office:value="16325.924665129849" table:style-name="ce5">
            <text:p><text:s/>16,326<text:s/></text:p>
          </table:table-cell>
          <table:table-cell office:value-type="float" office:value="1.1029469879329847" table:style-name="ce6">
            <text:p>1.103</text:p>
          </table:table-cell>
          <table:table-cell office:value-type="float" office:value="18006.629434625789" table:style-name="ce5">
            <text:p><text:s/>18,0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006.629434625789" table:style-name="ce5">
            <text:p><text:s/>18,007<text:s/></text:p>
          </table:table-cell>
          <table:table-cell office:value-type="float" office:value="1.0390388548379477" table:style-name="ce6">
            <text:p>1.039</text:p>
          </table:table-cell>
          <table:table-cell office:value-type="float" office:value="18709.587627244862" table:style-name="ce5">
            <text:p><text:s/>18,710<text:s/></text:p>
          </table:table-cell>
          <table:table-cell office:value-type="float" office:value="1.085405103633609" table:style-name="ce6">
            <text:p>1.085</text:p>
          </table:table-cell>
          <table:table-cell office:value-type="float" office:value="20307.481897491798" table:style-name="ce5">
            <text:p><text:s/>20,30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307.481897491798" table:style-name="ce5">
            <text:p><text:s/>20,307<text:s/></text:p>
          </table:table-cell>
          <table:table-cell office:value-type="float" office:value="0.99644575086911735" table:style-name="ce6">
            <text:p>0.996</text:p>
          </table:table-cell>
          <table:table-cell office:value-type="float" office:value="20235.304047607224" table:style-name="ce5">
            <text:p><text:s/>20,235<text:s/></text:p>
          </table:table-cell>
          <table:table-cell office:value-type="float" office:value="1.220743055629707" table:style-name="ce6">
            <text:p>1.221</text:p>
          </table:table-cell>
          <table:table-cell office:value-type="float" office:value="24702.106894672219" table:style-name="ce5">
            <text:p><text:s/>24,70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4702.106894672219" table:style-name="ce5">
            <text:p><text:s/>24,702<text:s/></text:p>
          </table:table-cell>
          <table:table-cell office:value-type="float" office:value="0.88011311063371966" table:style-name="ce6">
            <text:p>0.880</text:p>
          </table:table-cell>
          <table:table-cell office:value-type="float" office:value="21740.648138276618" table:style-name="ce5">
            <text:p><text:s/>21,741<text:s/></text:p>
          </table:table-cell>
          <table:table-cell office:value-type="float" office:value="1.042411457365864" table:style-name="ce6">
            <text:p>1.042</text:p>
          </table:table-cell>
          <table:table-cell office:value-type="float" office:value="22662.700709899393" table:style-name="ce5">
            <text:p><text:s/>22,66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2662.700709899393" table:style-name="ce5">
            <text:p><text:s/>22,663<text:s/></text:p>
          </table:table-cell>
          <table:table-cell office:value-type="float" office:value="0.89421594690540074" table:style-name="ce6">
            <text:p>0.894</text:p>
          </table:table-cell>
          <table:table-cell office:value-type="float" office:value="20265.348374736383" table:style-name="ce5">
            <text:p><text:s/>20,265<text:s/></text:p>
          </table:table-cell>
          <table:table-cell office:value-type="float" office:value="1.1279596467061781" table:style-name="ce6">
            <text:p>1.128</text:p>
          </table:table-cell>
          <table:table-cell office:value-type="float" office:value="22858.495193145271" table:style-name="ce5">
            <text:p><text:s/>22,85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2858.495193145271" table:style-name="ce5">
            <text:p><text:s/>22,858<text:s/></text:p>
          </table:table-cell>
          <table:table-cell office:value-type="float" office:value="0.9331350150422516" table:style-name="ce6">
            <text:p>0.933</text:p>
          </table:table-cell>
          <table:table-cell office:value-type="float" office:value="21330.062255898851" table:style-name="ce5">
            <text:p><text:s/>21,330<text:s/></text:p>
          </table:table-cell>
          <table:table-cell office:value-type="float" office:value="1.1449167523827399" table:style-name="ce6">
            <text:p>1.145</text:p>
          </table:table-cell>
          <table:table-cell office:value-type="float" office:value="24421.145606145372" table:style-name="ce5">
            <text:p><text:s/>24,4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4421.145606145372" table:style-name="ce5">
            <text:p><text:s/>24,421<text:s/></text:p>
          </table:table-cell>
          <table:table-cell office:value-type="float" office:value="1.0242794644822093" table:style-name="ce6">
            <text:p>1.024</text:p>
          </table:table-cell>
          <table:table-cell office:value-type="float" office:value="25014.077943504639" table:style-name="ce5">
            <text:p><text:s/>25,014<text:s/></text:p>
          </table:table-cell>
          <table:table-cell office:value-type="float" office:value="0.93148326225834666" table:style-name="ce6">
            <text:p>0.931</text:p>
          </table:table-cell>
          <table:table-cell office:value-type="float" office:value="23300.194925200256" table:style-name="ce5">
            <text:p><text:s/>23,300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8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976.0583847748999" table:style-name="ce5">
            <text:p><text:s/>2,976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976.0583847748999" table:style-name="ce5">
            <text:p><text:s/>2,976<text:s/></text:p>
          </table:table-cell>
          <table:table-cell office:value-type="float" office:value="0.94010456704290013" table:style-name="ce6">
            <text:p>0.940</text:p>
          </table:table-cell>
          <table:table-cell office:value-type="float" office:value="2797.8060793131999" table:style-name="ce5">
            <text:p><text:s/>2,798<text:s/></text:p>
          </table:table-cell>
          <table:table-cell office:value-type="float" office:value="1.0886576587853758" table:style-name="ce6">
            <text:p>1.089</text:p>
          </table:table-cell>
          <table:table-cell office:value-type="float" office:value="3045.8530160405999" table:style-name="ce5">
            <text:p><text:s/>3,04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3045.8530160405999" table:style-name="ce5">
            <text:p><text:s/>3,046<text:s/></text:p>
          </table:table-cell>
          <table:table-cell office:value-type="float" office:value="1.0451388574184788" table:style-name="ce6">
            <text:p>1.045</text:p>
          </table:table-cell>
          <table:table-cell office:value-type="float" office:value="3183.3393410493004" table:style-name="ce5">
            <text:p><text:s/>3,183<text:s/></text:p>
          </table:table-cell>
          <table:table-cell office:value-type="float" office:value="1.248130590867085" table:style-name="ce6">
            <text:p>1.248</text:p>
          </table:table-cell>
          <table:table-cell office:value-type="float" office:value="3973.2232126743002" table:style-name="ce5">
            <text:p><text:s/>3,9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3973.2232126743002" table:style-name="ce5">
            <text:p><text:s/>3,973<text:s/></text:p>
          </table:table-cell>
          <table:table-cell office:value-type="float" office:value="1.0154999626778705" table:style-name="ce6">
            <text:p>1.015</text:p>
          </table:table-cell>
          <table:table-cell office:value-type="float" office:value="4034.8080241816001" table:style-name="ce5">
            <text:p><text:s/>4,035<text:s/></text:p>
          </table:table-cell>
          <table:table-cell office:value-type="float" office:value="0.89476251390938821" table:style-name="ce6">
            <text:p>0.895</text:p>
          </table:table-cell>
          <table:table-cell office:value-type="float" office:value="3610.1949708584998" table:style-name="ce5">
            <text:p><text:s/>3,6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610.1949708584998" table:style-name="ce5">
            <text:p><text:s/>3,610<text:s/></text:p>
          </table:table-cell>
          <table:table-cell office:value-type="float" office:value="1.043274583218105" table:style-name="ce6">
            <text:p>1.043</text:p>
          </table:table-cell>
          <table:table-cell office:value-type="float" office:value="3766.4246535584998" table:style-name="ce5">
            <text:p><text:s/>3,766<text:s/></text:p>
          </table:table-cell>
          <table:table-cell office:value-type="float" office:value="1.284465252894182" table:style-name="ce6">
            <text:p>1.284</text:p>
          </table:table-cell>
          <table:table-cell office:value-type="float" office:value="4837.8415951399002" table:style-name="ce5">
            <text:p><text:s/>4,83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837.8415951399002" table:style-name="ce5">
            <text:p><text:s/>4,838<text:s/></text:p>
          </table:table-cell>
          <table:table-cell office:value-type="float" office:value="1.0052318625119365" table:style-name="ce6">
            <text:p>1.005</text:p>
          </table:table-cell>
          <table:table-cell office:value-type="float" office:value="4863.1525172202" table:style-name="ce5">
            <text:p><text:s/>4,863<text:s/></text:p>
          </table:table-cell>
          <table:table-cell office:value-type="float" office:value="1.0571949143810095" table:style-name="ce6">
            <text:p>1.057</text:p>
          </table:table-cell>
          <table:table-cell office:value-type="float" office:value="5141.3001090643993" table:style-name="ce5">
            <text:p><text:s/>5,14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5141.3001090643993" table:style-name="ce5">
            <text:p><text:s/>5,141<text:s/></text:p>
          </table:table-cell>
          <table:table-cell office:value-type="float" office:value="1.1330360162520388" table:style-name="ce6">
            <text:p>1.133</text:p>
          </table:table-cell>
          <table:table-cell office:value-type="float" office:value="5825.2781939304996" table:style-name="ce5">
            <text:p><text:s/>5,825<text:s/></text:p>
          </table:table-cell>
          <table:table-cell office:value-type="float" office:value="1.1089880826454097" table:style-name="ce6">
            <text:p>1.109</text:p>
          </table:table-cell>
          <table:table-cell office:value-type="float" office:value="6460.1640951631007" table:style-name="ce5">
            <text:p><text:s/>6,46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60.1640951631007" table:style-name="ce5">
            <text:p><text:s/>6,460<text:s/></text:p>
          </table:table-cell>
          <table:table-cell office:value-type="float" office:value="0.95792789175795101" table:style-name="ce6">
            <text:p>0.958</text:p>
          </table:table-cell>
          <table:table-cell office:value-type="float" office:value="6188.3713720900005" table:style-name="ce5">
            <text:p><text:s/>6,188<text:s/></text:p>
          </table:table-cell>
          <table:table-cell office:value-type="float" office:value="1.0726726360053298" table:style-name="ce6">
            <text:p>1.073</text:p>
          </table:table-cell>
          <table:table-cell office:value-type="float" office:value="6638.0966322797003" table:style-name="ce5">
            <text:p><text:s/>6,63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6638.0966322797003" table:style-name="ce5">
            <text:p><text:s/>6,638<text:s/></text:p>
          </table:table-cell>
          <table:table-cell office:value-type="float" office:value="1.1217135139579808" table:style-name="ce6">
            <text:p>1.122</text:p>
          </table:table-cell>
          <table:table-cell office:value-type="float" office:value="7446.0426993871006" table:style-name="ce5">
            <text:p><text:s/>7,446<text:s/></text:p>
          </table:table-cell>
          <table:table-cell office:value-type="float" office:value="1.0191956495537267" table:style-name="ce6">
            <text:p>1.019</text:p>
          </table:table-cell>
          <table:table-cell office:value-type="float" office:value="7588.9743256066195" table:style-name="ce5">
            <text:p><text:s/>7,58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7588.9743256066195" table:style-name="ce5">
            <text:p><text:s/>7,589<text:s/></text:p>
          </table:table-cell>
          <table:table-cell office:value-type="float" office:value="1.050159727199474" table:style-name="ce6">
            <text:p>1.050</text:p>
          </table:table-cell>
          <table:table-cell office:value-type="float" office:value="7969.6352075028599" table:style-name="ce5">
            <text:p><text:s/>7,970<text:s/></text:p>
          </table:table-cell>
          <table:table-cell office:value-type="float" office:value="1.1109928389519881" table:style-name="ce6">
            <text:p>1.111</text:p>
          </table:table-cell>
          <table:table-cell office:value-type="float" office:value="8854.2076445953189" table:style-name="ce5">
            <text:p><text:s/>8,854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8854.2076445953189" table:style-name="ce5">
            <text:p><text:s/>8,854<text:s/></text:p>
          </table:table-cell>
          <table:table-cell office:value-type="float" office:value="1.1047306974321238" table:style-name="ce6">
            <text:p>1.105</text:p>
          </table:table-cell>
          <table:table-cell office:value-type="float" office:value="9781.5149864226296" table:style-name="ce5">
            <text:p><text:s/>9,782<text:s/></text:p>
          </table:table-cell>
          <table:table-cell office:value-type="float" office:value="0.99550399480287211" table:style-name="ce6">
            <text:p>0.996</text:p>
          </table:table-cell>
          <table:table-cell office:value-type="float" office:value="9737.5372442078897" table:style-name="ce5">
            <text:p><text:s/>9,738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737.5372442078897" table:style-name="ce5">
            <text:p><text:s/>9,738<text:s/></text:p>
          </table:table-cell>
          <table:table-cell office:value-type="float" office:value="1.0816781488314922" table:style-name="ce6">
            <text:p>1.082</text:p>
          </table:table-cell>
          <table:table-cell office:value-type="float" office:value="10532.881260492501" table:style-name="ce5">
            <text:p><text:s/>10,533<text:s/></text:p>
          </table:table-cell>
          <table:table-cell office:value-type="float" office:value="0.95770383953825" table:style-name="ce6">
            <text:p>0.958</text:p>
          </table:table-cell>
          <table:table-cell office:value-type="float" office:value="10087.380824574149" table:style-name="ce5">
            <text:p><text:s/>10,08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087.380824574149" table:style-name="ce5">
            <text:p><text:s/>10,087<text:s/></text:p>
          </table:table-cell>
          <table:table-cell office:value-type="float" office:value="1.0776468784904167" table:style-name="ce6">
            <text:p>1.078</text:p>
          </table:table-cell>
          <table:table-cell office:value-type="float" office:value="10870.634457746421" table:style-name="ce5">
            <text:p><text:s/>10,871<text:s/></text:p>
          </table:table-cell>
          <table:table-cell office:value-type="float" office:value="1.0484109710445326" table:style-name="ce6">
            <text:p>1.048</text:p>
          </table:table-cell>
          <table:table-cell office:value-type="float" office:value="11396.89242771608" table:style-name="ce5">
            <text:p><text:s/>11,39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396.89242771608" table:style-name="ce5">
            <text:p><text:s/>11,397<text:s/></text:p>
          </table:table-cell>
          <table:table-cell office:value-type="float" office:value="0.93051284012972546" table:style-name="ce6">
            <text:p>0.931</text:p>
          </table:table-cell>
          <table:table-cell office:value-type="float" office:value="10604.954741567051" table:style-name="ce5">
            <text:p><text:s/>10,605<text:s/></text:p>
          </table:table-cell>
          <table:table-cell office:value-type="float" office:value="1.2436374259376863" table:style-name="ce6">
            <text:p>1.244</text:p>
          </table:table-cell>
          <table:table-cell office:value-type="float" office:value="13188.71861698811" table:style-name="ce5">
            <text:p><text:s/>13,18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3188.71861698811" table:style-name="ce5">
            <text:p><text:s/>13,189<text:s/></text:p>
          </table:table-cell>
          <table:table-cell office:value-type="float" office:value="0.89267045849847515" table:style-name="ce6">
            <text:p>0.893</text:p>
          </table:table-cell>
          <table:table-cell office:value-type="float" office:value="11773.17949483415" table:style-name="ce5">
            <text:p><text:s/>11,773<text:s/></text:p>
          </table:table-cell>
          <table:table-cell office:value-type="float" office:value="1.1917607535706711" table:style-name="ce6">
            <text:p>1.192</text:p>
          </table:table-cell>
          <table:table-cell office:value-type="float" office:value="14030.813266686318" table:style-name="ce5">
            <text:p><text:s/>14,0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4030.813266686318" table:style-name="ce5">
            <text:p><text:s/>14,031<text:s/></text:p>
          </table:table-cell>
          <table:table-cell office:value-type="float" office:value="1.0120474149860004" table:style-name="ce6">
            <text:p>1.012</text:p>
          </table:table-cell>
          <table:table-cell office:value-type="float" office:value="14199.84829670117" table:style-name="ce5">
            <text:p><text:s/>14,200<text:s/></text:p>
          </table:table-cell>
          <table:table-cell office:value-type="float" office:value="1.1281902060380475" table:style-name="ce6">
            <text:p>1.128</text:p>
          </table:table-cell>
          <table:table-cell office:value-type="float" office:value="16020.12977556431" table:style-name="ce5">
            <text:p><text:s/>16,02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6020.12977556431" table:style-name="ce5">
            <text:p><text:s/>16,020<text:s/></text:p>
          </table:table-cell>
          <table:table-cell office:value-type="float" office:value="1.0079980159211179" table:style-name="ce6">
            <text:p>1.008</text:p>
          </table:table-cell>
          <table:table-cell office:value-type="float" office:value="16148.259028567651" table:style-name="ce5">
            <text:p><text:s/>16,148<text:s/></text:p>
          </table:table-cell>
          <table:table-cell office:value-type="float" office:value="1.1464204358836587" table:style-name="ce6">
            <text:p>1.146</text:p>
          </table:table-cell>
          <table:table-cell office:value-type="float" office:value="18512.694154292753" table:style-name="ce5">
            <text:p><text:s/>18,51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05.6748819439001" table:style-name="ce5">
            <text:p><text:s/>1,706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705.6748819439001" table:style-name="ce5">
            <text:p><text:s/>1,706<text:s/></text:p>
          </table:table-cell>
          <table:table-cell office:value-type="float" office:value="0.93797056739000506" table:style-name="ce6">
            <text:p>0.938</text:p>
          </table:table-cell>
          <table:table-cell office:value-type="float" office:value="1599.8728367997999" table:style-name="ce5">
            <text:p><text:s/>1,600<text:s/></text:p>
          </table:table-cell>
          <table:table-cell office:value-type="float" office:value="1.2237288622706273" table:style-name="ce6">
            <text:p>1.224</text:p>
          </table:table-cell>
          <table:table-cell office:value-type="float" office:value="1957.8105663547001" table:style-name="ce5">
            <text:p><text:s/>1,95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957.8105663547001" table:style-name="ce5">
            <text:p><text:s/>1,958<text:s/></text:p>
          </table:table-cell>
          <table:table-cell office:value-type="float" office:value="1.0293848995992583" table:style-name="ce6">
            <text:p>1.029</text:p>
          </table:table-cell>
          <table:table-cell office:value-type="float" office:value="2015.3406332814" table:style-name="ce5">
            <text:p><text:s/>2,015<text:s/></text:p>
          </table:table-cell>
          <table:table-cell office:value-type="float" office:value="1.4368838547517941" table:style-name="ce6">
            <text:p>1.437</text:p>
          </table:table-cell>
          <table:table-cell office:value-type="float" office:value="2895.8104177873001" table:style-name="ce5">
            <text:p><text:s/>2,89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895.8104177873001" table:style-name="ce5">
            <text:p><text:s/>2,896<text:s/></text:p>
          </table:table-cell>
          <table:table-cell office:value-type="float" office:value="1.0162954430176603" table:style-name="ce6">
            <text:p>1.016</text:p>
          </table:table-cell>
          <table:table-cell office:value-type="float" office:value="2942.9989314403001" table:style-name="ce5">
            <text:p><text:s/>2,943<text:s/></text:p>
          </table:table-cell>
          <table:table-cell office:value-type="float" office:value="0.77882073098166726" table:style-name="ce6">
            <text:p>0.779</text:p>
          </table:table-cell>
          <table:table-cell office:value-type="float" office:value="2292.0685790626003" table:style-name="ce5">
            <text:p><text:s/>2,292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292.0685790626003" table:style-name="ce5">
            <text:p><text:s/>2,292<text:s/></text:p>
          </table:table-cell>
          <table:table-cell office:value-type="float" office:value="1.0469158543584149" table:style-name="ce6">
            <text:p>1.047</text:p>
          </table:table-cell>
          <table:table-cell office:value-type="float" office:value="2399.6029346974001" table:style-name="ce5">
            <text:p><text:s/>2,400<text:s/></text:p>
          </table:table-cell>
          <table:table-cell office:value-type="float" office:value="1.2923053902714747" table:style-name="ce6">
            <text:p>1.292</text:p>
          </table:table-cell>
          <table:table-cell office:value-type="float" office:value="3101.0198070206998" table:style-name="ce5">
            <text:p><text:s/>3,10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101.0198070206998" table:style-name="ce5">
            <text:p><text:s/>3,101<text:s/></text:p>
          </table:table-cell>
          <table:table-cell office:value-type="float" office:value="1.0094612646516399" table:style-name="ce6">
            <text:p>1.009</text:p>
          </table:table-cell>
          <table:table-cell office:value-type="float" office:value="3130.3593761049001" table:style-name="ce5">
            <text:p><text:s/>3,130<text:s/></text:p>
          </table:table-cell>
          <table:table-cell office:value-type="float" office:value="1.0180944726011236" table:style-name="ce6">
            <text:p>1.018</text:p>
          </table:table-cell>
          <table:table-cell office:value-type="float" office:value="3187.0015780675003" table:style-name="ce5">
            <text:p><text:s/>3,18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87.0015780675003" table:style-name="ce5">
            <text:p><text:s/>3,187<text:s/></text:p>
          </table:table-cell>
          <table:table-cell office:value-type="float" office:value="1.1253712170373884" table:style-name="ce6">
            <text:p>1.125</text:p>
          </table:table-cell>
          <table:table-cell office:value-type="float" office:value="3586.5598446099002" table:style-name="ce5">
            <text:p><text:s/>3,587<text:s/></text:p>
          </table:table-cell>
          <table:table-cell office:value-type="float" office:value="1.1342943620451111" table:style-name="ce6">
            <text:p>1.134</text:p>
          </table:table-cell>
          <table:table-cell office:value-type="float" office:value="4068.2146108784" table:style-name="ce5">
            <text:p><text:s/>4,06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068.2146108784" table:style-name="ce5">
            <text:p><text:s/>4,068<text:s/></text:p>
          </table:table-cell>
          <table:table-cell office:value-type="float" office:value="0.96665134858934931" table:style-name="ce6">
            <text:p>0.967</text:p>
          </table:table-cell>
          <table:table-cell office:value-type="float" office:value="3932.5451399565" table:style-name="ce5">
            <text:p><text:s/>3,933<text:s/></text:p>
          </table:table-cell>
          <table:table-cell office:value-type="float" office:value="1.0177815631385159" table:style-name="ce6">
            <text:p>1.018</text:p>
          </table:table-cell>
          <table:table-cell office:value-type="float" office:value="4002.4719396577002" table:style-name="ce5">
            <text:p><text:s/>4,002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02.4719396577002" table:style-name="ce5">
            <text:p><text:s/>4,002<text:s/></text:p>
          </table:table-cell>
          <table:table-cell office:value-type="float" office:value="1.1125198869325028" table:style-name="ce6">
            <text:p>1.113</text:p>
          </table:table-cell>
          <table:table-cell office:value-type="float" office:value="4452.8296297585002" table:style-name="ce5">
            <text:p><text:s/>4,453<text:s/></text:p>
          </table:table-cell>
          <table:table-cell office:value-type="float" office:value="0.98421170010100678" table:style-name="ce6">
            <text:p>0.984</text:p>
          </table:table-cell>
          <table:table-cell office:value-type="float" office:value="4382.52702016475" table:style-name="ce5">
            <text:p><text:s/>4,38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382.52702016475" table:style-name="ce5">
            <text:p><text:s/>4,383<text:s/></text:p>
          </table:table-cell>
          <table:table-cell office:value-type="float" office:value="1.0580272646674178" table:style-name="ce6">
            <text:p>1.058</text:p>
          </table:table-cell>
          <table:table-cell office:value-type="float" office:value="4636.83307547596" table:style-name="ce5">
            <text:p><text:s/>4,637<text:s/></text:p>
          </table:table-cell>
          <table:table-cell office:value-type="float" office:value="1.057777955443326" table:style-name="ce6">
            <text:p>1.058</text:p>
          </table:table-cell>
          <table:table-cell office:value-type="float" office:value="4904.7398103089508" table:style-name="ce5">
            <text:p><text:s/>4,90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4904.7398103089508" table:style-name="ce5">
            <text:p><text:s/>4,905<text:s/></text:p>
          </table:table-cell>
          <table:table-cell office:value-type="float" office:value="1.1202143565313669" table:style-name="ce6">
            <text:p>1.120</text:p>
          </table:table-cell>
          <table:table-cell office:value-type="float" office:value="5494.35995055902" table:style-name="ce5">
            <text:p><text:s/>5,494<text:s/></text:p>
          </table:table-cell>
          <table:table-cell office:value-type="float" office:value="1.0122041372522959" table:style-name="ce6">
            <text:p>1.012</text:p>
          </table:table-cell>
          <table:table-cell office:value-type="float" office:value="5561.4138735091601" table:style-name="ce5">
            <text:p><text:s/>5,56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5561.4138735091601" table:style-name="ce5">
            <text:p><text:s/>5,561<text:s/></text:p>
          </table:table-cell>
          <table:table-cell office:value-type="float" office:value="1.0868591094792674" table:style-name="ce6">
            <text:p>1.087</text:p>
          </table:table-cell>
          <table:table-cell office:value-type="float" office:value="6044.4733300078096" table:style-name="ce5">
            <text:p><text:s/>6,044<text:s/></text:p>
          </table:table-cell>
          <table:table-cell office:value-type="float" office:value="0.98929814407230143" table:style-name="ce6">
            <text:p>0.989</text:p>
          </table:table-cell>
          <table:table-cell office:value-type="float" office:value="5979.7862472712495" table:style-name="ce5">
            <text:p><text:s/>5,9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79.7862472712495" table:style-name="ce5">
            <text:p><text:s/>5,980<text:s/></text:p>
          </table:table-cell>
          <table:table-cell office:value-type="float" office:value="1.0914981775208412" table:style-name="ce6">
            <text:p>1.091</text:p>
          </table:table-cell>
          <table:table-cell office:value-type="float" office:value="6526.9257908607597" table:style-name="ce5">
            <text:p><text:s/>6,527<text:s/></text:p>
          </table:table-cell>
          <table:table-cell office:value-type="float" office:value="1.0255934896332781" table:style-name="ce6">
            <text:p>1.026</text:p>
          </table:table-cell>
          <table:table-cell office:value-type="float" office:value="6693.9725984263296" table:style-name="ce5">
            <text:p><text:s/>6,694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6693.9725984263296" table:style-name="ce5">
            <text:p><text:s/>6,694<text:s/></text:p>
          </table:table-cell>
          <table:table-cell office:value-type="float" office:value="0.93050174043482237" table:style-name="ce6">
            <text:p>0.931</text:p>
          </table:table-cell>
          <table:table-cell office:value-type="float" office:value="6228.75315325871" table:style-name="ce5">
            <text:p><text:s/>6,229<text:s/></text:p>
          </table:table-cell>
          <table:table-cell office:value-type="float" office:value="1.2144455088078494" table:style-name="ce6">
            <text:p>1.214</text:p>
          </table:table-cell>
          <table:table-cell office:value-type="float" office:value="7564.4812924477701" table:style-name="ce5">
            <text:p><text:s/>7,56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564.4812924477701" table:style-name="ce5">
            <text:p><text:s/>7,564<text:s/></text:p>
          </table:table-cell>
          <table:table-cell office:value-type="float" office:value="0.89583444630763875" table:style-name="ce6">
            <text:p>0.896</text:p>
          </table:table-cell>
          <table:table-cell office:value-type="float" office:value="6776.5229102244393" table:style-name="ce5">
            <text:p><text:s/>6,777<text:s/></text:p>
          </table:table-cell>
          <table:table-cell office:value-type="float" office:value="1.257618857135631" table:style-name="ce6">
            <text:p>1.258</text:p>
          </table:table-cell>
          <table:table-cell office:value-type="float" office:value="8522.2829977098791" table:style-name="ce5">
            <text:p><text:s/>8,5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522.2829977098791" table:style-name="ce5">
            <text:p><text:s/>8,522<text:s/></text:p>
          </table:table-cell>
          <table:table-cell office:value-type="float" office:value="1.0179512720729704" table:style-name="ce6">
            <text:p>1.018</text:p>
          </table:table-cell>
          <table:table-cell office:value-type="float" office:value="8675.2688184846193" table:style-name="ce5">
            <text:p><text:s/>8,675<text:s/></text:p>
          </table:table-cell>
          <table:table-cell office:value-type="float" office:value="1.0462356486088791" table:style-name="ce6">
            <text:p>1.046</text:p>
          </table:table-cell>
          <table:table-cell office:value-type="float" office:value="9076.3754991636397" table:style-name="ce5">
            <text:p><text:s/>9,0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076.3754991636397" table:style-name="ce5">
            <text:p><text:s/>9,076<text:s/></text:p>
          </table:table-cell>
          <table:table-cell office:value-type="float" office:value="1.0133209424879968" table:style-name="ce6">
            <text:p>1.013</text:p>
          </table:table-cell>
          <table:table-cell office:value-type="float" office:value="9197.2813751874601" table:style-name="ce5">
            <text:p><text:s/>9,197<text:s/></text:p>
          </table:table-cell>
          <table:table-cell office:value-type="float" office:value="1.2287438942274787" table:style-name="ce6">
            <text:p>1.229</text:p>
          </table:table-cell>
          <table:table-cell office:value-type="float" office:value="11301.103333253701" table:style-name="ce5">
            <text:p><text:s/>11,30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Transporte, armazenagem e correi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70.3835028309998" table:style-name="ce5">
            <text:p><text:s/>1,27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70.3835028309998" table:style-name="ce5">
            <text:p><text:s/>1,270<text:s/></text:p>
          </table:table-cell>
          <table:table-cell office:value-type="float" office:value="0.94296977239066215" table:style-name="ce6">
            <text:p>0.943</text:p>
          </table:table-cell>
          <table:table-cell office:value-type="float" office:value="1197.9332425134" table:style-name="ce5">
            <text:p><text:s/>1,198<text:s/></text:p>
          </table:table-cell>
          <table:table-cell office:value-type="float" office:value="0.90826634663135575" table:style-name="ce6">
            <text:p>0.908</text:p>
          </table:table-cell>
          <table:table-cell office:value-type="float" office:value="1088.0424496858998" table:style-name="ce5">
            <text:p><text:s/>1,08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088.0424496858998" table:style-name="ce5">
            <text:p><text:s/>1,088<text:s/></text:p>
          </table:table-cell>
          <table:table-cell office:value-type="float" office:value="1.0734863406341202" table:style-name="ce6">
            <text:p>1.073</text:p>
          </table:table-cell>
          <table:table-cell office:value-type="float" office:value="1167.9987077679002" table:style-name="ce5">
            <text:p><text:s/>1,168<text:s/></text:p>
          </table:table-cell>
          <table:table-cell office:value-type="float" office:value="0.92244348193328563" table:style-name="ce6">
            <text:p>0.922</text:p>
          </table:table-cell>
          <table:table-cell office:value-type="float" office:value="1077.412794887" table:style-name="ce5">
            <text:p><text:s/>1,07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77.412794887" table:style-name="ce5">
            <text:p><text:s/>1,077<text:s/></text:p>
          </table:table-cell>
          <table:table-cell office:value-type="float" office:value="1.0133619146928823" table:style-name="ce6">
            <text:p>1.013</text:p>
          </table:table-cell>
          <table:table-cell office:value-type="float" office:value="1091.8090927413002" table:style-name="ce5">
            <text:p><text:s/>1,092<text:s/></text:p>
          </table:table-cell>
          <table:table-cell office:value-type="float" office:value="1.2072865124124998" table:style-name="ce6">
            <text:p>1.207</text:p>
          </table:table-cell>
          <table:table-cell office:value-type="float" office:value="1318.1263917959" table:style-name="ce5">
            <text:p><text:s/>1,31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318.1263917959" table:style-name="ce5">
            <text:p><text:s/>1,318<text:s/></text:p>
          </table:table-cell>
          <table:table-cell office:value-type="float" office:value="1.0369428359588904" table:style-name="ce6">
            <text:p>1.037</text:p>
          </table:table-cell>
          <table:table-cell office:value-type="float" office:value="1366.8217188610997" table:style-name="ce5">
            <text:p><text:s/>1,367<text:s/></text:p>
          </table:table-cell>
          <table:table-cell office:value-type="float" office:value="1.2707010461952579" table:style-name="ce6">
            <text:p>1.271</text:p>
          </table:table-cell>
          <table:table-cell office:value-type="float" office:value="1736.8217881192002" table:style-name="ce5">
            <text:p><text:s/>1,7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36.8217881192002" table:style-name="ce5">
            <text:p><text:s/>1,737<text:s/></text:p>
          </table:table-cell>
          <table:table-cell office:value-type="float" office:value="0.9976804488339226" table:style-name="ce6">
            <text:p>0.998</text:p>
          </table:table-cell>
          <table:table-cell office:value-type="float" office:value="1732.7931411152997" table:style-name="ce5">
            <text:p><text:s/>1,733<text:s/></text:p>
          </table:table-cell>
          <table:table-cell office:value-type="float" office:value="1.1278314096621074" table:style-name="ce6">
            <text:p>1.128</text:p>
          </table:table-cell>
          <table:table-cell office:value-type="float" office:value="1954.2985309968997" table:style-name="ce5">
            <text:p><text:s/>1,95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954.2985309968997" table:style-name="ce5">
            <text:p><text:s/>1,954<text:s/></text:p>
          </table:table-cell>
          <table:table-cell office:value-type="float" office:value="1.1455355022851172" table:style-name="ce6">
            <text:p>1.146</text:p>
          </table:table-cell>
          <table:table-cell office:value-type="float" office:value="2238.7183493205998" table:style-name="ce5">
            <text:p><text:s/>2,239<text:s/></text:p>
          </table:table-cell>
          <table:table-cell office:value-type="float" office:value="1.0684459190726705" table:style-name="ce6">
            <text:p>1.068</text:p>
          </table:table-cell>
          <table:table-cell office:value-type="float" office:value="2391.9494842847002" table:style-name="ce5">
            <text:p><text:s/>2,39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391.9494842847002" table:style-name="ce5">
            <text:p><text:s/>2,392<text:s/></text:p>
          </table:table-cell>
          <table:table-cell office:value-type="float" office:value="0.94309108405276076" table:style-name="ce6">
            <text:p>0.943</text:p>
          </table:table-cell>
          <table:table-cell office:value-type="float" office:value="2255.8262321335001" table:style-name="ce5">
            <text:p><text:s/>2,256<text:s/></text:p>
          </table:table-cell>
          <table:table-cell office:value-type="float" office:value="1.1683633495693935" table:style-name="ce6">
            <text:p>1.168</text:p>
          </table:table-cell>
          <table:table-cell office:value-type="float" office:value="2635.6246926220001" table:style-name="ce5">
            <text:p><text:s/>2,63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635.6246926220001" table:style-name="ce5">
            <text:p><text:s/>2,636<text:s/></text:p>
          </table:table-cell>
          <table:table-cell office:value-type="float" office:value="1.1356749987991879" table:style-name="ce6">
            <text:p>1.136</text:p>
          </table:table-cell>
          <table:table-cell office:value-type="float" office:value="2993.2130696285999" table:style-name="ce5">
            <text:p><text:s/>2,993<text:s/></text:p>
          </table:table-cell>
          <table:table-cell office:value-type="float" office:value="1.0712392438670355" table:style-name="ce6">
            <text:p>1.071</text:p>
          </table:table-cell>
          <table:table-cell office:value-type="float" office:value="3206.44730544187" table:style-name="ce5">
            <text:p><text:s/>3,20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206.44730544187" table:style-name="ce5">
            <text:p><text:s/>3,206<text:s/></text:p>
          </table:table-cell>
          <table:table-cell office:value-type="float" office:value="1.0394064877880842" table:style-name="ce6">
            <text:p>1.039</text:p>
          </table:table-cell>
          <table:table-cell office:value-type="float" office:value="3332.8021320269004" table:style-name="ce5">
            <text:p><text:s/>3,333<text:s/></text:p>
          </table:table-cell>
          <table:table-cell office:value-type="float" office:value="1.1850291970031936" table:style-name="ce6">
            <text:p>1.185</text:p>
          </table:table-cell>
          <table:table-cell office:value-type="float" office:value="3949.4678342863695" table:style-name="ce5">
            <text:p><text:s/>3,94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949.4678342863695" table:style-name="ce5">
            <text:p><text:s/>3,949<text:s/></text:p>
          </table:table-cell>
          <table:table-cell office:value-type="float" office:value="1.0855019500717766" table:style-name="ce6">
            <text:p>1.086</text:p>
          </table:table-cell>
          <table:table-cell office:value-type="float" office:value="4287.1550358636105" table:style-name="ce5">
            <text:p><text:s/>4,287<text:s/></text:p>
          </table:table-cell>
          <table:table-cell office:value-type="float" office:value="0.97410131795186772" table:style-name="ce6">
            <text:p>0.974</text:p>
          </table:table-cell>
          <table:table-cell office:value-type="float" office:value="4176.1233706987296" table:style-name="ce5">
            <text:p><text:s/>4,17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176.1233706987296" table:style-name="ce5">
            <text:p><text:s/>4,176<text:s/></text:p>
          </table:table-cell>
          <table:table-cell office:value-type="float" office:value="1.074778576221447" table:style-name="ce6">
            <text:p>1.075</text:p>
          </table:table-cell>
          <table:table-cell office:value-type="float" office:value="4488.407930484691" table:style-name="ce5">
            <text:p><text:s/>4,488<text:s/></text:p>
          </table:table-cell>
          <table:table-cell office:value-type="float" office:value="0.91515625159750857" table:style-name="ce6">
            <text:p>0.915</text:p>
          </table:table-cell>
          <table:table-cell office:value-type="float" office:value="4107.5945773029007" table:style-name="ce5">
            <text:p><text:s/>4,10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107.5945773029007" table:style-name="ce5">
            <text:p><text:s/>4,108<text:s/></text:p>
          </table:table-cell>
          <table:table-cell office:value-type="float" office:value="1.0574823257600547" table:style-name="ce6">
            <text:p>1.057</text:p>
          </table:table-cell>
          <table:table-cell office:value-type="float" office:value="4343.70866688566" table:style-name="ce5">
            <text:p><text:s/>4,344<text:s/></text:p>
          </table:table-cell>
          <table:table-cell office:value-type="float" office:value="1.0826968818471971" table:style-name="ce6">
            <text:p>1.083</text:p>
          </table:table-cell>
          <table:table-cell office:value-type="float" office:value="4702.9198292897499" table:style-name="ce5">
            <text:p><text:s/>4,70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702.9198292897499" table:style-name="ce5">
            <text:p><text:s/>4,703<text:s/></text:p>
          </table:table-cell>
          <table:table-cell office:value-type="float" office:value="0.93052863904959415" table:style-name="ce6">
            <text:p>0.931</text:p>
          </table:table-cell>
          <table:table-cell office:value-type="float" office:value="4376.2015883083413" table:style-name="ce5">
            <text:p><text:s/>4,376<text:s/></text:p>
          </table:table-cell>
          <table:table-cell office:value-type="float" office:value="1.2851869848880608" table:style-name="ce6">
            <text:p>1.285</text:p>
          </table:table-cell>
          <table:table-cell office:value-type="float" office:value="5624.2373245403396" table:style-name="ce5">
            <text:p><text:s/>5,62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624.2373245403396" table:style-name="ce5">
            <text:p><text:s/>5,624<text:s/></text:p>
          </table:table-cell>
          <table:table-cell office:value-type="float" office:value="0.88841496122642372" table:style-name="ce6">
            <text:p>0.888</text:p>
          </table:table-cell>
          <table:table-cell office:value-type="float" office:value="4996.656584609711" table:style-name="ce5">
            <text:p><text:s/>4,997<text:s/></text:p>
          </table:table-cell>
          <table:table-cell office:value-type="float" office:value="1.1024432389336822" table:style-name="ce6">
            <text:p>1.102</text:p>
          </table:table-cell>
          <table:table-cell office:value-type="float" office:value="5508.5302689764394" table:style-name="ce5">
            <text:p><text:s/>5,50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508.5302689764394" table:style-name="ce5">
            <text:p><text:s/>5,509<text:s/></text:p>
          </table:table-cell>
          <table:table-cell office:value-type="float" office:value="1.0029135192976064" table:style-name="ce6">
            <text:p>1.003</text:p>
          </table:table-cell>
          <table:table-cell office:value-type="float" office:value="5524.5794782165513" table:style-name="ce5">
            <text:p><text:s/>5,525<text:s/></text:p>
          </table:table-cell>
          <table:table-cell office:value-type="float" office:value="1.2568837689420407" table:style-name="ce6">
            <text:p>1.257</text:p>
          </table:table-cell>
          <table:table-cell office:value-type="float" office:value="6943.7542764006712" table:style-name="ce5">
            <text:p><text:s/>6,94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6943.7542764006712" table:style-name="ce5">
            <text:p><text:s/>6,944<text:s/></text:p>
          </table:table-cell>
          <table:table-cell office:value-type="float" office:value="1.001040269671418" table:style-name="ce6">
            <text:p>1.001</text:p>
          </table:table-cell>
          <table:table-cell office:value-type="float" office:value="6950.9776533801896" table:style-name="ce5">
            <text:p><text:s/>6,951<text:s/></text:p>
          </table:table-cell>
          <table:table-cell office:value-type="float" office:value="1.0374930233781039" table:style-name="ce6">
            <text:p>1.037</text:p>
          </table:table-cell>
          <table:table-cell office:value-type="float" office:value="7211.5908210390508" table:style-name="ce5">
            <text:p><text:s/>7,21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9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81.8918459556999" table:style-name="ce5">
            <text:p><text:s/>1,482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81.8918459556999" table:style-name="ce5">
            <text:p><text:s/>1,482<text:s/></text:p>
          </table:table-cell>
          <table:table-cell office:value-type="float" office:value="0.98119623705323167" table:style-name="ce6">
            <text:p>0.981</text:p>
          </table:table-cell>
          <table:table-cell office:value-type="float" office:value="1454.0267029716001" table:style-name="ce5">
            <text:p><text:s/>1,454<text:s/></text:p>
          </table:table-cell>
          <table:table-cell office:value-type="float" office:value="0.92677139582499135" table:style-name="ce6">
            <text:p>0.927</text:p>
          </table:table-cell>
          <table:table-cell office:value-type="float" office:value="1347.5503570797998" table:style-name="ce5">
            <text:p><text:s/>1,34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347.5503570797998" table:style-name="ce5">
            <text:p><text:s/>1,348<text:s/></text:p>
          </table:table-cell>
          <table:table-cell office:value-type="float" office:value="1.0807518953394155" table:style-name="ce6">
            <text:p>1.081</text:p>
          </table:table-cell>
          <table:table-cell office:value-type="float" office:value="1456.3676024793001" table:style-name="ce5">
            <text:p><text:s/>1,456<text:s/></text:p>
          </table:table-cell>
          <table:table-cell office:value-type="float" office:value="1.2702260952445168" table:style-name="ce6">
            <text:p>1.270</text:p>
          </table:table-cell>
          <table:table-cell office:value-type="float" office:value="1849.9161329379001" table:style-name="ce5">
            <text:p><text:s/>1,85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49.9161329379001" table:style-name="ce5">
            <text:p><text:s/>1,850<text:s/></text:p>
          </table:table-cell>
          <table:table-cell office:value-type="float" office:value="1.0228618293026257" table:style-name="ce6">
            <text:p>1.023</text:p>
          </table:table-cell>
          <table:table-cell office:value-type="float" office:value="1892.2085997933" table:style-name="ce5">
            <text:p><text:s/>1,892<text:s/></text:p>
          </table:table-cell>
          <table:table-cell office:value-type="float" office:value="1.1615939509468998" table:style-name="ce6">
            <text:p>1.162</text:p>
          </table:table-cell>
          <table:table-cell office:value-type="float" office:value="2197.9780634496001" table:style-name="ce5">
            <text:p><text:s/>2,198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97.9780634496001" table:style-name="ce5">
            <text:p><text:s/>2,198<text:s/></text:p>
          </table:table-cell>
          <table:table-cell office:value-type="float" office:value="1.0102915829492849" table:style-name="ce6">
            <text:p>1.010</text:p>
          </table:table-cell>
          <table:table-cell office:value-type="float" office:value="2220.5987370103003" table:style-name="ce5">
            <text:p><text:s/>2,221<text:s/></text:p>
          </table:table-cell>
          <table:table-cell office:value-type="float" office:value="0.91538790440439277" table:style-name="ce6">
            <text:p>0.915</text:p>
          </table:table-cell>
          <table:table-cell office:value-type="float" office:value="2032.7092243949" table:style-name="ce5">
            <text:p><text:s/>2,0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032.7092243949" table:style-name="ce5">
            <text:p><text:s/>2,033<text:s/></text:p>
          </table:table-cell>
          <table:table-cell office:value-type="float" office:value="1.0576710530641178" table:style-name="ce6">
            <text:p>1.058</text:p>
          </table:table-cell>
          <table:table-cell office:value-type="float" office:value="2149.9377059388999" table:style-name="ce5">
            <text:p><text:s/>2,150<text:s/></text:p>
          </table:table-cell>
          <table:table-cell office:value-type="float" office:value="1.2612128307147612" table:style-name="ce6">
            <text:p>1.261</text:p>
          </table:table-cell>
          <table:table-cell office:value-type="float" office:value="2711.5290199675997" table:style-name="ce5">
            <text:p><text:s/>2,71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711.5290199675997" table:style-name="ce5">
            <text:p><text:s/>2,712<text:s/></text:p>
          </table:table-cell>
          <table:table-cell office:value-type="float" office:value="1.071197606050186" table:style-name="ce6">
            <text:p>1.071</text:p>
          </table:table-cell>
          <table:table-cell office:value-type="float" office:value="2904.5833949248999" table:style-name="ce5">
            <text:p><text:s/>2,905<text:s/></text:p>
          </table:table-cell>
          <table:table-cell office:value-type="float" office:value="1.0392978853767603" table:style-name="ce6">
            <text:p>1.039</text:p>
          </table:table-cell>
          <table:table-cell office:value-type="float" office:value="3018.7273802459003" table:style-name="ce5">
            <text:p><text:s/>3,01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018.7273802459003" table:style-name="ce5">
            <text:p><text:s/>3,019<text:s/></text:p>
          </table:table-cell>
          <table:table-cell office:value-type="float" office:value="1.031826310192169" table:style-name="ce6">
            <text:p>1.032</text:p>
          </table:table-cell>
          <table:table-cell office:value-type="float" office:value="3114.8023342351999" table:style-name="ce5">
            <text:p><text:s/>3,115<text:s/></text:p>
          </table:table-cell>
          <table:table-cell office:value-type="float" office:value="1.0356966616262346" table:style-name="ce6">
            <text:p>1.036</text:p>
          </table:table-cell>
          <table:table-cell office:value-type="float" office:value="3225.9903791929996" table:style-name="ce5">
            <text:p><text:s/>3,2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225.9903791929996" table:style-name="ce5">
            <text:p><text:s/>3,226<text:s/></text:p>
          </table:table-cell>
          <table:table-cell office:value-type="float" office:value="1.1517603447801883" table:style-name="ce6">
            <text:p>1.152</text:p>
          </table:table-cell>
          <table:table-cell office:value-type="float" office:value="3715.5677913969002" table:style-name="ce5">
            <text:p><text:s/>3,716<text:s/></text:p>
          </table:table-cell>
          <table:table-cell office:value-type="float" office:value="0.93002963897039848" table:style-name="ce6">
            <text:p>0.930</text:p>
          </table:table-cell>
          <table:table-cell office:value-type="float" office:value="3455.5881716028998" table:style-name="ce5">
            <text:p><text:s/>3,45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55.5881716028998" table:style-name="ce5">
            <text:p><text:s/>3,456<text:s/></text:p>
          </table:table-cell>
          <table:table-cell office:value-type="float" office:value="1.0646131739846509" table:style-name="ce6">
            <text:p>1.065</text:p>
          </table:table-cell>
          <table:table-cell office:value-type="float" office:value="3678.8646913539801" table:style-name="ce5">
            <text:p><text:s/>3,679<text:s/></text:p>
          </table:table-cell>
          <table:table-cell office:value-type="float" office:value="1.2114032584599173" table:style-name="ce6">
            <text:p>1.211</text:p>
          </table:table-cell>
          <table:table-cell office:value-type="float" office:value="4456.58867453935" table:style-name="ce5">
            <text:p><text:s/>4,457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56.58867453935" table:style-name="ce5">
            <text:p><text:s/>4,457<text:s/></text:p>
          </table:table-cell>
          <table:table-cell office:value-type="float" office:value="1.0831168282232055" table:style-name="ce6">
            <text:p>1.083</text:p>
          </table:table-cell>
          <table:table-cell office:value-type="float" office:value="4827.0061898625199" table:style-name="ce5">
            <text:p><text:s/>4,827<text:s/></text:p>
          </table:table-cell>
          <table:table-cell office:value-type="float" office:value="1.1096570506677339" table:style-name="ce6">
            <text:p>1.110</text:p>
          </table:table-cell>
          <table:table-cell office:value-type="float" office:value="5356.3214521977397" table:style-name="ce5">
            <text:p><text:s/>5,356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356.3214521977397" table:style-name="ce5">
            <text:p><text:s/>5,356<text:s/></text:p>
          </table:table-cell>
          <table:table-cell office:value-type="float" office:value="1.0230467338430183" table:style-name="ce6">
            <text:p>1.023</text:p>
          </table:table-cell>
          <table:table-cell office:value-type="float" office:value="5479.7671670841901" table:style-name="ce5">
            <text:p><text:s/>5,480<text:s/></text:p>
          </table:table-cell>
          <table:table-cell office:value-type="float" office:value="1.0786802010111127" table:style-name="ce6">
            <text:p>1.079</text:p>
          </table:table-cell>
          <table:table-cell office:value-type="float" office:value="5910.91634928447" table:style-name="ce5">
            <text:p><text:s/>5,91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5910.91634928447" table:style-name="ce5">
            <text:p><text:s/>5,911<text:s/></text:p>
          </table:table-cell>
          <table:table-cell office:value-type="float" office:value="1.0765924394803259" table:style-name="ce6">
            <text:p>1.077</text:p>
          </table:table-cell>
          <table:table-cell office:value-type="float" office:value="6363.6478520403098" table:style-name="ce5">
            <text:p><text:s/>6,364<text:s/></text:p>
          </table:table-cell>
          <table:table-cell office:value-type="float" office:value="1.17334164058374" table:style-name="ce6">
            <text:p>1.173</text:p>
          </table:table-cell>
          <table:table-cell office:value-type="float" office:value="7466.7330108101705" table:style-name="ce5">
            <text:p><text:s/>7,46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7466.7330108101705" table:style-name="ce5">
            <text:p><text:s/>7,467<text:s/></text:p>
          </table:table-cell>
          <table:table-cell office:value-type="float" office:value="0.9484086173100299" table:style-name="ce6">
            <text:p>0.948</text:p>
          </table:table-cell>
          <table:table-cell office:value-type="float" office:value="7081.5139306056299" table:style-name="ce5">
            <text:p><text:s/>7,082<text:s/></text:p>
          </table:table-cell>
          <table:table-cell office:value-type="float" office:value="1.1562919356722192" table:style-name="ce6">
            <text:p>1.156</text:p>
          </table:table-cell>
          <table:table-cell office:value-type="float" office:value="8188.2974503097694" table:style-name="ce5">
            <text:p><text:s/>8,188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188.2974503097694" table:style-name="ce5">
            <text:p><text:s/>8,188<text:s/></text:p>
          </table:table-cell>
          <table:table-cell office:value-type="float" office:value="0.99537708883544196" table:style-name="ce6">
            <text:p>0.995</text:p>
          </table:table-cell>
          <table:table-cell office:value-type="float" office:value="8150.4436786080105" table:style-name="ce5">
            <text:p><text:s/>8,150<text:s/></text:p>
          </table:table-cell>
          <table:table-cell office:value-type="float" office:value="0.96970072333627166" table:style-name="ce6">
            <text:p>0.970</text:p>
          </table:table-cell>
          <table:table-cell office:value-type="float" office:value="7903.4911306577305" table:style-name="ce5">
            <text:p><text:s/>7,90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7903.4911306577305" table:style-name="ce5">
            <text:p><text:s/>7,903<text:s/></text:p>
          </table:table-cell>
          <table:table-cell office:value-type="float" office:value="1.0709881046425402" table:style-name="ce6">
            <text:p>1.071</text:p>
          </table:table-cell>
          <table:table-cell office:value-type="float" office:value="8464.54498608225" table:style-name="ce5">
            <text:p><text:s/>8,465<text:s/></text:p>
          </table:table-cell>
          <table:table-cell office:value-type="float" office:value="1.0813907899493944" table:style-name="ce6">
            <text:p>1.081</text:p>
          </table:table-cell>
          <table:table-cell office:value-type="float" office:value="9153.4809890616707" table:style-name="ce5">
            <text:p><text:s/>9,15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153.4809890616707" table:style-name="ce5">
            <text:p><text:s/>9,153<text:s/></text:p>
          </table:table-cell>
          <table:table-cell office:value-type="float" office:value="1.0517264112839082" table:style-name="ce6">
            <text:p>1.052</text:p>
          </table:table-cell>
          <table:table-cell office:value-type="float" office:value="9626.9577113813102" table:style-name="ce5">
            <text:p><text:s/>9,627<text:s/></text:p>
          </table:table-cell>
          <table:table-cell office:value-type="float" office:value="1.0176147879324224" table:style-name="ce6">
            <text:p>1.018</text:p>
          </table:table-cell>
          <table:table-cell office:value-type="float" office:value="9796.5345299016899" table:style-name="ce5">
            <text:p><text:s/>9,79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91.35165637267005" table:style-name="ce5">
            <text:p><text:s/>69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91.35165637267005" table:style-name="ce5">
            <text:p><text:s/>691<text:s/></text:p>
          </table:table-cell>
          <table:table-cell office:value-type="float" office:value="0.97067063383637886" table:style-name="ce6">
            <text:p>0.971</text:p>
          </table:table-cell>
          <table:table-cell office:value-type="float" office:value="671.07475049509003" table:style-name="ce5">
            <text:p><text:s/>671<text:s/></text:p>
          </table:table-cell>
          <table:table-cell office:value-type="float" office:value="1.3015687558268678" table:style-name="ce6">
            <text:p>1.302</text:p>
          </table:table-cell>
          <table:table-cell office:value-type="float" office:value="873.44992806871994" table:style-name="ce5">
            <text:p><text:s/>873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873.44992806871994" table:style-name="ce5">
            <text:p><text:s/>873<text:s/></text:p>
          </table:table-cell>
          <table:table-cell office:value-type="float" office:value="1.0772686506871521" table:style-name="ce6">
            <text:p>1.077</text:p>
          </table:table-cell>
          <table:table-cell office:value-type="float" office:value="940.94022545337998" table:style-name="ce5">
            <text:p><text:s/>941<text:s/></text:p>
          </table:table-cell>
          <table:table-cell office:value-type="float" office:value="1.1767916884812382" table:style-name="ce6">
            <text:p>1.177</text:p>
          </table:table-cell>
          <table:table-cell office:value-type="float" office:value="1107.2906366712" table:style-name="ce5">
            <text:p><text:s/>1,10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07.2906366712" table:style-name="ce5">
            <text:p><text:s/>1,107<text:s/></text:p>
          </table:table-cell>
          <table:table-cell office:value-type="float" office:value="1.0239592664652666" table:style-name="ce6">
            <text:p>1.024</text:p>
          </table:table-cell>
          <table:table-cell office:value-type="float" office:value="1133.8205080897001" table:style-name="ce5">
            <text:p><text:s/>1,134<text:s/></text:p>
          </table:table-cell>
          <table:table-cell office:value-type="float" office:value="1.11191393789621" table:style-name="ce6">
            <text:p>1.112</text:p>
          </table:table-cell>
          <table:table-cell office:value-type="float" office:value="1260.7108260174998" table:style-name="ce5">
            <text:p><text:s/>1,26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260.7108260174998" table:style-name="ce5">
            <text:p><text:s/>1,261<text:s/></text:p>
          </table:table-cell>
          <table:table-cell office:value-type="float" office:value="1.0098076992657858" table:style-name="ce6">
            <text:p>1.010</text:p>
          </table:table-cell>
          <table:table-cell office:value-type="float" office:value="1273.0754986602001" table:style-name="ce5">
            <text:p><text:s/>1,273<text:s/></text:p>
          </table:table-cell>
          <table:table-cell office:value-type="float" office:value="0.8585986135563447" table:style-name="ce6">
            <text:p>0.859</text:p>
          </table:table-cell>
          <table:table-cell office:value-type="float" office:value="1093.0608581022" table:style-name="ce5">
            <text:p><text:s/>1,09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93.0608581022" table:style-name="ce5">
            <text:p><text:s/>1,093<text:s/></text:p>
          </table:table-cell>
          <table:table-cell office:value-type="float" office:value="1.0609625832681402" table:style-name="ce6">
            <text:p>1.061</text:p>
          </table:table-cell>
          <table:table-cell office:value-type="float" office:value="1159.6966716813999" table:style-name="ce5">
            <text:p><text:s/>1,160<text:s/></text:p>
          </table:table-cell>
          <table:table-cell office:value-type="float" office:value="1.1437857570665773" table:style-name="ce6">
            <text:p>1.144</text:p>
          </table:table-cell>
          <table:table-cell office:value-type="float" office:value="1326.4445355866999" table:style-name="ce5">
            <text:p><text:s/>1,32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26.4445355866999" table:style-name="ce5">
            <text:p><text:s/>1,326<text:s/></text:p>
          </table:table-cell>
          <table:table-cell office:value-type="float" office:value="1.0698476528861574" table:style-name="ce6">
            <text:p>1.070</text:p>
          </table:table-cell>
          <table:table-cell office:value-type="float" office:value="1419.0935730811" table:style-name="ce5">
            <text:p><text:s/>1,419<text:s/></text:p>
          </table:table-cell>
          <table:table-cell office:value-type="float" office:value="1.0270891422263548" table:style-name="ce6">
            <text:p>1.027</text:p>
          </table:table-cell>
          <table:table-cell office:value-type="float" office:value="1457.5356007147998" table:style-name="ce5">
            <text:p><text:s/>1,45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57.5356007147998" table:style-name="ce5">
            <text:p><text:s/>1,458<text:s/></text:p>
          </table:table-cell>
          <table:table-cell office:value-type="float" office:value="1.0516246712915958" table:style-name="ce6">
            <text:p>1.052</text:p>
          </table:table-cell>
          <table:table-cell office:value-type="float" office:value="1532.7803969975" table:style-name="ce5">
            <text:p><text:s/>1,533<text:s/></text:p>
          </table:table-cell>
          <table:table-cell office:value-type="float" office:value="1.159151158356573" table:style-name="ce6">
            <text:p>1.159</text:p>
          </table:table-cell>
          <table:table-cell office:value-type="float" office:value="1776.7241726858999" table:style-name="ce5">
            <text:p><text:s/>1,77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776.7241726858999" table:style-name="ce5">
            <text:p><text:s/>1,777<text:s/></text:p>
          </table:table-cell>
          <table:table-cell office:value-type="float" office:value="1.1564763939353175" table:style-name="ce6">
            <text:p>1.156</text:p>
          </table:table-cell>
          <table:table-cell office:value-type="float" office:value="2054.7395642454999" table:style-name="ce5">
            <text:p><text:s/>2,055<text:s/></text:p>
          </table:table-cell>
          <table:table-cell office:value-type="float" office:value="0.83274218504823694" table:style-name="ce6">
            <text:p>0.833</text:p>
          </table:table-cell>
          <table:table-cell office:value-type="float" office:value="1711.06831443486" table:style-name="ce5">
            <text:p><text:s/>1,71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11.06831443486" table:style-name="ce5">
            <text:p><text:s/>1,711<text:s/></text:p>
          </table:table-cell>
          <table:table-cell office:value-type="float" office:value="1.0707579046373423" table:style-name="ce6">
            <text:p>1.071</text:p>
          </table:table-cell>
          <table:table-cell office:value-type="float" office:value="1832.1399230556199" table:style-name="ce5">
            <text:p><text:s/>1,832<text:s/></text:p>
          </table:table-cell>
          <table:table-cell office:value-type="float" office:value="1.3315324957880523" table:style-name="ce6">
            <text:p>1.332</text:p>
          </table:table-cell>
          <table:table-cell office:value-type="float" office:value="2439.5538443791797" table:style-name="ce5">
            <text:p><text:s/>2,4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39.5538443791797" table:style-name="ce5">
            <text:p><text:s/>2,440<text:s/></text:p>
          </table:table-cell>
          <table:table-cell office:value-type="float" office:value="1.0847780044539135" table:style-name="ce6">
            <text:p>1.085</text:p>
          </table:table-cell>
          <table:table-cell office:value-type="float" office:value="2646.37435106352" table:style-name="ce5">
            <text:p><text:s/>2,646<text:s/></text:p>
          </table:table-cell>
          <table:table-cell office:value-type="float" office:value="1.0239796209033492" table:style-name="ce6">
            <text:p>1.024</text:p>
          </table:table-cell>
          <table:table-cell office:value-type="float" office:value="2709.8334047703702" table:style-name="ce5">
            <text:p><text:s/>2,71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709.8334047703702" table:style-name="ce5">
            <text:p><text:s/>2,710<text:s/></text:p>
          </table:table-cell>
          <table:table-cell office:value-type="float" office:value="1.0315737136694572" table:style-name="ce6">
            <text:p>1.032</text:p>
          </table:table-cell>
          <table:table-cell office:value-type="float" office:value="2795.3929087845199" table:style-name="ce5">
            <text:p><text:s/>2,795<text:s/></text:p>
          </table:table-cell>
          <table:table-cell office:value-type="float" office:value="1.1315660665189016" table:style-name="ce6">
            <text:p>1.132</text:p>
          </table:table-cell>
          <table:table-cell office:value-type="float" office:value="3163.1717581681301" table:style-name="ce5">
            <text:p><text:s/>3,16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163.1717581681301" table:style-name="ce5">
            <text:p><text:s/>3,163<text:s/></text:p>
          </table:table-cell>
          <table:table-cell office:value-type="float" office:value="1.0789429006881981" table:style-name="ce6">
            <text:p>1.079</text:p>
          </table:table-cell>
          <table:table-cell office:value-type="float" office:value="3412.8817121329098" table:style-name="ce5">
            <text:p><text:s/>3,413<text:s/></text:p>
          </table:table-cell>
          <table:table-cell office:value-type="float" office:value="1.0368554449719123" table:style-name="ce6">
            <text:p>1.037</text:p>
          </table:table-cell>
          <table:table-cell office:value-type="float" office:value="3538.6649862700701" table:style-name="ce5">
            <text:p><text:s/>3,539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538.6649862700701" table:style-name="ce5">
            <text:p><text:s/>3,539<text:s/></text:p>
          </table:table-cell>
          <table:table-cell office:value-type="float" office:value="0.9501265242864132" table:style-name="ce6">
            <text:p>0.950</text:p>
          </table:table-cell>
          <table:table-cell office:value-type="float" office:value="3362.17946401881" table:style-name="ce5">
            <text:p><text:s/>3,362<text:s/></text:p>
          </table:table-cell>
          <table:table-cell office:value-type="float" office:value="1.1846783043976967" table:style-name="ce6">
            <text:p>1.185</text:p>
          </table:table-cell>
          <table:table-cell office:value-type="float" office:value="3983.1010665145604" table:style-name="ce5">
            <text:p><text:s/>3,98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983.1010665145604" table:style-name="ce5">
            <text:p><text:s/>3,983<text:s/></text:p>
          </table:table-cell>
          <table:table-cell office:value-type="float" office:value="1.0023734489251845" table:style-name="ce6">
            <text:p>1.002</text:p>
          </table:table-cell>
          <table:table-cell office:value-type="float" office:value="3992.5547534597804" table:style-name="ce5">
            <text:p><text:s/>3,993<text:s/></text:p>
          </table:table-cell>
          <table:table-cell office:value-type="float" office:value="0.9947045536721546" table:style-name="ce6">
            <text:p>0.995</text:p>
          </table:table-cell>
          <table:table-cell office:value-type="float" office:value="3971.4123940518498" table:style-name="ce5">
            <text:p><text:s/>3,97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71.4123940518498" table:style-name="ce5">
            <text:p><text:s/>3,971<text:s/></text:p>
          </table:table-cell>
          <table:table-cell office:value-type="float" office:value="1.0716350333067692" table:style-name="ce6">
            <text:p>1.072</text:p>
          </table:table-cell>
          <table:table-cell office:value-type="float" office:value="4255.9046531746699" table:style-name="ce5">
            <text:p><text:s/>4,256<text:s/></text:p>
          </table:table-cell>
          <table:table-cell office:value-type="float" office:value="1.1264143012997521" table:style-name="ce6">
            <text:p>1.126</text:p>
          </table:table-cell>
          <table:table-cell office:value-type="float" office:value="4793.9118663041099" table:style-name="ce5">
            <text:p><text:s/>4,79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793.9118663041099" table:style-name="ce5">
            <text:p><text:s/>4,794<text:s/></text:p>
          </table:table-cell>
          <table:table-cell office:value-type="float" office:value="1.0436342532439438" table:style-name="ce6">
            <text:p>1.044</text:p>
          </table:table-cell>
          <table:table-cell office:value-type="float" office:value="5003.0906307075702" table:style-name="ce5">
            <text:p><text:s/>5,003<text:s/></text:p>
          </table:table-cell>
          <table:table-cell office:value-type="float" office:value="1.0836296211931518" table:style-name="ce6">
            <text:p>1.084</text:p>
          </table:table-cell>
          <table:table-cell office:value-type="float" office:value="5421.4972049486505" table:style-name="ce5">
            <text:p><text:s/>5,421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lojamento e aliment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90.54018958302981" table:style-name="ce5">
            <text:p><text:s/>79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90.54018958302981" table:style-name="ce5">
            <text:p><text:s/>791<text:s/></text:p>
          </table:table-cell>
          <table:table-cell office:value-type="float" office:value="0.99040120008253818" table:style-name="ce6">
            <text:p>0.990</text:p>
          </table:table-cell>
          <table:table-cell office:value-type="float" office:value="782.95195247651009" table:style-name="ce5">
            <text:p><text:s/>783<text:s/></text:p>
          </table:table-cell>
          <table:table-cell office:value-type="float" office:value="0.60552940383056741" table:style-name="ce6">
            <text:p>0.606</text:p>
          </table:table-cell>
          <table:table-cell office:value-type="float" office:value="474.10042901107988" table:style-name="ce5">
            <text:p><text:s/>474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74.10042901107988" table:style-name="ce5">
            <text:p><text:s/>474<text:s/></text:p>
          </table:table-cell>
          <table:table-cell office:value-type="float" office:value="1.087169185020658" table:style-name="ce6">
            <text:p>1.087</text:p>
          </table:table-cell>
          <table:table-cell office:value-type="float" office:value="515.42737702592001" table:style-name="ce5">
            <text:p><text:s/>515<text:s/></text:p>
          </table:table-cell>
          <table:table-cell office:value-type="float" office:value="1.4407955986966414" table:style-name="ce6">
            <text:p>1.441</text:p>
          </table:table-cell>
          <table:table-cell office:value-type="float" office:value="742.6254962667" table:style-name="ce5">
            <text:p><text:s/>7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42.6254962667" table:style-name="ce5">
            <text:p><text:s/>743<text:s/></text:p>
          </table:table-cell>
          <table:table-cell office:value-type="float" office:value="1.0212254972609223" table:style-name="ce6">
            <text:p>1.021</text:p>
          </table:table-cell>
          <table:table-cell office:value-type="float" office:value="758.38809170359991" table:style-name="ce5">
            <text:p><text:s/>758<text:s/></text:p>
          </table:table-cell>
          <table:table-cell office:value-type="float" office:value="1.2358675560512513" table:style-name="ce6">
            <text:p>1.236</text:p>
          </table:table-cell>
          <table:table-cell office:value-type="float" office:value="937.26723743210027" table:style-name="ce5">
            <text:p><text:s/>93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937.26723743210027" table:style-name="ce5">
            <text:p><text:s/>937<text:s/></text:p>
          </table:table-cell>
          <table:table-cell office:value-type="float" office:value="1.010942451105086" table:style-name="ce6">
            <text:p>1.011</text:p>
          </table:table-cell>
          <table:table-cell office:value-type="float" office:value="947.52323835010009" table:style-name="ce5">
            <text:p><text:s/>948<text:s/></text:p>
          </table:table-cell>
          <table:table-cell office:value-type="float" office:value="0.99168899322077597" table:style-name="ce6">
            <text:p>0.992</text:p>
          </table:table-cell>
          <table:table-cell office:value-type="float" office:value="939.64836629270008" table:style-name="ce5">
            <text:p><text:s/>940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39.64836629270008" table:style-name="ce5">
            <text:p><text:s/>940<text:s/></text:p>
          </table:table-cell>
          <table:table-cell office:value-type="float" office:value="1.0538421283744779" table:style-name="ce6">
            <text:p>1.054</text:p>
          </table:table-cell>
          <table:table-cell office:value-type="float" office:value="990.2410342574999" table:style-name="ce5">
            <text:p><text:s/>990<text:s/></text:p>
          </table:table-cell>
          <table:table-cell office:value-type="float" office:value="1.3987346882867366" table:style-name="ce6">
            <text:p>1.399</text:p>
          </table:table-cell>
          <table:table-cell office:value-type="float" office:value="1385.0844843809" table:style-name="ce5">
            <text:p><text:s/>1,38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85.0844843809" table:style-name="ce5">
            <text:p><text:s/>1,385<text:s/></text:p>
          </table:table-cell>
          <table:table-cell office:value-type="float" office:value="1.0724904066106689" table:style-name="ce6">
            <text:p>1.072</text:p>
          </table:table-cell>
          <table:table-cell office:value-type="float" office:value="1485.4898218438" table:style-name="ce5">
            <text:p><text:s/>1,485<text:s/></text:p>
          </table:table-cell>
          <table:table-cell office:value-type="float" office:value="1.0509609400038422" table:style-name="ce6">
            <text:p>1.051</text:p>
          </table:table-cell>
          <table:table-cell office:value-type="float" office:value="1561.1917795311003" table:style-name="ce5">
            <text:p><text:s/>1,561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61.1917795311003" table:style-name="ce5">
            <text:p><text:s/>1,561<text:s/></text:p>
          </table:table-cell>
          <table:table-cell office:value-type="float" office:value="1.013342472065063" table:style-name="ce6">
            <text:p>1.013</text:p>
          </table:table-cell>
          <table:table-cell office:value-type="float" office:value="1582.0219372377001" table:style-name="ce5">
            <text:p><text:s/>1,582<text:s/></text:p>
          </table:table-cell>
          <table:table-cell office:value-type="float" office:value="0.91608477252698584" table:style-name="ce6">
            <text:p>0.916</text:p>
          </table:table-cell>
          <table:table-cell office:value-type="float" office:value="1449.2662065070999" table:style-name="ce5">
            <text:p><text:s/>1,44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49.2662065070999" table:style-name="ce5">
            <text:p><text:s/>1,449<text:s/></text:p>
          </table:table-cell>
          <table:table-cell office:value-type="float" office:value="1.1459787164665829" table:style-name="ce6">
            <text:p>1.146</text:p>
          </table:table-cell>
          <table:table-cell office:value-type="float" office:value="1660.8282271514001" table:style-name="ce5">
            <text:p><text:s/>1,661<text:s/></text:p>
          </table:table-cell>
          <table:table-cell office:value-type="float" office:value="1.0503915026541819" table:style-name="ce6">
            <text:p>1.050</text:p>
          </table:table-cell>
          <table:table-cell office:value-type="float" office:value="1744.5198571680401" table:style-name="ce5">
            <text:p><text:s/>1,74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44.5198571680401" table:style-name="ce5">
            <text:p><text:s/>1,745<text:s/></text:p>
          </table:table-cell>
          <table:table-cell office:value-type="float" office:value="1.0585862698612294" table:style-name="ce6">
            <text:p>1.059</text:p>
          </table:table-cell>
          <table:table-cell office:value-type="float" office:value="1846.72476829836" table:style-name="ce5">
            <text:p><text:s/>1,847<text:s/></text:p>
          </table:table-cell>
          <table:table-cell office:value-type="float" office:value="1.0922227636653943" table:style-name="ce6">
            <text:p>1.092</text:p>
          </table:table-cell>
          <table:table-cell office:value-type="float" office:value="2017.0348301601696" table:style-name="ce5">
            <text:p><text:s/>2,01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17.0348301601696" table:style-name="ce5">
            <text:p><text:s/>2,017<text:s/></text:p>
          </table:table-cell>
          <table:table-cell office:value-type="float" office:value="1.0811076765718715" table:style-name="ce6">
            <text:p>1.081</text:p>
          </table:table-cell>
          <table:table-cell office:value-type="float" office:value="2180.6318387990004" table:style-name="ce5">
            <text:p><text:s/>2,181<text:s/></text:p>
          </table:table-cell>
          <table:table-cell office:value-type="float" office:value="1.2136335902006012" table:style-name="ce6">
            <text:p>1.214</text:p>
          </table:table-cell>
          <table:table-cell office:value-type="float" office:value="2646.4880474273696" table:style-name="ce5">
            <text:p><text:s/>2,64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646.4880474273696" table:style-name="ce5">
            <text:p><text:s/>2,646<text:s/></text:p>
          </table:table-cell>
          <table:table-cell office:value-type="float" office:value="1.0143156553868171" table:style-name="ce6">
            <text:p>1.014</text:p>
          </table:table-cell>
          <table:table-cell office:value-type="float" office:value="2684.3742582996701" table:style-name="ce5">
            <text:p><text:s/>2,684<text:s/></text:p>
          </table:table-cell>
          <table:table-cell office:value-type="float" office:value="1.0236071153717623" table:style-name="ce6">
            <text:p>1.024</text:p>
          </table:table-cell>
          <table:table-cell office:value-type="float" office:value="2747.7445911163395" table:style-name="ce5">
            <text:p><text:s/>2,74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47.7445911163395" table:style-name="ce5">
            <text:p><text:s/>2,748<text:s/></text:p>
          </table:table-cell>
          <table:table-cell office:value-type="float" office:value="1.0738866157529503" table:style-name="ce6">
            <text:p>1.074</text:p>
          </table:table-cell>
          <table:table-cell office:value-type="float" office:value="2950.7661399074" table:style-name="ce5">
            <text:p><text:s/>2,951<text:s/></text:p>
          </table:table-cell>
          <table:table-cell office:value-type="float" office:value="1.3312027582990258" table:style-name="ce6">
            <text:p>1.331</text:p>
          </table:table-cell>
          <table:table-cell office:value-type="float" office:value="3928.0680245400999" table:style-name="ce5">
            <text:p><text:s/>3,92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28.0680245400999" table:style-name="ce5">
            <text:p><text:s/>3,928<text:s/></text:p>
          </table:table-cell>
          <table:table-cell office:value-type="float" office:value="0.9468610124241118" table:style-name="ce6">
            <text:p>0.947</text:p>
          </table:table-cell>
          <table:table-cell office:value-type="float" office:value="3719.3344665868203" table:style-name="ce5">
            <text:p><text:s/>3,719<text:s/></text:p>
          </table:table-cell>
          <table:table-cell office:value-type="float" office:value="1.1306314131125341" table:style-name="ce6">
            <text:p>1.131</text:p>
          </table:table-cell>
          <table:table-cell office:value-type="float" office:value="4205.1963837952098" table:style-name="ce5">
            <text:p><text:s/>4,20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205.1963837952098" table:style-name="ce5">
            <text:p><text:s/>4,205<text:s/></text:p>
          </table:table-cell>
          <table:table-cell office:value-type="float" office:value="0.98875023796051964" table:style-name="ce6">
            <text:p>0.989</text:p>
          </table:table-cell>
          <table:table-cell office:value-type="float" office:value="4157.8889251482296" table:style-name="ce5">
            <text:p><text:s/>4,158<text:s/></text:p>
          </table:table-cell>
          <table:table-cell office:value-type="float" office:value="0.94569114456699932" table:style-name="ce6">
            <text:p>0.946</text:p>
          </table:table-cell>
          <table:table-cell office:value-type="float" office:value="3932.0787366058803" table:style-name="ce5">
            <text:p><text:s/>3,93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932.0787366058803" table:style-name="ce5">
            <text:p><text:s/>3,932<text:s/></text:p>
          </table:table-cell>
          <table:table-cell office:value-type="float" office:value="1.070334704574208" table:style-name="ce6">
            <text:p>1.070</text:p>
          </table:table-cell>
          <table:table-cell office:value-type="float" office:value="4208.6403329075792" table:style-name="ce5">
            <text:p><text:s/>4,209<text:s/></text:p>
          </table:table-cell>
          <table:table-cell office:value-type="float" office:value="1.0358616507734959" table:style-name="ce6">
            <text:p>1.036</text:p>
          </table:table-cell>
          <table:table-cell office:value-type="float" office:value="4359.5691227575608" table:style-name="ce5">
            <text:p><text:s/>4,3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359.5691227575608" table:style-name="ce5">
            <text:p><text:s/>4,360<text:s/></text:p>
          </table:table-cell>
          <table:table-cell office:value-type="float" office:value="1.0606247889353346" table:style-name="ce6">
            <text:p>1.061</text:p>
          </table:table-cell>
          <table:table-cell office:value-type="float" office:value="4623.8670806737391" table:style-name="ce5">
            <text:p><text:s/>4,624<text:s/></text:p>
          </table:table-cell>
          <table:table-cell office:value-type="float" office:value="0.94618578964764632" table:style-name="ce6">
            <text:p>0.946</text:p>
          </table:table-cell>
          <table:table-cell office:value-type="float" office:value="4375.0373249530394" table:style-name="ce5">
            <text:p><text:s/>4,37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10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911.0977688" table:style-name="ce5">
            <text:p><text:s/>1,91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911.0977688" table:style-name="ce5">
            <text:p><text:s/>1,911<text:s/></text:p>
          </table:table-cell>
          <table:table-cell office:value-type="float" office:value="1.0656934542712235" table:style-name="ce6">
            <text:p>1.066</text:p>
          </table:table-cell>
          <table:table-cell office:value-type="float" office:value="2036.6443826824998" table:style-name="ce5">
            <text:p><text:s/>2,037<text:s/></text:p>
          </table:table-cell>
          <table:table-cell office:value-type="float" office:value="1.0572797504648048" table:style-name="ce6">
            <text:p>1.057</text:p>
          </table:table-cell>
          <table:table-cell office:value-type="float" office:value="2153.3028647081001" table:style-name="ce5">
            <text:p><text:s/>2,15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153.3028647081001" table:style-name="ce5">
            <text:p><text:s/>2,153<text:s/></text:p>
          </table:table-cell>
          <table:table-cell office:value-type="float" office:value="1.1244509085345631" table:style-name="ce6">
            <text:p>1.124</text:p>
          </table:table-cell>
          <table:table-cell office:value-type="float" office:value="2421.2833625711" table:style-name="ce5">
            <text:p><text:s/>2,421<text:s/></text:p>
          </table:table-cell>
          <table:table-cell office:value-type="float" office:value="1.0267521991016852" table:style-name="ce6">
            <text:p>1.027</text:p>
          </table:table-cell>
          <table:table-cell office:value-type="float" office:value="2486.0580171682" table:style-name="ce5">
            <text:p><text:s/>2,48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86.0580171682" table:style-name="ce5">
            <text:p><text:s/>2,486<text:s/></text:p>
          </table:table-cell>
          <table:table-cell office:value-type="float" office:value="1.0903769193465684" table:style-name="ce6">
            <text:p>1.090</text:p>
          </table:table-cell>
          <table:table-cell office:value-type="float" office:value="2710.7402820767002" table:style-name="ce5">
            <text:p><text:s/>2,711<text:s/></text:p>
          </table:table-cell>
          <table:table-cell office:value-type="float" office:value="0.98335929964723778" table:style-name="ce6">
            <text:p>0.983</text:p>
          </table:table-cell>
          <table:table-cell office:value-type="float" office:value="2665.6316653085" table:style-name="ce5">
            <text:p><text:s/>2,66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665.6316653085" table:style-name="ce5">
            <text:p><text:s/>2,666<text:s/></text:p>
          </table:table-cell>
          <table:table-cell office:value-type="float" office:value="1.0057634055380724" table:style-name="ce6">
            <text:p>1.006</text:p>
          </table:table-cell>
          <table:table-cell office:value-type="float" office:value="2680.9947816107997" table:style-name="ce5">
            <text:p><text:s/>2,681<text:s/></text:p>
          </table:table-cell>
          <table:table-cell office:value-type="float" office:value="1.046373879742728" table:style-name="ce6">
            <text:p>1.046</text:p>
          </table:table-cell>
          <table:table-cell office:value-type="float" office:value="2805.3229112040999" table:style-name="ce5">
            <text:p><text:s/>2,80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05.3229112040999" table:style-name="ce5">
            <text:p><text:s/>2,805<text:s/></text:p>
          </table:table-cell>
          <table:table-cell office:value-type="float" office:value="1.0438686396881411" table:style-name="ce6">
            <text:p>1.044</text:p>
          </table:table-cell>
          <table:table-cell office:value-type="float" office:value="2928.3886112045998" table:style-name="ce5">
            <text:p><text:s/>2,928<text:s/></text:p>
          </table:table-cell>
          <table:table-cell office:value-type="float" office:value="1.0817355652488831" table:style-name="ce6">
            <text:p>1.082</text:p>
          </table:table-cell>
          <table:table-cell office:value-type="float" office:value="3167.7421096098001" table:style-name="ce5">
            <text:p><text:s/>3,16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67.7421096098001" table:style-name="ce5">
            <text:p><text:s/>3,168<text:s/></text:p>
          </table:table-cell>
          <table:table-cell office:value-type="float" office:value="1.1230614566572841" table:style-name="ce6">
            <text:p>1.123</text:p>
          </table:table-cell>
          <table:table-cell office:value-type="float" office:value="3557.569067933" table:style-name="ce5">
            <text:p><text:s/>3,558<text:s/></text:p>
          </table:table-cell>
          <table:table-cell office:value-type="float" office:value="0.94120624205153469" table:style-name="ce6">
            <text:p>0.941</text:p>
          </table:table-cell>
          <table:table-cell office:value-type="float" office:value="3348.4062132680001" table:style-name="ce5">
            <text:p><text:s/>3,34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48.4062132680001" table:style-name="ce5">
            <text:p><text:s/>3,348<text:s/></text:p>
          </table:table-cell>
          <table:table-cell office:value-type="float" office:value="1.0798522653507272" table:style-name="ce6">
            <text:p>1.080</text:p>
          </table:table-cell>
          <table:table-cell office:value-type="float" office:value="3615.7840347119004" table:style-name="ce5">
            <text:p><text:s/>3,616<text:s/></text:p>
          </table:table-cell>
          <table:table-cell office:value-type="float" office:value="1.0248499868564354" table:style-name="ce6">
            <text:p>1.025</text:p>
          </table:table-cell>
          <table:table-cell office:value-type="float" office:value="3705.6362204502002" table:style-name="ce5">
            <text:p><text:s/>3,70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705.6362204502002" table:style-name="ce5">
            <text:p><text:s/>3,706<text:s/></text:p>
          </table:table-cell>
          <table:table-cell office:value-type="float" office:value="0.91591000148224411" table:style-name="ce6">
            <text:p>0.916</text:p>
          </table:table-cell>
          <table:table-cell office:value-type="float" office:value="3394.0292761652004" table:style-name="ce5">
            <text:p><text:s/>3,394<text:s/></text:p>
          </table:table-cell>
          <table:table-cell office:value-type="float" office:value="1.0289848849868382" table:style-name="ce6">
            <text:p>1.029</text:p>
          </table:table-cell>
          <table:table-cell office:value-type="float" office:value="3492.4048243768102" table:style-name="ce5">
            <text:p><text:s/>3,4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492.4048243768102" table:style-name="ce5">
            <text:p><text:s/>3,492<text:s/></text:p>
          </table:table-cell>
          <table:table-cell office:value-type="float" office:value="0.96537533543129328" table:style-name="ce6">
            <text:p>0.965</text:p>
          </table:table-cell>
          <table:table-cell office:value-type="float" office:value="3371.4814787946302" table:style-name="ce5">
            <text:p><text:s/>3,371<text:s/></text:p>
          </table:table-cell>
          <table:table-cell office:value-type="float" office:value="1.0861287477452188" table:style-name="ce6">
            <text:p>1.086</text:p>
          </table:table-cell>
          <table:table-cell office:value-type="float" office:value="3661.8629566094096" table:style-name="ce5">
            <text:p><text:s/>3,662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3661.8629566094096" table:style-name="ce5">
            <text:p><text:s/>3,662<text:s/></text:p>
          </table:table-cell>
          <table:table-cell office:value-type="float" office:value="1.0710373264535817" table:style-name="ce6">
            <text:p>1.071</text:p>
          </table:table-cell>
          <table:table-cell office:value-type="float" office:value="3921.9919108863501" table:style-name="ce5">
            <text:p><text:s/>3,922<text:s/></text:p>
          </table:table-cell>
          <table:table-cell office:value-type="float" office:value="1.0191447917192875" table:style-name="ce6">
            <text:p>1.019</text:p>
          </table:table-cell>
          <table:table-cell office:value-type="float" office:value="3997.0776291450002" table:style-name="ce5">
            <text:p><text:s/>3,99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3997.0776291450002" table:style-name="ce5">
            <text:p><text:s/>3,997<text:s/></text:p>
          </table:table-cell>
          <table:table-cell office:value-type="float" office:value="0.75640410908951139" table:style-name="ce6">
            <text:p>0.756</text:p>
          </table:table-cell>
          <table:table-cell office:value-type="float" office:value="3023.4059430350399" table:style-name="ce5">
            <text:p><text:s/>3,023<text:s/></text:p>
          </table:table-cell>
          <table:table-cell office:value-type="float" office:value="0.95262546496451739" table:style-name="ce6">
            <text:p>0.953</text:p>
          </table:table-cell>
          <table:table-cell office:value-type="float" office:value="2880.17349226024" table:style-name="ce5">
            <text:p><text:s/>2,88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80.17349226024" table:style-name="ce5">
            <text:p><text:s/>2,880<text:s/></text:p>
          </table:table-cell>
          <table:table-cell office:value-type="float" office:value="1.1015972934522655" table:style-name="ce6">
            <text:p>1.102</text:p>
          </table:table-cell>
          <table:table-cell office:value-type="float" office:value="3172.7913237468401" table:style-name="ce5">
            <text:p><text:s/>3,173<text:s/></text:p>
          </table:table-cell>
          <table:table-cell office:value-type="float" office:value="1.73875273054238" table:style-name="ce6">
            <text:p>1.739</text:p>
          </table:table-cell>
          <table:table-cell office:value-type="float" office:value="5516.6995776059903" table:style-name="ce5">
            <text:p><text:s/>5,51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5516.6995776059903" table:style-name="ce5">
            <text:p><text:s/>5,517<text:s/></text:p>
          </table:table-cell>
          <table:table-cell office:value-type="float" office:value="0.95821136482934377" table:style-name="ce6">
            <text:p>0.958</text:p>
          </table:table-cell>
          <table:table-cell office:value-type="float" office:value="5286.1642316113002" table:style-name="ce5">
            <text:p><text:s/>5,286<text:s/></text:p>
          </table:table-cell>
          <table:table-cell office:value-type="float" office:value="1.0174824202226234" table:style-name="ce6">
            <text:p>1.017</text:p>
          </table:table-cell>
          <table:table-cell office:value-type="float" office:value="5378.5791760741304" table:style-name="ce5">
            <text:p><text:s/>5,37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378.5791760741304" table:style-name="ce5">
            <text:p><text:s/>5,379<text:s/></text:p>
          </table:table-cell>
          <table:table-cell office:value-type="float" office:value="0.96094309778910936" table:style-name="ce6">
            <text:p>0.961</text:p>
          </table:table-cell>
          <table:table-cell office:value-type="float" office:value="5168.5085351606704" table:style-name="ce5">
            <text:p><text:s/>5,169<text:s/></text:p>
          </table:table-cell>
          <table:table-cell office:value-type="float" office:value="1.0090381467320295" table:style-name="ce6">
            <text:p>1.009</text:p>
          </table:table-cell>
          <table:table-cell office:value-type="float" office:value="5215.2222736872" table:style-name="ce5">
            <text:p><text:s/>5,21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215.2222736872" table:style-name="ce5">
            <text:p><text:s/>5,215<text:s/></text:p>
          </table:table-cell>
          <table:table-cell office:value-type="float" office:value="1.1006284206403543" table:style-name="ce6">
            <text:p>1.101</text:p>
          </table:table-cell>
          <table:table-cell office:value-type="float" office:value="5740.0218543767405" table:style-name="ce5">
            <text:p><text:s/>5,740<text:s/></text:p>
          </table:table-cell>
          <table:table-cell office:value-type="float" office:value="1.0028738024335868" table:style-name="ce6">
            <text:p>1.003</text:p>
          </table:table-cell>
          <table:table-cell office:value-type="float" office:value="5756.5175431506905" table:style-name="ce5">
            <text:p><text:s/>5,75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756.5175431506905" table:style-name="ce5">
            <text:p><text:s/>5,757<text:s/></text:p>
          </table:table-cell>
          <table:table-cell office:value-type="float" office:value="0.94848807189042084" table:style-name="ce6">
            <text:p>0.948</text:p>
          </table:table-cell>
          <table:table-cell office:value-type="float" office:value="5459.9882253063806" table:style-name="ce5">
            <text:p><text:s/>5,460<text:s/></text:p>
          </table:table-cell>
          <table:table-cell office:value-type="float" office:value="1.0707929704692614" table:style-name="ce6">
            <text:p>1.071</text:p>
          </table:table-cell>
          <table:table-cell office:value-type="float" office:value="5846.5170105030102" table:style-name="ce5">
            <text:p><text:s/>5,84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71.57867413663996" table:style-name="ce5">
            <text:p><text:s/>972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971.57867413663996" table:style-name="ce5">
            <text:p><text:s/>972<text:s/></text:p>
          </table:table-cell>
          <table:table-cell office:value-type="float" office:value="1.0810844184598485" table:style-name="ce6">
            <text:p>1.081</text:p>
          </table:table-cell>
          <table:table-cell office:value-type="float" office:value="1050.3585659170001" table:style-name="ce5">
            <text:p><text:s/>1,050<text:s/></text:p>
          </table:table-cell>
          <table:table-cell office:value-type="float" office:value="1.1343388043981069" table:style-name="ce6">
            <text:p>1.134</text:p>
          </table:table-cell>
          <table:table-cell office:value-type="float" office:value="1191.4624798515999" table:style-name="ce5">
            <text:p><text:s/>1,191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191.4624798515999" table:style-name="ce5">
            <text:p><text:s/>1,191<text:s/></text:p>
          </table:table-cell>
          <table:table-cell office:value-type="float" office:value="1.1036159723482661" table:style-name="ce6">
            <text:p>1.104</text:p>
          </table:table-cell>
          <table:table-cell office:value-type="float" office:value="1314.9170232179001" table:style-name="ce5">
            <text:p><text:s/>1,315<text:s/></text:p>
          </table:table-cell>
          <table:table-cell office:value-type="float" office:value="1.0419542727943361" table:style-name="ce6">
            <text:p>1.042</text:p>
          </table:table-cell>
          <table:table-cell office:value-type="float" office:value="1370.0834107118999" table:style-name="ce5">
            <text:p><text:s/>1,3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70.0834107118999" table:style-name="ce5">
            <text:p><text:s/>1,370<text:s/></text:p>
          </table:table-cell>
          <table:table-cell office:value-type="float" office:value="1.0792015933323478" table:style-name="ce6">
            <text:p>1.079</text:p>
          </table:table-cell>
          <table:table-cell office:value-type="float" office:value="1478.5961998385001" table:style-name="ce5">
            <text:p><text:s/>1,479<text:s/></text:p>
          </table:table-cell>
          <table:table-cell office:value-type="float" office:value="1.0742213530586557" table:style-name="ce6">
            <text:p>1.074</text:p>
          </table:table-cell>
          <table:table-cell office:value-type="float" office:value="1588.3396104179001" table:style-name="ce5">
            <text:p><text:s/>1,58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588.3396104179001" table:style-name="ce5">
            <text:p><text:s/>1,588<text:s/></text:p>
          </table:table-cell>
          <table:table-cell office:value-type="float" office:value="1.0129210857540727" table:style-name="ce6">
            <text:p>1.013</text:p>
          </table:table-cell>
          <table:table-cell office:value-type="float" office:value="1608.8626827307" table:style-name="ce5">
            <text:p><text:s/>1,609<text:s/></text:p>
          </table:table-cell>
          <table:table-cell office:value-type="float" office:value="1.0468219756783987" table:style-name="ce6">
            <text:p>1.047</text:p>
          </table:table-cell>
          <table:table-cell office:value-type="float" office:value="1684.1928121314002" table:style-name="ce5">
            <text:p><text:s/>1,68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684.1928121314002" table:style-name="ce5">
            <text:p><text:s/>1,684<text:s/></text:p>
          </table:table-cell>
          <table:table-cell office:value-type="float" office:value="1.038318629396374" table:style-name="ce6">
            <text:p>1.038</text:p>
          </table:table-cell>
          <table:table-cell office:value-type="float" office:value="1748.7287723315001" table:style-name="ce5">
            <text:p><text:s/>1,749<text:s/></text:p>
          </table:table-cell>
          <table:table-cell office:value-type="float" office:value="1.0802988805120324" table:style-name="ce6">
            <text:p>1.080</text:p>
          </table:table-cell>
          <table:table-cell office:value-type="float" office:value="1889.1497350689001" table:style-name="ce5">
            <text:p><text:s/>1,88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889.1497350689001" table:style-name="ce5">
            <text:p><text:s/>1,889<text:s/></text:p>
          </table:table-cell>
          <table:table-cell office:value-type="float" office:value="1.1191455538547825" table:style-name="ce6">
            <text:p>1.119</text:p>
          </table:table-cell>
          <table:table-cell office:value-type="float" office:value="2114.2335265683" table:style-name="ce5">
            <text:p><text:s/>2,114<text:s/></text:p>
          </table:table-cell>
          <table:table-cell office:value-type="float" office:value="0.83186549269598076" table:style-name="ce6">
            <text:p>0.832</text:p>
          </table:table-cell>
          <table:table-cell office:value-type="float" office:value="1758.7579142530999" table:style-name="ce5">
            <text:p><text:s/>1,75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758.7579142530999" table:style-name="ce5">
            <text:p><text:s/>1,759<text:s/></text:p>
          </table:table-cell>
          <table:table-cell office:value-type="float" office:value="1.096805764079364" table:style-name="ce6">
            <text:p>1.097</text:p>
          </table:table-cell>
          <table:table-cell office:value-type="float" office:value="1929.0158179730001" table:style-name="ce5">
            <text:p><text:s/>1,929<text:s/></text:p>
          </table:table-cell>
          <table:table-cell office:value-type="float" office:value="0.94761171304800851" table:style-name="ce6">
            <text:p>0.948</text:p>
          </table:table-cell>
          <table:table-cell office:value-type="float" office:value="1827.9579837660999" table:style-name="ce5">
            <text:p><text:s/>1,82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27.9579837660999" table:style-name="ce5">
            <text:p><text:s/>1,828<text:s/></text:p>
          </table:table-cell>
          <table:table-cell office:value-type="float" office:value="0.90604237895651951" table:style-name="ce6">
            <text:p>0.906</text:p>
          </table:table-cell>
          <table:table-cell office:value-type="float" office:value="1656.2074002439999" table:style-name="ce5">
            <text:p><text:s/>1,656<text:s/></text:p>
          </table:table-cell>
          <table:table-cell office:value-type="float" office:value="0.99271668732314999" table:style-name="ce6">
            <text:p>0.993</text:p>
          </table:table-cell>
          <table:table-cell office:value-type="float" office:value="1644.1447238903102" table:style-name="ce5">
            <text:p><text:s/>1,644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644.1447238903102" table:style-name="ce5">
            <text:p><text:s/>1,644<text:s/></text:p>
          </table:table-cell>
          <table:table-cell office:value-type="float" office:value="0.96834347476923666" table:style-name="ce6">
            <text:p>0.968</text:p>
          </table:table-cell>
          <table:table-cell office:value-type="float" office:value="1592.0968149554501" table:style-name="ce5">
            <text:p><text:s/>1,592<text:s/></text:p>
          </table:table-cell>
          <table:table-cell office:value-type="float" office:value="1.1638564402233162" table:style-name="ce6">
            <text:p>1.164</text:p>
          </table:table-cell>
          <table:table-cell office:value-type="float" office:value="1852.9721315449299" table:style-name="ce5">
            <text:p><text:s/>1,85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52.9721315449299" table:style-name="ce5">
            <text:p><text:s/>1,853<text:s/></text:p>
          </table:table-cell>
          <table:table-cell office:value-type="float" office:value="1.0756887233114274" table:style-name="ce6">
            <text:p>1.076</text:p>
          </table:table-cell>
          <table:table-cell office:value-type="float" office:value="1993.22122651322" table:style-name="ce5">
            <text:p><text:s/>1,993<text:s/></text:p>
          </table:table-cell>
          <table:table-cell office:value-type="float" office:value="0.98861903365826931" table:style-name="ce6">
            <text:p>0.989</text:p>
          </table:table-cell>
          <table:table-cell office:value-type="float" office:value="1970.5364428226499" table:style-name="ce5">
            <text:p><text:s/>1,97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970.5364428226499" table:style-name="ce5">
            <text:p><text:s/>1,971<text:s/></text:p>
          </table:table-cell>
          <table:table-cell office:value-type="float" office:value="0.70027687284638263" table:style-name="ce6">
            <text:p>0.700</text:p>
          </table:table-cell>
          <table:table-cell office:value-type="float" office:value="1379.92109800968" table:style-name="ce5">
            <text:p><text:s/>1,380<text:s/></text:p>
          </table:table-cell>
          <table:table-cell office:value-type="float" office:value="1.0121747444256208" table:style-name="ce6">
            <text:p>1.012</text:p>
          </table:table-cell>
          <table:table-cell office:value-type="float" office:value="1396.72128470547" table:style-name="ce5">
            <text:p><text:s/>1,397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96.72128470547" table:style-name="ce5">
            <text:p><text:s/>1,397<text:s/></text:p>
          </table:table-cell>
          <table:table-cell office:value-type="float" office:value="1.0925337198631107" table:style-name="ce6">
            <text:p>1.093</text:p>
          </table:table-cell>
          <table:table-cell office:value-type="float" office:value="1525.9651007912501" table:style-name="ce5">
            <text:p><text:s/>1,526<text:s/></text:p>
          </table:table-cell>
          <table:table-cell office:value-type="float" office:value="1.8543745413824184" table:style-name="ce6">
            <text:p>1.854</text:p>
          </table:table-cell>
          <table:table-cell office:value-type="float" office:value="2829.7108339453503" table:style-name="ce5">
            <text:p><text:s/>2,830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29.7108339453503" table:style-name="ce5">
            <text:p><text:s/>2,830<text:s/></text:p>
          </table:table-cell>
          <table:table-cell office:value-type="float" office:value="0.95206930294920034" table:style-name="ce6">
            <text:p>0.952</text:p>
          </table:table-cell>
          <table:table-cell office:value-type="float" office:value="2694.08082122215" table:style-name="ce5">
            <text:p><text:s/>2,694<text:s/></text:p>
          </table:table-cell>
          <table:table-cell office:value-type="float" office:value="1.0123016187137941" table:style-name="ce6">
            <text:p>1.012</text:p>
          </table:table-cell>
          <table:table-cell office:value-type="float" office:value="2727.22237626897" table:style-name="ce5">
            <text:p><text:s/>2,7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727.22237626897" table:style-name="ce5">
            <text:p><text:s/>2,727<text:s/></text:p>
          </table:table-cell>
          <table:table-cell office:value-type="float" office:value="0.964252681228432" table:style-name="ce6">
            <text:p>0.964</text:p>
          </table:table-cell>
          <table:table-cell office:value-type="float" office:value="2629.7314886235299" table:style-name="ce5">
            <text:p><text:s/>2,630<text:s/></text:p>
          </table:table-cell>
          <table:table-cell office:value-type="float" office:value="1.0216402215231248" table:style-name="ce6">
            <text:p>1.022</text:p>
          </table:table-cell>
          <table:table-cell office:value-type="float" office:value="2686.6394605836804" table:style-name="ce5">
            <text:p><text:s/>2,687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686.6394605836804" table:style-name="ce5">
            <text:p><text:s/>2,687<text:s/></text:p>
          </table:table-cell>
          <table:table-cell office:value-type="float" office:value="1.1039149245573936" table:style-name="ce6">
            <text:p>1.104</text:p>
          </table:table-cell>
          <table:table-cell office:value-type="float" office:value="2965.8213974431501" table:style-name="ce5">
            <text:p><text:s/>2,966<text:s/></text:p>
          </table:table-cell>
          <table:table-cell office:value-type="float" office:value="1.005108283328747" table:style-name="ce6">
            <text:p>1.005</text:p>
          </table:table-cell>
          <table:table-cell office:value-type="float" office:value="2980.9716534437498" table:style-name="ce5">
            <text:p><text:s/>2,98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980.9716534437498" table:style-name="ce5">
            <text:p><text:s/>2,981<text:s/></text:p>
          </table:table-cell>
          <table:table-cell office:value-type="float" office:value="0.95253889907591183" table:style-name="ce6">
            <text:p>0.953</text:p>
          </table:table-cell>
          <table:table-cell office:value-type="float" office:value="2839.4914569478101" table:style-name="ce5">
            <text:p><text:s/>2,839<text:s/></text:p>
          </table:table-cell>
          <table:table-cell office:value-type="float" office:value="1.0079953599531104" table:style-name="ce6">
            <text:p>1.008</text:p>
          </table:table-cell>
          <table:table-cell office:value-type="float" office:value="2862.19421322989" table:style-name="ce5">
            <text:p><text:s/>2,86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Informação e comunicação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939.51909466335997" table:style-name="ce5">
            <text:p><text:s/>940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939.51909466335997" table:style-name="ce5">
            <text:p><text:s/>940<text:s/></text:p>
          </table:table-cell>
          <table:table-cell office:value-type="float" office:value="1.0497772981600728" table:style-name="ce6">
            <text:p>1.050</text:p>
          </table:table-cell>
          <table:table-cell office:value-type="float" office:value="986.28581676549982" table:style-name="ce5">
            <text:p><text:s/>986<text:s/></text:p>
          </table:table-cell>
          <table:table-cell office:value-type="float" office:value="0.97521465736051227" table:style-name="ce6">
            <text:p>0.975</text:p>
          </table:table-cell>
          <table:table-cell office:value-type="float" office:value="961.8403848564999" table:style-name="ce5">
            <text:p><text:s/>96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961.8403848564999" table:style-name="ce5">
            <text:p><text:s/>962<text:s/></text:p>
          </table:table-cell>
          <table:table-cell office:value-type="float" office:value="1.150259811058217" table:style-name="ce6">
            <text:p>1.150</text:p>
          </table:table-cell>
          <table:table-cell office:value-type="float" office:value="1106.3663393532001" table:style-name="ce5">
            <text:p><text:s/>1,106<text:s/></text:p>
          </table:table-cell>
          <table:table-cell office:value-type="float" office:value="1.0086845258765889" table:style-name="ce6">
            <text:p>1.009</text:p>
          </table:table-cell>
          <table:table-cell office:value-type="float" office:value="1115.9746064563001" table:style-name="ce5">
            <text:p><text:s/>1,11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115.9746064563001" table:style-name="ce5">
            <text:p><text:s/>1,116<text:s/></text:p>
          </table:table-cell>
          <table:table-cell office:value-type="float" office:value="1.1040968809772369" table:style-name="ce6">
            <text:p>1.104</text:p>
          </table:table-cell>
          <table:table-cell office:value-type="float" office:value="1232.1440822382001" table:style-name="ce5">
            <text:p><text:s/>1,232<text:s/></text:p>
          </table:table-cell>
          <table:table-cell office:value-type="float" office:value="0.8743231172556456" table:style-name="ce6">
            <text:p>0.874</text:p>
          </table:table-cell>
          <table:table-cell office:value-type="float" office:value="1077.2920548905997" table:style-name="ce5">
            <text:p><text:s/>1,077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77.2920548905997" table:style-name="ce5">
            <text:p><text:s/>1,077<text:s/></text:p>
          </table:table-cell>
          <table:table-cell office:value-type="float" office:value="0.99521025335044921" table:style-name="ce6">
            <text:p>0.995</text:p>
          </table:table-cell>
          <table:table-cell office:value-type="float" office:value="1072.1320988800999" table:style-name="ce5">
            <text:p><text:s/>1,072<text:s/></text:p>
          </table:table-cell>
          <table:table-cell office:value-type="float" office:value="1.0457014580981032" table:style-name="ce6">
            <text:p>1.046</text:p>
          </table:table-cell>
          <table:table-cell office:value-type="float" office:value="1121.1300990727" table:style-name="ce5">
            <text:p><text:s/>1,12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21.1300990727" table:style-name="ce5">
            <text:p><text:s/>1,121<text:s/></text:p>
          </table:table-cell>
          <table:table-cell office:value-type="float" office:value="1.0522060194876672" table:style-name="ce6">
            <text:p>1.052</text:p>
          </table:table-cell>
          <table:table-cell office:value-type="float" office:value="1179.6598388730997" table:style-name="ce5">
            <text:p><text:s/>1,180<text:s/></text:p>
          </table:table-cell>
          <table:table-cell office:value-type="float" office:value="1.0838653079537808" table:style-name="ce6">
            <text:p>1.084</text:p>
          </table:table-cell>
          <table:table-cell office:value-type="float" office:value="1278.5923745408998" table:style-name="ce5">
            <text:p><text:s/>1,27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78.5923745408998" table:style-name="ce5">
            <text:p><text:s/>1,279<text:s/></text:p>
          </table:table-cell>
          <table:table-cell office:value-type="float" office:value="1.1288472934018194" table:style-name="ce6">
            <text:p>1.129</text:p>
          </table:table-cell>
          <table:table-cell office:value-type="float" office:value="1443.3355413647" table:style-name="ce5">
            <text:p><text:s/>1,443<text:s/></text:p>
          </table:table-cell>
          <table:table-cell office:value-type="float" office:value="1.1013712705445184" table:style-name="ce6">
            <text:p>1.101</text:p>
          </table:table-cell>
          <table:table-cell office:value-type="float" office:value="1589.6482990149002" table:style-name="ce5">
            <text:p><text:s/>1,5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89.6482990149002" table:style-name="ce5">
            <text:p><text:s/>1,590<text:s/></text:p>
          </table:table-cell>
          <table:table-cell office:value-type="float" office:value="1.0610952232542159" table:style-name="ce6">
            <text:p>1.061</text:p>
          </table:table-cell>
          <table:table-cell office:value-type="float" office:value="1686.7682167389003" table:style-name="ce5">
            <text:p><text:s/>1,687<text:s/></text:p>
          </table:table-cell>
          <table:table-cell office:value-type="float" office:value="1.1131809445131082" table:style-name="ce6">
            <text:p>1.113</text:p>
          </table:table-cell>
          <table:table-cell office:value-type="float" office:value="1877.6782366841001" table:style-name="ce5">
            <text:p><text:s/>1,87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877.6782366841001" table:style-name="ce5">
            <text:p><text:s/>1,878<text:s/></text:p>
          </table:table-cell>
          <table:table-cell office:value-type="float" office:value="0.92551633286761625" table:style-name="ce6">
            <text:p>0.926</text:p>
          </table:table-cell>
          <table:table-cell office:value-type="float" office:value="1737.8218759212002" table:style-name="ce5">
            <text:p><text:s/>1,738<text:s/></text:p>
          </table:table-cell>
          <table:table-cell office:value-type="float" office:value="1.063549795347557" table:style-name="ce6">
            <text:p>1.064</text:p>
          </table:table-cell>
          <table:table-cell office:value-type="float" office:value="1848.2601004865001" table:style-name="ce5">
            <text:p><text:s/>1,84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848.2601004865001" table:style-name="ce5">
            <text:p><text:s/>1,848<text:s/></text:p>
          </table:table-cell>
          <table:table-cell office:value-type="float" office:value="0.96273498701335891" table:style-name="ce6">
            <text:p>0.963</text:p>
          </table:table-cell>
          <table:table-cell office:value-type="float" office:value="1779.3846638391799" table:style-name="ce5">
            <text:p><text:s/>1,779<text:s/></text:p>
          </table:table-cell>
          <table:table-cell office:value-type="float" office:value="1.0165822274547638" table:style-name="ce6">
            <text:p>1.017</text:p>
          </table:table-cell>
          <table:table-cell office:value-type="float" office:value="1808.8908250644799" table:style-name="ce5">
            <text:p><text:s/>1,809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808.8908250644799" table:style-name="ce5">
            <text:p><text:s/>1,809<text:s/></text:p>
          </table:table-cell>
          <table:table-cell office:value-type="float" office:value="1.0662725785589504" table:style-name="ce6">
            <text:p>1.066</text:p>
          </table:table-cell>
          <table:table-cell office:value-type="float" office:value="1928.7706843731301" table:style-name="ce5">
            <text:p><text:s/>1,929<text:s/></text:p>
          </table:table-cell>
          <table:table-cell office:value-type="float" office:value="1.05069057858529" table:style-name="ce6">
            <text:p>1.051</text:p>
          </table:table-cell>
          <table:table-cell office:value-type="float" office:value="2026.5411863223501" table:style-name="ce5">
            <text:p><text:s/>2,02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026.5411863223501" table:style-name="ce5">
            <text:p><text:s/>2,027<text:s/></text:p>
          </table:table-cell>
          <table:table-cell office:value-type="float" office:value="0.81098023376858253" table:style-name="ce6">
            <text:p>0.811</text:p>
          </table:table-cell>
          <table:table-cell office:value-type="float" office:value="1643.4848450253598" table:style-name="ce5">
            <text:p><text:s/>1,643<text:s/></text:p>
          </table:table-cell>
          <table:table-cell office:value-type="float" office:value="0.90262603396983532" table:style-name="ce6">
            <text:p>0.903</text:p>
          </table:table-cell>
          <table:table-cell office:value-type="float" office:value="1483.45220755477" table:style-name="ce5">
            <text:p><text:s/>1,48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83.45220755477" table:style-name="ce5">
            <text:p><text:s/>1,483<text:s/></text:p>
          </table:table-cell>
          <table:table-cell office:value-type="float" office:value="1.1101309597766655" table:style-name="ce6">
            <text:p>1.110</text:p>
          </table:table-cell>
          <table:table-cell office:value-type="float" office:value="1646.8262229555901" table:style-name="ce5">
            <text:p><text:s/>1,647<text:s/></text:p>
          </table:table-cell>
          <table:table-cell office:value-type="float" office:value="1.6316164427101791" table:style-name="ce6">
            <text:p>1.632</text:p>
          </table:table-cell>
          <table:table-cell office:value-type="float" office:value="2686.9887436606405" table:style-name="ce5">
            <text:p><text:s/>2,687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686.9887436606405" table:style-name="ce5">
            <text:p><text:s/>2,687<text:s/></text:p>
          </table:table-cell>
          <table:table-cell office:value-type="float" office:value="0.96467966845957287" table:style-name="ce6">
            <text:p>0.965</text:p>
          </table:table-cell>
          <table:table-cell office:value-type="float" office:value="2592.0834103891507" table:style-name="ce5">
            <text:p><text:s/>2,592<text:s/></text:p>
          </table:table-cell>
          <table:table-cell office:value-type="float" office:value="1.0228670841294845" table:style-name="ce6">
            <text:p>1.023</text:p>
          </table:table-cell>
          <table:table-cell office:value-type="float" office:value="2651.3567998051599" table:style-name="ce5">
            <text:p><text:s/>2,65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51.3567998051599" table:style-name="ce5">
            <text:p><text:s/>2,651<text:s/></text:p>
          </table:table-cell>
          <table:table-cell office:value-type="float" office:value="0.95753881436240762" table:style-name="ce6">
            <text:p>0.958</text:p>
          </table:table-cell>
          <table:table-cell office:value-type="float" office:value="2538.7770465371404" table:style-name="ce5">
            <text:p><text:s/>2,539<text:s/></text:p>
          </table:table-cell>
          <table:table-cell office:value-type="float" office:value="0.99598458893918007" table:style-name="ce6">
            <text:p>0.996</text:p>
          </table:table-cell>
          <table:table-cell office:value-type="float" office:value="2528.5828131035196" table:style-name="ce5">
            <text:p><text:s/>2,5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28.5828131035196" table:style-name="ce5">
            <text:p><text:s/>2,529<text:s/></text:p>
          </table:table-cell>
          <table:table-cell office:value-type="float" office:value="1.0971364839455686" table:style-name="ce6">
            <text:p>1.097</text:p>
          </table:table-cell>
          <table:table-cell office:value-type="float" office:value="2774.2004569335904" table:style-name="ce5">
            <text:p><text:s/>2,774<text:s/></text:p>
          </table:table-cell>
          <table:table-cell office:value-type="float" office:value="1.0004849803733493" table:style-name="ce6">
            <text:p>1.000</text:p>
          </table:table-cell>
          <table:table-cell office:value-type="float" office:value="2775.5458897069402" table:style-name="ce5">
            <text:p><text:s/>2,77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775.5458897069402" table:style-name="ce5">
            <text:p><text:s/>2,776<text:s/></text:p>
          </table:table-cell>
          <table:table-cell office:value-type="float" office:value="0.94413743187480093" table:style-name="ce6">
            <text:p>0.944</text:p>
          </table:table-cell>
          <table:table-cell office:value-type="float" office:value="2620.4967683585701" table:style-name="ce5">
            <text:p><text:s/>2,620<text:s/></text:p>
          </table:table-cell>
          <table:table-cell office:value-type="float" office:value="1.1388385718721736" table:style-name="ce6">
            <text:p>1.139</text:p>
          </table:table-cell>
          <table:table-cell office:value-type="float" office:value="2984.3227972731197" table:style-name="ce5">
            <text:p><text:s/>2,984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11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719.1092866604999" table:style-name="ce5">
            <text:p><text:s/>1,71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719.1092866604999" table:style-name="ce5">
            <text:p><text:s/>1,719<text:s/></text:p>
          </table:table-cell>
          <table:table-cell office:value-type="float" office:value="1.0132332602355911" table:style-name="ce6">
            <text:p>1.013</text:p>
          </table:table-cell>
          <table:table-cell office:value-type="float" office:value="1741.8587072242999" table:style-name="ce5">
            <text:p><text:s/>1,742<text:s/></text:p>
          </table:table-cell>
          <table:table-cell office:value-type="float" office:value="1.0693372566340122" table:style-name="ce6">
            <text:p>1.069</text:p>
          </table:table-cell>
          <table:table-cell office:value-type="float" office:value="1862.6344114272999" table:style-name="ce5">
            <text:p><text:s/>1,8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862.6344114272999" table:style-name="ce5">
            <text:p><text:s/>1,863<text:s/></text:p>
          </table:table-cell>
          <table:table-cell office:value-type="float" office:value="1.0326951303001721" table:style-name="ce6">
            <text:p>1.033</text:p>
          </table:table-cell>
          <table:table-cell office:value-type="float" office:value="1923.5334862105001" table:style-name="ce5">
            <text:p><text:s/>1,924<text:s/></text:p>
          </table:table-cell>
          <table:table-cell office:value-type="float" office:value="1.0817654491562037" table:style-name="ce6">
            <text:p>1.082</text:p>
          </table:table-cell>
          <table:table-cell office:value-type="float" office:value="2080.8120656775" table:style-name="ce5">
            <text:p><text:s/>2,08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080.8120656775" table:style-name="ce5">
            <text:p><text:s/>2,081<text:s/></text:p>
          </table:table-cell>
          <table:table-cell office:value-type="float" office:value="1.0706038192086154" table:style-name="ce6">
            <text:p>1.071</text:p>
          </table:table-cell>
          <table:table-cell office:value-type="float" office:value="2227.7253445696997" table:style-name="ce5">
            <text:p><text:s/>2,228<text:s/></text:p>
          </table:table-cell>
          <table:table-cell office:value-type="float" office:value="1.0428126390817816" table:style-name="ce6">
            <text:p>1.043</text:p>
          </table:table-cell>
          <table:table-cell office:value-type="float" office:value="2323.1001457201" table:style-name="ce5">
            <text:p><text:s/>2,32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323.1001457201" table:style-name="ce5">
            <text:p><text:s/>2,323<text:s/></text:p>
          </table:table-cell>
          <table:table-cell office:value-type="float" office:value="1.0812906519117207" table:style-name="ce6">
            <text:p>1.081</text:p>
          </table:table-cell>
          <table:table-cell office:value-type="float" office:value="2511.9464710219004" table:style-name="ce5">
            <text:p><text:s/>2,512<text:s/></text:p>
          </table:table-cell>
          <table:table-cell office:value-type="float" office:value="1.1159918313505575" table:style-name="ce6">
            <text:p>1.116</text:p>
          </table:table-cell>
          <table:table-cell office:value-type="float" office:value="2803.3117424503002" table:style-name="ce5">
            <text:p><text:s/>2,80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03.3117424503002" table:style-name="ce5">
            <text:p><text:s/>2,803<text:s/></text:p>
          </table:table-cell>
          <table:table-cell office:value-type="float" office:value="1.1394769476560744" table:style-name="ce6">
            <text:p>1.139</text:p>
          </table:table-cell>
          <table:table-cell office:value-type="float" office:value="3194.3091076156998" table:style-name="ce5">
            <text:p><text:s/>3,194<text:s/></text:p>
          </table:table-cell>
          <table:table-cell office:value-type="float" office:value="1.0425925547022448" table:style-name="ce6">
            <text:p>1.043</text:p>
          </table:table-cell>
          <table:table-cell office:value-type="float" office:value="3330.3628930177001" table:style-name="ce5">
            <text:p><text:s/>3,33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330.3628930177001" table:style-name="ce5">
            <text:p><text:s/>3,330<text:s/></text:p>
          </table:table-cell>
          <table:table-cell office:value-type="float" office:value="1.1696258939815474" table:style-name="ce6">
            <text:p>1.170</text:p>
          </table:table-cell>
          <table:table-cell office:value-type="float" office:value="3895.2786760288" table:style-name="ce5">
            <text:p><text:s/>3,895<text:s/></text:p>
          </table:table-cell>
          <table:table-cell office:value-type="float" office:value="0.84426506576960636" table:style-name="ce6">
            <text:p>0.844</text:p>
          </table:table-cell>
          <table:table-cell office:value-type="float" office:value="3288.6477076083997" table:style-name="ce5">
            <text:p><text:s/>3,28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288.6477076083997" table:style-name="ce5">
            <text:p><text:s/>3,289<text:s/></text:p>
          </table:table-cell>
          <table:table-cell office:value-type="float" office:value="1.1153780940449041" table:style-name="ce6">
            <text:p>1.115</text:p>
          </table:table-cell>
          <table:table-cell office:value-type="float" office:value="3668.0856120974004" table:style-name="ce5">
            <text:p><text:s/>3,668<text:s/></text:p>
          </table:table-cell>
          <table:table-cell office:value-type="float" office:value="1.0430067481804759" table:style-name="ce6">
            <text:p>1.043</text:p>
          </table:table-cell>
          <table:table-cell office:value-type="float" office:value="3825.8380463213002" table:style-name="ce5">
            <text:p><text:s/>3,82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825.8380463213002" table:style-name="ce5">
            <text:p><text:s/>3,826<text:s/></text:p>
          </table:table-cell>
          <table:table-cell office:value-type="float" office:value="1.1137570002247945" table:style-name="ce6">
            <text:p>1.114</text:p>
          </table:table-cell>
          <table:table-cell office:value-type="float" office:value="4261.0539058166996" table:style-name="ce5">
            <text:p><text:s/>4,261<text:s/></text:p>
          </table:table-cell>
          <table:table-cell office:value-type="float" office:value="1.1740419827764912" table:style-name="ce6">
            <text:p>1.174</text:p>
          </table:table-cell>
          <table:table-cell office:value-type="float" office:value="5002.6561763025502" table:style-name="ce5">
            <text:p><text:s/>5,00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002.6561763025502" table:style-name="ce5">
            <text:p><text:s/>5,003<text:s/></text:p>
          </table:table-cell>
          <table:table-cell office:value-type="float" office:value="1.1088378255376012" table:style-name="ce6">
            <text:p>1.109</text:p>
          </table:table-cell>
          <table:table-cell office:value-type="float" office:value="5547.13439644357" table:style-name="ce5">
            <text:p><text:s/>5,547<text:s/></text:p>
          </table:table-cell>
          <table:table-cell office:value-type="float" office:value="1.0494212686390711" table:style-name="ce6">
            <text:p>1.049</text:p>
          </table:table-cell>
          <table:table-cell office:value-type="float" office:value="5821.2808156272404" table:style-name="ce5">
            <text:p><text:s/>5,821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821.2808156272404" table:style-name="ce5">
            <text:p><text:s/>5,821<text:s/></text:p>
          </table:table-cell>
          <table:table-cell office:value-type="float" office:value="1.1987147572353813" table:style-name="ce6">
            <text:p>1.199</text:p>
          </table:table-cell>
          <table:table-cell office:value-type="float" office:value="6978.0552197035904" table:style-name="ce5">
            <text:p><text:s/>6,978<text:s/></text:p>
          </table:table-cell>
          <table:table-cell office:value-type="float" office:value="1.0467171208660164" table:style-name="ce6">
            <text:p>1.047</text:p>
          </table:table-cell>
          <table:table-cell office:value-type="float" office:value="7304.0498688122198" table:style-name="ce5">
            <text:p><text:s/>7,30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7304.0498688122198" table:style-name="ce5">
            <text:p><text:s/>7,304<text:s/></text:p>
          </table:table-cell>
          <table:table-cell office:value-type="float" office:value="1.0443760385969914" table:style-name="ce6">
            <text:p>1.044</text:p>
          </table:table-cell>
          <table:table-cell office:value-type="float" office:value="7628.1746677049796" table:style-name="ce5">
            <text:p><text:s/>7,628<text:s/></text:p>
          </table:table-cell>
          <table:table-cell office:value-type="float" office:value="1.0433070045032871" table:style-name="ce6">
            <text:p>1.043</text:p>
          </table:table-cell>
          <table:table-cell office:value-type="float" office:value="7958.5280623911403" table:style-name="ce5">
            <text:p><text:s/>7,959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958.5280623911403" table:style-name="ce5">
            <text:p><text:s/>7,959<text:s/></text:p>
          </table:table-cell>
          <table:table-cell office:value-type="float" office:value="1.1106358984346352" table:style-name="ce6">
            <text:p>1.111</text:p>
          </table:table-cell>
          <table:table-cell office:value-type="float" office:value="8839.0269647910409" table:style-name="ce5">
            <text:p><text:s/>8,839<text:s/></text:p>
          </table:table-cell>
          <table:table-cell office:value-type="float" office:value="1.1144239921439656" table:style-name="ce6">
            <text:p>1.114</text:p>
          </table:table-cell>
          <table:table-cell office:value-type="float" office:value="9850.4237167705905" table:style-name="ce5">
            <text:p><text:s/>9,850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9850.4237167705905" table:style-name="ce5">
            <text:p><text:s/>9,850<text:s/></text:p>
          </table:table-cell>
          <table:table-cell office:value-type="float" office:value="1.0549037754870088" table:style-name="ce6">
            <text:p>1.055</text:p>
          </table:table-cell>
          <table:table-cell office:value-type="float" office:value="10391.249168968068" table:style-name="ce5">
            <text:p><text:s/>10,391<text:s/></text:p>
          </table:table-cell>
          <table:table-cell office:value-type="float" office:value="1.0973013220894221" table:style-name="ce6">
            <text:p>1.097</text:p>
          </table:table-cell>
          <table:table-cell office:value-type="float" office:value="11402.33145126927" table:style-name="ce5">
            <text:p><text:s/>11,4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402.33145126927" table:style-name="ce5">
            <text:p><text:s/>11,402<text:s/></text:p>
          </table:table-cell>
          <table:table-cell office:value-type="float" office:value="0.98528357955976698" table:style-name="ce6">
            <text:p>0.985</text:p>
          </table:table-cell>
          <table:table-cell office:value-type="float" office:value="11234.529947633499" table:style-name="ce5">
            <text:p><text:s/>11,235<text:s/></text:p>
          </table:table-cell>
          <table:table-cell office:value-type="float" office:value="1.1495168222630545" table:style-name="ce6">
            <text:p>1.150</text:p>
          </table:table-cell>
          <table:table-cell office:value-type="float" office:value="12914.28116502278" table:style-name="ce5">
            <text:p><text:s/>12,91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914.28116502278" table:style-name="ce5">
            <text:p><text:s/>12,914<text:s/></text:p>
          </table:table-cell>
          <table:table-cell office:value-type="float" office:value="1.0933161056774758" table:style-name="ce6">
            <text:p>1.093</text:p>
          </table:table-cell>
          <table:table-cell office:value-type="float" office:value="14119.391590966681" table:style-name="ce5">
            <text:p><text:s/>14,119<text:s/></text:p>
          </table:table-cell>
          <table:table-cell office:value-type="float" office:value="0.85203043595777905" table:style-name="ce6">
            <text:p>0.852</text:p>
          </table:table-cell>
          <table:table-cell office:value-type="float" office:value="12030.151372709939" table:style-name="ce5">
            <text:p><text:s/>12,03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2030.151372709939" table:style-name="ce5">
            <text:p><text:s/>12,030<text:s/></text:p>
          </table:table-cell>
          <table:table-cell office:value-type="float" office:value="1.0447432186824146" table:style-name="ce6">
            <text:p>1.045</text:p>
          </table:table-cell>
          <table:table-cell office:value-type="float" office:value="12568.41906636165" table:style-name="ce5">
            <text:p><text:s/>12,568<text:s/></text:p>
          </table:table-cell>
          <table:table-cell office:value-type="float" office:value="0.94639936887193421" table:style-name="ce6">
            <text:p>0.946</text:p>
          </table:table-cell>
          <table:table-cell office:value-type="float" office:value="11894.74387212265" table:style-name="ce5">
            <text:p><text:s/>11,89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77.65947933102996" table:style-name="ce5">
            <text:p><text:s/>578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77.65947933102996" table:style-name="ce5">
            <text:p><text:s/>578<text:s/></text:p>
          </table:table-cell>
          <table:table-cell office:value-type="float" office:value="1.0141073133864738" table:style-name="ce6">
            <text:p>1.014</text:p>
          </table:table-cell>
          <table:table-cell office:value-type="float" office:value="585.80870263662007" table:style-name="ce5">
            <text:p><text:s/>586<text:s/></text:p>
          </table:table-cell>
          <table:table-cell office:value-type="float" office:value="1.0699085560870598" table:style-name="ce6">
            <text:p>1.070</text:p>
          </table:table-cell>
          <table:table-cell office:value-type="float" office:value="626.76174318118001" table:style-name="ce5">
            <text:p><text:s/>627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26.76174318118001" table:style-name="ce5">
            <text:p><text:s/>627<text:s/></text:p>
          </table:table-cell>
          <table:table-cell office:value-type="float" office:value="1.0269253921415584" table:style-name="ce6">
            <text:p>1.027</text:p>
          </table:table-cell>
          <table:table-cell office:value-type="float" office:value="643.63754889566007" table:style-name="ce5">
            <text:p><text:s/>644<text:s/></text:p>
          </table:table-cell>
          <table:table-cell office:value-type="float" office:value="1.1431245429052392" table:style-name="ce6">
            <text:p>1.143</text:p>
          </table:table-cell>
          <table:table-cell office:value-type="float" office:value="735.75787887800004" table:style-name="ce5">
            <text:p><text:s/>73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35.75787887800004" table:style-name="ce5">
            <text:p><text:s/>736<text:s/></text:p>
          </table:table-cell>
          <table:table-cell office:value-type="float" office:value="1.0789053963308308" table:style-name="ce6">
            <text:p>1.079</text:p>
          </table:table-cell>
          <table:table-cell office:value-type="float" office:value="793.81314591440002" table:style-name="ce5">
            <text:p><text:s/>794<text:s/></text:p>
          </table:table-cell>
          <table:table-cell office:value-type="float" office:value="1.0072548511237065" table:style-name="ce6">
            <text:p>1.007</text:p>
          </table:table-cell>
          <table:table-cell office:value-type="float" office:value="799.57214210805" table:style-name="ce5">
            <text:p><text:s/>800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99.57214210805" table:style-name="ce5">
            <text:p><text:s/>800<text:s/></text:p>
          </table:table-cell>
          <table:table-cell office:value-type="float" office:value="1.0953477656480404" table:style-name="ce6">
            <text:p>1.095</text:p>
          </table:table-cell>
          <table:table-cell office:value-type="float" office:value="875.80955933247003" table:style-name="ce5">
            <text:p><text:s/>876<text:s/></text:p>
          </table:table-cell>
          <table:table-cell office:value-type="float" office:value="1.1366652486358999" table:style-name="ce6">
            <text:p>1.137</text:p>
          </table:table-cell>
          <table:table-cell office:value-type="float" office:value="995.50229051634005" table:style-name="ce5">
            <text:p><text:s/>99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95.50229051634005" table:style-name="ce5">
            <text:p><text:s/>996<text:s/></text:p>
          </table:table-cell>
          <table:table-cell office:value-type="float" office:value="1.1388151778140903" table:style-name="ce6">
            <text:p>1.139</text:p>
          </table:table-cell>
          <table:table-cell office:value-type="float" office:value="1133.6931179886999" table:style-name="ce5">
            <text:p><text:s/>1,134<text:s/></text:p>
          </table:table-cell>
          <table:table-cell office:value-type="float" office:value="1.0827687971058455" table:style-name="ce6">
            <text:p>1.083</text:p>
          </table:table-cell>
          <table:table-cell office:value-type="float" office:value="1227.5275336518" table:style-name="ce5">
            <text:p><text:s/>1,22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27.5275336518" table:style-name="ce5">
            <text:p><text:s/>1,228<text:s/></text:p>
          </table:table-cell>
          <table:table-cell office:value-type="float" office:value="1.1673600121729528" table:style-name="ce6">
            <text:p>1.167</text:p>
          </table:table-cell>
          <table:table-cell office:value-type="float" office:value="1432.9665566264" table:style-name="ce5">
            <text:p><text:s/>1,433<text:s/></text:p>
          </table:table-cell>
          <table:table-cell office:value-type="float" office:value="0.92566032897983874" table:style-name="ce6">
            <text:p>0.926</text:p>
          </table:table-cell>
          <table:table-cell office:value-type="float" office:value="1326.4402942239001" table:style-name="ce5">
            <text:p><text:s/>1,326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326.4402942239001" table:style-name="ce5">
            <text:p><text:s/>1,326<text:s/></text:p>
          </table:table-cell>
          <table:table-cell office:value-type="float" office:value="1.1215159034803059" table:style-name="ce6">
            <text:p>1.122</text:p>
          </table:table-cell>
          <table:table-cell office:value-type="float" office:value="1487.6238849892002" table:style-name="ce5">
            <text:p><text:s/>1,488<text:s/></text:p>
          </table:table-cell>
          <table:table-cell office:value-type="float" office:value="1.0665522636923235" table:style-name="ce6">
            <text:p>1.067</text:p>
          </table:table-cell>
          <table:table-cell office:value-type="float" office:value="1586.628622058" table:style-name="ce5">
            <text:p><text:s/>1,58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86.628622058" table:style-name="ce5">
            <text:p><text:s/>1,587<text:s/></text:p>
          </table:table-cell>
          <table:table-cell office:value-type="float" office:value="1.1190806710223291" table:style-name="ce6">
            <text:p>1.119</text:p>
          </table:table-cell>
          <table:table-cell office:value-type="float" office:value="1775.5654230359" table:style-name="ce5">
            <text:p><text:s/>1,776<text:s/></text:p>
          </table:table-cell>
          <table:table-cell office:value-type="float" office:value="1.1755562478464121" table:style-name="ce6">
            <text:p>1.176</text:p>
          </table:table-cell>
          <table:table-cell office:value-type="float" office:value="2087.2770265099102" table:style-name="ce5">
            <text:p><text:s/>2,08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087.2770265099102" table:style-name="ce5">
            <text:p><text:s/>2,087<text:s/></text:p>
          </table:table-cell>
          <table:table-cell office:value-type="float" office:value="1.090039748062358" table:style-name="ce6">
            <text:p>1.090</text:p>
          </table:table-cell>
          <table:table-cell office:value-type="float" office:value="2275.2149241132101" table:style-name="ce5">
            <text:p><text:s/>2,275<text:s/></text:p>
          </table:table-cell>
          <table:table-cell office:value-type="float" office:value="1.0906013066262055" table:style-name="ce6">
            <text:p>1.091</text:p>
          </table:table-cell>
          <table:table-cell office:value-type="float" office:value="2481.3523690933098" table:style-name="ce5">
            <text:p><text:s/>2,48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481.3523690933098" table:style-name="ce5">
            <text:p><text:s/>2,481<text:s/></text:p>
          </table:table-cell>
          <table:table-cell office:value-type="float" office:value="1.2161198500114734" table:style-name="ce6">
            <text:p>1.216</text:p>
          </table:table-cell>
          <table:table-cell office:value-type="float" office:value="3017.6218709273699" table:style-name="ce5">
            <text:p><text:s/>3,018<text:s/></text:p>
          </table:table-cell>
          <table:table-cell office:value-type="float" office:value="1.001679937136644" table:style-name="ce6">
            <text:p>1.002</text:p>
          </table:table-cell>
          <table:table-cell office:value-type="float" office:value="3022.6912859726899" table:style-name="ce5">
            <text:p><text:s/>3,02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3022.6912859726899" table:style-name="ce5">
            <text:p><text:s/>3,023<text:s/></text:p>
          </table:table-cell>
          <table:table-cell office:value-type="float" office:value="1.043192314379719" table:style-name="ce6">
            <text:p>1.043</text:p>
          </table:table-cell>
          <table:table-cell office:value-type="float" office:value="3153.2483182692599" table:style-name="ce5">
            <text:p><text:s/>3,153<text:s/></text:p>
          </table:table-cell>
          <table:table-cell office:value-type="float" office:value="1.0514410344206164" table:style-name="ce6">
            <text:p>1.051</text:p>
          </table:table-cell>
          <table:table-cell office:value-type="float" office:value="3315.4546735461004" table:style-name="ce5">
            <text:p><text:s/>3,31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315.4546735461004" table:style-name="ce5">
            <text:p><text:s/>3,315<text:s/></text:p>
          </table:table-cell>
          <table:table-cell office:value-type="float" office:value="1.1330848681671155" table:style-name="ce6">
            <text:p>1.133</text:p>
          </table:table-cell>
          <table:table-cell office:value-type="float" office:value="3756.6915216890302" table:style-name="ce5">
            <text:p><text:s/>3,757<text:s/></text:p>
          </table:table-cell>
          <table:table-cell office:value-type="float" office:value="1.0600815614466716" table:style-name="ce6">
            <text:p>1.060</text:p>
          </table:table-cell>
          <table:table-cell office:value-type="float" office:value="3982.3994141855796" table:style-name="ce5">
            <text:p><text:s/>3,98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982.3994141855796" table:style-name="ce5">
            <text:p><text:s/>3,982<text:s/></text:p>
          </table:table-cell>
          <table:table-cell office:value-type="float" office:value="1.0873351315640041" table:style-name="ce6">
            <text:p>1.087</text:p>
          </table:table-cell>
          <table:table-cell office:value-type="float" office:value="4330.20279096389" table:style-name="ce5">
            <text:p><text:s/>4,330<text:s/></text:p>
          </table:table-cell>
          <table:table-cell office:value-type="float" office:value="1.0673435942325413" table:style-name="ce6">
            <text:p>1.067</text:p>
          </table:table-cell>
          <table:table-cell office:value-type="float" office:value="4621.8142106631803" table:style-name="ce5">
            <text:p><text:s/>4,62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621.8142106631803" table:style-name="ce5">
            <text:p><text:s/>4,622<text:s/></text:p>
          </table:table-cell>
          <table:table-cell office:value-type="float" office:value="0.98543874285459576" table:style-name="ce6">
            <text:p>0.985</text:p>
          </table:table-cell>
          <table:table-cell office:value-type="float" office:value="4554.5147854634306" table:style-name="ce5">
            <text:p><text:s/>4,555<text:s/></text:p>
          </table:table-cell>
          <table:table-cell office:value-type="float" office:value="1.0716952276688776" table:style-name="ce6">
            <text:p>1.072</text:p>
          </table:table-cell>
          <table:table-cell office:value-type="float" office:value="4881.0517599285004" table:style-name="ce5">
            <text:p><text:s/>4,88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881.0517599285004" table:style-name="ce5">
            <text:p><text:s/>4,881<text:s/></text:p>
          </table:table-cell>
          <table:table-cell office:value-type="float" office:value="1.112513008126063" table:style-name="ce6">
            <text:p>1.113</text:p>
          </table:table-cell>
          <table:table-cell office:value-type="float" office:value="5430.2335762570692" table:style-name="ce5">
            <text:p><text:s/>5,430<text:s/></text:p>
          </table:table-cell>
          <table:table-cell office:value-type="float" office:value="0.7905028929179484" table:style-name="ce6">
            <text:p>0.791</text:p>
          </table:table-cell>
          <table:table-cell office:value-type="float" office:value="4292.6153512513902" table:style-name="ce5">
            <text:p><text:s/>4,293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4292.6153512513902" table:style-name="ce5">
            <text:p><text:s/>4,293<text:s/></text:p>
          </table:table-cell>
          <table:table-cell office:value-type="float" office:value="1.0473148131719421" table:style-name="ce6">
            <text:p>1.047</text:p>
          </table:table-cell>
          <table:table-cell office:value-type="float" office:value="4495.7196446148591" table:style-name="ce5">
            <text:p><text:s/>4,496<text:s/></text:p>
          </table:table-cell>
          <table:table-cell office:value-type="float" office:value="0.95249794051526881" table:style-name="ce6">
            <text:p>0.952</text:p>
          </table:table-cell>
          <table:table-cell office:value-type="float" office:value="4282.1637026296903" table:style-name="ce5">
            <text:p><text:s/>4,28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financeiras, de seguros e serviços relacionad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141.4498073294701" table:style-name="ce5">
            <text:p><text:s/>1,14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141.4498073294701" table:style-name="ce5">
            <text:p><text:s/>1,141<text:s/></text:p>
          </table:table-cell>
          <table:table-cell office:value-type="float" office:value="1.0127909235819736" table:style-name="ce6">
            <text:p>1.013</text:p>
          </table:table-cell>
          <table:table-cell office:value-type="float" office:value="1156.05000458768" table:style-name="ce5">
            <text:p><text:s/>1,156<text:s/></text:p>
          </table:table-cell>
          <table:table-cell office:value-type="float" office:value="1.0690477603405313" table:style-name="ce6">
            <text:p>1.069</text:p>
          </table:table-cell>
          <table:table-cell office:value-type="float" office:value="1235.8726682461199" table:style-name="ce5">
            <text:p><text:s/>1,236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235.8726682461199" table:style-name="ce5">
            <text:p><text:s/>1,236<text:s/></text:p>
          </table:table-cell>
          <table:table-cell office:value-type="float" office:value="1.0356212012773089" table:style-name="ce6">
            <text:p>1.036</text:p>
          </table:table-cell>
          <table:table-cell office:value-type="float" office:value="1279.8959373148398" table:style-name="ce5">
            <text:p><text:s/>1,280<text:s/></text:p>
          </table:table-cell>
          <table:table-cell office:value-type="float" office:value="1.0509090212610246" table:style-name="ce6">
            <text:p>1.051</text:p>
          </table:table-cell>
          <table:table-cell office:value-type="float" office:value="1345.0541867995" table:style-name="ce5">
            <text:p><text:s/>1,3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345.0541867995" table:style-name="ce5">
            <text:p><text:s/>1,345<text:s/></text:p>
          </table:table-cell>
          <table:table-cell office:value-type="float" office:value="1.0660627748144731" table:style-name="ce6">
            <text:p>1.066</text:p>
          </table:table-cell>
          <table:table-cell office:value-type="float" office:value="1433.9121986552996" table:style-name="ce5">
            <text:p><text:s/>1,434<text:s/></text:p>
          </table:table-cell>
          <table:table-cell office:value-type="float" office:value="1.0624974144447552" table:style-name="ce6">
            <text:p>1.062</text:p>
          </table:table-cell>
          <table:table-cell office:value-type="float" office:value="1523.52800361205" table:style-name="ce5">
            <text:p><text:s/>1,52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523.52800361205" table:style-name="ce5">
            <text:p><text:s/>1,524<text:s/></text:p>
          </table:table-cell>
          <table:table-cell office:value-type="float" office:value="1.0739132512237397" table:style-name="ce6">
            <text:p>1.074</text:p>
          </table:table-cell>
          <table:table-cell office:value-type="float" office:value="1636.1369116894302" table:style-name="ce5">
            <text:p><text:s/>1,636<text:s/></text:p>
          </table:table-cell>
          <table:table-cell office:value-type="float" office:value="1.1049255346652289" table:style-name="ce6">
            <text:p>1.105</text:p>
          </table:table-cell>
          <table:table-cell office:value-type="float" office:value="1807.8094519339602" table:style-name="ce5">
            <text:p><text:s/>1,80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07.8094519339602" table:style-name="ce5">
            <text:p><text:s/>1,808<text:s/></text:p>
          </table:table-cell>
          <table:table-cell office:value-type="float" office:value="1.1398413629393254" table:style-name="ce6">
            <text:p>1.140</text:p>
          </table:table-cell>
          <table:table-cell office:value-type="float" office:value="2060.6159896269996" table:style-name="ce5">
            <text:p><text:s/>2,061<text:s/></text:p>
          </table:table-cell>
          <table:table-cell office:value-type="float" office:value="1.0204887130602838" table:style-name="ce6">
            <text:p>1.020</text:p>
          </table:table-cell>
          <table:table-cell office:value-type="float" office:value="2102.8353593659003" table:style-name="ce5">
            <text:p><text:s/>2,1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102.8353593659003" table:style-name="ce5">
            <text:p><text:s/>2,103<text:s/></text:p>
          </table:table-cell>
          <table:table-cell office:value-type="float" office:value="1.1709485996777695" table:style-name="ce6">
            <text:p>1.171</text:p>
          </table:table-cell>
          <table:table-cell office:value-type="float" office:value="2462.3121194024002" table:style-name="ce5">
            <text:p><text:s/>2,462<text:s/></text:p>
          </table:table-cell>
          <table:table-cell office:value-type="float" office:value="0.79689629837046205" table:style-name="ce6">
            <text:p>0.797</text:p>
          </table:table-cell>
          <table:table-cell office:value-type="float" office:value="1962.2074133844999" table:style-name="ce5">
            <text:p><text:s/>1,96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962.2074133844999" table:style-name="ce5">
            <text:p><text:s/>1,962<text:s/></text:p>
          </table:table-cell>
          <table:table-cell office:value-type="float" office:value="1.1112289721437989" table:style-name="ce6">
            <text:p>1.111</text:p>
          </table:table-cell>
          <table:table-cell office:value-type="float" office:value="2180.4617271082002" table:style-name="ce5">
            <text:p><text:s/>2,180<text:s/></text:p>
          </table:table-cell>
          <table:table-cell office:value-type="float" office:value="1.0269427784146494" table:style-name="ce6">
            <text:p>1.027</text:p>
          </table:table-cell>
          <table:table-cell office:value-type="float" office:value="2239.2094242632998" table:style-name="ce5">
            <text:p><text:s/>2,23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239.2094242632998" table:style-name="ce5">
            <text:p><text:s/>2,239<text:s/></text:p>
          </table:table-cell>
          <table:table-cell office:value-type="float" office:value="1.1099848258268767" table:style-name="ce6">
            <text:p>1.110</text:p>
          </table:table-cell>
          <table:table-cell office:value-type="float" office:value="2485.4884827808" table:style-name="ce5">
            <text:p><text:s/>2,485<text:s/></text:p>
          </table:table-cell>
          <table:table-cell office:value-type="float" office:value="1.1729602329642954" table:style-name="ce6">
            <text:p>1.173</text:p>
          </table:table-cell>
          <table:table-cell office:value-type="float" office:value="2915.3791497926404" table:style-name="ce5">
            <text:p><text:s/>2,91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915.3791497926404" table:style-name="ce5">
            <text:p><text:s/>2,915<text:s/></text:p>
          </table:table-cell>
          <table:table-cell office:value-type="float" office:value="1.1222963821234295" table:style-name="ce6">
            <text:p>1.122</text:p>
          </table:table-cell>
          <table:table-cell office:value-type="float" office:value="3271.9194723303599" table:style-name="ce5">
            <text:p><text:s/>3,272<text:s/></text:p>
          </table:table-cell>
          <table:table-cell office:value-type="float" office:value="1.0207856503739476" table:style-name="ce6">
            <text:p>1.021</text:p>
          </table:table-cell>
          <table:table-cell office:value-type="float" office:value="3339.9284465339301" table:style-name="ce5">
            <text:p><text:s/>3,340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339.9284465339301" table:style-name="ce5">
            <text:p><text:s/>3,340<text:s/></text:p>
          </table:table-cell>
          <table:table-cell office:value-type="float" office:value="1.1857838909352174" table:style-name="ce6">
            <text:p>1.186</text:p>
          </table:table-cell>
          <table:table-cell office:value-type="float" office:value="3960.4333487762201" table:style-name="ce5">
            <text:p><text:s/>3,960<text:s/></text:p>
          </table:table-cell>
          <table:table-cell office:value-type="float" office:value="1.0810328582255968" table:style-name="ce6">
            <text:p>1.081</text:p>
          </table:table-cell>
          <table:table-cell office:value-type="float" office:value="4281.3585828395298" table:style-name="ce5">
            <text:p><text:s/>4,281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81.3585828395298" table:style-name="ce5">
            <text:p><text:s/>4,281<text:s/></text:p>
          </table:table-cell>
          <table:table-cell office:value-type="float" office:value="1.0452117623064898" table:style-name="ce6">
            <text:p>1.045</text:p>
          </table:table-cell>
          <table:table-cell office:value-type="float" office:value="4474.9263494357201" table:style-name="ce5">
            <text:p><text:s/>4,475<text:s/></text:p>
          </table:table-cell>
          <table:table-cell office:value-type="float" office:value="1.0375753758339559" table:style-name="ce6">
            <text:p>1.038</text:p>
          </table:table-cell>
          <table:table-cell office:value-type="float" office:value="4643.0733888450395" table:style-name="ce5">
            <text:p><text:s/>4,64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643.0733888450395" table:style-name="ce5">
            <text:p><text:s/>4,643<text:s/></text:p>
          </table:table-cell>
          <table:table-cell office:value-type="float" office:value="1.0946058822400473" table:style-name="ce6">
            <text:p>1.095</text:p>
          </table:table-cell>
          <table:table-cell office:value-type="float" office:value="5082.3354431020107" table:style-name="ce5">
            <text:p><text:s/>5,082<text:s/></text:p>
          </table:table-cell>
          <table:table-cell office:value-type="float" office:value="1.1545920902464977" table:style-name="ce6">
            <text:p>1.155</text:p>
          </table:table-cell>
          <table:table-cell office:value-type="float" office:value="5868.0243025850104" table:style-name="ce5">
            <text:p><text:s/>5,86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868.0243025850104" table:style-name="ce5">
            <text:p><text:s/>5,868<text:s/></text:p>
          </table:table-cell>
          <table:table-cell office:value-type="float" office:value="1.0328938779844756" table:style-name="ce6">
            <text:p>1.033</text:p>
          </table:table-cell>
          <table:table-cell office:value-type="float" office:value="6061.0463780041791" table:style-name="ce5">
            <text:p><text:s/>6,061<text:s/></text:p>
          </table:table-cell>
          <table:table-cell office:value-type="float" office:value="1.1187040681973501" table:style-name="ce6">
            <text:p>1.119</text:p>
          </table:table-cell>
          <table:table-cell office:value-type="float" office:value="6780.5172406060892" table:style-name="ce5">
            <text:p><text:s/>6,78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6780.5172406060892" table:style-name="ce5">
            <text:p><text:s/>6,781<text:s/></text:p>
          </table:table-cell>
          <table:table-cell office:value-type="float" office:value="0.98517781536869342" table:style-name="ce6">
            <text:p>0.985</text:p>
          </table:table-cell>
          <table:table-cell office:value-type="float" office:value="6680.0151621700688" table:style-name="ce5">
            <text:p><text:s/>6,680<text:s/></text:p>
          </table:table-cell>
          <table:table-cell office:value-type="float" office:value="1.2025765226683416" table:style-name="ce6">
            <text:p>1.203</text:p>
          </table:table-cell>
          <table:table-cell office:value-type="float" office:value="8033.2294050942792" table:style-name="ce5">
            <text:p><text:s/>8,03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033.2294050942792" table:style-name="ce5">
            <text:p><text:s/>8,033<text:s/></text:p>
          </table:table-cell>
          <table:table-cell office:value-type="float" office:value="1.0816519206085877" table:style-name="ce6">
            <text:p>1.082</text:p>
          </table:table-cell>
          <table:table-cell office:value-type="float" office:value="8689.1580147096101" table:style-name="ce5">
            <text:p><text:s/>8,689<text:s/></text:p>
          </table:table-cell>
          <table:table-cell office:value-type="float" office:value="0.89048167939401168" table:style-name="ce6">
            <text:p>0.890</text:p>
          </table:table-cell>
          <table:table-cell office:value-type="float" office:value="7737.5360214585498" table:style-name="ce5">
            <text:p><text:s/>7,73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7737.5360214585498" table:style-name="ce5">
            <text:p><text:s/>7,738<text:s/></text:p>
          </table:table-cell>
          <table:table-cell office:value-type="float" office:value="1.043316554437838" table:style-name="ce6">
            <text:p>1.043</text:p>
          </table:table-cell>
          <table:table-cell office:value-type="float" office:value="8072.6994217467909" table:style-name="ce5">
            <text:p><text:s/>8,073<text:s/></text:p>
          </table:table-cell>
          <table:table-cell office:value-type="float" office:value="0.94300304913938326" table:style-name="ce6">
            <text:p>0.943</text:p>
          </table:table-cell>
          <table:table-cell office:value-type="float" office:value="7612.5801694929596" table:style-name="ce5">
            <text:p><text:s/>7,613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12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238.4018494292004" table:style-name="ce5">
            <text:p><text:s/>4,23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4238.4018494292004" table:style-name="ce5">
            <text:p><text:s/>4,238<text:s/></text:p>
          </table:table-cell>
          <table:table-cell office:value-type="float" office:value="1.0412645179560438" table:style-name="ce6">
            <text:p>1.041</text:p>
          </table:table-cell>
          <table:table-cell office:value-type="float" office:value="4413.2974586499004" table:style-name="ce5">
            <text:p><text:s/>4,413<text:s/></text:p>
          </table:table-cell>
          <table:table-cell office:value-type="float" office:value="1.0864920099285291" table:style-name="ce6">
            <text:p>1.086</text:p>
          </table:table-cell>
          <table:table-cell office:value-type="float" office:value="4795.0124262609997" table:style-name="ce5">
            <text:p><text:s/>4,795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795.0124262609997" table:style-name="ce5">
            <text:p><text:s/>4,795<text:s/></text:p>
          </table:table-cell>
          <table:table-cell office:value-type="float" office:value="1.0688661761288889" table:style-name="ce6">
            <text:p>1.069</text:p>
          </table:table-cell>
          <table:table-cell office:value-type="float" office:value="5125.2265965481001" table:style-name="ce5">
            <text:p><text:s/>5,125<text:s/></text:p>
          </table:table-cell>
          <table:table-cell office:value-type="float" office:value="1.0453614012095158" table:style-name="ce6">
            <text:p>1.045</text:p>
          </table:table-cell>
          <table:table-cell office:value-type="float" office:value="5357.7140564838001" table:style-name="ce5">
            <text:p><text:s/>5,358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5357.7140564838001" table:style-name="ce5">
            <text:p><text:s/>5,358<text:s/></text:p>
          </table:table-cell>
          <table:table-cell office:value-type="float" office:value="1.0288494436118043" table:style-name="ce6">
            <text:p>1.029</text:p>
          </table:table-cell>
          <table:table-cell office:value-type="float" office:value="5512.2811260445005" table:style-name="ce5">
            <text:p><text:s/>5,512<text:s/></text:p>
          </table:table-cell>
          <table:table-cell office:value-type="float" office:value="1.0740470890256812" table:style-name="ce6">
            <text:p>1.074</text:p>
          </table:table-cell>
          <table:table-cell office:value-type="float" office:value="5920.4494973192996" table:style-name="ce5">
            <text:p><text:s/>5,92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920.4494973192996" table:style-name="ce5">
            <text:p><text:s/>5,920<text:s/></text:p>
          </table:table-cell>
          <table:table-cell office:value-type="float" office:value="1.0351014668330669" table:style-name="ce6">
            <text:p>1.035</text:p>
          </table:table-cell>
          <table:table-cell office:value-type="float" office:value="6128.2659589863006" table:style-name="ce5">
            <text:p><text:s/>6,128<text:s/></text:p>
          </table:table-cell>
          <table:table-cell office:value-type="float" office:value="1.0475128676614687" table:style-name="ce6">
            <text:p>1.048</text:p>
          </table:table-cell>
          <table:table-cell office:value-type="float" office:value="6419.4374484898999" table:style-name="ce5">
            <text:p><text:s/>6,41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6419.4374484898999" table:style-name="ce5">
            <text:p><text:s/>6,419<text:s/></text:p>
          </table:table-cell>
          <table:table-cell office:value-type="float" office:value="1.0763608514765282" table:style-name="ce6">
            <text:p>1.076</text:p>
          </table:table-cell>
          <table:table-cell office:value-type="float" office:value="6909.6311580568999" table:style-name="ce5">
            <text:p><text:s/>6,910<text:s/></text:p>
          </table:table-cell>
          <table:table-cell office:value-type="float" office:value="0.98294074266174758" table:style-name="ce6">
            <text:p>0.983</text:p>
          </table:table-cell>
          <table:table-cell office:value-type="float" office:value="6791.7579820192004" table:style-name="ce5">
            <text:p><text:s/>6,792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791.7579820192004" table:style-name="ce5">
            <text:p><text:s/>6,792<text:s/></text:p>
          </table:table-cell>
          <table:table-cell office:value-type="float" office:value="1.0264436019519803" table:style-name="ce6">
            <text:p>1.026</text:p>
          </table:table-cell>
          <table:table-cell office:value-type="float" office:value="6971.3565266499008" table:style-name="ce5">
            <text:p><text:s/>6,971<text:s/></text:p>
          </table:table-cell>
          <table:table-cell office:value-type="float" office:value="1.0407235611683638" table:style-name="ce6">
            <text:p>1.041</text:p>
          </table:table-cell>
          <table:table-cell office:value-type="float" office:value="7255.2549905894002" table:style-name="ce5">
            <text:p><text:s/>7,2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255.2549905894002" table:style-name="ce5">
            <text:p><text:s/>7,255<text:s/></text:p>
          </table:table-cell>
          <table:table-cell office:value-type="float" office:value="1.0098752072010881" table:style-name="ce6">
            <text:p>1.010</text:p>
          </table:table-cell>
          <table:table-cell office:value-type="float" office:value="7326.9021369181992" table:style-name="ce5">
            <text:p><text:s/>7,327<text:s/></text:p>
          </table:table-cell>
          <table:table-cell office:value-type="float" office:value="1.0946699676555738" table:style-name="ce6">
            <text:p>1.095</text:p>
          </table:table-cell>
          <table:table-cell office:value-type="float" office:value="8020.5397252357998" table:style-name="ce5">
            <text:p><text:s/>8,02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020.5397252357998" table:style-name="ce5">
            <text:p><text:s/>8,021<text:s/></text:p>
          </table:table-cell>
          <table:table-cell office:value-type="float" office:value="1.0376116403121152" table:style-name="ce6">
            <text:p>1.038</text:p>
          </table:table-cell>
          <table:table-cell office:value-type="float" office:value="8322.2053804904008" table:style-name="ce5">
            <text:p><text:s/>8,322<text:s/></text:p>
          </table:table-cell>
          <table:table-cell office:value-type="float" office:value="1.0530015756016726" table:style-name="ce6">
            <text:p>1.053</text:p>
          </table:table-cell>
          <table:table-cell office:value-type="float" office:value="8763.2953781371089" table:style-name="ce5">
            <text:p><text:s/>8,76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763.2953781371089" table:style-name="ce5">
            <text:p><text:s/>8,763<text:s/></text:p>
          </table:table-cell>
          <table:table-cell office:value-type="float" office:value="1.0580405427547444" table:style-name="ce6">
            <text:p>1.058</text:p>
          </table:table-cell>
          <table:table-cell office:value-type="float" office:value="9271.9217982043301" table:style-name="ce5">
            <text:p><text:s/>9,272<text:s/></text:p>
          </table:table-cell>
          <table:table-cell office:value-type="float" office:value="1.1223220328918058" table:style-name="ce6">
            <text:p>1.122</text:p>
          </table:table-cell>
          <table:table-cell office:value-type="float" office:value="10406.082121374531" table:style-name="ce5">
            <text:p><text:s/>10,406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10406.082121374531" table:style-name="ce5">
            <text:p><text:s/>10,406<text:s/></text:p>
          </table:table-cell>
          <table:table-cell office:value-type="float" office:value="1.0602470897023613" table:style-name="ce6">
            <text:p>1.060</text:p>
          </table:table-cell>
          <table:table-cell office:value-type="float" office:value="11033.018284391121" table:style-name="ce5">
            <text:p><text:s/>11,033<text:s/></text:p>
          </table:table-cell>
          <table:table-cell office:value-type="float" office:value="1.1791888397540298" table:style-name="ce6">
            <text:p>1.179</text:p>
          </table:table-cell>
          <table:table-cell office:value-type="float" office:value="13010.012029756161" table:style-name="ce5">
            <text:p><text:s/>13,010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13010.012029756161" table:style-name="ce5">
            <text:p><text:s/>13,010<text:s/></text:p>
          </table:table-cell>
          <table:table-cell office:value-type="float" office:value="1.0498474461854117" table:style-name="ce6">
            <text:p>1.050</text:p>
          </table:table-cell>
          <table:table-cell office:value-type="float" office:value="13658.527904280991" table:style-name="ce5">
            <text:p><text:s/>13,659<text:s/></text:p>
          </table:table-cell>
          <table:table-cell office:value-type="float" office:value="1.066808537480179" table:style-name="ce6">
            <text:p>1.067</text:p>
          </table:table-cell>
          <table:table-cell office:value-type="float" office:value="14571.034177698219" table:style-name="ce5">
            <text:p><text:s/>14,57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4571.034177698219" table:style-name="ce5">
            <text:p><text:s/>14,571<text:s/></text:p>
          </table:table-cell>
          <table:table-cell office:value-type="float" office:value="1.0033845935438717" table:style-name="ce6">
            <text:p>1.003</text:p>
          </table:table-cell>
          <table:table-cell office:value-type="float" office:value="14620.351205903589" table:style-name="ce5">
            <text:p><text:s/>14,620<text:s/></text:p>
          </table:table-cell>
          <table:table-cell office:value-type="float" office:value="1.0393212948780446" table:style-name="ce6">
            <text:p>1.039</text:p>
          </table:table-cell>
          <table:table-cell office:value-type="float" office:value="15195.2423468915" table:style-name="ce5">
            <text:p><text:s/>15,195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5195.2423468915" table:style-name="ce5">
            <text:p><text:s/>15,195<text:s/></text:p>
          </table:table-cell>
          <table:table-cell office:value-type="float" office:value="0.98051725976623383" table:style-name="ce6">
            <text:p>0.981</text:p>
          </table:table-cell>
          <table:table-cell office:value-type="float" office:value="14899.197387457889" table:style-name="ce5">
            <text:p><text:s/>14,899<text:s/></text:p>
          </table:table-cell>
          <table:table-cell office:value-type="float" office:value="1.1727027526220652" table:style-name="ce6">
            <text:p>1.173</text:p>
          </table:table-cell>
          <table:table-cell office:value-type="float" office:value="17472.329788131352" table:style-name="ce5">
            <text:p><text:s/>17,4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7472.329788131352" table:style-name="ce5">
            <text:p><text:s/>17,472<text:s/></text:p>
          </table:table-cell>
          <table:table-cell office:value-type="float" office:value="0.99098549228595312" table:style-name="ce6">
            <text:p>0.991</text:p>
          </table:table-cell>
          <table:table-cell office:value-type="float" office:value="17314.82533647387" table:style-name="ce5">
            <text:p><text:s/>17,315<text:s/></text:p>
          </table:table-cell>
          <table:table-cell office:value-type="float" office:value="1.0608208579644733" table:style-name="ce6">
            <text:p>1.061</text:p>
          </table:table-cell>
          <table:table-cell office:value-type="float" office:value="18367.92786894321" table:style-name="ce5">
            <text:p><text:s/>18,3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8367.92786894321" table:style-name="ce5">
            <text:p><text:s/>18,368<text:s/></text:p>
          </table:table-cell>
          <table:table-cell office:value-type="float" office:value="1.0374509756776917" table:style-name="ce6">
            <text:p>1.037</text:p>
          </table:table-cell>
          <table:table-cell office:value-type="float" office:value="19055.824688812598" table:style-name="ce5">
            <text:p><text:s/>19,056<text:s/></text:p>
          </table:table-cell>
          <table:table-cell office:value-type="float" office:value="1.080107821160275" table:style-name="ce6">
            <text:p>1.080</text:p>
          </table:table-cell>
          <table:table-cell office:value-type="float" office:value="20582.345285045551" table:style-name="ce5">
            <text:p><text:s/>20,5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0582.345285045551" table:style-name="ce5">
            <text:p><text:s/>20,582<text:s/></text:p>
          </table:table-cell>
          <table:table-cell office:value-type="float" office:value="1.032361810750172" table:style-name="ce6">
            <text:p>1.032</text:p>
          </table:table-cell>
          <table:table-cell office:value-type="float" office:value="21248.427247954893" table:style-name="ce5">
            <text:p><text:s/>21,248<text:s/></text:p>
          </table:table-cell>
          <table:table-cell office:value-type="float" office:value="0.98397002006686618" table:style-name="ce6">
            <text:p>0.984</text:p>
          </table:table-cell>
          <table:table-cell office:value-type="float" office:value="20907.815385559519" table:style-name="ce5">
            <text:p><text:s/>20,90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23.65501558725998" table:style-name="ce5">
            <text:p><text:s/>524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523.65501558725998" table:style-name="ce5">
            <text:p><text:s/>524<text:s/></text:p>
          </table:table-cell>
          <table:table-cell office:value-type="float" office:value="1.0286506193997869" table:style-name="ce6">
            <text:p>1.029</text:p>
          </table:table-cell>
          <table:table-cell office:value-type="float" office:value="538.65805613563998" table:style-name="ce5">
            <text:p><text:s/>539<text:s/></text:p>
          </table:table-cell>
          <table:table-cell office:value-type="float" office:value="1.1955436022735293" table:style-name="ce6">
            <text:p>1.196</text:p>
          </table:table-cell>
          <table:table-cell office:value-type="float" office:value="643.98919282606005" table:style-name="ce5">
            <text:p><text:s/>64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643.98919282606005" table:style-name="ce5">
            <text:p><text:s/>644<text:s/></text:p>
          </table:table-cell>
          <table:table-cell office:value-type="float" office:value="0.9475879041678319" table:style-name="ce6">
            <text:p>0.948</text:p>
          </table:table-cell>
          <table:table-cell office:value-type="float" office:value="610.23636953677999" table:style-name="ce5">
            <text:p><text:s/>610<text:s/></text:p>
          </table:table-cell>
          <table:table-cell office:value-type="float" office:value="1.0568119632308812" table:style-name="ce6">
            <text:p>1.057</text:p>
          </table:table-cell>
          <table:table-cell office:value-type="float" office:value="644.90509572504993" table:style-name="ce5">
            <text:p><text:s/>64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644.90509572504993" table:style-name="ce5">
            <text:p><text:s/>645<text:s/></text:p>
          </table:table-cell>
          <table:table-cell office:value-type="float" office:value="1.0581302976206641" table:style-name="ce6">
            <text:p>1.058</text:p>
          </table:table-cell>
          <table:table-cell office:value-type="float" office:value="682.39362087662994" table:style-name="ce5">
            <text:p><text:s/>682<text:s/></text:p>
          </table:table-cell>
          <table:table-cell office:value-type="float" office:value="1.1100558475414848" table:style-name="ce6">
            <text:p>1.110</text:p>
          </table:table-cell>
          <table:table-cell office:value-type="float" office:value="757.49502917911002" table:style-name="ce5">
            <text:p><text:s/>75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757.49502917911002" table:style-name="ce5">
            <text:p><text:s/>757<text:s/></text:p>
          </table:table-cell>
          <table:table-cell office:value-type="float" office:value="0.93989930531618648" table:style-name="ce6">
            <text:p>0.940</text:p>
          </table:table-cell>
          <table:table-cell office:value-type="float" office:value="711.96905170590992" table:style-name="ce5">
            <text:p><text:s/>712<text:s/></text:p>
          </table:table-cell>
          <table:table-cell office:value-type="float" office:value="1.0700216686277435" table:style-name="ce6">
            <text:p>1.070</text:p>
          </table:table-cell>
          <table:table-cell office:value-type="float" office:value="761.82231271767" table:style-name="ce5">
            <text:p><text:s/>762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761.82231271767" table:style-name="ce5">
            <text:p><text:s/>762<text:s/></text:p>
          </table:table-cell>
          <table:table-cell office:value-type="float" office:value="1.0124108721553999" table:style-name="ce6">
            <text:p>1.012</text:p>
          </table:table-cell>
          <table:table-cell office:value-type="float" office:value="771.27719204594007" table:style-name="ce5">
            <text:p><text:s/>771<text:s/></text:p>
          </table:table-cell>
          <table:table-cell office:value-type="float" office:value="0.96832885493871179" table:style-name="ce6">
            <text:p>0.968</text:p>
          </table:table-cell>
          <table:table-cell office:value-type="float" office:value="746.84996021418999" table:style-name="ce5">
            <text:p><text:s/>747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746.84996021418999" table:style-name="ce5">
            <text:p><text:s/>747<text:s/></text:p>
          </table:table-cell>
          <table:table-cell office:value-type="float" office:value="1.0549402696026018" table:style-name="ce6">
            <text:p>1.055</text:p>
          </table:table-cell>
          <table:table-cell office:value-type="float" office:value="787.88209838105001" table:style-name="ce5">
            <text:p><text:s/>788<text:s/></text:p>
          </table:table-cell>
          <table:table-cell office:value-type="float" office:value="1.0025246609903402" table:style-name="ce6">
            <text:p>1.003</text:p>
          </table:table-cell>
          <table:table-cell office:value-type="float" office:value="789.87123357982" table:style-name="ce5">
            <text:p><text:s/>79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789.87123357982" table:style-name="ce5">
            <text:p><text:s/>790<text:s/></text:p>
          </table:table-cell>
          <table:table-cell office:value-type="float" office:value="0.98183545725670474" table:style-name="ce6">
            <text:p>0.982</text:p>
          </table:table-cell>
          <table:table-cell office:value-type="float" office:value="775.52358379576003" table:style-name="ce5">
            <text:p><text:s/>776<text:s/></text:p>
          </table:table-cell>
          <table:table-cell office:value-type="float" office:value="1.0639265150853185" table:style-name="ce6">
            <text:p>1.064</text:p>
          </table:table-cell>
          <table:table-cell office:value-type="float" office:value="825.10010387429998" table:style-name="ce5">
            <text:p><text:s/>82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825.10010387429998" table:style-name="ce5">
            <text:p><text:s/>825<text:s/></text:p>
          </table:table-cell>
          <table:table-cell office:value-type="float" office:value="0.75554161407165643" table:style-name="ce6">
            <text:p>0.756</text:p>
          </table:table-cell>
          <table:table-cell office:value-type="float" office:value="623.39746425188002" table:style-name="ce5">
            <text:p><text:s/>623<text:s/></text:p>
          </table:table-cell>
          <table:table-cell office:value-type="float" office:value="1.0760659569127962" table:style-name="ce6">
            <text:p>1.076</text:p>
          </table:table-cell>
          <table:table-cell office:value-type="float" office:value="670.81678890721003" table:style-name="ce5">
            <text:p><text:s/>67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70.81678890721003" table:style-name="ce5">
            <text:p><text:s/>671<text:s/></text:p>
          </table:table-cell>
          <table:table-cell office:value-type="float" office:value="1.3016952260081616" table:style-name="ce6">
            <text:p>1.302</text:p>
          </table:table-cell>
          <table:table-cell office:value-type="float" office:value="873.19901164663997" table:style-name="ce5">
            <text:p><text:s/>873<text:s/></text:p>
          </table:table-cell>
          <table:table-cell office:value-type="float" office:value="1.0896419938354511" table:style-name="ce6">
            <text:p>1.090</text:p>
          </table:table-cell>
          <table:table-cell office:value-type="float" office:value="951.47431206579006" table:style-name="ce5">
            <text:p><text:s/>95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51.47431206579006" table:style-name="ce5">
            <text:p><text:s/>951<text:s/></text:p>
          </table:table-cell>
          <table:table-cell office:value-type="float" office:value="1.0550481612558955" table:style-name="ce6">
            <text:p>1.055</text:p>
          </table:table-cell>
          <table:table-cell office:value-type="float" office:value="1003.85122342723" table:style-name="ce5">
            <text:p><text:s/>1,004<text:s/></text:p>
          </table:table-cell>
          <table:table-cell office:value-type="float" office:value="1.0982939216829302" table:style-name="ce6">
            <text:p>1.098</text:p>
          </table:table-cell>
          <table:table-cell office:value-type="float" office:value="1102.5236969640998" table:style-name="ce5">
            <text:p><text:s/>1,10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02.5236969640998" table:style-name="ce5">
            <text:p><text:s/>1,103<text:s/></text:p>
          </table:table-cell>
          <table:table-cell office:value-type="float" office:value="1.0706259054814271" table:style-name="ce6">
            <text:p>1.071</text:p>
          </table:table-cell>
          <table:table-cell office:value-type="float" office:value="1180.3904313769199" table:style-name="ce5">
            <text:p><text:s/>1,180<text:s/></text:p>
          </table:table-cell>
          <table:table-cell office:value-type="float" office:value="1.0318514789719899" table:style-name="ce6">
            <text:p>1.032</text:p>
          </table:table-cell>
          <table:table-cell office:value-type="float" office:value="1217.98761238066" table:style-name="ce5">
            <text:p><text:s/>1,21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217.98761238066" table:style-name="ce5">
            <text:p><text:s/>1,218<text:s/></text:p>
          </table:table-cell>
          <table:table-cell office:value-type="float" office:value="1.0170888079207943" table:style-name="ce6">
            <text:p>1.017</text:p>
          </table:table-cell>
          <table:table-cell office:value-type="float" office:value="1238.80156873854" table:style-name="ce5">
            <text:p><text:s/>1,239<text:s/></text:p>
          </table:table-cell>
          <table:table-cell office:value-type="float" office:value="1.0636972810565388" table:style-name="ce6">
            <text:p>1.064</text:p>
          </table:table-cell>
          <table:table-cell office:value-type="float" office:value="1317.70986043576" table:style-name="ce5">
            <text:p><text:s/>1,31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17.70986043576" table:style-name="ce5">
            <text:p><text:s/>1,318<text:s/></text:p>
          </table:table-cell>
          <table:table-cell office:value-type="float" office:value="0.99833667719885233" table:style-name="ce6">
            <text:p>0.998</text:p>
          </table:table-cell>
          <table:table-cell office:value-type="float" office:value="1315.5180835796" table:style-name="ce5">
            <text:p><text:s/>1,316<text:s/></text:p>
          </table:table-cell>
          <table:table-cell office:value-type="float" office:value="1.2713177109208116" table:style-name="ce6">
            <text:p>1.271</text:p>
          </table:table-cell>
          <table:table-cell office:value-type="float" office:value="1672.44143869135" table:style-name="ce5">
            <text:p><text:s/>1,67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672.44143869135" table:style-name="ce5">
            <text:p><text:s/>1,672<text:s/></text:p>
          </table:table-cell>
          <table:table-cell office:value-type="float" office:value="0.95807210692225553" table:style-name="ce6">
            <text:p>0.958</text:p>
          </table:table-cell>
          <table:table-cell office:value-type="float" office:value="1602.31949287111" table:style-name="ce5">
            <text:p><text:s/>1,602<text:s/></text:p>
          </table:table-cell>
          <table:table-cell office:value-type="float" office:value="1.0226246812517783" table:style-name="ce6">
            <text:p>1.023</text:p>
          </table:table-cell>
          <table:table-cell office:value-type="float" office:value="1638.5714606608301" table:style-name="ce5">
            <text:p><text:s/>1,63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38.5714606608301" table:style-name="ce5">
            <text:p><text:s/>1,639<text:s/></text:p>
          </table:table-cell>
          <table:table-cell office:value-type="float" office:value="1.067184924584212" table:style-name="ce6">
            <text:p>1.067</text:p>
          </table:table-cell>
          <table:table-cell office:value-type="float" office:value="1748.6587606711701" table:style-name="ce5">
            <text:p><text:s/>1,749<text:s/></text:p>
          </table:table-cell>
          <table:table-cell office:value-type="float" office:value="1.1296422429661108" table:style-name="ce6">
            <text:p>1.130</text:p>
          </table:table-cell>
          <table:table-cell office:value-type="float" office:value="1975.3588045869201" table:style-name="ce5">
            <text:p><text:s/>1,975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975.3588045869201" table:style-name="ce5">
            <text:p><text:s/>1,975<text:s/></text:p>
          </table:table-cell>
          <table:table-cell office:value-type="float" office:value="1.0280305112927111" table:style-name="ce6">
            <text:p>1.028</text:p>
          </table:table-cell>
          <table:table-cell office:value-type="float" office:value="2030.72912186605" table:style-name="ce5">
            <text:p><text:s/>2,031<text:s/></text:p>
          </table:table-cell>
          <table:table-cell office:value-type="float" office:value="0.90191680174090294" table:style-name="ce6">
            <text:p>0.902</text:p>
          </table:table-cell>
          <table:table-cell office:value-type="float" office:value="1831.54871479554" table:style-name="ce5">
            <text:p><text:s/>1,832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Imobiliári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3714.7468338419399" table:style-name="ce5">
            <text:p><text:s/>3,71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3714.7468338419399" table:style-name="ce5">
            <text:p><text:s/>3,715<text:s/></text:p>
          </table:table-cell>
          <table:table-cell office:value-type="float" office:value="1.0430426556167094" table:style-name="ce6">
            <text:p>1.043</text:p>
          </table:table-cell>
          <table:table-cell office:value-type="float" office:value="3874.6394025142604" table:style-name="ce5">
            <text:p><text:s/>3,875<text:s/></text:p>
          </table:table-cell>
          <table:table-cell office:value-type="float" office:value="1.0713314975172485" table:style-name="ce6">
            <text:p>1.071</text:p>
          </table:table-cell>
          <table:table-cell office:value-type="float" office:value="4151.0232334349394" table:style-name="ce5">
            <text:p><text:s/>4,151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4151.0232334349394" table:style-name="ce5">
            <text:p><text:s/>4,151<text:s/></text:p>
          </table:table-cell>
          <table:table-cell office:value-type="float" office:value="1.0876812711248549" table:style-name="ce6">
            <text:p>1.088</text:p>
          </table:table-cell>
          <table:table-cell office:value-type="float" office:value="4514.9902270113198" table:style-name="ce5">
            <text:p><text:s/>4,515<text:s/></text:p>
          </table:table-cell>
          <table:table-cell office:value-type="float" office:value="1.0438137678712929" table:style-name="ce6">
            <text:p>1.044</text:p>
          </table:table-cell>
          <table:table-cell office:value-type="float" office:value="4712.8089607587499" table:style-name="ce5">
            <text:p><text:s/>4,71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4712.8089607587499" table:style-name="ce5">
            <text:p><text:s/>4,713<text:s/></text:p>
          </table:table-cell>
          <table:table-cell office:value-type="float" office:value="1.0248426247242306" table:style-name="ce6">
            <text:p>1.025</text:p>
          </table:table-cell>
          <table:table-cell office:value-type="float" office:value="4829.8875051678706" table:style-name="ce5">
            <text:p><text:s/>4,830<text:s/></text:p>
          </table:table-cell>
          <table:table-cell office:value-type="float" office:value="1.0689595694756753" table:style-name="ce6">
            <text:p>1.069</text:p>
          </table:table-cell>
          <table:table-cell office:value-type="float" office:value="5162.9544681401903" table:style-name="ce5">
            <text:p><text:s/>5,163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5162.9544681401903" table:style-name="ce5">
            <text:p><text:s/>5,163<text:s/></text:p>
          </table:table-cell>
          <table:table-cell office:value-type="float" office:value="1.0490692762648863" table:style-name="ce6">
            <text:p>1.049</text:p>
          </table:table-cell>
          <table:table-cell office:value-type="float" office:value="5416.2969072803908" table:style-name="ce5">
            <text:p><text:s/>5,416<text:s/></text:p>
          </table:table-cell>
          <table:table-cell office:value-type="float" office:value="1.0445540989762707" table:style-name="ce6">
            <text:p>1.045</text:p>
          </table:table-cell>
          <table:table-cell office:value-type="float" office:value="5657.6151357722301" table:style-name="ce5">
            <text:p><text:s/>5,65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5657.6151357722301" table:style-name="ce5">
            <text:p><text:s/>5,658<text:s/></text:p>
          </table:table-cell>
          <table:table-cell office:value-type="float" office:value="1.0849719923858185" table:style-name="ce6">
            <text:p>1.085</text:p>
          </table:table-cell>
          <table:table-cell office:value-type="float" office:value="6138.35396601096" table:style-name="ce5">
            <text:p><text:s/>6,138<text:s/></text:p>
          </table:table-cell>
          <table:table-cell office:value-type="float" office:value="0.9847767097297786" table:style-name="ce6">
            <text:p>0.985</text:p>
          </table:table-cell>
          <table:table-cell office:value-type="float" office:value="6044.9080218050094" table:style-name="ce5">
            <text:p><text:s/>6,04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6044.9080218050094" table:style-name="ce5">
            <text:p><text:s/>6,045<text:s/></text:p>
          </table:table-cell>
          <table:table-cell office:value-type="float" office:value="1.0229228312430905" table:style-name="ce6">
            <text:p>1.023</text:p>
          </table:table-cell>
          <table:table-cell office:value-type="float" office:value="6183.4744282688507" table:style-name="ce5">
            <text:p><text:s/>6,183<text:s/></text:p>
          </table:table-cell>
          <table:table-cell office:value-type="float" office:value="1.045590764870302" table:style-name="ce6">
            <text:p>1.046</text:p>
          </table:table-cell>
          <table:table-cell office:value-type="float" office:value="6465.3837570095802" table:style-name="ce5">
            <text:p><text:s/>6,46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6465.3837570095802" table:style-name="ce5">
            <text:p><text:s/>6,465<text:s/></text:p>
          </table:table-cell>
          <table:table-cell office:value-type="float" office:value="1.0133008030682829" table:style-name="ce6">
            <text:p>1.013</text:p>
          </table:table-cell>
          <table:table-cell office:value-type="float" office:value="6551.3785531224394" table:style-name="ce5">
            <text:p><text:s/>6,551<text:s/></text:p>
          </table:table-cell>
          <table:table-cell office:value-type="float" office:value="1.0983092433167514" table:style-name="ce6">
            <text:p>1.098</text:p>
          </table:table-cell>
          <table:table-cell office:value-type="float" office:value="7195.4396213615" table:style-name="ce5">
            <text:p><text:s/>7,195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7195.4396213615" table:style-name="ce5">
            <text:p><text:s/>7,195<text:s/></text:p>
          </table:table-cell>
          <table:table-cell office:value-type="float" office:value="1.0699565726856555" table:style-name="ce6">
            <text:p>1.070</text:p>
          </table:table-cell>
          <table:table-cell office:value-type="float" office:value="7698.8079162385202" table:style-name="ce5">
            <text:p><text:s/>7,699<text:s/></text:p>
          </table:table-cell>
          <table:table-cell office:value-type="float" office:value="1.0511339777890858" table:style-name="ce6">
            <text:p>1.051</text:p>
          </table:table-cell>
          <table:table-cell office:value-type="float" office:value="8092.4785892298996" table:style-name="ce5">
            <text:p><text:s/>8,092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8092.4785892298996" table:style-name="ce5">
            <text:p><text:s/>8,092<text:s/></text:p>
          </table:table-cell>
          <table:table-cell office:value-type="float" office:value="1.037843065502251" table:style-name="ce6">
            <text:p>1.038</text:p>
          </table:table-cell>
          <table:table-cell office:value-type="float" office:value="8398.7227865576915" table:style-name="ce5">
            <text:p><text:s/>8,399<text:s/></text:p>
          </table:table-cell>
          <table:table-cell office:value-type="float" office:value="1.1257197135308494" table:style-name="ce6">
            <text:p>1.126</text:p>
          </table:table-cell>
          <table:table-cell office:value-type="float" office:value="9454.6078093087399" table:style-name="ce5">
            <text:p><text:s/>9,455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9454.6078093087399" table:style-name="ce5">
            <text:p><text:s/>9,455<text:s/></text:p>
          </table:table-cell>
          <table:table-cell office:value-type="float" office:value="1.0607702892857656" table:style-name="ce6">
            <text:p>1.061</text:p>
          </table:table-cell>
          <table:table-cell office:value-type="float" office:value="10029.16706096389" table:style-name="ce5">
            <text:p><text:s/>10,029<text:s/></text:p>
          </table:table-cell>
          <table:table-cell office:value-type="float" office:value="1.1872858693459283" table:style-name="ce6">
            <text:p>1.187</text:p>
          </table:table-cell>
          <table:table-cell office:value-type="float" office:value="11907.488332792062" table:style-name="ce5">
            <text:p><text:s/>11,907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1907.488332792062" table:style-name="ce5">
            <text:p><text:s/>11,907<text:s/></text:p>
          </table:table-cell>
          <table:table-cell office:value-type="float" office:value="1.0479235523196355" table:style-name="ce6">
            <text:p>1.048</text:p>
          </table:table-cell>
          <table:table-cell office:value-type="float" office:value="12478.137472904069" table:style-name="ce5">
            <text:p><text:s/>12,478<text:s/></text:p>
          </table:table-cell>
          <table:table-cell office:value-type="float" office:value="1.0701153593084969" table:style-name="ce6">
            <text:p>1.070</text:p>
          </table:table-cell>
          <table:table-cell office:value-type="float" office:value="13353.046565317558" table:style-name="ce5">
            <text:p><text:s/>13,3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3353.046565317558" table:style-name="ce5">
            <text:p><text:s/>13,353<text:s/></text:p>
          </table:table-cell>
          <table:table-cell office:value-type="float" office:value="1.0021345744364827" table:style-name="ce6">
            <text:p>1.002</text:p>
          </table:table-cell>
          <table:table-cell office:value-type="float" office:value="13381.549637165048" table:style-name="ce5">
            <text:p><text:s/>13,382<text:s/></text:p>
          </table:table-cell>
          <table:table-cell office:value-type="float" office:value="1.0370646795579774" table:style-name="ce6">
            <text:p>1.037</text:p>
          </table:table-cell>
          <table:table-cell office:value-type="float" office:value="13877.532486455741" table:style-name="ce5">
            <text:p><text:s/>13,878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13877.532486455741" table:style-name="ce5">
            <text:p><text:s/>13,878<text:s/></text:p>
          </table:table-cell>
          <table:table-cell office:value-type="float" office:value="0.97882525709348933" table:style-name="ce6">
            <text:p>0.979</text:p>
          </table:table-cell>
          <table:table-cell office:value-type="float" office:value="13583.679303878291" table:style-name="ce5">
            <text:p><text:s/>13,584<text:s/></text:p>
          </table:table-cell>
          <table:table-cell office:value-type="float" office:value="1.1631523386251441" table:style-name="ce6">
            <text:p>1.163</text:p>
          </table:table-cell>
          <table:table-cell office:value-type="float" office:value="15799.888349440002" table:style-name="ce5">
            <text:p><text:s/>15,800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5799.888349440002" table:style-name="ce5">
            <text:p><text:s/>15,800<text:s/></text:p>
          </table:table-cell>
          <table:table-cell office:value-type="float" office:value="0.99446942257409443" table:style-name="ce6">
            <text:p>0.994</text:p>
          </table:table-cell>
          <table:table-cell office:value-type="float" office:value="15712.505843602761" table:style-name="ce5">
            <text:p><text:s/>15,713<text:s/></text:p>
          </table:table-cell>
          <table:table-cell office:value-type="float" office:value="1.0647160023233102" table:style-name="ce6">
            <text:p>1.065</text:p>
          </table:table-cell>
          <table:table-cell office:value-type="float" office:value="16729.35640828238" table:style-name="ce5">
            <text:p><text:s/>16,72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6729.35640828238" table:style-name="ce5">
            <text:p><text:s/>16,729<text:s/></text:p>
          </table:table-cell>
          <table:table-cell office:value-type="float" office:value="1.0345386580187261" table:style-name="ce6">
            <text:p>1.035</text:p>
          </table:table-cell>
          <table:table-cell office:value-type="float" office:value="17307.165928141429" table:style-name="ce5">
            <text:p><text:s/>17,307<text:s/></text:p>
          </table:table-cell>
          <table:table-cell office:value-type="float" office:value="1.0751030271341937" table:style-name="ce6">
            <text:p>1.075</text:p>
          </table:table-cell>
          <table:table-cell office:value-type="float" office:value="18606.986480458629" table:style-name="ce5">
            <text:p><text:s/>18,60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8606.986480458629" table:style-name="ce5">
            <text:p><text:s/>18,607<text:s/></text:p>
          </table:table-cell>
          <table:table-cell office:value-type="float" office:value="1.0328216310723712" table:style-name="ce6">
            <text:p>1.033</text:p>
          </table:table-cell>
          <table:table-cell office:value-type="float" office:value="19217.698126088839" table:style-name="ce5">
            <text:p><text:s/>19,218<text:s/></text:p>
          </table:table-cell>
          <table:table-cell office:value-type="float" office:value="0.99264056213200369" table:style-name="ce6">
            <text:p>0.993</text:p>
          </table:table-cell>
          <table:table-cell office:value-type="float" office:value="19076.26667076398" table:style-name="ce5">
            <text:p><text:s/>19,07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13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698.8853671929" table:style-name="ce5">
            <text:p><text:s/>1,69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698.8853671929" table:style-name="ce5">
            <text:p><text:s/>1,699<text:s/></text:p>
          </table:table-cell>
          <table:table-cell office:value-type="float" office:value="1.0427748624019721" table:style-name="ce6">
            <text:p>1.043</text:p>
          </table:table-cell>
          <table:table-cell office:value-type="float" office:value="1771.5549550113001" table:style-name="ce5">
            <text:p><text:s/>1,772<text:s/></text:p>
          </table:table-cell>
          <table:table-cell office:value-type="float" office:value="1.4337550346842038" table:style-name="ce6">
            <text:p>1.434</text:p>
          </table:table-cell>
          <table:table-cell office:value-type="float" office:value="2539.9758359671996" table:style-name="ce5">
            <text:p><text:s/>2,540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39.9758359671996" table:style-name="ce5">
            <text:p><text:s/>2,540<text:s/></text:p>
          </table:table-cell>
          <table:table-cell office:value-type="float" office:value="1.0180290335279361" table:style-name="ce6">
            <text:p>1.018</text:p>
          </table:table-cell>
          <table:table-cell office:value-type="float" office:value="2585.7691454740002" table:style-name="ce5">
            <text:p><text:s/>2,586<text:s/></text:p>
          </table:table-cell>
          <table:table-cell office:value-type="float" office:value="1.0465074639211676" table:style-name="ce6">
            <text:p>1.047</text:p>
          </table:table-cell>
          <table:table-cell office:value-type="float" office:value="2706.0267107156001" table:style-name="ce5">
            <text:p><text:s/>2,70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706.0267107156001" table:style-name="ce5">
            <text:p><text:s/>2,706<text:s/></text:p>
          </table:table-cell>
          <table:table-cell office:value-type="float" office:value="1.0940679416125516" table:style-name="ce6">
            <text:p>1.094</text:p>
          </table:table-cell>
          <table:table-cell office:value-type="float" office:value="2960.5770733412" table:style-name="ce5">
            <text:p><text:s/>2,961<text:s/></text:p>
          </table:table-cell>
          <table:table-cell office:value-type="float" office:value="1.0823246424009954" table:style-name="ce6">
            <text:p>1.082</text:p>
          </table:table-cell>
          <table:table-cell office:value-type="float" office:value="3204.3055222046" table:style-name="ce5">
            <text:p><text:s/>3,204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04.3055222046" table:style-name="ce5">
            <text:p><text:s/>3,204<text:s/></text:p>
          </table:table-cell>
          <table:table-cell office:value-type="float" office:value="1.0437602705687148" table:style-name="ce6">
            <text:p>1.044</text:p>
          </table:table-cell>
          <table:table-cell office:value-type="float" office:value="3344.5267988411001" table:style-name="ce5">
            <text:p><text:s/>3,345<text:s/></text:p>
          </table:table-cell>
          <table:table-cell office:value-type="float" office:value="1.4276176533478118" table:style-name="ce6">
            <text:p>1.428</text:p>
          </table:table-cell>
          <table:table-cell office:value-type="float" office:value="4774.7055001204008" table:style-name="ce5">
            <text:p><text:s/>4,77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4774.7055001204008" table:style-name="ce5">
            <text:p><text:s/>4,775<text:s/></text:p>
          </table:table-cell>
          <table:table-cell office:value-type="float" office:value="1.061676987677999" table:style-name="ce6">
            <text:p>1.062</text:p>
          </table:table-cell>
          <table:table-cell office:value-type="float" office:value="5069.1949524174006" table:style-name="ce5">
            <text:p><text:s/>5,069<text:s/></text:p>
          </table:table-cell>
          <table:table-cell office:value-type="float" office:value="0.84639306344515897" table:style-name="ce6">
            <text:p>0.846</text:p>
          </table:table-cell>
          <table:table-cell office:value-type="float" office:value="4290.5314449773005" table:style-name="ce5">
            <text:p><text:s/>4,29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4290.5314449773005" table:style-name="ce5">
            <text:p><text:s/>4,291<text:s/></text:p>
          </table:table-cell>
          <table:table-cell office:value-type="float" office:value="1.09233492297323" table:style-name="ce6">
            <text:p>1.092</text:p>
          </table:table-cell>
          <table:table-cell office:value-type="float" office:value="4686.6973354635002" table:style-name="ce5">
            <text:p><text:s/>4,687<text:s/></text:p>
          </table:table-cell>
          <table:table-cell office:value-type="float" office:value="1.0267842580373896" table:style-name="ce6">
            <text:p>1.027</text:p>
          </table:table-cell>
          <table:table-cell office:value-type="float" office:value="4812.2270462397" table:style-name="ce5">
            <text:p><text:s/>4,81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812.2270462397" table:style-name="ce5">
            <text:p><text:s/>4,812<text:s/></text:p>
          </table:table-cell>
          <table:table-cell office:value-type="float" office:value="1.0416022049138427" table:style-name="ce6">
            <text:p>1.042</text:p>
          </table:table-cell>
          <table:table-cell office:value-type="float" office:value="5012.4263019092996" table:style-name="ce5">
            <text:p><text:s/>5,012<text:s/></text:p>
          </table:table-cell>
          <table:table-cell office:value-type="float" office:value="1.0883964460111513" table:style-name="ce6">
            <text:p>1.088</text:p>
          </table:table-cell>
          <table:table-cell office:value-type="float" office:value="5455.5069728908993" table:style-name="ce5">
            <text:p><text:s/>5,45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5455.5069728908993" table:style-name="ce5">
            <text:p><text:s/>5,456<text:s/></text:p>
          </table:table-cell>
          <table:table-cell office:value-type="float" office:value="1.0876094325125443" table:style-name="ce6">
            <text:p>1.088</text:p>
          </table:table-cell>
          <table:table-cell office:value-type="float" office:value="5933.4608428541005" table:style-name="ce5">
            <text:p><text:s/>5,933<text:s/></text:p>
          </table:table-cell>
          <table:table-cell office:value-type="float" office:value="1.1171916004578473" table:style-name="ce6">
            <text:p>1.117</text:p>
          </table:table-cell>
          <table:table-cell office:value-type="float" office:value="6628.8126152821396" table:style-name="ce5">
            <text:p><text:s/>6,629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6628.8126152821396" table:style-name="ce5">
            <text:p><text:s/>6,629<text:s/></text:p>
          </table:table-cell>
          <table:table-cell office:value-type="float" office:value="1.0952441406747682" table:style-name="ce6">
            <text:p>1.095</text:p>
          </table:table-cell>
          <table:table-cell office:value-type="float" office:value="7260.1681765187504" table:style-name="ce5">
            <text:p><text:s/>7,260<text:s/></text:p>
          </table:table-cell>
          <table:table-cell office:value-type="float" office:value="1.0962839308012033" table:style-name="ce6">
            <text:p>1.096</text:p>
          </table:table-cell>
          <table:table-cell office:value-type="float" office:value="7959.2057068317808" table:style-name="ce5">
            <text:p><text:s/>7,95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7959.2057068317808" table:style-name="ce5">
            <text:p><text:s/>7,959<text:s/></text:p>
          </table:table-cell>
          <table:table-cell office:value-type="float" office:value="1.0787635890282825" table:style-name="ce6">
            <text:p>1.079</text:p>
          </table:table-cell>
          <table:table-cell office:value-type="float" office:value="8586.1013141162402" table:style-name="ce5">
            <text:p><text:s/>8,586<text:s/></text:p>
          </table:table-cell>
          <table:table-cell office:value-type="float" office:value="1.1299965186977026" table:style-name="ce6">
            <text:p>1.130</text:p>
          </table:table-cell>
          <table:table-cell office:value-type="float" office:value="9702.2645941371193" table:style-name="ce5">
            <text:p><text:s/>9,702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9702.2645941371193" table:style-name="ce5">
            <text:p><text:s/>9,702<text:s/></text:p>
          </table:table-cell>
          <table:table-cell office:value-type="float" office:value="1.0708443277753652" table:style-name="ce6">
            <text:p>1.071</text:p>
          </table:table-cell>
          <table:table-cell office:value-type="float" office:value="10389.615007207491" table:style-name="ce5">
            <text:p><text:s/>10,390<text:s/></text:p>
          </table:table-cell>
          <table:table-cell office:value-type="float" office:value="1.0005850039659336" table:style-name="ce6">
            <text:p>1.001</text:p>
          </table:table-cell>
          <table:table-cell office:value-type="float" office:value="10395.692973191231" table:style-name="ce5">
            <text:p><text:s/>10,39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0395.692973191231" table:style-name="ce5">
            <text:p><text:s/>10,396<text:s/></text:p>
          </table:table-cell>
          <table:table-cell office:value-type="float" office:value="1.0128459571863515" table:style-name="ce6">
            <text:p>1.013</text:p>
          </table:table-cell>
          <table:table-cell office:value-type="float" office:value="10529.235600047301" table:style-name="ce5">
            <text:p><text:s/>10,529<text:s/></text:p>
          </table:table-cell>
          <table:table-cell office:value-type="float" office:value="1.0929513474580645" table:style-name="ce6">
            <text:p>1.093</text:p>
          </table:table-cell>
          <table:table-cell office:value-type="float" office:value="11507.942236775119" table:style-name="ce5">
            <text:p><text:s/>11,50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11507.942236775119" table:style-name="ce5">
            <text:p><text:s/>11,508<text:s/></text:p>
          </table:table-cell>
          <table:table-cell office:value-type="float" office:value="0.98011438313807531" table:style-name="ce6">
            <text:p>0.980</text:p>
          </table:table-cell>
          <table:table-cell office:value-type="float" office:value="11279.09970658545" table:style-name="ce5">
            <text:p><text:s/>11,279<text:s/></text:p>
          </table:table-cell>
          <table:table-cell office:value-type="float" office:value="1.0351927109978822" table:style-name="ce6">
            <text:p>1.035</text:p>
          </table:table-cell>
          <table:table-cell office:value-type="float" office:value="11676.04180287561" table:style-name="ce5">
            <text:p><text:s/>11,676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11676.04180287561" table:style-name="ce5">
            <text:p><text:s/>11,676<text:s/></text:p>
          </table:table-cell>
          <table:table-cell office:value-type="float" office:value="1.0331619742219438" table:style-name="ce6">
            <text:p>1.033</text:p>
          </table:table-cell>
          <table:table-cell office:value-type="float" office:value="12063.242400156911" table:style-name="ce5">
            <text:p><text:s/>12,063<text:s/></text:p>
          </table:table-cell>
          <table:table-cell office:value-type="float" office:value="1.0711488733198933" table:style-name="ce6">
            <text:p>1.071</text:p>
          </table:table-cell>
          <table:table-cell office:value-type="float" office:value="12921.528505512841" table:style-name="ce5">
            <text:p><text:s/>12,92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12921.528505512841" table:style-name="ce5">
            <text:p><text:s/>12,922<text:s/></text:p>
          </table:table-cell>
          <table:table-cell office:value-type="float" office:value="1.0450160418322945" table:style-name="ce6">
            <text:p>1.045</text:p>
          </table:table-cell>
          <table:table-cell office:value-type="float" office:value="13503.20457325419" table:style-name="ce5">
            <text:p><text:s/>13,503<text:s/></text:p>
          </table:table-cell>
          <table:table-cell office:value-type="float" office:value="1.0087241784450036" table:style-name="ce6">
            <text:p>1.009</text:p>
          </table:table-cell>
          <table:table-cell office:value-type="float" office:value="13621.00893953065" table:style-name="ce5">
            <text:p><text:s/>13,62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13621.00893953065" table:style-name="ce5">
            <text:p><text:s/>13,621<text:s/></text:p>
          </table:table-cell>
          <table:table-cell office:value-type="float" office:value="1.0330693230422718" table:style-name="ce6">
            <text:p>1.033</text:p>
          </table:table-cell>
          <table:table-cell office:value-type="float" office:value="14071.446484313659" table:style-name="ce5">
            <text:p><text:s/>14,071<text:s/></text:p>
          </table:table-cell>
          <table:table-cell office:value-type="float" office:value="1.135263761181394" table:style-name="ce6">
            <text:p>1.135</text:p>
          </table:table-cell>
          <table:table-cell office:value-type="float" office:value="15974.80326104463" table:style-name="ce5">
            <text:p><text:s/>15,975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451.29585307934997" table:style-name="ce5">
            <text:p><text:s/>45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451.29585307934997" table:style-name="ce5">
            <text:p><text:s/>451<text:s/></text:p>
          </table:table-cell>
          <table:table-cell office:value-type="float" office:value="1.0617492628605878" table:style-name="ce6">
            <text:p>1.062</text:p>
          </table:table-cell>
          <table:table-cell office:value-type="float" office:value="479.16303933903998" table:style-name="ce5">
            <text:p><text:s/>479<text:s/></text:p>
          </table:table-cell>
          <table:table-cell office:value-type="float" office:value="1.8959347188457965" table:style-name="ce6">
            <text:p>1.896</text:p>
          </table:table-cell>
          <table:table-cell office:value-type="float" office:value="908.46184227056006" table:style-name="ce5">
            <text:p><text:s/>908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08.46184227056006" table:style-name="ce5">
            <text:p><text:s/>908<text:s/></text:p>
          </table:table-cell>
          <table:table-cell office:value-type="float" office:value="1.007442512233933" table:style-name="ce6">
            <text:p>1.007</text:p>
          </table:table-cell>
          <table:table-cell office:value-type="float" office:value="915.22308064571996" table:style-name="ce5">
            <text:p><text:s/>915<text:s/></text:p>
          </table:table-cell>
          <table:table-cell office:value-type="float" office:value="0.90940322276100183" table:style-name="ce6">
            <text:p>0.909</text:p>
          </table:table-cell>
          <table:table-cell office:value-type="float" office:value="832.30681908447002" table:style-name="ce5">
            <text:p><text:s/>832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32.30681908447002" table:style-name="ce5">
            <text:p><text:s/>832<text:s/></text:p>
          </table:table-cell>
          <table:table-cell office:value-type="float" office:value="1.1088477350550285" table:style-name="ce6">
            <text:p>1.109</text:p>
          </table:table-cell>
          <table:table-cell office:value-type="float" office:value="922.90153121266997" table:style-name="ce5">
            <text:p><text:s/>923<text:s/></text:p>
          </table:table-cell>
          <table:table-cell office:value-type="float" office:value="1.1902638819012499" table:style-name="ce6">
            <text:p>1.190</text:p>
          </table:table-cell>
          <table:table-cell office:value-type="float" office:value="1098.4963591538001" table:style-name="ce5">
            <text:p><text:s/>1,098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098.4963591538001" table:style-name="ce5">
            <text:p><text:s/>1,098<text:s/></text:p>
          </table:table-cell>
          <table:table-cell office:value-type="float" office:value="1.0526814121626029" table:style-name="ce6">
            <text:p>1.053</text:p>
          </table:table-cell>
          <table:table-cell office:value-type="float" office:value="1156.3666986095" table:style-name="ce5">
            <text:p><text:s/>1,156<text:s/></text:p>
          </table:table-cell>
          <table:table-cell office:value-type="float" office:value="1.5471066321822065" table:style-name="ce6">
            <text:p>1.547</text:p>
          </table:table-cell>
          <table:table-cell office:value-type="float" office:value="1789.0225886533999" table:style-name="ce5">
            <text:p><text:s/>1,789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789.0225886533999" table:style-name="ce5">
            <text:p><text:s/>1,789<text:s/></text:p>
          </table:table-cell>
          <table:table-cell office:value-type="float" office:value="1.0616952749304183" table:style-name="ce6">
            <text:p>1.062</text:p>
          </table:table-cell>
          <table:table-cell office:value-type="float" office:value="1899.3968291171" table:style-name="ce5">
            <text:p><text:s/>1,899<text:s/></text:p>
          </table:table-cell>
          <table:table-cell office:value-type="float" office:value="0.61144134327187527" table:style-name="ce6">
            <text:p>0.611</text:p>
          </table:table-cell>
          <table:table-cell office:value-type="float" office:value="1161.3697486017002" table:style-name="ce5">
            <text:p><text:s/>1,161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161.3697486017002" table:style-name="ce5">
            <text:p><text:s/>1,161<text:s/></text:p>
          </table:table-cell>
          <table:table-cell office:value-type="float" office:value="1.0913554350676364" table:style-name="ce6">
            <text:p>1.091</text:p>
          </table:table-cell>
          <table:table-cell office:value-type="float" office:value="1267.4671872596" table:style-name="ce5">
            <text:p><text:s/>1,267<text:s/></text:p>
          </table:table-cell>
          <table:table-cell office:value-type="float" office:value="1.1595152424430297" table:style-name="ce6">
            <text:p>1.160</text:p>
          </table:table-cell>
          <table:table-cell office:value-type="float" office:value="1469.6475229238999" table:style-name="ce5">
            <text:p><text:s/>1,47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69.6475229238999" table:style-name="ce5">
            <text:p><text:s/>1,470<text:s/></text:p>
          </table:table-cell>
          <table:table-cell office:value-type="float" office:value="1.0395223568679521" table:style-name="ce6">
            <text:p>1.040</text:p>
          </table:table-cell>
          <table:table-cell office:value-type="float" office:value="1527.731456795" table:style-name="ce5">
            <text:p><text:s/>1,528<text:s/></text:p>
          </table:table-cell>
          <table:table-cell office:value-type="float" office:value="0.92359750123449702" table:style-name="ce6">
            <text:p>0.924</text:p>
          </table:table-cell>
          <table:table-cell office:value-type="float" office:value="1411.0089560532001" table:style-name="ce5">
            <text:p><text:s/>1,41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411.0089560532001" table:style-name="ce5">
            <text:p><text:s/>1,411<text:s/></text:p>
          </table:table-cell>
          <table:table-cell office:value-type="float" office:value="1.087058551625854" table:style-name="ce6">
            <text:p>1.087</text:p>
          </table:table-cell>
          <table:table-cell office:value-type="float" office:value="1533.8493520983" table:style-name="ce5">
            <text:p><text:s/>1,534<text:s/></text:p>
          </table:table-cell>
          <table:table-cell office:value-type="float" office:value="1.1264270919593622" table:style-name="ce6">
            <text:p>1.126</text:p>
          </table:table-cell>
          <table:table-cell office:value-type="float" office:value="1727.7694651878401" table:style-name="ce5">
            <text:p><text:s/>1,7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27.7694651878401" table:style-name="ce5">
            <text:p><text:s/>1,728<text:s/></text:p>
          </table:table-cell>
          <table:table-cell office:value-type="float" office:value="1.0987140856400641" table:style-name="ce6">
            <text:p>1.099</text:p>
          </table:table-cell>
          <table:table-cell office:value-type="float" office:value="1898.32464814068" table:style-name="ce5">
            <text:p><text:s/>1,898<text:s/></text:p>
          </table:table-cell>
          <table:table-cell office:value-type="float" office:value="1.1565620280910323" table:style-name="ce6">
            <text:p>1.157</text:p>
          </table:table-cell>
          <table:table-cell office:value-type="float" office:value="2195.5302050287801" table:style-name="ce5">
            <text:p><text:s/>2,196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195.5302050287801" table:style-name="ce5">
            <text:p><text:s/>2,196<text:s/></text:p>
          </table:table-cell>
          <table:table-cell office:value-type="float" office:value="1.0954010962866778" table:style-name="ce6">
            <text:p>1.095</text:p>
          </table:table-cell>
          <table:table-cell office:value-type="float" office:value="2404.9861935190402" table:style-name="ce5">
            <text:p><text:s/>2,405<text:s/></text:p>
          </table:table-cell>
          <table:table-cell office:value-type="float" office:value="1.0639005219168896" table:style-name="ce6">
            <text:p>1.064</text:p>
          </table:table-cell>
          <table:table-cell office:value-type="float" office:value="2558.66606648782" table:style-name="ce5">
            <text:p><text:s/>2,559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558.66606648782" table:style-name="ce5">
            <text:p><text:s/>2,559<text:s/></text:p>
          </table:table-cell>
          <table:table-cell office:value-type="float" office:value="1.0706002416149367" table:style-name="ce6">
            <text:p>1.071</text:p>
          </table:table-cell>
          <table:table-cell office:value-type="float" office:value="2739.3085089938004" table:style-name="ce5">
            <text:p><text:s/>2,739<text:s/></text:p>
          </table:table-cell>
          <table:table-cell office:value-type="float" office:value="1.0469637371540437" table:style-name="ce6">
            <text:p>1.047</text:p>
          </table:table-cell>
          <table:table-cell office:value-type="float" office:value="2867.9566737940204" table:style-name="ce5">
            <text:p><text:s/>2,86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867.9566737940204" table:style-name="ce5">
            <text:p><text:s/>2,868<text:s/></text:p>
          </table:table-cell>
          <table:table-cell office:value-type="float" office:value="1.0149756382749715" table:style-name="ce6">
            <text:p>1.015</text:p>
          </table:table-cell>
          <table:table-cell office:value-type="float" office:value="2910.90615552905" table:style-name="ce5">
            <text:p><text:s/>2,911<text:s/></text:p>
          </table:table-cell>
          <table:table-cell office:value-type="float" office:value="1.1790077981933658" table:style-name="ce6">
            <text:p>1.179</text:p>
          </table:table-cell>
          <table:table-cell office:value-type="float" office:value="3431.9810571778203" table:style-name="ce5">
            <text:p><text:s/>3,43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3431.9810571778203" table:style-name="ce5">
            <text:p><text:s/>3,432<text:s/></text:p>
          </table:table-cell>
          <table:table-cell office:value-type="float" office:value="0.99085810054831125" table:style-name="ce6">
            <text:p>0.991</text:p>
          </table:table-cell>
          <table:table-cell office:value-type="float" office:value="3400.6062314330002" table:style-name="ce5">
            <text:p><text:s/>3,401<text:s/></text:p>
          </table:table-cell>
          <table:table-cell office:value-type="float" office:value="1.0372877436874355" table:style-name="ce6">
            <text:p>1.037</text:p>
          </table:table-cell>
          <table:table-cell office:value-type="float" office:value="3527.4071649725697" table:style-name="ce5">
            <text:p><text:s/>3,52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527.4071649725697" table:style-name="ce5">
            <text:p><text:s/>3,527<text:s/></text:p>
          </table:table-cell>
          <table:table-cell office:value-type="float" office:value="1.0395123998093552" table:style-name="ce6">
            <text:p>1.040</text:p>
          </table:table-cell>
          <table:table-cell office:value-type="float" office:value="3666.7834871653499" table:style-name="ce5">
            <text:p><text:s/>3,667<text:s/></text:p>
          </table:table-cell>
          <table:table-cell office:value-type="float" office:value="1.1043023151984277" table:style-name="ce6">
            <text:p>1.104</text:p>
          </table:table-cell>
          <table:table-cell office:value-type="float" office:value="4049.2374942080596" table:style-name="ce5">
            <text:p><text:s/>4,049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4049.2374942080596" table:style-name="ce5">
            <text:p><text:s/>4,049<text:s/></text:p>
          </table:table-cell>
          <table:table-cell office:value-type="float" office:value="1.0392609201637635" table:style-name="ce6">
            <text:p>1.039</text:p>
          </table:table-cell>
          <table:table-cell office:value-type="float" office:value="4208.2142841922796" table:style-name="ce5">
            <text:p><text:s/>4,208<text:s/></text:p>
          </table:table-cell>
          <table:table-cell office:value-type="float" office:value="0.90865113918728257" table:style-name="ce6">
            <text:p>0.909</text:p>
          </table:table-cell>
          <table:table-cell office:value-type="float" office:value="3823.79870327551" table:style-name="ce5">
            <text:p><text:s/>3,82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823.79870327551" table:style-name="ce5">
            <text:p><text:s/>3,824<text:s/></text:p>
          </table:table-cell>
          <table:table-cell office:value-type="float" office:value="1.0329613633115167" table:style-name="ce6">
            <text:p>1.033</text:p>
          </table:table-cell>
          <table:table-cell office:value-type="float" office:value="3949.8363215642798" table:style-name="ce5">
            <text:p><text:s/>3,950<text:s/></text:p>
          </table:table-cell>
          <table:table-cell office:value-type="float" office:value="1.3063446318551528" table:style-name="ce6">
            <text:p>1.306</text:p>
          </table:table-cell>
          <table:table-cell office:value-type="float" office:value="5159.8474753820001" table:style-name="ce5">
            <text:p><text:s/>5,160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tividades profissionais, científicas e técnicas, administrativas e serviços complementare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247.58951411355" table:style-name="ce5">
            <text:p><text:s/>1,24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247.58951411355" table:style-name="ce5">
            <text:p><text:s/>1,248<text:s/></text:p>
          </table:table-cell>
          <table:table-cell office:value-type="float" office:value="1.0359111719454805" table:style-name="ce6">
            <text:p>1.036</text:p>
          </table:table-cell>
          <table:table-cell office:value-type="float" office:value="1292.39191567226" table:style-name="ce5">
            <text:p><text:s/>1,292<text:s/></text:p>
          </table:table-cell>
          <table:table-cell office:value-type="float" office:value="1.2623987924343982" table:style-name="ce6">
            <text:p>1.262</text:p>
          </table:table-cell>
          <table:table-cell office:value-type="float" office:value="1631.5139936966398" table:style-name="ce5">
            <text:p><text:s/>1,63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31.5139936966398" table:style-name="ce5">
            <text:p><text:s/>1,632<text:s/></text:p>
          </table:table-cell>
          <table:table-cell office:value-type="float" office:value="1.0239238347218846" table:style-name="ce6">
            <text:p>1.024</text:p>
          </table:table-cell>
          <table:table-cell office:value-type="float" office:value="1670.5460648282799" table:style-name="ce5">
            <text:p><text:s/>1,671<text:s/></text:p>
          </table:table-cell>
          <table:table-cell office:value-type="float" office:value="1.1216212058323185" table:style-name="ce6">
            <text:p>1.122</text:p>
          </table:table-cell>
          <table:table-cell office:value-type="float" office:value="1873.7198916311299" table:style-name="ce5">
            <text:p><text:s/>1,874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73.7198916311299" table:style-name="ce5">
            <text:p><text:s/>1,874<text:s/></text:p>
          </table:table-cell>
          <table:table-cell office:value-type="float" office:value="1.0875027538692945" table:style-name="ce6">
            <text:p>1.088</text:p>
          </table:table-cell>
          <table:table-cell office:value-type="float" office:value="2037.67554212853" table:style-name="ce5">
            <text:p><text:s/>2,038<text:s/></text:p>
          </table:table-cell>
          <table:table-cell office:value-type="float" office:value="1.0334369331690061" table:style-name="ce6">
            <text:p>1.033</text:p>
          </table:table-cell>
          <table:table-cell office:value-type="float" office:value="2105.8091630507997" table:style-name="ce5">
            <text:p><text:s/>2,10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05.8091630507997" table:style-name="ce5">
            <text:p><text:s/>2,106<text:s/></text:p>
          </table:table-cell>
          <table:table-cell office:value-type="float" office:value="1.0391065527806396" table:style-name="ce6">
            <text:p>1.039</text:p>
          </table:table-cell>
          <table:table-cell office:value-type="float" office:value="2188.1601002316002" table:style-name="ce5">
            <text:p><text:s/>2,188<text:s/></text:p>
          </table:table-cell>
          <table:table-cell office:value-type="float" office:value="1.3644718734936208" table:style-name="ce6">
            <text:p>1.364</text:p>
          </table:table-cell>
          <table:table-cell office:value-type="float" office:value="2985.6829114670004" table:style-name="ce5">
            <text:p><text:s/>2,986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985.6829114670004" table:style-name="ce5">
            <text:p><text:s/>2,986<text:s/></text:p>
          </table:table-cell>
          <table:table-cell office:value-type="float" office:value="1.0616660299478473" table:style-name="ce6">
            <text:p>1.062</text:p>
          </table:table-cell>
          <table:table-cell office:value-type="float" office:value="3169.7981233003006" table:style-name="ce5">
            <text:p><text:s/>3,170<text:s/></text:p>
          </table:table-cell>
          <table:table-cell office:value-type="float" office:value="0.98718012146388956" table:style-name="ce6">
            <text:p>0.987</text:p>
          </table:table-cell>
          <table:table-cell office:value-type="float" office:value="3129.1616963756001" table:style-name="ce5">
            <text:p><text:s/>3,12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29.1616963756001" table:style-name="ce5">
            <text:p><text:s/>3,129<text:s/></text:p>
          </table:table-cell>
          <table:table-cell office:value-type="float" office:value="1.0926984540825349" table:style-name="ce6">
            <text:p>1.093</text:p>
          </table:table-cell>
          <table:table-cell office:value-type="float" office:value="3419.2301482039002" table:style-name="ce5">
            <text:p><text:s/>3,419<text:s/></text:p>
          </table:table-cell>
          <table:table-cell office:value-type="float" office:value="0.97758249033679001" table:style-name="ce6">
            <text:p>0.978</text:p>
          </table:table-cell>
          <table:table-cell office:value-type="float" office:value="3342.5795233158005" table:style-name="ce5">
            <text:p><text:s/>3,34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42.5795233158005" table:style-name="ce5">
            <text:p><text:s/>3,343<text:s/></text:p>
          </table:table-cell>
          <table:table-cell office:value-type="float" office:value="1.0425166614009298" table:style-name="ce6">
            <text:p>1.043</text:p>
          </table:table-cell>
          <table:table-cell office:value-type="float" office:value="3484.6948451142998" table:style-name="ce5">
            <text:p><text:s/>3,485<text:s/></text:p>
          </table:table-cell>
          <table:table-cell office:value-type="float" office:value="1.160646253576054" table:style-name="ce6">
            <text:p>1.161</text:p>
          </table:table-cell>
          <table:table-cell office:value-type="float" office:value="4044.4980168377001" table:style-name="ce5">
            <text:p><text:s/>4,0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44.4980168377001" table:style-name="ce5">
            <text:p><text:s/>4,044<text:s/></text:p>
          </table:table-cell>
          <table:table-cell office:value-type="float" office:value="1.0878016189993722" table:style-name="ce6">
            <text:p>1.088</text:p>
          </table:table-cell>
          <table:table-cell office:value-type="float" office:value="4399.6114907558003" table:style-name="ce5">
            <text:p><text:s/>4,400<text:s/></text:p>
          </table:table-cell>
          <table:table-cell office:value-type="float" office:value="1.1139718041904558" table:style-name="ce6">
            <text:p>1.114</text:p>
          </table:table-cell>
          <table:table-cell office:value-type="float" office:value="4901.0431500942996" table:style-name="ce5">
            <text:p><text:s/>4,9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901.0431500942996" table:style-name="ce5">
            <text:p><text:s/>4,901<text:s/></text:p>
          </table:table-cell>
          <table:table-cell office:value-type="float" office:value="1.0940208776319189" table:style-name="ce6">
            <text:p>1.094</text:p>
          </table:table-cell>
          <table:table-cell office:value-type="float" office:value="5361.84352837807" table:style-name="ce5">
            <text:p><text:s/>5,362<text:s/></text:p>
          </table:table-cell>
          <table:table-cell office:value-type="float" office:value="1.0749428757661794" table:style-name="ce6">
            <text:p>1.075</text:p>
          </table:table-cell>
          <table:table-cell office:value-type="float" office:value="5763.6755018030008" table:style-name="ce5">
            <text:p><text:s/>5,764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763.6755018030008" table:style-name="ce5">
            <text:p><text:s/>5,764<text:s/></text:p>
          </table:table-cell>
          <table:table-cell office:value-type="float" office:value="1.0724259404721197" table:style-name="ce6">
            <text:p>1.072</text:p>
          </table:table-cell>
          <table:table-cell office:value-type="float" office:value="6181.1151205971992" table:style-name="ce5">
            <text:p><text:s/>6,181<text:s/></text:p>
          </table:table-cell>
          <table:table-cell office:value-type="float" office:value="1.1557135546375503" table:style-name="ce6">
            <text:p>1.156</text:p>
          </table:table-cell>
          <table:table-cell office:value-type="float" office:value="7143.5985276492993" table:style-name="ce5">
            <text:p><text:s/>7,14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7143.5985276492993" table:style-name="ce5">
            <text:p><text:s/>7,144<text:s/></text:p>
          </table:table-cell>
          <table:table-cell office:value-type="float" office:value="1.070931753597739" table:style-name="ce6">
            <text:p>1.071</text:p>
          </table:table-cell>
          <table:table-cell office:value-type="float" office:value="7650.3064982136912" table:style-name="ce5">
            <text:p><text:s/>7,650<text:s/></text:p>
          </table:table-cell>
          <table:table-cell office:value-type="float" office:value="0.9839783936963703" table:style-name="ce6">
            <text:p>0.984</text:p>
          </table:table-cell>
          <table:table-cell office:value-type="float" office:value="7527.736299397211" table:style-name="ce5">
            <text:p><text:s/>7,528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527.736299397211" table:style-name="ce5">
            <text:p><text:s/>7,528<text:s/></text:p>
          </table:table-cell>
          <table:table-cell office:value-type="float" office:value="1.012034580054072" table:style-name="ce6">
            <text:p>1.012</text:p>
          </table:table-cell>
          <table:table-cell office:value-type="float" office:value="7618.3294445182501" table:style-name="ce5">
            <text:p><text:s/>7,618<text:s/></text:p>
          </table:table-cell>
          <table:table-cell office:value-type="float" office:value="1.0600698274355065" table:style-name="ce6">
            <text:p>1.060</text:p>
          </table:table-cell>
          <table:table-cell office:value-type="float" office:value="8075.9611795972996" table:style-name="ce5">
            <text:p><text:s/>8,07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8075.9611795972996" table:style-name="ce5">
            <text:p><text:s/>8,076<text:s/></text:p>
          </table:table-cell>
          <table:table-cell office:value-type="float" office:value="0.97554870559015028" table:style-name="ce6">
            <text:p>0.976</text:p>
          </table:table-cell>
          <table:table-cell office:value-type="float" office:value="7878.4934751524488" table:style-name="ce5">
            <text:p><text:s/>7,878<text:s/></text:p>
          </table:table-cell>
          <table:table-cell office:value-type="float" office:value="1.0342884288224106" table:style-name="ce6">
            <text:p>1.034</text:p>
          </table:table-cell>
          <table:table-cell office:value-type="float" office:value="8148.6346379030401" table:style-name="ce5">
            <text:p><text:s/>8,14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148.6346379030401" table:style-name="ce5">
            <text:p><text:s/>8,149<text:s/></text:p>
          </table:table-cell>
          <table:table-cell office:value-type="float" office:value="1.0304129815731062" table:style-name="ce6">
            <text:p>1.030</text:p>
          </table:table-cell>
          <table:table-cell office:value-type="float" office:value="8396.4589129915603" table:style-name="ce5">
            <text:p><text:s/>8,396<text:s/></text:p>
          </table:table-cell>
          <table:table-cell office:value-type="float" office:value="1.0566705683007609" table:style-name="ce6">
            <text:p>1.057</text:p>
          </table:table-cell>
          <table:table-cell office:value-type="float" office:value="8872.2910113047801" table:style-name="ce5">
            <text:p><text:s/>8,872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872.2910113047801" table:style-name="ce5">
            <text:p><text:s/>8,872<text:s/></text:p>
          </table:table-cell>
          <table:table-cell office:value-type="float" office:value="1.0476426299834551" table:style-name="ce6">
            <text:p>1.048</text:p>
          </table:table-cell>
          <table:table-cell office:value-type="float" office:value="9294.9902890619105" table:style-name="ce5">
            <text:p><text:s/>9,295<text:s/></text:p>
          </table:table-cell>
          <table:table-cell office:value-type="float" office:value="1.0540312503375315" table:style-name="ce6">
            <text:p>1.054</text:p>
          </table:table-cell>
          <table:table-cell office:value-type="float" office:value="9797.2102362551377" table:style-name="ce5">
            <text:p><text:s/>9,797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797.2102362551377" table:style-name="ce5">
            <text:p><text:s/>9,797<text:s/></text:p>
          </table:table-cell>
          <table:table-cell office:value-type="float" office:value="1.0331114591471948" table:style-name="ce6">
            <text:p>1.033</text:p>
          </table:table-cell>
          <table:table-cell office:value-type="float" office:value="10121.610162749381" table:style-name="ce5">
            <text:p><text:s/>10,122<text:s/></text:p>
          </table:table-cell>
          <table:table-cell office:value-type="float" office:value="1.0685015142615326" table:style-name="ce6">
            <text:p>1.069</text:p>
          </table:table-cell>
          <table:table-cell office:value-type="float" office:value="10814.955785662631" table:style-name="ce5">
            <text:p><text:s/>10,815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14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7265.0378825039998" table:style-name="ce5">
            <text:p><text:s/>7,265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7265.0378825039998" table:style-name="ce5">
            <text:p><text:s/>7,265<text:s/></text:p>
          </table:table-cell>
          <table:table-cell office:value-type="float" office:value="1.0194522340132233" table:style-name="ce6">
            <text:p>1.019</text:p>
          </table:table-cell>
          <table:table-cell office:value-type="float" office:value="7406.3590995094" table:style-name="ce5">
            <text:p><text:s/>7,406<text:s/></text:p>
          </table:table-cell>
          <table:table-cell office:value-type="float" office:value="1.1479045502132703" table:style-name="ce6">
            <text:p>1.148</text:p>
          </table:table-cell>
          <table:table-cell office:value-type="float" office:value="8501.7933108402995" table:style-name="ce5">
            <text:p><text:s/>8,502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8501.7933108402995" table:style-name="ce5">
            <text:p><text:s/>8,502<text:s/></text:p>
          </table:table-cell>
          <table:table-cell office:value-type="float" office:value="1.0344178650254765" table:style-name="ce6">
            <text:p>1.034</text:p>
          </table:table-cell>
          <table:table-cell office:value-type="float" office:value="8794.4068854873003" table:style-name="ce5">
            <text:p><text:s/>8,794<text:s/></text:p>
          </table:table-cell>
          <table:table-cell office:value-type="float" office:value="1.0787015404369873" table:style-name="ce6">
            <text:p>1.079</text:p>
          </table:table-cell>
          <table:table-cell office:value-type="float" office:value="9486.540254604799" table:style-name="ce5">
            <text:p><text:s/>9,48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9486.540254604799" table:style-name="ce5">
            <text:p><text:s/>9,487<text:s/></text:p>
          </table:table-cell>
          <table:table-cell office:value-type="float" office:value="1.0139755050819654" table:style-name="ce6">
            <text:p>1.014</text:p>
          </table:table-cell>
          <table:table-cell office:value-type="float" office:value="9619.1194461432988" table:style-name="ce5">
            <text:p><text:s/>9,619<text:s/></text:p>
          </table:table-cell>
          <table:table-cell office:value-type="float" office:value="1.124446955639651" table:style-name="ce6">
            <text:p>1.124</text:p>
          </table:table-cell>
          <table:table-cell office:value-type="float" office:value="10816.18957715" table:style-name="ce5">
            <text:p><text:s/>10,81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0816.18957715" table:style-name="ce5">
            <text:p><text:s/>10,816<text:s/></text:p>
          </table:table-cell>
          <table:table-cell office:value-type="float" office:value="1.0275185530314483" table:style-name="ce6">
            <text:p>1.028</text:p>
          </table:table-cell>
          <table:table-cell office:value-type="float" office:value="11113.835463627001" table:style-name="ce5">
            <text:p><text:s/>11,114<text:s/></text:p>
          </table:table-cell>
          <table:table-cell office:value-type="float" office:value="1.0630376327438773" table:style-name="ce6">
            <text:p>1.063</text:p>
          </table:table-cell>
          <table:table-cell office:value-type="float" office:value="11814.425341959" table:style-name="ce5">
            <text:p><text:s/>11,814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1814.425341959" table:style-name="ce5">
            <text:p><text:s/>11,814<text:s/></text:p>
          </table:table-cell>
          <table:table-cell office:value-type="float" office:value="1.0490539885038459" table:style-name="ce6">
            <text:p>1.049</text:p>
          </table:table-cell>
          <table:table-cell office:value-type="float" office:value="12393.970026863" table:style-name="ce5">
            <text:p><text:s/>12,394<text:s/></text:p>
          </table:table-cell>
          <table:table-cell office:value-type="float" office:value="1.0934958861805715" table:style-name="ce6">
            <text:p>1.093</text:p>
          </table:table-cell>
          <table:table-cell office:value-type="float" office:value="13552.75523782" table:style-name="ce5">
            <text:p><text:s/>13,55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3552.75523782" table:style-name="ce5">
            <text:p><text:s/>13,553<text:s/></text:p>
          </table:table-cell>
          <table:table-cell office:value-type="float" office:value="1.0132096222640701" table:style-name="ce6">
            <text:p>1.013</text:p>
          </table:table-cell>
          <table:table-cell office:value-type="float" office:value="13731.782015149" table:style-name="ce5">
            <text:p><text:s/>13,732<text:s/></text:p>
          </table:table-cell>
          <table:table-cell office:value-type="float" office:value="1.1377146477218878" table:style-name="ce6">
            <text:p>1.138</text:p>
          </table:table-cell>
          <table:table-cell office:value-type="float" office:value="15622.849537959" table:style-name="ce5">
            <text:p><text:s/>15,623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5622.849537959" table:style-name="ce5">
            <text:p><text:s/>15,623<text:s/></text:p>
          </table:table-cell>
          <table:table-cell office:value-type="float" office:value="1.0237671475546009" table:style-name="ce6">
            <text:p>1.024</text:p>
          </table:table-cell>
          <table:table-cell office:value-type="float" office:value="15994.160108151" table:style-name="ce5">
            <text:p><text:s/>15,994<text:s/></text:p>
          </table:table-cell>
          <table:table-cell office:value-type="float" office:value="1.0234279150169341" table:style-name="ce6">
            <text:p>1.023</text:p>
          </table:table-cell>
          <table:table-cell office:value-type="float" office:value="16368.869931931999" table:style-name="ce5">
            <text:p><text:s/>16,36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6368.869931931999" table:style-name="ce5">
            <text:p><text:s/>16,369<text:s/></text:p>
          </table:table-cell>
          <table:table-cell office:value-type="float" office:value="1.0461933960926622" table:style-name="ce6">
            <text:p>1.046</text:p>
          </table:table-cell>
          <table:table-cell office:value-type="float" office:value="17125.003624287001" table:style-name="ce5">
            <text:p><text:s/>17,125<text:s/></text:p>
          </table:table-cell>
          <table:table-cell office:value-type="float" office:value="1.1160938523732367" table:style-name="ce6">
            <text:p>1.116</text:p>
          </table:table-cell>
          <table:table-cell office:value-type="float" office:value="19113.111266936117" table:style-name="ce5">
            <text:p><text:s/>19,113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9113.111266936117" table:style-name="ce5">
            <text:p><text:s/>19,113<text:s/></text:p>
          </table:table-cell>
          <table:table-cell office:value-type="float" office:value="1.0250640795679467" table:style-name="ce6">
            <text:p>1.025</text:p>
          </table:table-cell>
          <table:table-cell office:value-type="float" office:value="19592.163808521622" table:style-name="ce5">
            <text:p><text:s/>19,592<text:s/></text:p>
          </table:table-cell>
          <table:table-cell office:value-type="float" office:value="1.0930544756445044" table:style-name="ce6">
            <text:p>1.093</text:p>
          </table:table-cell>
          <table:table-cell office:value-type="float" office:value="21415.30233846484" table:style-name="ce5">
            <text:p><text:s/>21,415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21415.30233846484" table:style-name="ce5">
            <text:p><text:s/>21,415<text:s/></text:p>
          </table:table-cell>
          <table:table-cell office:value-type="float" office:value="1.0280644976081394" table:style-name="ce6">
            <text:p>1.028</text:p>
          </table:table-cell>
          <table:table-cell office:value-type="float" office:value="22016.312039720269" table:style-name="ce5">
            <text:p><text:s/>22,016<text:s/></text:p>
          </table:table-cell>
          <table:table-cell office:value-type="float" office:value="1.1153976299589612" table:style-name="ce6">
            <text:p>1.115</text:p>
          </table:table-cell>
          <table:table-cell office:value-type="float" office:value="24556.94226954093" table:style-name="ce5">
            <text:p><text:s/>24,557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24556.94226954093" table:style-name="ce5">
            <text:p><text:s/>24,557<text:s/></text:p>
          </table:table-cell>
          <table:table-cell office:value-type="float" office:value="1.0186420249344121" table:style-name="ce6">
            <text:p>1.019</text:p>
          </table:table-cell>
          <table:table-cell office:value-type="float" office:value="25014.733399642631" table:style-name="ce5">
            <text:p><text:s/>25,015<text:s/></text:p>
          </table:table-cell>
          <table:table-cell office:value-type="float" office:value="1.093566152602522" table:style-name="ce6">
            <text:p>1.094</text:p>
          </table:table-cell>
          <table:table-cell office:value-type="float" office:value="27355.265762224997" table:style-name="ce5">
            <text:p><text:s/>27,355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7355.265762224997" table:style-name="ce5">
            <text:p><text:s/>27,355<text:s/></text:p>
          </table:table-cell>
          <table:table-cell office:value-type="float" office:value="1.0163250867004172" table:style-name="ce6">
            <text:p>1.016</text:p>
          </table:table-cell>
          <table:table-cell office:value-type="float" office:value="27801.842847506279" table:style-name="ce5">
            <text:p><text:s/>27,802<text:s/></text:p>
          </table:table-cell>
          <table:table-cell office:value-type="float" office:value="1.091582872645092" table:style-name="ce6">
            <text:p>1.092</text:p>
          </table:table-cell>
          <table:table-cell office:value-type="float" office:value="30348.015480308313" table:style-name="ce5">
            <text:p><text:s/>30,34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30348.015480308313" table:style-name="ce5">
            <text:p><text:s/>30,348<text:s/></text:p>
          </table:table-cell>
          <table:table-cell office:value-type="float" office:value="0.99005670847427163" table:style-name="ce6">
            <text:p>0.990</text:p>
          </table:table-cell>
          <table:table-cell office:value-type="float" office:value="30046.256315160288" table:style-name="ce5">
            <text:p><text:s/>30,046<text:s/></text:p>
          </table:table-cell>
          <table:table-cell office:value-type="float" office:value="1.0763704467062594" table:style-name="ce6">
            <text:p>1.076</text:p>
          </table:table-cell>
          <table:table-cell office:value-type="float" office:value="32340.902331799851" table:style-name="ce5">
            <text:p><text:s/>32,341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32340.902331799851" table:style-name="ce5">
            <text:p><text:s/>32,341<text:s/></text:p>
          </table:table-cell>
          <table:table-cell office:value-type="float" office:value="1.0016973838814349" table:style-name="ce6">
            <text:p>1.002</text:p>
          </table:table-cell>
          <table:table-cell office:value-type="float" office:value="32395.79725812891" table:style-name="ce5">
            <text:p><text:s/>32,396<text:s/></text:p>
          </table:table-cell>
          <table:table-cell office:value-type="float" office:value="1.0487546377497092" table:style-name="ce6">
            <text:p>1.049</text:p>
          </table:table-cell>
          <table:table-cell office:value-type="float" office:value="33975.24261806201" table:style-name="ce5">
            <text:p><text:s/>33,97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3975.24261806201" table:style-name="ce5">
            <text:p><text:s/>33,975<text:s/></text:p>
          </table:table-cell>
          <table:table-cell office:value-type="float" office:value="1.0052311181785123" table:style-name="ce6">
            <text:p>1.005</text:p>
          </table:table-cell>
          <table:table-cell office:value-type="float" office:value="34152.971127340723" table:style-name="ce5">
            <text:p><text:s/>34,153<text:s/></text:p>
          </table:table-cell>
          <table:table-cell office:value-type="float" office:value="1.0920871903293181" table:style-name="ce6">
            <text:p>1.092</text:p>
          </table:table-cell>
          <table:table-cell office:value-type="float" office:value="37298.022279855853" table:style-name="ce5">
            <text:p><text:s/>37,298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7298.022279855853" table:style-name="ce5">
            <text:p><text:s/>37,298<text:s/></text:p>
          </table:table-cell>
          <table:table-cell office:value-type="float" office:value="1.0200303164940689" table:style-name="ce6">
            <text:p>1.020</text:p>
          </table:table-cell>
          <table:table-cell office:value-type="float" office:value="38045.113470724194" table:style-name="ce5">
            <text:p><text:s/>38,045<text:s/></text:p>
          </table:table-cell>
          <table:table-cell office:value-type="float" office:value="1.0393814600961748" table:style-name="ce6">
            <text:p>1.039</text:p>
          </table:table-cell>
          <table:table-cell office:value-type="float" office:value="39543.385588725971" table:style-name="ce5">
            <text:p><text:s/>39,543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831.4338048584002" table:style-name="ce5">
            <text:p><text:s/>1,83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1831.4338048584002" table:style-name="ce5">
            <text:p><text:s/>1,831<text:s/></text:p>
          </table:table-cell>
          <table:table-cell office:value-type="float" office:value="0.98442374593472914" table:style-name="ce6">
            <text:p>0.984</text:p>
          </table:table-cell>
          <table:table-cell office:value-type="float" office:value="1802.9069266101999" table:style-name="ce5">
            <text:p><text:s/>1,803<text:s/></text:p>
          </table:table-cell>
          <table:table-cell office:value-type="float" office:value="1.2639181744592496" table:style-name="ce6">
            <text:p>1.264</text:p>
          </table:table-cell>
          <table:table-cell office:value-type="float" office:value="2278.7268314011003" table:style-name="ce5">
            <text:p><text:s/>2,279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2278.7268314011003" table:style-name="ce5">
            <text:p><text:s/>2,279<text:s/></text:p>
          </table:table-cell>
          <table:table-cell office:value-type="float" office:value="1.0294358483254691" table:style-name="ce6">
            <text:p>1.029</text:p>
          </table:table-cell>
          <table:table-cell office:value-type="float" office:value="2345.8030887853997" table:style-name="ce5">
            <text:p><text:s/>2,346<text:s/></text:p>
          </table:table-cell>
          <table:table-cell office:value-type="float" office:value="1.0102896625307531" table:style-name="ce6">
            <text:p>1.010</text:p>
          </table:table-cell>
          <table:table-cell office:value-type="float" office:value="2369.9406109326001" table:style-name="ce5">
            <text:p><text:s/>2,370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369.9406109326001" table:style-name="ce5">
            <text:p><text:s/>2,370<text:s/></text:p>
          </table:table-cell>
          <table:table-cell office:value-type="float" office:value="1.0441556534308345" table:style-name="ce6">
            <text:p>1.044</text:p>
          </table:table-cell>
          <table:table-cell office:value-type="float" office:value="2474.5868872006004" table:style-name="ce5">
            <text:p><text:s/>2,475<text:s/></text:p>
          </table:table-cell>
          <table:table-cell office:value-type="float" office:value="1.1263612772467391" table:style-name="ce6">
            <text:p>1.126</text:p>
          </table:table-cell>
          <table:table-cell office:value-type="float" office:value="2787.2788469253001" table:style-name="ce5">
            <text:p><text:s/>2,78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2787.2788469253001" table:style-name="ce5">
            <text:p><text:s/>2,787<text:s/></text:p>
          </table:table-cell>
          <table:table-cell office:value-type="float" office:value="1.0063242676496273" table:style-name="ce6">
            <text:p>1.006</text:p>
          </table:table-cell>
          <table:table-cell office:value-type="float" office:value="2804.9063443674004" table:style-name="ce5">
            <text:p><text:s/>2,805<text:s/></text:p>
          </table:table-cell>
          <table:table-cell office:value-type="float" office:value="0.97576464039820499" table:style-name="ce6">
            <text:p>0.976</text:p>
          </table:table-cell>
          <table:table-cell office:value-type="float" office:value="2736.9284304622997" table:style-name="ce5">
            <text:p><text:s/>2,73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736.9284304622997" table:style-name="ce5">
            <text:p><text:s/>2,737<text:s/></text:p>
          </table:table-cell>
          <table:table-cell office:value-type="float" office:value="1.1129889049304316" table:style-name="ce6">
            <text:p>1.113</text:p>
          </table:table-cell>
          <table:table-cell office:value-type="float" office:value="3046.1709766931999" table:style-name="ce5">
            <text:p><text:s/>3,046<text:s/></text:p>
          </table:table-cell>
          <table:table-cell office:value-type="float" office:value="1.0781090551265415" table:style-name="ce6">
            <text:p>1.078</text:p>
          </table:table-cell>
          <table:table-cell office:value-type="float" office:value="3284.1045134366004" table:style-name="ce5">
            <text:p><text:s/>3,28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284.1045134366004" table:style-name="ce5">
            <text:p><text:s/>3,284<text:s/></text:p>
          </table:table-cell>
          <table:table-cell office:value-type="float" office:value="1.0524018497921113" table:style-name="ce6">
            <text:p>1.052</text:p>
          </table:table-cell>
          <table:table-cell office:value-type="float" office:value="3456.1976648512996" table:style-name="ce5">
            <text:p><text:s/>3,456<text:s/></text:p>
          </table:table-cell>
          <table:table-cell office:value-type="float" office:value="1.1149671335742877" table:style-name="ce6">
            <text:p>1.115</text:p>
          </table:table-cell>
          <table:table-cell office:value-type="float" office:value="3853.5468034454002" table:style-name="ce5">
            <text:p><text:s/>3,8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853.5468034454002" table:style-name="ce5">
            <text:p><text:s/>3,854<text:s/></text:p>
          </table:table-cell>
          <table:table-cell office:value-type="float" office:value="1.0129570837406094" table:style-name="ce6">
            <text:p>1.013</text:p>
          </table:table-cell>
          <table:table-cell office:value-type="float" office:value="3903.477532076" table:style-name="ce5">
            <text:p><text:s/>3,903<text:s/></text:p>
          </table:table-cell>
          <table:table-cell office:value-type="float" office:value="1.037497817490179" table:style-name="ce6">
            <text:p>1.037</text:p>
          </table:table-cell>
          <table:table-cell office:value-type="float" office:value="4049.8494201508001" table:style-name="ce5">
            <text:p><text:s/>4,050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049.8494201508001" table:style-name="ce5">
            <text:p><text:s/>4,050<text:s/></text:p>
          </table:table-cell>
          <table:table-cell office:value-type="float" office:value="1.0988230338228471" table:style-name="ce6">
            <text:p>1.099</text:p>
          </table:table-cell>
          <table:table-cell office:value-type="float" office:value="4450.0678263758" table:style-name="ce5">
            <text:p><text:s/>4,450<text:s/></text:p>
          </table:table-cell>
          <table:table-cell office:value-type="float" office:value="1.075727056730589" table:style-name="ce6">
            <text:p>1.076</text:p>
          </table:table-cell>
          <table:table-cell office:value-type="float" office:value="4787.0583651187299" table:style-name="ce5">
            <text:p><text:s/>4,78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4787.0583651187299" table:style-name="ce5">
            <text:p><text:s/>4,787<text:s/></text:p>
          </table:table-cell>
          <table:table-cell office:value-type="float" office:value="1.0367378469186241" table:style-name="ce6">
            <text:p>1.037</text:p>
          </table:table-cell>
          <table:table-cell office:value-type="float" office:value="4962.92458252698" table:style-name="ce5">
            <text:p><text:s/>4,963<text:s/></text:p>
          </table:table-cell>
          <table:table-cell office:value-type="float" office:value="1.0322231860425739" table:style-name="ce6">
            <text:p>1.032</text:p>
          </table:table-cell>
          <table:table-cell office:value-type="float" office:value="5122.8458246650107" table:style-name="ce5">
            <text:p><text:s/>5,123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5122.8458246650107" table:style-name="ce5">
            <text:p><text:s/>5,123<text:s/></text:p>
          </table:table-cell>
          <table:table-cell office:value-type="float" office:value="1.0574085998951082" table:style-name="ce6">
            <text:p>1.057</text:p>
          </table:table-cell>
          <table:table-cell office:value-type="float" office:value="5416.9412309375293" table:style-name="ce5">
            <text:p><text:s/>5,417<text:s/></text:p>
          </table:table-cell>
          <table:table-cell office:value-type="float" office:value="1.1878145389291013" table:style-name="ce6">
            <text:p>1.188</text:p>
          </table:table-cell>
          <table:table-cell office:value-type="float" office:value="6434.3215506321003" table:style-name="ce5">
            <text:p><text:s/>6,434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6434.3215506321003" table:style-name="ce5">
            <text:p><text:s/>6,434<text:s/></text:p>
          </table:table-cell>
          <table:table-cell office:value-type="float" office:value="1.0075071312885979" table:style-name="ce6">
            <text:p>1.008</text:p>
          </table:table-cell>
          <table:table-cell office:value-type="float" office:value="6482.6248472657498" table:style-name="ce5">
            <text:p><text:s/>6,483<text:s/></text:p>
          </table:table-cell>
          <table:table-cell office:value-type="float" office:value="1.0184620953590782" table:style-name="ce6">
            <text:p>1.018</text:p>
          </table:table-cell>
          <table:table-cell office:value-type="float" office:value="6602.3076853731" table:style-name="ce5">
            <text:p><text:s/>6,60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6602.3076853731" table:style-name="ce5">
            <text:p><text:s/>6,602<text:s/></text:p>
          </table:table-cell>
          <table:table-cell office:value-type="float" office:value="1.0373295289829789" table:style-name="ce6">
            <text:p>1.037</text:p>
          </table:table-cell>
          <table:table-cell office:value-type="float" office:value="6848.7687214687794" table:style-name="ce5">
            <text:p><text:s/>6,849<text:s/></text:p>
          </table:table-cell>
          <table:table-cell office:value-type="float" office:value="1.0822247833693033" table:style-name="ce6">
            <text:p>1.082</text:p>
          </table:table-cell>
          <table:table-cell office:value-type="float" office:value="7411.9072459380104" table:style-name="ce5">
            <text:p><text:s/>7,412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7411.9072459380104" table:style-name="ce5">
            <text:p><text:s/>7,412<text:s/></text:p>
          </table:table-cell>
          <table:table-cell office:value-type="float" office:value="0.94620995319530266" table:style-name="ce6">
            <text:p>0.946</text:p>
          </table:table-cell>
          <table:table-cell office:value-type="float" office:value="7013.2204082669296" table:style-name="ce5">
            <text:p><text:s/>7,013<text:s/></text:p>
          </table:table-cell>
          <table:table-cell office:value-type="float" office:value="1.1124501202051034" table:style-name="ce6">
            <text:p>1.112</text:p>
          </table:table-cell>
          <table:table-cell office:value-type="float" office:value="7801.8578862014301" table:style-name="ce5">
            <text:p><text:s/>7,802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801.8578862014301" table:style-name="ce5">
            <text:p><text:s/>7,802<text:s/></text:p>
          </table:table-cell>
          <table:table-cell office:value-type="float" office:value="0.99578370945200645" table:style-name="ce6">
            <text:p>0.996</text:p>
          </table:table-cell>
          <table:table-cell office:value-type="float" office:value="7768.9629865390498" table:style-name="ce5">
            <text:p><text:s/>7,769<text:s/></text:p>
          </table:table-cell>
          <table:table-cell office:value-type="float" office:value="1.0748142621881043" table:style-name="ce6">
            <text:p>1.075</text:p>
          </table:table-cell>
          <table:table-cell office:value-type="float" office:value="8350.1922203436607" table:style-name="ce5">
            <text:p><text:s/>8,350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350.1922203436607" table:style-name="ce5">
            <text:p><text:s/>8,350<text:s/></text:p>
          </table:table-cell>
          <table:table-cell office:value-type="float" office:value="0.99008262682189474" table:style-name="ce6">
            <text:p>0.990</text:p>
          </table:table-cell>
          <table:table-cell office:value-type="float" office:value="8267.3802479856004" table:style-name="ce5">
            <text:p><text:s/>8,267<text:s/></text:p>
          </table:table-cell>
          <table:table-cell office:value-type="float" office:value="1.041627269510039" table:style-name="ce6">
            <text:p>1.042</text:p>
          </table:table-cell>
          <table:table-cell office:value-type="float" office:value="8611.5287137104697" table:style-name="ce5">
            <text:p><text:s/>8,61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611.5287137104697" table:style-name="ce5">
            <text:p><text:s/>8,612<text:s/></text:p>
          </table:table-cell>
          <table:table-cell office:value-type="float" office:value="1.0480809370854929" table:style-name="ce6">
            <text:p>1.048</text:p>
          </table:table-cell>
          <table:table-cell office:value-type="float" office:value="9025.5790840042991" table:style-name="ce5">
            <text:p><text:s/>9,026<text:s/></text:p>
          </table:table-cell>
          <table:table-cell office:value-type="float" office:value="1.0223102291616422" table:style-name="ce6">
            <text:p>1.022</text:p>
          </table:table-cell>
          <table:table-cell office:value-type="float" office:value="9226.941821684959" table:style-name="ce5">
            <text:p><text:s/>9,227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Administração, defesa, educação e saúde públicas e seguridade social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5433.6040776455993" table:style-name="ce5">
            <text:p><text:s/>5,43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5433.6040776455993" table:style-name="ce5">
            <text:p><text:s/>5,434<text:s/></text:p>
          </table:table-cell>
          <table:table-cell office:value-type="float" office:value="1.0312588279945485" table:style-name="ce6">
            <text:p>1.031</text:p>
          </table:table-cell>
          <table:table-cell office:value-type="float" office:value="5603.4521728992004" table:style-name="ce5">
            <text:p><text:s/>5,603<text:s/></text:p>
          </table:table-cell>
          <table:table-cell office:value-type="float" office:value="1.1105772454946132" table:style-name="ce6">
            <text:p>1.111</text:p>
          </table:table-cell>
          <table:table-cell office:value-type="float" office:value="6223.0664794391996" table:style-name="ce5">
            <text:p><text:s/>6,22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6223.0664794391996" table:style-name="ce5">
            <text:p><text:s/>6,223<text:s/></text:p>
          </table:table-cell>
          <table:table-cell office:value-type="float" office:value="1.036242151358638" table:style-name="ce6">
            <text:p>1.036</text:p>
          </table:table-cell>
          <table:table-cell office:value-type="float" office:value="6448.6037967019001" table:style-name="ce5">
            <text:p><text:s/>6,449<text:s/></text:p>
          </table:table-cell>
          <table:table-cell office:value-type="float" office:value="1.1035876707624588" table:style-name="ce6">
            <text:p>1.104</text:p>
          </table:table-cell>
          <table:table-cell office:value-type="float" office:value="7116.5996436721989" table:style-name="ce5">
            <text:p><text:s/>7,117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7116.5996436721989" table:style-name="ce5">
            <text:p><text:s/>7,117<text:s/></text:p>
          </table:table-cell>
          <table:table-cell office:value-type="float" office:value="1.0039250367688362" table:style-name="ce6">
            <text:p>1.004</text:p>
          </table:table-cell>
          <table:table-cell office:value-type="float" office:value="7144.5325589426993" table:style-name="ce5">
            <text:p><text:s/>7,145<text:s/></text:p>
          </table:table-cell>
          <table:table-cell office:value-type="float" office:value="1.1237839094420583" table:style-name="ce6">
            <text:p>1.124</text:p>
          </table:table-cell>
          <table:table-cell office:value-type="float" office:value="8028.9107302246994" table:style-name="ce5">
            <text:p><text:s/>8,02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8028.9107302246994" table:style-name="ce5">
            <text:p><text:s/>8,029<text:s/></text:p>
          </table:table-cell>
          <table:table-cell office:value-type="float" office:value="1.0348762613564475" table:style-name="ce6">
            <text:p>1.035</text:p>
          </table:table-cell>
          <table:table-cell office:value-type="float" office:value="8308.9291192596011" table:style-name="ce5">
            <text:p><text:s/>8,309<text:s/></text:p>
          </table:table-cell>
          <table:table-cell office:value-type="float" office:value="1.0924990189717234" table:style-name="ce6">
            <text:p>1.092</text:p>
          </table:table-cell>
          <table:table-cell office:value-type="float" office:value="9077.4969114967007" table:style-name="ce5">
            <text:p><text:s/>9,077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9077.4969114967007" table:style-name="ce5">
            <text:p><text:s/>9,077<text:s/></text:p>
          </table:table-cell>
          <table:table-cell office:value-type="float" office:value="1.0297771666912672" table:style-name="ce6">
            <text:p>1.030</text:p>
          </table:table-cell>
          <table:table-cell office:value-type="float" office:value="9347.7990501698005" table:style-name="ce5">
            <text:p><text:s/>9,348<text:s/></text:p>
          </table:table-cell>
          <table:table-cell office:value-type="float" office:value="1.0985099989068414" table:style-name="ce6">
            <text:p>1.099</text:p>
          </table:table-cell>
          <table:table-cell office:value-type="float" office:value="10268.6507243834" table:style-name="ce5">
            <text:p><text:s/>10,269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268.6507243834" table:style-name="ce5">
            <text:p><text:s/>10,269<text:s/></text:p>
          </table:table-cell>
          <table:table-cell office:value-type="float" office:value="1.0006752226850832" table:style-name="ce6">
            <text:p>1.001</text:p>
          </table:table-cell>
          <table:table-cell office:value-type="float" office:value="10275.5843502977" table:style-name="ce5">
            <text:p><text:s/>10,276<text:s/></text:p>
          </table:table-cell>
          <table:table-cell office:value-type="float" office:value="1.145365784883331" table:style-name="ce6">
            <text:p>1.145</text:p>
          </table:table-cell>
          <table:table-cell office:value-type="float" office:value="11769.3027345136" table:style-name="ce5">
            <text:p><text:s/>11,769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769.3027345136" table:style-name="ce5">
            <text:p><text:s/>11,769<text:s/></text:p>
          </table:table-cell>
          <table:table-cell office:value-type="float" office:value="1.0273066169518223" table:style-name="ce6">
            <text:p>1.027</text:p>
          </table:table-cell>
          <table:table-cell office:value-type="float" office:value="12090.682576074998" table:style-name="ce5">
            <text:p><text:s/>12,091<text:s/></text:p>
          </table:table-cell>
          <table:table-cell office:value-type="float" office:value="1.0188854462326249" table:style-name="ce6">
            <text:p>1.019</text:p>
          </table:table-cell>
          <table:table-cell office:value-type="float" office:value="12319.020511781198" table:style-name="ce5">
            <text:p><text:s/>12,319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319.020511781198" table:style-name="ce5">
            <text:p><text:s/>12,319<text:s/></text:p>
          </table:table-cell>
          <table:table-cell office:value-type="float" office:value="1.0288915247595882" table:style-name="ce6">
            <text:p>1.029</text:p>
          </table:table-cell>
          <table:table-cell office:value-type="float" office:value="12674.935797911201" table:style-name="ce5">
            <text:p><text:s/>12,675<text:s/></text:p>
          </table:table-cell>
          <table:table-cell office:value-type="float" office:value="1.1302663090552529" table:style-name="ce6">
            <text:p>1.130</text:p>
          </table:table-cell>
          <table:table-cell office:value-type="float" office:value="14326.052901817391" table:style-name="ce5">
            <text:p><text:s/>14,32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326.052901817391" table:style-name="ce5">
            <text:p><text:s/>14,326<text:s/></text:p>
          </table:table-cell>
          <table:table-cell office:value-type="float" office:value="1.0211632838615854" table:style-name="ce6">
            <text:p>1.021</text:p>
          </table:table-cell>
          <table:table-cell office:value-type="float" office:value="14629.239225994641" table:style-name="ce5">
            <text:p><text:s/>14,629<text:s/></text:p>
          </table:table-cell>
          <table:table-cell office:value-type="float" office:value="1.1136913042511345" table:style-name="ce6">
            <text:p>1.114</text:p>
          </table:table-cell>
          <table:table-cell office:value-type="float" office:value="16292.456513799829" table:style-name="ce5">
            <text:p><text:s/>16,29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6292.456513799829" table:style-name="ce5">
            <text:p><text:s/>16,292<text:s/></text:p>
          </table:table-cell>
          <table:table-cell office:value-type="float" office:value="1.0188378158151259" table:style-name="ce6">
            <text:p>1.019</text:p>
          </table:table-cell>
          <table:table-cell office:value-type="float" office:value="16599.370808782736" table:style-name="ce5">
            <text:p><text:s/>16,599<text:s/></text:p>
          </table:table-cell>
          <table:table-cell office:value-type="float" office:value="1.0917655209750565" table:style-name="ce6">
            <text:p>1.092</text:p>
          </table:table-cell>
          <table:table-cell office:value-type="float" office:value="18122.620718908831" table:style-name="ce5">
            <text:p><text:s/>18,123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8122.620718908831" table:style-name="ce5">
            <text:p><text:s/>18,123<text:s/></text:p>
          </table:table-cell>
          <table:table-cell office:value-type="float" office:value="1.0225953983046612" table:style-name="ce6">
            <text:p>1.023</text:p>
          </table:table-cell>
          <table:table-cell office:value-type="float" office:value="18532.108552376882" table:style-name="ce5">
            <text:p><text:s/>18,532<text:s/></text:p>
          </table:table-cell>
          <table:table-cell office:value-type="float" office:value="1.1198379298393533" table:style-name="ce6">
            <text:p>1.120</text:p>
          </table:table-cell>
          <table:table-cell office:value-type="float" office:value="20752.958076851897" table:style-name="ce5">
            <text:p><text:s/>20,753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0752.958076851897" table:style-name="ce5">
            <text:p><text:s/>20,753<text:s/></text:p>
          </table:table-cell>
          <table:table-cell office:value-type="float" office:value="1.0096427722951367" table:style-name="ce6">
            <text:p>1.010</text:p>
          </table:table-cell>
          <table:table-cell office:value-type="float" office:value="20953.0741260375" table:style-name="ce5">
            <text:p><text:s/>20,953<text:s/></text:p>
          </table:table-cell>
          <table:table-cell office:value-type="float" office:value="1.0946416786579574" table:style-name="ce6">
            <text:p>1.095</text:p>
          </table:table-cell>
          <table:table-cell office:value-type="float" office:value="22936.108234370302" table:style-name="ce5">
            <text:p><text:s/>22,93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936.108234370302" table:style-name="ce5">
            <text:p><text:s/>22,936<text:s/></text:p>
          </table:table-cell>
          <table:table-cell office:value-type="float" office:value="1.0042259860100333" table:style-name="ce6">
            <text:p>1.004</text:p>
          </table:table-cell>
          <table:table-cell office:value-type="float" office:value="23033.035906893361" table:style-name="ce5">
            <text:p><text:s/>23,033<text:s/></text:p>
          </table:table-cell>
          <table:table-cell office:value-type="float" office:value="1.0653847171859068" table:style-name="ce6">
            <text:p>1.065</text:p>
          </table:table-cell>
          <table:table-cell office:value-type="float" office:value="24539.044445598418" table:style-name="ce5">
            <text:p><text:s/>24,539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4539.044445598418" table:style-name="ce5">
            <text:p><text:s/>24,539<text:s/></text:p>
          </table:table-cell>
          <table:table-cell office:value-type="float" office:value="1.0035775568272867" table:style-name="ce6">
            <text:p>1.004</text:p>
          </table:table-cell>
          <table:table-cell office:value-type="float" office:value="24626.834271589858" table:style-name="ce5">
            <text:p><text:s/>24,627<text:s/></text:p>
          </table:table-cell>
          <table:table-cell office:value-type="float" office:value="1.0405336761972717" table:style-name="ce6">
            <text:p>1.041</text:p>
          </table:table-cell>
          <table:table-cell office:value-type="float" office:value="25625.050397718354" table:style-name="ce5">
            <text:p><text:s/>25,62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625.050397718354" table:style-name="ce5">
            <text:p><text:s/>25,625<text:s/></text:p>
          </table:table-cell>
          <table:table-cell office:value-type="float" office:value="1.0101674134330665" table:style-name="ce6">
            <text:p>1.010</text:p>
          </table:table-cell>
          <table:table-cell office:value-type="float" office:value="25885.590879355121" table:style-name="ce5">
            <text:p><text:s/>25,886<text:s/></text:p>
          </table:table-cell>
          <table:table-cell office:value-type="float" office:value="1.1082031582684133" table:style-name="ce6">
            <text:p>1.108</text:p>
          </table:table-cell>
          <table:table-cell office:value-type="float" office:value="28686.493566145378" table:style-name="ce5">
            <text:p><text:s/>28,68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8686.493566145378" table:style-name="ce5">
            <text:p><text:s/>28,686<text:s/></text:p>
          </table:table-cell>
          <table:table-cell office:value-type="float" office:value="1.011609673374914" table:style-name="ce6">
            <text:p>1.012</text:p>
          </table:table-cell>
          <table:table-cell office:value-type="float" office:value="29019.534386719897" table:style-name="ce5">
            <text:p><text:s/>29,020<text:s/></text:p>
          </table:table-cell>
          <table:table-cell office:value-type="float" office:value="1.0446909093384562" table:style-name="ce6">
            <text:p>1.045</text:p>
          </table:table-cell>
          <table:table-cell office:value-type="float" office:value="30316.443767041008" table:style-name="ce5">
            <text:p><text:s/>30,316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15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013.5637956384001" table:style-name="ce5">
            <text:p><text:s/>2,014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013.5637956384001" table:style-name="ce5">
            <text:p><text:s/>2,014<text:s/></text:p>
          </table:table-cell>
          <table:table-cell office:value-type="float" office:value="1.0296700003085617" table:style-name="ce6">
            <text:p>1.030</text:p>
          </table:table-cell>
          <table:table-cell office:value-type="float" office:value="2073.3062340762999" table:style-name="ce5">
            <text:p><text:s/>2,073<text:s/></text:p>
          </table:table-cell>
          <table:table-cell office:value-type="float" office:value="1.2361363417363278" table:style-name="ce6">
            <text:p>1.236</text:p>
          </table:table-cell>
          <table:table-cell office:value-type="float" office:value="2562.8891834902001" table:style-name="ce5">
            <text:p><text:s/>2,56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562.8891834902001" table:style-name="ce5">
            <text:p><text:s/>2,563<text:s/></text:p>
          </table:table-cell>
          <table:table-cell office:value-type="float" office:value="1.1083286764193259" table:style-name="ce6">
            <text:p>1.108</text:p>
          </table:table-cell>
          <table:table-cell office:value-type="float" office:value="2840.5235765471002" table:style-name="ce5">
            <text:p><text:s/>2,841<text:s/></text:p>
          </table:table-cell>
          <table:table-cell office:value-type="float" office:value="0.86642654928176455" table:style-name="ce6">
            <text:p>0.866</text:p>
          </table:table-cell>
          <table:table-cell office:value-type="float" office:value="2461.1050405812002" table:style-name="ce5">
            <text:p><text:s/>2,46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461.1050405812002" table:style-name="ce5">
            <text:p><text:s/>2,461<text:s/></text:p>
          </table:table-cell>
          <table:table-cell office:value-type="float" office:value="0.99667597020488485" table:style-name="ce6">
            <text:p>0.997</text:p>
          </table:table-cell>
          <table:table-cell office:value-type="float" office:value="2452.9242540974001" table:style-name="ce5">
            <text:p><text:s/>2,453<text:s/></text:p>
          </table:table-cell>
          <table:table-cell office:value-type="float" office:value="0.92984252846832227" table:style-name="ce6">
            <text:p>0.930</text:p>
          </table:table-cell>
          <table:table-cell office:value-type="float" office:value="2280.8332905712" table:style-name="ce5">
            <text:p><text:s/>2,281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280.8332905712" table:style-name="ce5">
            <text:p><text:s/>2,281<text:s/></text:p>
          </table:table-cell>
          <table:table-cell office:value-type="float" office:value="1.0408449616683602" table:style-name="ce6">
            <text:p>1.041</text:p>
          </table:table-cell>
          <table:table-cell office:value-type="float" office:value="2373.9938388965002" table:style-name="ce5">
            <text:p><text:s/>2,374<text:s/></text:p>
          </table:table-cell>
          <table:table-cell office:value-type="float" office:value="1.212161215116051" table:style-name="ce6">
            <text:p>1.212</text:p>
          </table:table-cell>
          <table:table-cell office:value-type="float" office:value="2877.6632564348001" table:style-name="ce5">
            <text:p><text:s/>2,87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877.6632564348001" table:style-name="ce5">
            <text:p><text:s/>2,878<text:s/></text:p>
          </table:table-cell>
          <table:table-cell office:value-type="float" office:value="1.0433534430854718" table:style-name="ce6">
            <text:p>1.043</text:p>
          </table:table-cell>
          <table:table-cell office:value-type="float" office:value="3002.4198666418001" table:style-name="ce5">
            <text:p><text:s/>3,002<text:s/></text:p>
          </table:table-cell>
          <table:table-cell office:value-type="float" office:value="1.033626310284985" table:style-name="ce6">
            <text:p>1.034</text:p>
          </table:table-cell>
          <table:table-cell office:value-type="float" office:value="3103.3801686832999" table:style-name="ce5">
            <text:p><text:s/>3,103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103.3801686832999" table:style-name="ce5">
            <text:p><text:s/>3,103<text:s/></text:p>
          </table:table-cell>
          <table:table-cell office:value-type="float" office:value="1.0498657846638746" table:style-name="ce6">
            <text:p>1.050</text:p>
          </table:table-cell>
          <table:table-cell office:value-type="float" office:value="3258.1326559050003" table:style-name="ce5">
            <text:p><text:s/>3,258<text:s/></text:p>
          </table:table-cell>
          <table:table-cell office:value-type="float" office:value="1.0227594204953581" table:style-name="ce6">
            <text:p>1.023</text:p>
          </table:table-cell>
          <table:table-cell office:value-type="float" office:value="3332.2858670503997" table:style-name="ce5">
            <text:p><text:s/>3,332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3332.2858670503997" table:style-name="ce5">
            <text:p><text:s/>3,332<text:s/></text:p>
          </table:table-cell>
          <table:table-cell office:value-type="float" office:value="0.99467424294167506" table:style-name="ce6">
            <text:p>0.995</text:p>
          </table:table-cell>
          <table:table-cell office:value-type="float" office:value="3314.5389220735997" table:style-name="ce5">
            <text:p><text:s/>3,315<text:s/></text:p>
          </table:table-cell>
          <table:table-cell office:value-type="float" office:value="1.1032246534029697" table:style-name="ce6">
            <text:p>1.103</text:p>
          </table:table-cell>
          <table:table-cell office:value-type="float" office:value="3656.6810534952997" table:style-name="ce5">
            <text:p><text:s/>3,657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656.6810534952997" table:style-name="ce5">
            <text:p><text:s/>3,657<text:s/></text:p>
          </table:table-cell>
          <table:table-cell office:value-type="float" office:value="0.97900285903242545" table:style-name="ce6">
            <text:p>0.979</text:p>
          </table:table-cell>
          <table:table-cell office:value-type="float" office:value="3579.9012059416" table:style-name="ce5">
            <text:p><text:s/>3,580<text:s/></text:p>
          </table:table-cell>
          <table:table-cell office:value-type="float" office:value="1.1110104595025305" table:style-name="ce6">
            <text:p>1.111</text:p>
          </table:table-cell>
          <table:table-cell office:value-type="float" office:value="3977.3076837868398" table:style-name="ce5">
            <text:p><text:s/>3,97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977.3076837868398" table:style-name="ce5">
            <text:p><text:s/>3,977<text:s/></text:p>
          </table:table-cell>
          <table:table-cell office:value-type="float" office:value="1.0587491970377851" table:style-name="ce6">
            <text:p>1.059</text:p>
          </table:table-cell>
          <table:table-cell office:value-type="float" office:value="4210.9713165815301" table:style-name="ce5">
            <text:p><text:s/>4,211<text:s/></text:p>
          </table:table-cell>
          <table:table-cell office:value-type="float" office:value="1.0541033767442569" table:style-name="ce6">
            <text:p>1.054</text:p>
          </table:table-cell>
          <table:table-cell office:value-type="float" office:value="4438.7990841818" table:style-name="ce5">
            <text:p><text:s/>4,43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4438.7990841818" table:style-name="ce5">
            <text:p><text:s/>4,439<text:s/></text:p>
          </table:table-cell>
          <table:table-cell office:value-type="float" office:value="1.0269982131591162" table:style-name="ce6">
            <text:p>1.027</text:p>
          </table:table-cell>
          <table:table-cell office:value-type="float" office:value="4558.6387280270301" table:style-name="ce5">
            <text:p><text:s/>4,559<text:s/></text:p>
          </table:table-cell>
          <table:table-cell office:value-type="float" office:value="1.2756088479354797" table:style-name="ce6">
            <text:p>1.276</text:p>
          </table:table-cell>
          <table:table-cell office:value-type="float" office:value="5815.0398960126204" table:style-name="ce5">
            <text:p><text:s/>5,815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5815.0398960126204" table:style-name="ce5">
            <text:p><text:s/>5,815<text:s/></text:p>
          </table:table-cell>
          <table:table-cell office:value-type="float" office:value="1.0258228646589107" table:style-name="ce6">
            <text:p>1.026</text:p>
          </table:table-cell>
          <table:table-cell office:value-type="float" office:value="5965.2008842335199" table:style-name="ce5">
            <text:p><text:s/>5,965<text:s/></text:p>
          </table:table-cell>
          <table:table-cell office:value-type="float" office:value="0.8132674668851213" table:style-name="ce6">
            <text:p>0.813</text:p>
          </table:table-cell>
          <table:table-cell office:value-type="float" office:value="4851.3038125814801" table:style-name="ce5">
            <text:p><text:s/>4,851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851.3038125814801" table:style-name="ce5">
            <text:p><text:s/>4,851<text:s/></text:p>
          </table:table-cell>
          <table:table-cell office:value-type="float" office:value="1.038144226893968" table:style-name="ce6">
            <text:p>1.038</text:p>
          </table:table-cell>
          <table:table-cell office:value-type="float" office:value="5036.35304594016" table:style-name="ce5">
            <text:p><text:s/>5,036<text:s/></text:p>
          </table:table-cell>
          <table:table-cell office:value-type="float" office:value="1.278194692715239" table:style-name="ce6">
            <text:p>1.278</text:p>
          </table:table-cell>
          <table:table-cell office:value-type="float" office:value="6437.4397339609404" table:style-name="ce5">
            <text:p><text:s/>6,437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6437.4397339609404" table:style-name="ce5">
            <text:p><text:s/>6,437<text:s/></text:p>
          </table:table-cell>
          <table:table-cell office:value-type="float" office:value="1.0467871532809485" table:style-name="ce6">
            <text:p>1.047</text:p>
          </table:table-cell>
          <table:table-cell office:value-type="float" office:value="6738.6292135306394" table:style-name="ce5">
            <text:p><text:s/>6,739<text:s/></text:p>
          </table:table-cell>
          <table:table-cell office:value-type="float" office:value="1.1155266616896031" table:style-name="ce6">
            <text:p>1.116</text:p>
          </table:table-cell>
          <table:table-cell office:value-type="float" office:value="7517.1205509338706" table:style-name="ce5">
            <text:p><text:s/>7,51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7517.1205509338706" table:style-name="ce5">
            <text:p><text:s/>7,517<text:s/></text:p>
          </table:table-cell>
          <table:table-cell office:value-type="float" office:value="1.015814543455547" table:style-name="ce6">
            <text:p>1.016</text:p>
          </table:table-cell>
          <table:table-cell office:value-type="float" office:value="7636.0003805472006" table:style-name="ce5">
            <text:p><text:s/>7,636<text:s/></text:p>
          </table:table-cell>
          <table:table-cell office:value-type="float" office:value="1.1517347825855033" table:style-name="ce6">
            <text:p>1.152</text:p>
          </table:table-cell>
          <table:table-cell office:value-type="float" office:value="8794.6472381123513" table:style-name="ce5">
            <text:p><text:s/>8,795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794.6472381123513" table:style-name="ce5">
            <text:p><text:s/>8,795<text:s/></text:p>
          </table:table-cell>
          <table:table-cell office:value-type="float" office:value="1.0069362379766391" table:style-name="ce6">
            <text:p>1.007</text:p>
          </table:table-cell>
          <table:table-cell office:value-type="float" office:value="8855.649004276489" table:style-name="ce5">
            <text:p><text:s/>8,856<text:s/></text:p>
          </table:table-cell>
          <table:table-cell office:value-type="float" office:value="1.0456716986204315" table:style-name="ce6">
            <text:p>1.046</text:p>
          </table:table-cell>
          <table:table-cell office:value-type="float" office:value="9260.1015366881293" table:style-name="ce5">
            <text:p><text:s/>9,26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9260.1015366881293" table:style-name="ce5">
            <text:p><text:s/>9,260<text:s/></text:p>
          </table:table-cell>
          <table:table-cell office:value-type="float" office:value="1.0321277378812255" table:style-name="ce6">
            <text:p>1.032</text:p>
          </table:table-cell>
          <table:table-cell office:value-type="float" office:value="9557.6076516123794" table:style-name="ce5">
            <text:p><text:s/>9,558<text:s/></text:p>
          </table:table-cell>
          <table:table-cell office:value-type="float" office:value="1.0230773617061024" table:style-name="ce6">
            <text:p>1.023</text:p>
          </table:table-cell>
          <table:table-cell office:value-type="float" office:value="9778.1720204336489" table:style-name="ce5">
            <text:p><text:s/>9,77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692.56802872518006" table:style-name="ce5">
            <text:p><text:s/>693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692.56802872518006" table:style-name="ce5">
            <text:p><text:s/>693<text:s/></text:p>
          </table:table-cell>
          <table:table-cell office:value-type="float" office:value="1.0189371854694498" table:style-name="ce6">
            <text:p>1.019</text:p>
          </table:table-cell>
          <table:table-cell office:value-type="float" office:value="705.68331793535992" table:style-name="ce5">
            <text:p><text:s/>706<text:s/></text:p>
          </table:table-cell>
          <table:table-cell office:value-type="float" office:value="1.2811737450141978" table:style-name="ce6">
            <text:p>1.281</text:p>
          </table:table-cell>
          <table:table-cell office:value-type="float" office:value="904.10293923328993" table:style-name="ce5">
            <text:p><text:s/>904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904.10293923328993" table:style-name="ce5">
            <text:p><text:s/>904<text:s/></text:p>
          </table:table-cell>
          <table:table-cell office:value-type="float" office:value="1.0993568226262354" table:style-name="ce6">
            <text:p>1.099</text:p>
          </table:table-cell>
          <table:table-cell office:value-type="float" office:value="993.93173460255002" table:style-name="ce5">
            <text:p><text:s/>994<text:s/></text:p>
          </table:table-cell>
          <table:table-cell office:value-type="float" office:value="0.87102215350983603" table:style-name="ce6">
            <text:p>0.871</text:p>
          </table:table-cell>
          <table:table-cell office:value-type="float" office:value="865.73655991527994" table:style-name="ce5">
            <text:p><text:s/>866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865.73655991527994" table:style-name="ce5">
            <text:p><text:s/>866<text:s/></text:p>
          </table:table-cell>
          <table:table-cell office:value-type="float" office:value="0.99980013880578533" table:style-name="ce6">
            <text:p>1.000</text:p>
          </table:table-cell>
          <table:table-cell office:value-type="float" office:value="865.56353277253993" table:style-name="ce5">
            <text:p><text:s/>866<text:s/></text:p>
          </table:table-cell>
          <table:table-cell office:value-type="float" office:value="1.0062070150027356" table:style-name="ce6">
            <text:p>1.006</text:p>
          </table:table-cell>
          <table:table-cell office:value-type="float" office:value="870.93609860627998" table:style-name="ce5">
            <text:p><text:s/>871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870.93609860627998" table:style-name="ce5">
            <text:p><text:s/>871<text:s/></text:p>
          </table:table-cell>
          <table:table-cell office:value-type="float" office:value="1.0556907862115803" table:style-name="ce6">
            <text:p>1.056</text:p>
          </table:table-cell>
          <table:table-cell office:value-type="float" office:value="919.43921467771008" table:style-name="ce5">
            <text:p><text:s/>919<text:s/></text:p>
          </table:table-cell>
          <table:table-cell office:value-type="float" office:value="1.1144774989180604" table:style-name="ce6">
            <text:p>1.114</text:p>
          </table:table-cell>
          <table:table-cell office:value-type="float" office:value="1024.6943163812" table:style-name="ce5">
            <text:p><text:s/>1,025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024.6943163812" table:style-name="ce5">
            <text:p><text:s/>1,025<text:s/></text:p>
          </table:table-cell>
          <table:table-cell office:value-type="float" office:value="1.0379909760438428" table:style-name="ce6">
            <text:p>1.038</text:p>
          </table:table-cell>
          <table:table-cell office:value-type="float" office:value="1063.6234536070999" table:style-name="ce5">
            <text:p><text:s/>1,064<text:s/></text:p>
          </table:table-cell>
          <table:table-cell office:value-type="float" office:value="1.0227487060663649" table:style-name="ce6">
            <text:p>1.023</text:p>
          </table:table-cell>
          <table:table-cell office:value-type="float" office:value="1087.8195109184999" table:style-name="ce5">
            <text:p><text:s/>1,088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087.8195109184999" table:style-name="ce5">
            <text:p><text:s/>1,088<text:s/></text:p>
          </table:table-cell>
          <table:table-cell office:value-type="float" office:value="1.0429796189552836" table:style-name="ce6">
            <text:p>1.043</text:p>
          </table:table-cell>
          <table:table-cell office:value-type="float" office:value="1134.5735789899002" table:style-name="ce5">
            <text:p><text:s/>1,135<text:s/></text:p>
          </table:table-cell>
          <table:table-cell office:value-type="float" office:value="1.0380662768191293" table:style-name="ce6">
            <text:p>1.038</text:p>
          </table:table-cell>
          <table:table-cell office:value-type="float" office:value="1177.7625709193999" table:style-name="ce5">
            <text:p><text:s/>1,178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177.7625709193999" table:style-name="ce5">
            <text:p><text:s/>1,178<text:s/></text:p>
          </table:table-cell>
          <table:table-cell office:value-type="float" office:value="0.99754648122316847" table:style-name="ce6">
            <text:p>0.998</text:p>
          </table:table-cell>
          <table:table-cell office:value-type="float" office:value="1174.8729083369999" table:style-name="ce5">
            <text:p><text:s/>1,175<text:s/></text:p>
          </table:table-cell>
          <table:table-cell office:value-type="float" office:value="1.0816443115070842" table:style-name="ce6">
            <text:p>1.082</text:p>
          </table:table-cell>
          <table:table-cell office:value-type="float" office:value="1270.7945980464999" table:style-name="ce5">
            <text:p><text:s/>1,271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270.7945980464999" table:style-name="ce5">
            <text:p><text:s/>1,271<text:s/></text:p>
          </table:table-cell>
          <table:table-cell office:value-type="float" office:value="0.99517080378809153" table:style-name="ce6">
            <text:p>0.995</text:p>
          </table:table-cell>
          <table:table-cell office:value-type="float" office:value="1264.6576815875001" table:style-name="ce5">
            <text:p><text:s/>1,265<text:s/></text:p>
          </table:table-cell>
          <table:table-cell office:value-type="float" office:value="1.1078556238801311" table:style-name="ce6">
            <text:p>1.108</text:p>
          </table:table-cell>
          <table:table-cell office:value-type="float" office:value="1401.05812482992" table:style-name="ce5">
            <text:p><text:s/>1,401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401.05812482992" table:style-name="ce5">
            <text:p><text:s/>1,401<text:s/></text:p>
          </table:table-cell>
          <table:table-cell office:value-type="float" office:value="1.0507636539103" table:style-name="ce6">
            <text:p>1.051</text:p>
          </table:table-cell>
          <table:table-cell office:value-type="float" office:value="1472.1809545869999" table:style-name="ce5">
            <text:p><text:s/>1,472<text:s/></text:p>
          </table:table-cell>
          <table:table-cell office:value-type="float" office:value="1.0270626537958827" table:style-name="ce6">
            <text:p>1.027</text:p>
          </table:table-cell>
          <table:table-cell office:value-type="float" office:value="1512.0220780858801" table:style-name="ce5">
            <text:p><text:s/>1,512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1512.0220780858801" table:style-name="ce5">
            <text:p><text:s/>1,512<text:s/></text:p>
          </table:table-cell>
          <table:table-cell office:value-type="float" office:value="1.0334537369508019" table:style-name="ce6">
            <text:p>1.033</text:p>
          </table:table-cell>
          <table:table-cell office:value-type="float" office:value="1562.6048669499701" table:style-name="ce5">
            <text:p><text:s/>1,563<text:s/></text:p>
          </table:table-cell>
          <table:table-cell office:value-type="float" office:value="1.1297758381153773" table:style-name="ce6">
            <text:p>1.130</text:p>
          </table:table-cell>
          <table:table-cell office:value-type="float" office:value="1765.39322320157" table:style-name="ce5">
            <text:p><text:s/>1,765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1765.39322320157" table:style-name="ce5">
            <text:p><text:s/>1,765<text:s/></text:p>
          </table:table-cell>
          <table:table-cell office:value-type="float" office:value="1.0413753036426945" table:style-name="ce6">
            <text:p>1.041</text:p>
          </table:table-cell>
          <table:table-cell office:value-type="float" office:value="1838.4369038602902" table:style-name="ce5">
            <text:p><text:s/>1,838<text:s/></text:p>
          </table:table-cell>
          <table:table-cell office:value-type="float" office:value="0.98439218570374132" table:style-name="ce6">
            <text:p>0.984</text:p>
          </table:table-cell>
          <table:table-cell office:value-type="float" office:value="1809.7429220694498" table:style-name="ce5">
            <text:p><text:s/>1,8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1809.7429220694498" table:style-name="ce5">
            <text:p><text:s/>1,810<text:s/></text:p>
          </table:table-cell>
          <table:table-cell office:value-type="float" office:value="1.0701357992441531" table:style-name="ce6">
            <text:p>1.070</text:p>
          </table:table-cell>
          <table:table-cell office:value-type="float" office:value="1936.6706883352399" table:style-name="ce5">
            <text:p><text:s/>1,937<text:s/></text:p>
          </table:table-cell>
          <table:table-cell office:value-type="float" office:value="1.170301484298387" table:style-name="ce6">
            <text:p>1.170</text:p>
          </table:table-cell>
          <table:table-cell office:value-type="float" office:value="2266.4885811559102" table:style-name="ce5">
            <text:p><text:s/>2,266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266.4885811559102" table:style-name="ce5">
            <text:p><text:s/>2,266<text:s/></text:p>
          </table:table-cell>
          <table:table-cell office:value-type="float" office:value="1.0636679260379267" table:style-name="ce6">
            <text:p>1.064</text:p>
          </table:table-cell>
          <table:table-cell office:value-type="float" office:value="2410.7912085067501" table:style-name="ce5">
            <text:p><text:s/>2,411<text:s/></text:p>
          </table:table-cell>
          <table:table-cell office:value-type="float" office:value="1.1673017037713702" table:style-name="ce6">
            <text:p>1.167</text:p>
          </table:table-cell>
          <table:table-cell office:value-type="float" office:value="2814.1206851269699" table:style-name="ce5">
            <text:p><text:s/>2,814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814.1206851269699" table:style-name="ce5">
            <text:p><text:s/>2,814<text:s/></text:p>
          </table:table-cell>
          <table:table-cell office:value-type="float" office:value="1.0282873184753227" table:style-name="ce6">
            <text:p>1.028</text:p>
          </table:table-cell>
          <table:table-cell office:value-type="float" office:value="2893.7246131751499" table:style-name="ce5">
            <text:p><text:s/>2,894<text:s/></text:p>
          </table:table-cell>
          <table:table-cell office:value-type="float" office:value="1.1840712249187757" table:style-name="ce6">
            <text:p>1.184</text:p>
          </table:table-cell>
          <table:table-cell office:value-type="float" office:value="3426.3760472999102" table:style-name="ce5">
            <text:p><text:s/>3,426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3426.3760472999102" table:style-name="ce5">
            <text:p><text:s/>3,426<text:s/></text:p>
          </table:table-cell>
          <table:table-cell office:value-type="float" office:value="1.0195304909316694" table:style-name="ce6">
            <text:p>1.020</text:p>
          </table:table-cell>
          <table:table-cell office:value-type="float" office:value="3493.2948536201902" table:style-name="ce5">
            <text:p><text:s/>3,493<text:s/></text:p>
          </table:table-cell>
          <table:table-cell office:value-type="float" office:value="1.0561821397890618" table:style-name="ce6">
            <text:p>1.056</text:p>
          </table:table-cell>
          <table:table-cell office:value-type="float" office:value="3689.55563341069" table:style-name="ce5">
            <text:p><text:s/>3,690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3689.55563341069" table:style-name="ce5">
            <text:p><text:s/>3,690<text:s/></text:p>
          </table:table-cell>
          <table:table-cell office:value-type="float" office:value="1.0453593054378567" table:style-name="ce6">
            <text:p>1.045</text:p>
          </table:table-cell>
          <table:table-cell office:value-type="float" office:value="3856.91131431653" table:style-name="ce5">
            <text:p><text:s/>3,857<text:s/></text:p>
          </table:table-cell>
          <table:table-cell office:value-type="float" office:value="1.0471670603452228" table:style-name="ce6">
            <text:p>1.047</text:p>
          </table:table-cell>
          <table:table-cell office:value-type="float" office:value="4038.8304830250704" table:style-name="ce5">
            <text:p><text:s/>4,03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Educação e saúde privada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320.99576691322" table:style-name="ce5">
            <text:p><text:s/>1,321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320.99576691322" table:style-name="ce5">
            <text:p><text:s/>1,321<text:s/></text:p>
          </table:table-cell>
          <table:table-cell office:value-type="float" office:value="1.0352969709635589" table:style-name="ce6">
            <text:p>1.035</text:p>
          </table:table-cell>
          <table:table-cell office:value-type="float" office:value="1367.6229161409399" table:style-name="ce5">
            <text:p><text:s/>1,368<text:s/></text:p>
          </table:table-cell>
          <table:table-cell office:value-type="float" office:value="1.2128973744733336" table:style-name="ce6">
            <text:p>1.213</text:p>
          </table:table-cell>
          <table:table-cell office:value-type="float" office:value="1658.7862442569101" table:style-name="ce5">
            <text:p><text:s/>1,659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58.7862442569101" table:style-name="ce5">
            <text:p><text:s/>1,659<text:s/></text:p>
          </table:table-cell>
          <table:table-cell office:value-type="float" office:value="1.1132186852512582" table:style-name="ce6">
            <text:p>1.113</text:p>
          </table:table-cell>
          <table:table-cell office:value-type="float" office:value="1846.59184194455" table:style-name="ce5">
            <text:p><text:s/>1,847<text:s/></text:p>
          </table:table-cell>
          <table:table-cell office:value-type="float" office:value="0.8639529561583682" table:style-name="ce6">
            <text:p>0.864</text:p>
          </table:table-cell>
          <table:table-cell office:value-type="float" office:value="1595.3684806659203" table:style-name="ce5">
            <text:p><text:s/>1,595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595.3684806659203" table:style-name="ce5">
            <text:p><text:s/>1,595<text:s/></text:p>
          </table:table-cell>
          <table:table-cell office:value-type="float" office:value="0.99498062081700545" table:style-name="ce6">
            <text:p>0.995</text:p>
          </table:table-cell>
          <table:table-cell office:value-type="float" office:value="1587.3607213248602" table:style-name="ce5">
            <text:p><text:s/>1,587<text:s/></text:p>
          </table:table-cell>
          <table:table-cell office:value-type="float" office:value="0.88820214146925369" table:style-name="ce6">
            <text:p>0.888</text:p>
          </table:table-cell>
          <table:table-cell office:value-type="float" office:value="1409.89719196492" table:style-name="ce5">
            <text:p><text:s/>1,410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1409.89719196492" table:style-name="ce5">
            <text:p><text:s/>1,410<text:s/></text:p>
          </table:table-cell>
          <table:table-cell office:value-type="float" office:value="1.0316742472489306" table:style-name="ce6">
            <text:p>1.032</text:p>
          </table:table-cell>
          <table:table-cell office:value-type="float" office:value="1454.55462421879" table:style-name="ce5">
            <text:p><text:s/>1,455<text:s/></text:p>
          </table:table-cell>
          <table:table-cell office:value-type="float" office:value="1.2739081153784719" table:style-name="ce6">
            <text:p>1.274</text:p>
          </table:table-cell>
          <table:table-cell office:value-type="float" office:value="1852.9689400536004" table:style-name="ce5">
            <text:p><text:s/>1,85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852.9689400536004" table:style-name="ce5">
            <text:p><text:s/>1,853<text:s/></text:p>
          </table:table-cell>
          <table:table-cell office:value-type="float" office:value="1.0463188945728452" table:style-name="ce6">
            <text:p>1.046</text:p>
          </table:table-cell>
          <table:table-cell office:value-type="float" office:value="1938.7964130347" table:style-name="ce5">
            <text:p><text:s/>1,939<text:s/></text:p>
          </table:table-cell>
          <table:table-cell office:value-type="float" office:value="1.0395937625085374" table:style-name="ce6">
            <text:p>1.040</text:p>
          </table:table-cell>
          <table:table-cell office:value-type="float" office:value="2015.5606577648" table:style-name="ce5">
            <text:p><text:s/>2,016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015.5606577648" table:style-name="ce5">
            <text:p><text:s/>2,016<text:s/></text:p>
          </table:table-cell>
          <table:table-cell office:value-type="float" office:value="1.0535823214916624" table:style-name="ce6">
            <text:p>1.054</text:p>
          </table:table-cell>
          <table:table-cell office:value-type="float" office:value="2123.5590769150999" table:style-name="ce5">
            <text:p><text:s/>2,124<text:s/></text:p>
          </table:table-cell>
          <table:table-cell office:value-type="float" office:value="1.014581284576684" table:style-name="ce6">
            <text:p>1.015</text:p>
          </table:table-cell>
          <table:table-cell office:value-type="float" office:value="2154.5232961309994" table:style-name="ce5">
            <text:p><text:s/>2,155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154.5232961309994" table:style-name="ce5">
            <text:p><text:s/>2,155<text:s/></text:p>
          </table:table-cell>
          <table:table-cell office:value-type="float" office:value="0.99310414400202596" table:style-name="ce6">
            <text:p>0.993</text:p>
          </table:table-cell>
          <table:table-cell office:value-type="float" office:value="2139.6660137365998" table:style-name="ce5">
            <text:p><text:s/>2,140<text:s/></text:p>
          </table:table-cell>
          <table:table-cell office:value-type="float" office:value="1.1150742406204854" table:style-name="ce6">
            <text:p>1.115</text:p>
          </table:table-cell>
          <table:table-cell office:value-type="float" office:value="2385.8864554488" table:style-name="ce5">
            <text:p><text:s/>2,386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2385.8864554488" table:style-name="ce5">
            <text:p><text:s/>2,386<text:s/></text:p>
          </table:table-cell>
          <table:table-cell office:value-type="float" office:value="0.97039132732684386" table:style-name="ce6">
            <text:p>0.970</text:p>
          </table:table-cell>
          <table:table-cell office:value-type="float" office:value="2315.2435243540999" table:style-name="ce5">
            <text:p><text:s/>2,315<text:s/></text:p>
          </table:table-cell>
          <table:table-cell office:value-type="float" office:value="1.1127337283777241" table:style-name="ce6">
            <text:p>1.113</text:p>
          </table:table-cell>
          <table:table-cell office:value-type="float" office:value="2576.2495589569198" table:style-name="ce5">
            <text:p><text:s/>2,576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2576.2495589569198" table:style-name="ce5">
            <text:p><text:s/>2,576<text:s/></text:p>
          </table:table-cell>
          <table:table-cell office:value-type="float" office:value="1.0630920255658076" table:style-name="ce6">
            <text:p>1.063</text:p>
          </table:table-cell>
          <table:table-cell office:value-type="float" office:value="2738.79036199453" table:style-name="ce5">
            <text:p><text:s/>2,739<text:s/></text:p>
          </table:table-cell>
          <table:table-cell office:value-type="float" office:value="1.0686385663941389" table:style-name="ce6">
            <text:p>1.069</text:p>
          </table:table-cell>
          <table:table-cell office:value-type="float" office:value="2926.7770060959197" table:style-name="ce5">
            <text:p><text:s/>2,927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926.7770060959197" table:style-name="ce5">
            <text:p><text:s/>2,927<text:s/></text:p>
          </table:table-cell>
          <table:table-cell office:value-type="float" office:value="1.0236631813209176" table:style-name="ce6">
            <text:p>1.024</text:p>
          </table:table-cell>
          <table:table-cell office:value-type="float" office:value="2996.0338610770596" table:style-name="ce5">
            <text:p><text:s/>2,996<text:s/></text:p>
          </table:table-cell>
          <table:table-cell office:value-type="float" office:value="1.3516691935368252" table:style-name="ce6">
            <text:p>1.352</text:p>
          </table:table-cell>
          <table:table-cell office:value-type="float" office:value="4049.6466728110499" table:style-name="ce5">
            <text:p><text:s/>4,050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049.6466728110499" table:style-name="ce5">
            <text:p><text:s/>4,050<text:s/></text:p>
          </table:table-cell>
          <table:table-cell office:value-type="float" office:value="1.0190429718424419" table:style-name="ce6">
            <text:p>1.019</text:p>
          </table:table-cell>
          <table:table-cell office:value-type="float" office:value="4126.7639803732291" table:style-name="ce5">
            <text:p><text:s/>4,127<text:s/></text:p>
          </table:table-cell>
          <table:table-cell office:value-type="float" office:value="0.73703291610026789" table:style-name="ce6">
            <text:p>0.737</text:p>
          </table:table-cell>
          <table:table-cell office:value-type="float" office:value="3041.5608905120303" table:style-name="ce5">
            <text:p><text:s/>3,042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3041.5608905120303" table:style-name="ce5">
            <text:p><text:s/>3,042<text:s/></text:p>
          </table:table-cell>
          <table:table-cell office:value-type="float" office:value="1.0191090920698633" table:style-name="ce6">
            <text:p>1.019</text:p>
          </table:table-cell>
          <table:table-cell office:value-type="float" office:value="3099.6823576049201" table:style-name="ce5">
            <text:p><text:s/>3,100<text:s/></text:p>
          </table:table-cell>
          <table:table-cell office:value-type="float" office:value="1.3456059917145395" table:style-name="ce6">
            <text:p>1.346</text:p>
          </table:table-cell>
          <table:table-cell office:value-type="float" office:value="4170.9511528050307" table:style-name="ce5">
            <text:p><text:s/>4,171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4170.9511528050307" table:style-name="ce5">
            <text:p><text:s/>4,171<text:s/></text:p>
          </table:table-cell>
          <table:table-cell office:value-type="float" office:value="1.0376141667622625" table:style-name="ce6">
            <text:p>1.038</text:p>
          </table:table-cell>
          <table:table-cell office:value-type="float" office:value="4327.8380050238893" table:style-name="ce5">
            <text:p><text:s/>4,328<text:s/></text:p>
          </table:table-cell>
          <table:table-cell office:value-type="float" office:value="1.0866857447870071" table:style-name="ce6">
            <text:p>1.087</text:p>
          </table:table-cell>
          <table:table-cell office:value-type="float" office:value="4702.9998658068998" table:style-name="ce5">
            <text:p><text:s/>4,70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4702.9998658068998" table:style-name="ce5">
            <text:p><text:s/>4,703<text:s/></text:p>
          </table:table-cell>
          <table:table-cell office:value-type="float" office:value="1.0083512444579692" table:style-name="ce6">
            <text:p>1.008</text:p>
          </table:table-cell>
          <table:table-cell office:value-type="float" office:value="4742.2757673720507" table:style-name="ce5">
            <text:p><text:s/>4,742<text:s/></text:p>
          </table:table-cell>
          <table:table-cell office:value-type="float" office:value="1.1320031677085047" table:style-name="ce6">
            <text:p>1.132</text:p>
          </table:table-cell>
          <table:table-cell office:value-type="float" office:value="5368.2711908124411" table:style-name="ce5">
            <text:p><text:s/>5,368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368.2711908124411" table:style-name="ce5">
            <text:p><text:s/>5,368<text:s/></text:p>
          </table:table-cell>
          <table:table-cell office:value-type="float" office:value="0.99889777547634551" table:style-name="ce6">
            <text:p>0.999</text:p>
          </table:table-cell>
          <table:table-cell office:value-type="float" office:value="5362.3541506562997" table:style-name="ce5">
            <text:p><text:s/>5,362<text:s/></text:p>
          </table:table-cell>
          <table:table-cell office:value-type="float" office:value="1.0388246928069194" table:style-name="ce6">
            <text:p>1.039</text:p>
          </table:table-cell>
          <table:table-cell office:value-type="float" office:value="5570.5459032774388" table:style-name="ce5">
            <text:p><text:s/>5,571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570.5459032774388" table:style-name="ce5">
            <text:p><text:s/>5,571<text:s/></text:p>
          </table:table-cell>
          <table:table-cell office:value-type="float" office:value="1.023364035819512" table:style-name="ce6">
            <text:p>1.023</text:p>
          </table:table-cell>
          <table:table-cell office:value-type="float" office:value="5700.6963372958489" table:style-name="ce5">
            <text:p><text:s/>5,701<text:s/></text:p>
          </table:table-cell>
          <table:table-cell office:value-type="float" office:value="1.006779031512326" table:style-name="ce6">
            <text:p>1.007</text:p>
          </table:table-cell>
          <table:table-cell office:value-type="float" office:value="5739.3415374085789" table:style-name="ce5">
            <text:p><text:s/>5,739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  <table:table table:name="Tabela31_16" table:style-name="ta2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11" table:default-cell-style-name="ce2"/>
        <table:table-column table:style-name="co2" table:number-columns-repeated="16374" table:default-cell-style-name="ce1"/>
        <table:table-row table:style-name="ro3">
          <table:table-cell office:value-type="string" table:number-columns-spanned="6" table:number-rows-spanned="1" table:style-name="ce13">
            <text:p>CONTAS REGIONAIS DO BRASIL</text:p>
          </table:table-cell>
          <table:covered-table-cell table:number-columns-repeated="5"/>
          <table:table-cell table:number-columns-repeated="16378" table:style-name="ce8"/>
        </table:table-row>
        <table:table-row table:style-name="ro1">
          <table:table-cell office:value-type="string" table:number-columns-spanned="6" table:number-rows-spanned="1" table:style-name="ce14">
            <text:p>Ano de referência 2010</text:p>
          </table:table-cell>
          <table:covered-table-cell table:number-columns-repeated="5"/>
          <table:table-cell table:number-columns-repeated="16378" table:style-name="ce8"/>
        </table:table-row>
        <table:table-row table:style-name="ro4">
          <table:table-cell office:value-type="string" table:number-columns-spanned="6" table:number-rows-spanned="1" table:style-name="ce17">
            <text:p>Valor Bruto da Produção 2002-2018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 table:style-name="ce7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 table:style-name="ce7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2269.281811327" table:style-name="ce5">
            <text:p><text:s/>2,269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2269.281811327" table:style-name="ce5">
            <text:p><text:s/>2,269<text:s/></text:p>
          </table:table-cell>
          <table:table-cell office:value-type="float" office:value="0.93916674845162817" table:style-name="ce6">
            <text:p>0.939</text:p>
          </table:table-cell>
          <table:table-cell office:value-type="float" office:value="2131.2340200643998" table:style-name="ce5">
            <text:p><text:s/>2,131<text:s/></text:p>
          </table:table-cell>
          <table:table-cell office:value-type="float" office:value="1.2637681680149389" table:style-name="ce6">
            <text:p>1.264</text:p>
          </table:table-cell>
          <table:table-cell office:value-type="float" office:value="2693.3857131478999" table:style-name="ce5">
            <text:p><text:s/>2,693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2693.3857131478999" table:style-name="ce5">
            <text:p><text:s/>2,693<text:s/></text:p>
          </table:table-cell>
          <table:table-cell office:value-type="float" office:value="1.1323471553631599" table:style-name="ce6">
            <text:p>1.132</text:p>
          </table:table-cell>
          <table:table-cell office:value-type="float" office:value="3049.8476505788003" table:style-name="ce5">
            <text:p><text:s/>3,050<text:s/></text:p>
          </table:table-cell>
          <table:table-cell office:value-type="float" office:value="0.96508859382704126" table:style-name="ce6">
            <text:p>0.965</text:p>
          </table:table-cell>
          <table:table-cell office:value-type="float" office:value="2943.3731804837998" table:style-name="ce5">
            <text:p><text:s/>2,94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2943.3731804837998" table:style-name="ce5">
            <text:p><text:s/>2,943<text:s/></text:p>
          </table:table-cell>
          <table:table-cell office:value-type="float" office:value="0.96077995092656743" table:style-name="ce6">
            <text:p>0.961</text:p>
          </table:table-cell>
          <table:table-cell office:value-type="float" office:value="2827.9339399037999" table:style-name="ce5">
            <text:p><text:s/>2,828<text:s/></text:p>
          </table:table-cell>
          <table:table-cell office:value-type="float" office:value="1.1620251558600365" table:style-name="ce6">
            <text:p>1.162</text:p>
          </table:table-cell>
          <table:table-cell office:value-type="float" office:value="3286.1303772786" table:style-name="ce5">
            <text:p><text:s/>3,286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3286.1303772786" table:style-name="ce5">
            <text:p><text:s/>3,286<text:s/></text:p>
          </table:table-cell>
          <table:table-cell office:value-type="float" office:value="1.0731058936476374" table:style-name="ce6">
            <text:p>1.073</text:p>
          </table:table-cell>
          <table:table-cell office:value-type="float" office:value="3526.3658751522003" table:style-name="ce5">
            <text:p><text:s/>3,526<text:s/></text:p>
          </table:table-cell>
          <table:table-cell office:value-type="float" office:value="1.058125202811252" table:style-name="ce6">
            <text:p>1.058</text:p>
          </table:table-cell>
          <table:table-cell office:value-type="float" office:value="3731.3366068320997" table:style-name="ce5">
            <text:p><text:s/>3,731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3731.3366068320997" table:style-name="ce5">
            <text:p><text:s/>3,731<text:s/></text:p>
          </table:table-cell>
          <table:table-cell office:value-type="float" office:value="0.97609197572503692" table:style-name="ce6">
            <text:p>0.976</text:p>
          </table:table-cell>
          <table:table-cell office:value-type="float" office:value="3642.1277206578998" table:style-name="ce5">
            <text:p><text:s/>3,642<text:s/></text:p>
          </table:table-cell>
          <table:table-cell office:value-type="float" office:value="1.0460145629116562" table:style-name="ce6">
            <text:p>1.046</text:p>
          </table:table-cell>
          <table:table-cell office:value-type="float" office:value="3809.7186357923997" table:style-name="ce5">
            <text:p><text:s/>3,810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3809.7186357923997" table:style-name="ce5">
            <text:p><text:s/>3,810<text:s/></text:p>
          </table:table-cell>
          <table:table-cell office:value-type="float" office:value="1.0569066667771403" table:style-name="ce6">
            <text:p>1.057</text:p>
          </table:table-cell>
          <table:table-cell office:value-type="float" office:value="4026.5170247141" table:style-name="ce5">
            <text:p><text:s/>4,027<text:s/></text:p>
          </table:table-cell>
          <table:table-cell office:value-type="float" office:value="1.056452197994131" table:style-name="ce6">
            <text:p>1.056</text:p>
          </table:table-cell>
          <table:table-cell office:value-type="float" office:value="4253.8227610200001" table:style-name="ce5">
            <text:p><text:s/>4,25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4253.8227610200001" table:style-name="ce5">
            <text:p><text:s/>4,254<text:s/></text:p>
          </table:table-cell>
          <table:table-cell office:value-type="float" office:value="1.0362924032864458" table:style-name="ce6">
            <text:p>1.036</text:p>
          </table:table-cell>
          <table:table-cell office:value-type="float" office:value="4408.2042121719996" table:style-name="ce5">
            <text:p><text:s/>4,408<text:s/></text:p>
          </table:table-cell>
          <table:table-cell office:value-type="float" office:value="1.0567482044194234" table:style-name="ce6">
            <text:p>1.057</text:p>
          </table:table-cell>
          <table:table-cell office:value-type="float" office:value="4658.3618859269" table:style-name="ce5">
            <text:p><text:s/>4,658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4658.3618859269" table:style-name="ce5">
            <text:p><text:s/>4,658<text:s/></text:p>
          </table:table-cell>
          <table:table-cell office:value-type="float" office:value="0.94018520644628745" table:style-name="ce6">
            <text:p>0.940</text:p>
          </table:table-cell>
          <table:table-cell office:value-type="float" office:value="4379.7229314216993" table:style-name="ce5">
            <text:p><text:s/>4,380<text:s/></text:p>
          </table:table-cell>
          <table:table-cell office:value-type="float" office:value="1.2066526108210645" table:style-name="ce6">
            <text:p>1.207</text:p>
          </table:table-cell>
          <table:table-cell office:value-type="float" office:value="5284.80410987288" table:style-name="ce5">
            <text:p><text:s/>5,285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5284.80410987288" table:style-name="ce5">
            <text:p><text:s/>5,285<text:s/></text:p>
          </table:table-cell>
          <table:table-cell office:value-type="float" office:value="1.0369291344722453" table:style-name="ce6">
            <text:p>1.037</text:p>
          </table:table-cell>
          <table:table-cell office:value-type="float" office:value="5479.9673515058503" table:style-name="ce5">
            <text:p><text:s/>5,480<text:s/></text:p>
          </table:table-cell>
          <table:table-cell office:value-type="float" office:value="1.0746632882530274" table:style-name="ce6">
            <text:p>1.075</text:p>
          </table:table-cell>
          <table:table-cell office:value-type="float" office:value="5889.1197334885101" table:style-name="ce5">
            <text:p><text:s/>5,889<text:s/></text:p>
          </table:table-cell>
          <table:table-cell table:number-columns-repeated="16378"/>
        </table:table-row>
        <table:table-row table:style-name="ro7">
          <table:table-cell office:value-type="float" office:value="2012" table:style-name="ce4">
            <text:p>2012</text:p>
          </table:table-cell>
          <table:table-cell office:value-type="float" office:value="5889.1197334885101" table:style-name="ce5">
            <text:p><text:s/>5,889<text:s/></text:p>
          </table:table-cell>
          <table:table-cell office:value-type="float" office:value="1.0305049990112722" table:style-name="ce6">
            <text:p>1.031</text:p>
          </table:table-cell>
          <table:table-cell office:value-type="float" office:value="6068.7673251358401" table:style-name="ce5">
            <text:p><text:s/>6,069<text:s/></text:p>
          </table:table-cell>
          <table:table-cell office:value-type="float" office:value="1.0717868312285277" table:style-name="ce6">
            <text:p>1.072</text:p>
          </table:table-cell>
          <table:table-cell office:value-type="float" office:value="6504.4249008705701" table:style-name="ce5">
            <text:p><text:s/>6,504<text:s/></text:p>
          </table:table-cell>
          <table:table-cell table:number-columns-repeated="16378"/>
        </table:table-row>
        <table:table-row table:style-name="ro8">
          <table:table-cell office:value-type="float" office:value="2013" table:style-name="ce4">
            <text:p>2013</text:p>
          </table:table-cell>
          <table:table-cell office:value-type="float" office:value="6504.4249008705701" table:style-name="ce5">
            <text:p><text:s/>6,504<text:s/></text:p>
          </table:table-cell>
          <table:table-cell office:value-type="float" office:value="1.0460681077138063" table:style-name="ce6">
            <text:p>1.046</text:p>
          </table:table-cell>
          <table:table-cell office:value-type="float" office:value="6804.0714478202399" table:style-name="ce5">
            <text:p><text:s/>6,804<text:s/></text:p>
          </table:table-cell>
          <table:table-cell office:value-type="float" office:value="1.089071969893177" table:style-name="ce6">
            <text:p>1.089</text:p>
          </table:table-cell>
          <table:table-cell office:value-type="float" office:value="7410.1234949715099" table:style-name="ce5">
            <text:p><text:s/>7,410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7410.1234949715099" table:style-name="ce5">
            <text:p><text:s/>7,410<text:s/></text:p>
          </table:table-cell>
          <table:table-cell office:value-type="float" office:value="1.0504732887632271" table:style-name="ce6">
            <text:p>1.050</text:p>
          </table:table-cell>
          <table:table-cell office:value-type="float" office:value="7784.1367979043798" table:style-name="ce5">
            <text:p><text:s/>7,784<text:s/></text:p>
          </table:table-cell>
          <table:table-cell office:value-type="float" office:value="1.0313734301835134" table:style-name="ce6">
            <text:p>1.031</text:p>
          </table:table-cell>
          <table:table-cell office:value-type="float" office:value="8028.3518702723504" table:style-name="ce5">
            <text:p><text:s/>8,028<text:s/></text:p>
          </table:table-cell>
          <table:table-cell table:number-columns-repeated="16378"/>
        </table:table-row>
        <table:table-row table:style-name="ro9">
          <table:table-cell office:value-type="float" office:value="2015" table:style-name="ce4">
            <text:p>2015</text:p>
          </table:table-cell>
          <table:table-cell office:value-type="float" office:value="8028.3518702723504" table:style-name="ce5">
            <text:p><text:s/>8,028<text:s/></text:p>
          </table:table-cell>
          <table:table-cell office:value-type="float" office:value="0.96585855242028995" table:style-name="ce6">
            <text:p>0.966</text:p>
          </table:table-cell>
          <table:table-cell office:value-type="float" office:value="7754.2523157419791" table:style-name="ce5">
            <text:p><text:s/>7,754<text:s/></text:p>
          </table:table-cell>
          <table:table-cell office:value-type="float" office:value="1.0532925985848951" table:style-name="ce6">
            <text:p>1.053</text:p>
          </table:table-cell>
          <table:table-cell office:value-type="float" office:value="8167.4965717308105" table:style-name="ce5">
            <text:p><text:s/>8,167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8167.4965717308105" table:style-name="ce5">
            <text:p><text:s/>8,167<text:s/></text:p>
          </table:table-cell>
          <table:table-cell office:value-type="float" office:value="0.9714812869350884" table:style-name="ce6">
            <text:p>0.971</text:p>
          </table:table-cell>
          <table:table-cell office:value-type="float" office:value="7934.5700805429697" table:style-name="ce5">
            <text:p><text:s/>7,935<text:s/></text:p>
          </table:table-cell>
          <table:table-cell office:value-type="float" office:value="1.0491139459313055" table:style-name="ce6">
            <text:p>1.049</text:p>
          </table:table-cell>
          <table:table-cell office:value-type="float" office:value="8324.26812646691" table:style-name="ce5">
            <text:p><text:s/>8,324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8324.26812646691" table:style-name="ce5">
            <text:p><text:s/>8,324<text:s/></text:p>
          </table:table-cell>
          <table:table-cell office:value-type="float" office:value="1.016193301813779" table:style-name="ce6">
            <text:p>1.016</text:p>
          </table:table-cell>
          <table:table-cell office:value-type="float" office:value="8459.0655126176098" table:style-name="ce5">
            <text:p><text:s/>8,459<text:s/></text:p>
          </table:table-cell>
          <table:table-cell office:value-type="float" office:value="0.99844863407005591" table:style-name="ce6">
            <text:p>0.998</text:p>
          </table:table-cell>
          <table:table-cell office:value-type="float" office:value="8445.9424065821695" table:style-name="ce5">
            <text:p><text:s/>8,446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8445.9424065821695" table:style-name="ce5">
            <text:p><text:s/>8,446<text:s/></text:p>
          </table:table-cell>
          <table:table-cell office:value-type="float" office:value="1.0378925376010113" table:style-name="ce6">
            <text:p>1.038</text:p>
          </table:table-cell>
          <table:table-cell office:value-type="float" office:value="8765.9805967995599" table:style-name="ce5">
            <text:p><text:s/>8,766<text:s/></text:p>
          </table:table-cell>
          <table:table-cell office:value-type="float" office:value="1.0734000164285593" table:style-name="ce6">
            <text:p>1.073</text:p>
          </table:table-cell>
          <table:table-cell office:value-type="float" office:value="9409.4037166170801" table:style-name="ce5">
            <text:p><text:s/>9,409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Consumo intermediári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821.20253274948004" table:style-name="ce5">
            <text:p><text:s/>821<text:s/></text:p>
          </table:table-cell>
          <table:table-cell table:number-columns-repeated="16378"/>
        </table:table-row>
        <table:table-row table:style-name="ro7">
          <table:table-cell office:value-type="float" office:value="2003" table:style-name="ce4">
            <text:p>2003</text:p>
          </table:table-cell>
          <table:table-cell office:value-type="float" office:value="821.20253274948004" table:style-name="ce5">
            <text:p><text:s/>821<text:s/></text:p>
          </table:table-cell>
          <table:table-cell office:value-type="float" office:value="0.91935271329022583" table:style-name="ce6">
            <text:p>0.919</text:p>
          </table:table-cell>
          <table:table-cell office:value-type="float" office:value="754.97477664403993" table:style-name="ce5">
            <text:p><text:s/>755<text:s/></text:p>
          </table:table-cell>
          <table:table-cell office:value-type="float" office:value="1.4247898514260804" table:style-name="ce6">
            <text:p>1.425</text:p>
          </table:table-cell>
          <table:table-cell office:value-type="float" office:value="1075.6803998450998" table:style-name="ce5">
            <text:p><text:s/>1,076<text:s/></text:p>
          </table:table-cell>
          <table:table-cell table:number-columns-repeated="16378"/>
        </table:table-row>
        <table:table-row table:style-name="ro8">
          <table:table-cell office:value-type="float" office:value="2004" table:style-name="ce4">
            <text:p>2004</text:p>
          </table:table-cell>
          <table:table-cell office:value-type="float" office:value="1075.6803998450998" table:style-name="ce5">
            <text:p><text:s/>1,076<text:s/></text:p>
          </table:table-cell>
          <table:table-cell office:value-type="float" office:value="1.1230012437872372" table:style-name="ce6">
            <text:p>1.123</text:p>
          </table:table-cell>
          <table:table-cell office:value-type="float" office:value="1207.9904269435999" table:style-name="ce5">
            <text:p><text:s/>1,208<text:s/></text:p>
          </table:table-cell>
          <table:table-cell office:value-type="float" office:value="0.8879656415153705" table:style-name="ce6">
            <text:p>0.888</text:p>
          </table:table-cell>
          <table:table-cell office:value-type="float" office:value="1072.6539944054" table:style-name="ce5">
            <text:p><text:s/>1,073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072.6539944054" table:style-name="ce5">
            <text:p><text:s/>1,073<text:s/></text:p>
          </table:table-cell>
          <table:table-cell office:value-type="float" office:value="0.94494170521637999" table:style-name="ce6">
            <text:p>0.945</text:p>
          </table:table-cell>
          <table:table-cell office:value-type="float" office:value="1013.5954945806001" table:style-name="ce5">
            <text:p><text:s/>1,014<text:s/></text:p>
          </table:table-cell>
          <table:table-cell office:value-type="float" office:value="1.1315858258685207" table:style-name="ce6">
            <text:p>1.132</text:p>
          </table:table-cell>
          <table:table-cell office:value-type="float" office:value="1146.9702948315999" table:style-name="ce5">
            <text:p><text:s/>1,147<text:s/></text:p>
          </table:table-cell>
          <table:table-cell table:number-columns-repeated="16378"/>
        </table:table-row>
        <table:table-row table:style-name="ro9">
          <table:table-cell office:value-type="float" office:value="2006" table:style-name="ce4">
            <text:p>2006</text:p>
          </table:table-cell>
          <table:table-cell office:value-type="float" office:value="1146.9702948315999" table:style-name="ce5">
            <text:p><text:s/>1,147<text:s/></text:p>
          </table:table-cell>
          <table:table-cell office:value-type="float" office:value="1.084212617654742" table:style-name="ce6">
            <text:p>1.084</text:p>
          </table:table-cell>
          <table:table-cell office:value-type="float" office:value="1243.5596657316" table:style-name="ce5">
            <text:p><text:s/>1,244<text:s/></text:p>
          </table:table-cell>
          <table:table-cell office:value-type="float" office:value="0.99172488923428859" table:style-name="ce6">
            <text:p>0.992</text:p>
          </table:table-cell>
          <table:table-cell office:value-type="float" office:value="1233.2690717539001" table:style-name="ce5">
            <text:p><text:s/>1,233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1233.2690717539001" table:style-name="ce5">
            <text:p><text:s/>1,233<text:s/></text:p>
          </table:table-cell>
          <table:table-cell office:value-type="float" office:value="0.98418758783817828" table:style-name="ce6">
            <text:p>0.984</text:p>
          </table:table-cell>
          <table:table-cell office:value-type="float" office:value="1213.7681128849001" table:style-name="ce5">
            <text:p><text:s/>1,214<text:s/></text:p>
          </table:table-cell>
          <table:table-cell office:value-type="float" office:value="1.0425340190322627" table:style-name="ce6">
            <text:p>1.043</text:p>
          </table:table-cell>
          <table:table-cell office:value-type="float" office:value="1265.3945488991001" table:style-name="ce5">
            <text:p><text:s/>1,265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1265.3945488991001" table:style-name="ce5">
            <text:p><text:s/>1,265<text:s/></text:p>
          </table:table-cell>
          <table:table-cell office:value-type="float" office:value="1.0887429559996107" table:style-name="ce6">
            <text:p>1.089</text:p>
          </table:table-cell>
          <table:table-cell office:value-type="float" office:value="1377.6894016742001" table:style-name="ce5">
            <text:p><text:s/>1,378<text:s/></text:p>
          </table:table-cell>
          <table:table-cell office:value-type="float" office:value="1.0261147928628751" table:style-name="ce6">
            <text:p>1.026</text:p>
          </table:table-cell>
          <table:table-cell office:value-type="float" office:value="1413.6674750283" table:style-name="ce5">
            <text:p><text:s/>1,414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1413.6674750283" table:style-name="ce5">
            <text:p><text:s/>1,414<text:s/></text:p>
          </table:table-cell>
          <table:table-cell office:value-type="float" office:value="1.01187402650688" table:style-name="ce6">
            <text:p>1.012</text:p>
          </table:table-cell>
          <table:table-cell office:value-type="float" office:value="1430.4534000987001" table:style-name="ce5">
            <text:p><text:s/>1,430<text:s/></text:p>
          </table:table-cell>
          <table:table-cell office:value-type="float" office:value="1.0586055879241614" table:style-name="ce6">
            <text:p>1.059</text:p>
          </table:table-cell>
          <table:table-cell office:value-type="float" office:value="1514.2859626096001" table:style-name="ce5">
            <text:p><text:s/>1,51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1514.2859626096001" table:style-name="ce5">
            <text:p><text:s/>1,514<text:s/></text:p>
          </table:table-cell>
          <table:table-cell office:value-type="float" office:value="0.90146718368975121" table:style-name="ce6">
            <text:p>0.901</text:p>
          </table:table-cell>
          <table:table-cell office:value-type="float" office:value="1365.0791020146" table:style-name="ce5">
            <text:p><text:s/>1,365<text:s/></text:p>
          </table:table-cell>
          <table:table-cell office:value-type="float" office:value="1.2868163291212134" table:style-name="ce6">
            <text:p>1.287</text:p>
          </table:table-cell>
          <table:table-cell office:value-type="float" office:value="1756.60607901451" table:style-name="ce5">
            <text:p><text:s/>1,757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1756.60607901451" table:style-name="ce5">
            <text:p><text:s/>1,757<text:s/></text:p>
          </table:table-cell>
          <table:table-cell office:value-type="float" office:value="1.0539942291768574" table:style-name="ce6">
            <text:p>1.054</text:p>
          </table:table-cell>
          <table:table-cell office:value-type="float" office:value="1851.45267021828" table:style-name="ce5">
            <text:p><text:s/>1,851<text:s/></text:p>
          </table:table-cell>
          <table:table-cell office:value-type="float" office:value="1.0898012458721336" table:style-name="ce6">
            <text:p>1.090</text:p>
          </table:table-cell>
          <table:table-cell office:value-type="float" office:value="2017.7154266771699" table:style-name="ce5">
            <text:p><text:s/>2,018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2017.7154266771699" table:style-name="ce5">
            <text:p><text:s/>2,018<text:s/></text:p>
          </table:table-cell>
          <table:table-cell office:value-type="float" office:value="1.0654064499922242" table:style-name="ce6">
            <text:p>1.065</text:p>
          </table:table-cell>
          <table:table-cell office:value-type="float" office:value="2149.6870298306699" table:style-name="ce5">
            <text:p><text:s/>2,150<text:s/></text:p>
          </table:table-cell>
          <table:table-cell office:value-type="float" office:value="1.0319990873386991" table:style-name="ce6">
            <text:p>1.032</text:p>
          </table:table-cell>
          <table:table-cell office:value-type="float" office:value="2218.4750528490899" table:style-name="ce5">
            <text:p><text:s/>2,218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2218.4750528490899" table:style-name="ce5">
            <text:p><text:s/>2,218<text:s/></text:p>
          </table:table-cell>
          <table:table-cell office:value-type="float" office:value="1.0077674104504126" table:style-name="ce6">
            <text:p>1.008</text:p>
          </table:table-cell>
          <table:table-cell office:value-type="float" office:value="2235.7068591585698" table:style-name="ce5">
            <text:p><text:s/>2,236<text:s/></text:p>
          </table:table-cell>
          <table:table-cell office:value-type="float" office:value="1.1109246721436394" table:style-name="ce6">
            <text:p>1.111</text:p>
          </table:table-cell>
          <table:table-cell office:value-type="float" office:value="2483.7019095200199" table:style-name="ce5">
            <text:p><text:s/>2,484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2483.7019095200199" table:style-name="ce5">
            <text:p><text:s/>2,484<text:s/></text:p>
          </table:table-cell>
          <table:table-cell office:value-type="float" office:value="1.1165727288555061" table:style-name="ce6">
            <text:p>1.117</text:p>
          </table:table-cell>
          <table:table-cell office:value-type="float" office:value="2773.2338187764003" table:style-name="ce5">
            <text:p><text:s/>2,773<text:s/></text:p>
          </table:table-cell>
          <table:table-cell office:value-type="float" office:value="1.0403856880090427" table:style-name="ce6">
            <text:p>1.040</text:p>
          </table:table-cell>
          <table:table-cell office:value-type="float" office:value="2885.2327745576299" table:style-name="ce5">
            <text:p><text:s/>2,885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2885.2327745576299" table:style-name="ce5">
            <text:p><text:s/>2,885<text:s/></text:p>
          </table:table-cell>
          <table:table-cell office:value-type="float" office:value="0.88432299693361072" table:style-name="ce6">
            <text:p>0.884</text:p>
          </table:table-cell>
          <table:table-cell office:value-type="float" office:value="2551.47769404788" table:style-name="ce5">
            <text:p><text:s/>2,551<text:s/></text:p>
          </table:table-cell>
          <table:table-cell office:value-type="float" office:value="1.0279820088222413" table:style-name="ce6">
            <text:p>1.028</text:p>
          </table:table-cell>
          <table:table-cell office:value-type="float" office:value="2622.8731653924797" table:style-name="ce5">
            <text:p><text:s/>2,623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2622.8731653924797" table:style-name="ce5">
            <text:p><text:s/>2,623<text:s/></text:p>
          </table:table-cell>
          <table:table-cell office:value-type="float" office:value="0.93575195256378951" table:style-name="ce6">
            <text:p>0.936</text:p>
          </table:table-cell>
          <table:table-cell office:value-type="float" office:value="2454.35868584318" table:style-name="ce5">
            <text:p><text:s/>2,454<text:s/></text:p>
          </table:table-cell>
          <table:table-cell office:value-type="float" office:value="1.0564794359119876" table:style-name="ce6">
            <text:p>1.056</text:p>
          </table:table-cell>
          <table:table-cell office:value-type="float" office:value="2592.9794799452902" table:style-name="ce5">
            <text:p><text:s/>2,593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2592.9794799452902" table:style-name="ce5">
            <text:p><text:s/>2,593<text:s/></text:p>
          </table:table-cell>
          <table:table-cell office:value-type="float" office:value="1.0441024991090493" table:style-name="ce6">
            <text:p>1.044</text:p>
          </table:table-cell>
          <table:table-cell office:value-type="float" office:value="2707.3363551493603" table:style-name="ce5">
            <text:p><text:s/>2,707<text:s/></text:p>
          </table:table-cell>
          <table:table-cell office:value-type="float" office:value="0.94702732274196932" table:style-name="ce6">
            <text:p>0.947</text:p>
          </table:table-cell>
          <table:table-cell office:value-type="float" office:value="2563.9215001790999" table:style-name="ce5">
            <text:p><text:s/>2,564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2563.9215001790999" table:style-name="ce5">
            <text:p><text:s/>2,564<text:s/></text:p>
          </table:table-cell>
          <table:table-cell office:value-type="float" office:value="1.0520149752275934" table:style-name="ce6">
            <text:p>1.052</text:p>
          </table:table-cell>
          <table:table-cell office:value-type="float" office:value="2697.2838134964099" table:style-name="ce5">
            <text:p><text:s/>2,697<text:s/></text:p>
          </table:table-cell>
          <table:table-cell office:value-type="float" office:value="1.0928511276297745" table:style-name="ce6">
            <text:p>1.093</text:p>
          </table:table-cell>
          <table:table-cell office:value-type="float" office:value="2947.72965711709" table:style-name="ce5">
            <text:p><text:s/>2,948<text:s/></text:p>
          </table:table-cell>
          <table:table-cell table:number-columns-repeated="16378"/>
        </table:table-row>
        <table:table-row table:number-rows-repeated="2" table:style-name="ro6">
          <table:table-cell table:number-columns-repeated="16384"/>
        </table:table-row>
        <table:table-row table:style-name="ro4">
          <table:table-cell office:value-type="string" table:number-columns-spanned="6" table:number-rows-spanned="1" table:style-name="ce17">
            <text:p>Valor Adicionado Bruto 2002-2018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7">
            <text:p>Goiás</text:p>
          </table:table-cell>
          <table:covered-table-cell table:number-columns-repeated="5"/>
          <table:table-cell table:number-columns-repeated="16378"/>
        </table:table-row>
        <table:table-row table:style-name="ro4">
          <table:table-cell office:value-type="string" table:number-columns-spanned="6" table:number-rows-spanned="1" table:style-name="ce18">
            <text:p>Outras atividades de serviços</text:p>
          </table:table-cell>
          <table:covered-table-cell table:number-columns-repeated="5"/>
          <table:table-cell table:number-columns-repeated="16378"/>
        </table:table-row>
        <table:table-row table:style-name="ro5">
          <table:table-cell office:value-type="string" table:style-name="ce3">
            <text:p>ANO</text:p>
          </table:table-cell>
          <table:table-cell office:value-type="string" table:style-name="ce3">
            <text:p>VALOR DO ANO ANTERIOR</text:p>
          </table:table-cell>
          <table:table-cell office:value-type="string" table:style-name="ce3">
            <text:p>ÍNDICE DE VOLUME<text:s/></text:p>
          </table:table-cell>
          <table:table-cell office:value-type="string" table:style-name="ce3">
            <text:p>VALOR A PREÇOS DO ANO ANTERIOR</text:p>
          </table:table-cell>
          <table:table-cell office:value-type="string" table:style-name="ce3">
            <text:p>ÍNDICE DE PREÇO<text:s text:c="7"/></text:p>
          </table:table-cell>
          <table:table-cell office:value-type="string" table:style-name="ce3">
            <text:p>VALOR A PREÇO CORRENTE</text:p>
          </table:table-cell>
          <table:table-cell table:number-columns-repeated="16378"/>
        </table:table-row>
        <table:table-row table:style-name="ro6">
          <table:table-cell office:value-type="float" office:value="2002" table:style-name="ce4">
            <text:p>2002</text:p>
          </table:table-cell>
          <table:table-cell table:style-name="ce5"/>
          <table:table-cell table:style-name="ce6"/>
          <table:table-cell table:style-name="ce5"/>
          <table:table-cell table:style-name="ce6"/>
          <table:table-cell office:value-type="float" office:value="1448.0792785775202" table:style-name="ce5">
            <text:p><text:s/>1,448<text:s/></text:p>
          </table:table-cell>
          <table:table-cell table:number-columns-repeated="16378"/>
        </table:table-row>
        <table:table-row table:style-name="ro6">
          <table:table-cell office:value-type="float" office:value="2003" table:style-name="ce4">
            <text:p>2003</text:p>
          </table:table-cell>
          <table:table-cell office:value-type="float" office:value="1448.0792785775202" table:style-name="ce5">
            <text:p><text:s/>1,448<text:s/></text:p>
          </table:table-cell>
          <table:table-cell office:value-type="float" office:value="0.95040324364857254" table:style-name="ce6">
            <text:p>0.950</text:p>
          </table:table-cell>
          <table:table-cell office:value-type="float" office:value="1376.25924342036" table:style-name="ce5">
            <text:p><text:s/>1,376<text:s/></text:p>
          </table:table-cell>
          <table:table-cell office:value-type="float" office:value="1.1754364746589343" table:style-name="ce6">
            <text:p>1.175</text:p>
          </table:table-cell>
          <table:table-cell office:value-type="float" office:value="1617.7053133028003" table:style-name="ce5">
            <text:p><text:s/>1,618<text:s/></text:p>
          </table:table-cell>
          <table:table-cell table:number-columns-repeated="16378"/>
        </table:table-row>
        <table:table-row table:style-name="ro6">
          <table:table-cell office:value-type="float" office:value="2004" table:style-name="ce4">
            <text:p>2004</text:p>
          </table:table-cell>
          <table:table-cell office:value-type="float" office:value="1617.7053133028003" table:style-name="ce5">
            <text:p><text:s/>1,618<text:s/></text:p>
          </table:table-cell>
          <table:table-cell office:value-type="float" office:value="1.1385616456156398" table:style-name="ce6">
            <text:p>1.139</text:p>
          </table:table-cell>
          <table:table-cell office:value-type="float" office:value="1841.8572236352002" table:style-name="ce5">
            <text:p><text:s/>1,842<text:s/></text:p>
          </table:table-cell>
          <table:table-cell office:value-type="float" office:value="1.0156700324394503" table:style-name="ce6">
            <text:p>1.016</text:p>
          </table:table-cell>
          <table:table-cell office:value-type="float" office:value="1870.7191860783998" table:style-name="ce5">
            <text:p><text:s/>1,871<text:s/></text:p>
          </table:table-cell>
          <table:table-cell table:number-columns-repeated="16378"/>
        </table:table-row>
        <table:table-row table:style-name="ro6">
          <table:table-cell office:value-type="float" office:value="2005" table:style-name="ce4">
            <text:p>2005</text:p>
          </table:table-cell>
          <table:table-cell office:value-type="float" office:value="1870.7191860783998" table:style-name="ce5">
            <text:p><text:s/>1,871<text:s/></text:p>
          </table:table-cell>
          <table:table-cell office:value-type="float" office:value="0.96986146227890502" table:style-name="ce6">
            <text:p>0.970</text:p>
          </table:table-cell>
          <table:table-cell office:value-type="float" office:value="1814.3384453231999" table:style-name="ce5">
            <text:p><text:s/>1,814<text:s/></text:p>
          </table:table-cell>
          <table:table-cell office:value-type="float" office:value="1.1790303446201504" table:style-name="ce6">
            <text:p>1.179</text:p>
          </table:table-cell>
          <table:table-cell office:value-type="float" office:value="2139.1600824470001" table:style-name="ce5">
            <text:p><text:s/>2,139<text:s/></text:p>
          </table:table-cell>
          <table:table-cell table:number-columns-repeated="16378"/>
        </table:table-row>
        <table:table-row table:style-name="ro6">
          <table:table-cell office:value-type="float" office:value="2006" table:style-name="ce4">
            <text:p>2006</text:p>
          </table:table-cell>
          <table:table-cell office:value-type="float" office:value="2139.1600824470001" table:style-name="ce5">
            <text:p><text:s/>2,139<text:s/></text:p>
          </table:table-cell>
          <table:table-cell office:value-type="float" office:value="1.0671507140359884" table:style-name="ce6">
            <text:p>1.067</text:p>
          </table:table-cell>
          <table:table-cell office:value-type="float" office:value="2282.8062094205998" table:style-name="ce5">
            <text:p><text:s/>2,283<text:s/></text:p>
          </table:table-cell>
          <table:table-cell office:value-type="float" office:value="1.0942968022293209" table:style-name="ce6">
            <text:p>1.094</text:p>
          </table:table-cell>
          <table:table-cell office:value-type="float" office:value="2498.0675350781999" table:style-name="ce5">
            <text:p><text:s/>2,498<text:s/></text:p>
          </table:table-cell>
          <table:table-cell table:number-columns-repeated="16378"/>
        </table:table-row>
        <table:table-row table:style-name="ro6">
          <table:table-cell office:value-type="float" office:value="2007" table:style-name="ce4">
            <text:p>2007</text:p>
          </table:table-cell>
          <table:table-cell office:value-type="float" office:value="2498.0675350781999" table:style-name="ce5">
            <text:p><text:s/>2,498<text:s/></text:p>
          </table:table-cell>
          <table:table-cell office:value-type="float" office:value="0.97209525910474714" table:style-name="ce6">
            <text:p>0.972</text:p>
          </table:table-cell>
          <table:table-cell office:value-type="float" office:value="2428.3596077729999" table:style-name="ce5">
            <text:p><text:s/>2,428<text:s/></text:p>
          </table:table-cell>
          <table:table-cell office:value-type="float" office:value="1.0477542447787003" table:style-name="ce6">
            <text:p>1.048</text:p>
          </table:table-cell>
          <table:table-cell office:value-type="float" office:value="2544.3240868932999" table:style-name="ce5">
            <text:p><text:s/>2,544<text:s/></text:p>
          </table:table-cell>
          <table:table-cell table:number-columns-repeated="16378"/>
        </table:table-row>
        <table:table-row table:style-name="ro6">
          <table:table-cell office:value-type="float" office:value="2008" table:style-name="ce4">
            <text:p>2008</text:p>
          </table:table-cell>
          <table:table-cell office:value-type="float" office:value="2544.3240868932999" table:style-name="ce5">
            <text:p><text:s/>2,544<text:s/></text:p>
          </table:table-cell>
          <table:table-cell office:value-type="float" office:value="1.0410732015960285" table:style-name="ce6">
            <text:p>1.041</text:p>
          </table:table-cell>
          <table:table-cell office:value-type="float" office:value="2648.8276230398997" table:style-name="ce5">
            <text:p><text:s/>2,649<text:s/></text:p>
          </table:table-cell>
          <table:table-cell office:value-type="float" office:value="1.0722310735842542" table:style-name="ce6">
            <text:p>1.072</text:p>
          </table:table-cell>
          <table:table-cell office:value-type="float" office:value="2840.1552859917001" table:style-name="ce5">
            <text:p><text:s/>2,840<text:s/></text:p>
          </table:table-cell>
          <table:table-cell table:number-columns-repeated="16378"/>
        </table:table-row>
        <table:table-row table:style-name="ro6">
          <table:table-cell office:value-type="float" office:value="2009" table:style-name="ce4">
            <text:p>2009</text:p>
          </table:table-cell>
          <table:table-cell office:value-type="float" office:value="2840.1552859917001" table:style-name="ce5">
            <text:p><text:s/>2,840<text:s/></text:p>
          </table:table-cell>
          <table:table-cell office:value-type="float" office:value="1.0484464799372952" table:style-name="ce6">
            <text:p>1.048</text:p>
          </table:table-cell>
          <table:table-cell office:value-type="float" office:value="2977.7508120733" table:style-name="ce5">
            <text:p><text:s/>2,978<text:s/></text:p>
          </table:table-cell>
          <table:table-cell office:value-type="float" office:value="1.0558559536176211" table:style-name="ce6">
            <text:p>1.056</text:p>
          </table:table-cell>
          <table:table-cell office:value-type="float" office:value="3144.0759233172998" table:style-name="ce5">
            <text:p><text:s/>3,144<text:s/></text:p>
          </table:table-cell>
          <table:table-cell table:number-columns-repeated="16378"/>
        </table:table-row>
        <table:table-row table:style-name="ro6">
          <table:table-cell office:value-type="float" office:value="2010" table:style-name="ce4">
            <text:p>2010</text:p>
          </table:table-cell>
          <table:table-cell office:value-type="float" office:value="3144.0759233172998" table:style-name="ce5">
            <text:p><text:s/>3,144<text:s/></text:p>
          </table:table-cell>
          <table:table-cell office:value-type="float" office:value="0.95883302532540726" table:style-name="ce6">
            <text:p>0.959</text:p>
          </table:table-cell>
          <table:table-cell office:value-type="float" office:value="3014.6438294070999" table:style-name="ce5">
            <text:p><text:s/>3,015<text:s/></text:p>
          </table:table-cell>
          <table:table-cell office:value-type="float" office:value="1.1703531927857205" table:style-name="ce6">
            <text:p>1.170</text:p>
          </table:table-cell>
          <table:table-cell office:value-type="float" office:value="3528.1980308583697" table:style-name="ce5">
            <text:p><text:s/>3,528<text:s/></text:p>
          </table:table-cell>
          <table:table-cell table:number-columns-repeated="16378"/>
        </table:table-row>
        <table:table-row table:style-name="ro6">
          <table:table-cell office:value-type="float" office:value="2011" table:style-name="ce4">
            <text:p>2011</text:p>
          </table:table-cell>
          <table:table-cell office:value-type="float" office:value="3528.1980308583697" table:style-name="ce5">
            <text:p><text:s/>3,528<text:s/></text:p>
          </table:table-cell>
          <table:table-cell office:value-type="float" office:value="1.0284328287561553" table:style-name="ce6">
            <text:p>1.028</text:p>
          </table:table-cell>
          <table:table-cell office:value-type="float" office:value="3628.5146812875701" table:style-name="ce5">
            <text:p><text:s/>3,629<text:s/></text:p>
          </table:table-cell>
          <table:table-cell office:value-type="float" office:value="1.0669391326363826" table:style-name="ce6">
            <text:p>1.067</text:p>
          </table:table-cell>
          <table:table-cell office:value-type="float" office:value="3871.4043068113401" table:style-name="ce5">
            <text:p><text:s/>3,871<text:s/></text:p>
          </table:table-cell>
          <table:table-cell table:number-columns-repeated="16378"/>
        </table:table-row>
        <table:table-row table:style-name="ro6">
          <table:table-cell office:value-type="float" office:value="2012" table:style-name="ce4">
            <text:p>2012</text:p>
          </table:table-cell>
          <table:table-cell office:value-type="float" office:value="3871.4043068113401" table:style-name="ce5">
            <text:p><text:s/>3,871<text:s/></text:p>
          </table:table-cell>
          <table:table-cell office:value-type="float" office:value="1.0123149081613483" table:style-name="ce6">
            <text:p>1.012</text:p>
          </table:table-cell>
          <table:table-cell office:value-type="float" office:value="3919.0802953051707" table:style-name="ce5">
            <text:p><text:s/>3,919<text:s/></text:p>
          </table:table-cell>
          <table:table-cell office:value-type="float" office:value="1.0936111345194428" table:style-name="ce6">
            <text:p>1.094</text:p>
          </table:table-cell>
          <table:table-cell office:value-type="float" office:value="4285.9498480214797" table:style-name="ce5">
            <text:p><text:s/>4,286<text:s/></text:p>
          </table:table-cell>
          <table:table-cell table:number-columns-repeated="16378"/>
        </table:table-row>
        <table:table-row table:style-name="ro6">
          <table:table-cell office:value-type="float" office:value="2013" table:style-name="ce4">
            <text:p>2013</text:p>
          </table:table-cell>
          <table:table-cell office:value-type="float" office:value="4285.9498480214797" table:style-name="ce5">
            <text:p><text:s/>4,286<text:s/></text:p>
          </table:table-cell>
          <table:table-cell office:value-type="float" office:value="1.0658931510294181" table:style-name="ce6">
            <text:p>1.066</text:p>
          </table:table-cell>
          <table:table-cell office:value-type="float" office:value="4568.3645886616705" table:style-name="ce5">
            <text:p><text:s/>4,568<text:s/></text:p>
          </table:table-cell>
          <table:table-cell office:value-type="float" office:value="1.0783775002718674" table:style-name="ce6">
            <text:p>1.078</text:p>
          </table:table-cell>
          <table:table-cell office:value-type="float" office:value="4926.4215854514905" table:style-name="ce5">
            <text:p><text:s/>4,926<text:s/></text:p>
          </table:table-cell>
          <table:table-cell table:number-columns-repeated="16378"/>
        </table:table-row>
        <table:table-row table:style-name="ro6">
          <table:table-cell office:value-type="float" office:value="2014" table:style-name="ce4">
            <text:p>2014</text:p>
          </table:table-cell>
          <table:table-cell office:value-type="float" office:value="4926.4215854514905" table:style-name="ce5">
            <text:p><text:s/>4,926<text:s/></text:p>
          </table:table-cell>
          <table:table-cell office:value-type="float" office:value="1.0171486325746006" table:style-name="ce6">
            <text:p>1.017</text:p>
          </table:table-cell>
          <table:table-cell office:value-type="float" office:value="5010.9029791279791" table:style-name="ce5">
            <text:p><text:s/>5,011<text:s/></text:p>
          </table:table-cell>
          <table:table-cell office:value-type="float" office:value="1.026385686798859" table:style-name="ce6">
            <text:p>1.026</text:p>
          </table:table-cell>
          <table:table-cell office:value-type="float" office:value="5143.1190957147201" table:style-name="ce5">
            <text:p><text:s/>5,143<text:s/></text:p>
          </table:table-cell>
          <table:table-cell table:number-columns-repeated="16378"/>
        </table:table-row>
        <table:table-row table:style-name="ro6">
          <table:table-cell office:value-type="float" office:value="2015" table:style-name="ce4">
            <text:p>2015</text:p>
          </table:table-cell>
          <table:table-cell office:value-type="float" office:value="5143.1190957147201" table:style-name="ce5">
            <text:p><text:s/>5,143<text:s/></text:p>
          </table:table-cell>
          <table:table-cell office:value-type="float" office:value="1.0115990948039848" table:style-name="ce6">
            <text:p>1.012</text:p>
          </table:table-cell>
          <table:table-cell office:value-type="float" office:value="5202.7746216940996" table:style-name="ce5">
            <text:p><text:s/>5,203<text:s/></text:p>
          </table:table-cell>
          <table:table-cell office:value-type="float" office:value="1.065705091898238" table:style-name="ce6">
            <text:p>1.066</text:p>
          </table:table-cell>
          <table:table-cell office:value-type="float" office:value="5544.6234063383299" table:style-name="ce5">
            <text:p><text:s/>5,545<text:s/></text:p>
          </table:table-cell>
          <table:table-cell table:number-columns-repeated="16378"/>
        </table:table-row>
        <table:table-row table:style-name="ro6">
          <table:table-cell office:value-type="float" office:value="2016" table:style-name="ce4">
            <text:p>2016</text:p>
          </table:table-cell>
          <table:table-cell office:value-type="float" office:value="5544.6234063383299" table:style-name="ce5">
            <text:p><text:s/>5,545<text:s/></text:p>
          </table:table-cell>
          <table:table-cell office:value-type="float" office:value="0.98838297808199049" table:style-name="ce6">
            <text:p>0.988</text:p>
          </table:table-cell>
          <table:table-cell office:value-type="float" office:value="5480.2113946997888" table:style-name="ce5">
            <text:p><text:s/>5,480<text:s/></text:p>
          </table:table-cell>
          <table:table-cell office:value-type="float" office:value="1.0458152494016311" table:style-name="ce6">
            <text:p>1.046</text:p>
          </table:table-cell>
          <table:table-cell office:value-type="float" office:value="5731.2886465216197" table:style-name="ce5">
            <text:p><text:s/>5,731<text:s/></text:p>
          </table:table-cell>
          <table:table-cell table:number-columns-repeated="16378"/>
        </table:table-row>
        <table:table-row table:style-name="ro6">
          <table:table-cell office:value-type="float" office:value="2017" table:style-name="ce4">
            <text:p>2017</text:p>
          </table:table-cell>
          <table:table-cell office:value-type="float" office:value="5731.2886465216197" table:style-name="ce5">
            <text:p><text:s/>5,731<text:s/></text:p>
          </table:table-cell>
          <table:table-cell office:value-type="float" office:value="1.0035664773155399" table:style-name="ce6">
            <text:p>1.004</text:p>
          </table:table-cell>
          <table:table-cell office:value-type="float" office:value="5751.7291574682504" table:style-name="ce5">
            <text:p><text:s/>5,752<text:s/></text:p>
          </table:table-cell>
          <table:table-cell office:value-type="float" office:value="1.0226526224319246" table:style-name="ce6">
            <text:p>1.023</text:p>
          </table:table-cell>
          <table:table-cell office:value-type="float" office:value="5882.0209064030696" table:style-name="ce5">
            <text:p><text:s/>5,882<text:s/></text:p>
          </table:table-cell>
          <table:table-cell table:number-columns-repeated="16378"/>
        </table:table-row>
        <table:table-row table:style-name="ro6">
          <table:table-cell office:value-type="float" office:value="2018" table:style-name="ce4">
            <text:p>2018</text:p>
          </table:table-cell>
          <table:table-cell office:value-type="float" office:value="5882.0209064030696" table:style-name="ce5">
            <text:p><text:s/>5,882<text:s/></text:p>
          </table:table-cell>
          <table:table-cell office:value-type="float" office:value="1.0317366904794352" table:style-name="ce6">
            <text:p>1.032</text:p>
          </table:table-cell>
          <table:table-cell office:value-type="float" office:value="6068.6967833031504" table:style-name="ce5">
            <text:p><text:s/>6,069<text:s/></text:p>
          </table:table-cell>
          <table:table-cell office:value-type="float" office:value="1.0647548048994706" table:style-name="ce6">
            <text:p>1.065</text:p>
          </table:table-cell>
          <table:table-cell office:value-type="float" office:value="6461.6740594999901" table:style-name="ce5">
            <text:p><text:s/>6,462<text:s/></text:p>
          </table:table-cell>
          <table:table-cell table:number-columns-repeated="16378"/>
        </table:table-row>
        <table:table-row table:style-name="ro6">
          <table:table-cell office:value-type="string" table:number-columns-spanned="6" table:number-rows-spanned="1" table:style-name="ce16">
            <text:p>Fonte: IBGE, em parceria com os Órgãos Estaduais de Estatística, Secretarias Estaduais de Governo e Superintendência da Zona Franca de Manaus - SUFRAMA.</text:p>
          </table:table-cell>
          <table:covered-table-cell table:number-columns-repeated="5"/>
          <table:table-cell table:number-columns-repeated="16378"/>
        </table:table-row>
        <table:table-row table:number-rows-repeated="1048506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nivers" svg:font-family="Univers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in" fo:margin-right="0in" fo:margin-bottom="0in"/>
      </style:header-style>
      <style:footer-style>
        <style:header-footer-properties fo:min-height="0.472440955in" fo:margin-left="0in" fo:margin-right="0in" fo:margin-top="0in"/>
      </style:footer-style>
    </style:page-layout>
    <style:page-layout style:name="pm2">
      <style:page-layout-properties fo:margin-top="0.492125985in" fo:margin-bottom="0.492125985in" fo:margin-left="0.787401575in" fo:margin-right="0.7874015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92125984in" fo:margin-left="0in" fo:margin-right="0in" fo:margin-bottom="0in"/>
      </style:header-style>
      <style:footer-style>
        <style:header-footer-properties fo:min-height="0.492125984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de Oliveira Sampaio</dc:creator>
    <meta:creation-date>2020-10-02T20:00:20Z</meta:creation-date>
    <dc:date>2020-10-02T20:00:20Z</dc:date>
  </office:meta>
</office:document-meta>
</file>